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svg:font-family="'Droid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SC" svg:font-family="'Source Han Sans SC'" style:font-family-generic="system" style:font-pitch="variable"/>
  </office:font-face-decls>
  <office:automatic-styles>
    <style:style style:name="dp1" style:family="drawing-page"/>
    <style:style style:name="gr1" style:family="graphic" style:parent-style-name="standard">
      <style:graphic-properties draw:stroke="none" draw:stroke-dash="Dash_20_Dot_20_4" svg:stroke-width="0cm" draw:stroke-linejoin="none" svg:stroke-linecap="butt" draw:fill="solid" draw:fill-color="#ffffff" draw:textarea-horizontal-align="center" draw:textarea-vertical-align="middle" loext:decorative="false"/>
    </style:style>
    <style:style style:name="gr2" style:family="graphic" style:parent-style-name="standard">
      <style:graphic-properties draw:stroke="none" draw:stroke-dash="Dash_20_Dot_20_4" svg:stroke-width="0cm" draw:stroke-linejoin="none" svg:stroke-linecap="butt" draw:fill="solid" draw:fill-color="#c0c0c0" draw:textarea-horizontal-align="center" draw:textarea-vertical-align="middle" loext:decorative="false"/>
    </style:style>
    <style:style style:name="gr3" style:family="graphic" style:parent-style-name="standard">
      <style:graphic-properties draw:stroke="solid" draw:stroke-dash="Dash_20_Dot_20_4" svg:stroke-width="0.014cm" svg:stroke-color="#ffffff" draw:stroke-linejoin="miter" svg:stroke-linecap="butt" draw:fill="none" draw:fill-color="#c0c0c0" draw:textarea-horizontal-align="center" draw:textarea-vertical-align="middle" fo:padding-top="0.132cm" fo:padding-bottom="0.132cm" fo:padding-left="0.257cm" fo:padding-right="0.257cm" loext:decorative="false"/>
    </style:style>
    <style:style style:name="gr4" style:family="graphic" style:parent-style-name="standard">
      <style:graphic-properties draw:stroke="none" draw:stroke-dash="Dash_20_Dot_20_4" svg:stroke-width="0cm" svg:stroke-color="#ffffff" draw:stroke-linejoin="none" svg:stroke-linecap="butt" draw:fill="solid" draw:fill-color="#c0c0c0" draw:textarea-horizontal-align="center" draw:textarea-vertical-align="middle" loext:decorative="false"/>
    </style:style>
    <style:style style:name="gr5" style:family="graphic" style:parent-style-name="standard">
      <style:graphic-properties draw:stroke="none" draw:stroke-dash="Dash_20_Dot_20_4" svg:stroke-width="0cm" svg:stroke-color="#ffffff" draw:stroke-linejoin="none" svg:stroke-linecap="butt" draw:fill="solid" draw:fill-color="#e74c3c" draw:textarea-horizontal-align="center" draw:textarea-vertical-align="middle" loext:decorative="false"/>
    </style:style>
    <style:style style:name="gr6" style:family="graphic" style:parent-style-name="standard">
      <style:graphic-properties draw:stroke="none" draw:stroke-dash="Dash_20_Dot_20_4" svg:stroke-width="0cm" svg:stroke-color="#ffffff" draw:stroke-linejoin="none" svg:stroke-linecap="butt" draw:fill="solid" draw:fill-color="#ffffff" draw:textarea-horizontal-align="center" draw:textarea-vertical-align="middle" loext:decorative="false"/>
    </style:style>
    <style:style style:name="P1" style:family="paragraph">
      <loext:graphic-properties draw:fill="solid" draw:fill-color="#ffffff"/>
      <style:paragraph-properties fo:text-align="center"/>
    </style:style>
    <style:style style:name="P2" style:family="paragraph">
      <loext:graphic-properties draw:fill="solid" draw:fill-color="#c0c0c0"/>
      <style:paragraph-properties fo:text-align="center"/>
    </style:style>
    <style:style style:name="P3" style:family="paragraph">
      <loext:graphic-properties draw:fill="none" draw:fill-color="#c0c0c0"/>
      <style:paragraph-properties fo:text-align="center"/>
    </style:style>
    <style:style style:name="P4" style:family="paragraph">
      <loext:graphic-properties draw:fill="solid" draw:fill-color="#e74c3c"/>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polygon draw:style-name="gr1" draw:text-style-name="P1" draw:layer="layout" svg:width="52.147cm" svg:height="27.937cm" svg:x="7.22cm" svg:y="2.638cm" svg:viewBox="0 0 52148 27938" draw:points="0,0 52148,0 52148,27938 0,27938">
          <text:p/>
        </draw:polygon>
        <draw:path draw:style-name="gr2" draw:text-style-name="P2" draw:layer="layout" svg:width="1.102cm" svg:height="1.141cm" svg:x="30.794cm" svg:y="15.351cm" svg:viewBox="0 0 1103 1142" svg:d="M429 1006c-74-22-77-22-107 7-30 28-34 28-74 7-23-12-55-46-70-76-17-35-37-55-53-55-30 0-125-123-125-162 0-16 16-32 40-42 22-9 78-64 123-122 77-97 84-110 86-180 5-138-3-197-39-258-29-49-32-65-20-92 8-18 22-33 30-33 34 0 94 44 137 102 26 34 50 62 55 62 4 0 20-26 37-58 26-53 30-55 38-27 10 32 16 35 149 58 104 18 95 19 143-22 47-39 83-36 83 8 0 15 6 28 12 28 7 0 16 36 21 81 7 62 16 83 35 89 14 5 29 25 34 45 13 51 74 150 109 178l30 24-64 64c-56 55-67 62-82 44-14-17-20-16-42 8-15 15-38 28-52 28-25 0-83 58-83 83 0 7 13 12 28 12s27 5 27 11c-1 28-39 117-55 127-10 6-26 35-35 65-13 45-12 58 4 74 25 26 3 45-65 56-42 7-55 2-113-52-44-41-89-67-142-82z">
          <text:p/>
        </draw:path>
        <draw:polygon draw:style-name="gr1" draw:text-style-name="P1" draw:layer="layout" svg:width="51.618cm" svg:height="27.71cm" svg:x="7.749cm" svg:y="2.865cm" svg:viewBox="0 0 51619 27711" draw:points="35630,5286 35532,5180 35354,5033 35132,4883 34875,4729 34448,4497 33497,4004 32527,3466 31782,3091 31335,2886 30897,2700 30521,2555 30099,2412 29637,2277 29191,2167 28811,2090 28444,2036 28109,1794 27815,1600 27513,1418 27148,1219 26771,1025 26444,871 26063,711 25682,567 25090,376 24393,203 23855,101 23320,34 22796,0 22224,5 21705,38 21129,118 20760,189 20388,275 20018,377 19491,537 19179,644 18817,781 18409,951 18055,1111 17706,1286 17167,1577 16882,1743 16607,1918 16296,2133 15997,2357 15753,2556 15444,2831 14983,2897 14482,2991 13960,3108 13533,3223 12925,3413 12135,3681 11563,3896 11010,4123 10340,4438 9632,4817 9214,5078 8422,5620 8167,5316 7893,5052 7593,4817 7251,4601 6880,4414 6462,4249 6063,4130 5636,4041 5222,3992 4801,3977 4369,3999 3953,4054 3529,4147 3117,4272 2715,4433 2346,4619 2140,4741 1940,4875 1750,5018 1554,5184 1380,5349 1217,5522 909,5902 769,6104 632,6326 517,6536 416,6748 319,6981 234,7217 168,7440 108,7687 60,7938 28,8175 0,8651 5,8900 23,9152 52,9384 95,9627 155,9887 224,10125 305,10359 399,10591 497,10802 607,11009 733,11215 871,11417 1042,11638 1225,11851 1417,12052 1620,12241 1832,12417 2049,12576 2288,12731 2516,12861 2750,12975 2999,13079 3255,13169 3518,13245 3789,13307 4062,13352 4339,13383 4617,13397 4893,13396 5188,13377 5464,13343 5737,13292 6011,13226 6277,13145 6541,13048 6816,12929 7067,12802 7329,12649 7568,12492 7782,12332 7955,12180 8122,12010 8294,11808 8454,11596 9145,12040 9934,12505 10598,12861 11187,13135 11725,13338 12664,13649 13626,13901 14215,14085 14946,14285 15300,14423 15602,14580 15792,14707 15997,14873 16858,15665 17151,15906 17283,15993 17401,16050 17503,16073 17588,16057 17541,16089 17479,16161 17399,16335 17343,16563 17298,16887 17233,17811 17166,18435 17133,18937 17127,19609 17165,20213 17209,20517 17272,20830 17537,21897 17606,22208 17677,22630 17809,23592 17908,24113 18002,24533 18106,24921 18201,25217 18589,26181 18717,26534 18929,26486 19146,26450 19628,26411 20115,26417 20624,26467 21093,26549 22693,26872 23812,27057 24490,27149 25193,27232 26427,27356 27106,27412 27437,27457 27785,27535 28126,27645 28289,27711 28897,27711 28949,27621 29286,26964 29487,26634 30911,24614 31205,24175 31533,23659 31986,23021 32153,22767 32286,22528 32367,22314 32382,22174 32352,22056 32376,22089 32452,22144 32630,22202 32784,22226 32963,22241 33377,22245 33837,22228 34973,22163 36326,22146 37992,22088 39958,21975 41106,21894 41734,21881 41809,21597 41914,21313 42073,20967 42243,20653 42458,20300 42734,19880 43923,18192 44234,17714 44531,17231 45117,16203 45741,15037 46174,14189 46812,12851 46967,12558 47191,12194 47537,11719 47800,11320 48569,10021 49158,9080 49574,8467 49943,7965 50309,7507 50697,7073 51049,6725 51421,6403 51619,6258 51619,4695 51324,4015 51051,3438 50784,2925 50455,2355 50135,1856 49844,1457 49401,904 48727,144 48008,65 47189,10 46660,0 46169,7 45582,35 45038,77 44488,140 44028,207 43382,319 42828,429 42273,556 41722,696 40950,906 40368,1079 39452,1380 37986,1910 37481,2083 36922,3167 36204,4340 36146,4413 36074,4482 35685,4789 35585,4907 35549,4983 35537,5066 35555,5155 35605,5252">
          <text:p/>
        </draw:polygon>
        <draw:polygon draw:style-name="gr2" draw:text-style-name="P2" draw:layer="layout" svg:width="1.348cm" svg:height="1.399cm" svg:x="36.447cm" svg:y="17.768cm" svg:viewBox="0 0 1349 1400" draw:points="510,287 564,273 645,279 679,286 737,225 777,239 790,173 849,157 858,134 852,81 879,24 939,34 941,75 972,70 998,176 1050,201 1075,163 1113,134 1153,57 1222,40 1319,0 1349,28 1299,64 1260,106 1154,163 1059,229 1021,303 1062,347 1094,404 1062,473 1082,519 1069,574 971,603 1037,672 981,725 959,815 987,889 956,937 914,937 837,977 835,1016 755,1037 713,1125 737,1235 605,1323 524,1328 507,1361 436,1359 325,1400 122,1364 204,1231 180,1150 92,1141 70,1061 16,964 50,887 0,876 13,779 25,614 140,644 213,613 222,551 298,515 346,465 343,360 421,316 425,268 479,290">
          <text:p/>
        </draw:polygon>
        <draw:polygon draw:style-name="gr3" draw:text-style-name="P3" draw:layer="layout" svg:width="1.348cm" svg:height="1.399cm" svg:x="36.447cm" svg:y="17.768cm" svg:viewBox="0 0 1349 1400" draw:points="510,287 564,273 645,279 679,286 737,225 777,239 790,173 849,157 858,134 852,81 879,24 939,34 941,75 972,70 998,176 1050,201 1075,163 1113,134 1153,57 1222,40 1319,0 1349,28 1299,64 1260,106 1154,163 1059,229 1021,303 1062,347 1094,404 1062,473 1082,519 1069,574 971,603 1037,672 981,725 959,815 987,889 956,937 914,937 837,977 835,1016 755,1037 713,1125 737,1235 605,1323 524,1328 507,1361 436,1359 325,1400 122,1364 204,1231 180,1150 92,1141 70,1061 16,964 50,887 0,876 13,779 25,614 140,644 213,613 222,551 298,515 346,465 343,360 421,316 425,268 479,290">
          <text:p/>
        </draw:polygon>
        <draw:path draw:style-name="gr4" draw:text-style-name="P2" draw:layer="layout" svg:width="1.748cm" svg:height="2.059cm" svg:x="29.627cm" svg:y="22.817cm" svg:viewBox="0 0 1749 2060" svg:d="M334 63l-53 21-25 34-9 64-36 8-31-122 60-52 45-16zM228 241l58-8 40 10 50-9 404 66 24 110 31 90 26 50 45 80 92 4 47-12 74 33 24-31 43-74 85 9 10-22 70 11-17 47 166 26-7 86 21 56-29 79 1 85 39 56-25 160 35-7 58 11 86-8 61 16 9 44-22 63 17 66-26 48 7 48-280-39-49 431 80 122 78 96-249 26-323-60-89-79-544-47-21 8-76-71-89-14-85 12-70 15-8-91 29-120 60-120 12-59 57-119 38-52 88-82 49-57 24-102 1-81-36-55-27-91-25-90 10-29 47-50-29-147-22-103-63-109z">
          <text:p/>
        </draw:path>
        <draw:polygon draw:style-name="gr3" draw:text-style-name="P3" draw:layer="layout" svg:width="0.153cm" svg:height="0.189cm" svg:x="29.807cm" svg:y="22.817cm" svg:viewBox="0 0 154 190" draw:points="154,63 101,84 76,118 67,182 31,190 0,68 60,16 105,0">
          <text:p/>
        </draw:polygon>
        <draw:polygon draw:style-name="gr3" draw:text-style-name="P3" draw:layer="layout" svg:width="1.748cm" svg:height="1.826cm" svg:x="29.627cm" svg:y="23.05cm" svg:viewBox="0 0 1749 1827" draw:points="228,8 286,0 326,10 376,1 780,67 804,177 835,267 861,317 906,397 998,401 1045,389 1119,422 1143,391 1186,317 1271,326 1281,304 1351,315 1334,362 1500,388 1493,474 1514,530 1485,609 1486,694 1525,750 1500,910 1535,903 1593,914 1679,906 1740,922 1749,966 1727,1029 1744,1095 1718,1143 1725,1191 1445,1152 1396,1583 1476,1705 1554,1801 1305,1827 982,1767 893,1688 349,1641 328,1649 252,1578 163,1564 78,1576 8,1591 0,1500 29,1380 89,1260 101,1201 158,1082 196,1030 284,948 333,891 357,789 358,708 322,653 295,562 270,472 280,443 327,393 298,246 276,143 213,34">
          <text:p/>
        </draw:polygon>
        <draw:polygon draw:style-name="gr4" draw:text-style-name="P2" draw:layer="layout" svg:width="0.18cm" svg:height="0.372cm" svg:x="32.395cm" svg:y="17.104cm" svg:viewBox="0 0 181 373" draw:points="170,259 158,289 123,296 104,332 42,373 29,359 36,333 0,274 12,215 48,138 73,106 65,82 65,82 73,43 132,0 129,24 157,22 164,61 181,81 172,126 172,126 147,161 143,217">
          <text:p/>
        </draw:polygon>
        <draw:polygon draw:style-name="gr3" draw:text-style-name="P3" draw:layer="layout" svg:width="0.18cm" svg:height="0.372cm" svg:x="32.395cm" svg:y="17.104cm" svg:viewBox="0 0 181 373" draw:points="170,259 158,289 123,296 104,332 42,373 29,359 36,333 0,274 12,215 48,138 73,106 65,82 65,82 73,43 132,0 129,24 157,22 164,61 181,81 172,126 172,126 147,161 143,217">
          <text:p/>
        </draw:polygon>
        <draw:polygon draw:style-name="gr4" draw:text-style-name="P2" draw:layer="layout" svg:width="0.581cm" svg:height="0.467cm" svg:x="35.523cm" svg:y="19.671cm" svg:viewBox="0 0 582 468" draw:points="0,246 22,240 26,275 122,255 222,258 295,260 375,170 462,84 534,0 559,43 582,146 520,149 514,234 537,252 482,279 484,333 450,388 449,440 425,468 52,407 5,276">
          <text:p/>
        </draw:polygon>
        <draw:polygon draw:style-name="gr3" draw:text-style-name="P3" draw:layer="layout" svg:width="0.581cm" svg:height="0.467cm" svg:x="35.523cm" svg:y="19.671cm" svg:viewBox="0 0 582 468" draw:points="0,246 22,240 26,275 122,255 222,258 295,260 375,170 462,84 534,0 559,43 582,146 520,149 514,234 537,252 482,279 484,333 450,388 449,440 425,468 52,407 5,276">
          <text:p/>
        </draw:polygon>
        <draw:path draw:style-name="gr4" draw:text-style-name="P2" draw:layer="layout" svg:width="4.467cm" svg:height="1.999cm" svg:x="17.06cm" svg:y="10.264cm" svg:viewBox="0 0 4468 2000" svg:d="M330 515l-59 40-95 52-69 112-24 114-70-31-13-74 43-44-1-47-9-85zM3380 1507l-108-29-138-32-135 1-29-25-87-9-71-8-116 143-93-17-60 68-66-8-170-109-71-161-29-214 10-118-79 24-101-19-67 21-49-61-23-104 44-102-37-38-132 23-37 71 45 53-68 33-46-90-87-75-136-6-73-19-7-91-75-70-103-18-90 101-20 90-122-22-85-101-162-43-62-75-67-29-135 44-71 66 3-37 11-81-10-205 72-47 100-15-18-55 43-39 140-33 70 58 89 15 66-21 121 32 182 9 77-22 31 38 49-18 20-48 61 24 44-51 151-46 33 36 160-39 140 5 122 13 57 58 126-49 123-16 97 72 111-16 138 49 123-13 21-32 226-78 145 58 128-25 126 31 133 66 90 77 50-41 45 22 223-23 76 130 142 33 32-18 127 96-22 168-93 80 110 43 1 145-28 21-211 239-17 103-97 154-51 129-59 18-205-120-36 123-21 137 21 96 102 113 119 23 25 62-79 60-108-6-73-105-54-83-129-138z">
          <text:p/>
        </draw:path>
        <draw:polygon draw:style-name="gr3" draw:text-style-name="P3" draw:layer="layout" svg:width="0.329cm" svg:height="0.317cm" svg:x="17.06cm" svg:y="10.779cm" svg:viewBox="0 0 330 318" draw:points="330,0 271,40 176,92 107,204 83,318 13,287 0,213 43,169 42,122 33,37">
          <text:p/>
        </draw:polygon>
        <draw:polygon draw:style-name="gr3" draw:text-style-name="P3" draw:layer="layout" svg:width="4.095cm" svg:height="1.999cm" svg:x="17.432cm" svg:y="10.264cm" svg:viewBox="0 0 4096 2000" draw:points="3008,1507 2900,1478 2762,1446 2627,1447 2598,1422 2511,1413 2440,1405 2324,1548 2231,1531 2171,1599 2105,1591 1935,1482 1864,1321 1835,1107 1845,989 1766,1013 1665,994 1598,1015 1549,954 1526,850 1570,748 1533,710 1401,733 1364,804 1409,857 1341,890 1295,800 1208,725 1072,719 999,700 992,609 917,539 814,521 724,622 704,712 582,690 497,589 335,546 273,471 206,442 71,486 0,552 3,515 14,434 4,229 76,182 176,167 158,112 201,73 341,40 411,98 500,113 566,92 687,124 869,133 946,111 977,149 1026,131 1046,83 1107,107 1151,56 1302,10 1335,46 1495,7 1635,12 1757,25 1814,83 1940,34 2063,18 2160,90 2271,74 2409,123 2532,110 2553,78 2779,0 2924,58 3052,33 3178,64 3311,130 3401,207 3451,166 3496,188 3719,165 3795,295 3937,328 3969,310 4096,406 4074,574 3981,654 4091,697 4092,842 4064,863 3853,1102 3836,1205 3739,1359 3688,1488 3629,1506 3424,1386 3388,1509 3367,1646 3388,1742 3490,1855 3609,1878 3634,1940 3555,2000 3447,1994 3374,1889 3320,1806 3191,1668">
          <text:p/>
        </draw:polygon>
        <draw:polygon draw:style-name="gr4" draw:text-style-name="P2" draw:layer="layout" svg:width="0.276cm" svg:height="0.314cm" svg:x="34.674cm" svg:y="17.768cm" svg:viewBox="0 0 277 315" draw:points="277,313 241,315 201,242 202,223 159,221 131,187 110,189 73,150 3,115 15,56 0,12 132,0 151,34 187,57 167,87 218,132 190,170 231,205 275,227">
          <text:p/>
        </draw:polygon>
        <draw:polygon draw:style-name="gr3" draw:text-style-name="P3" draw:layer="layout" svg:width="0.276cm" svg:height="0.314cm" svg:x="34.674cm" svg:y="17.768cm" svg:viewBox="0 0 277 315" draw:points="277,313 241,315 201,242 202,223 159,221 131,187 110,189 73,150 3,115 15,56 0,12 132,0 151,34 187,57 167,87 218,132 190,170 231,205 275,227">
          <text:p/>
        </draw:polygon>
        <draw:path draw:style-name="gr4" draw:text-style-name="P2" draw:layer="layout" svg:width="6.8cm" svg:height="5.103cm" svg:x="9.219cm" svg:y="9.46cm" svg:viewBox="0 0 6801 5104" svg:d="M4819 2383l-2 15 20 47-37 35-63 17-81-11-57-13-66-17-32-44-25-42-23-48-19-48 14-50 47-24 54 9 32 52 41 26 55 25 47 19 44 25zM4537 1926l1 52-10 49 56 13 48 11-55 27-68-5-60-5 16-46-12-46 41-32 6-1zM5660 1442l23 26 6 49 70-2 49-8 104-24 67 13 29 40-44 34-47 20-56 31-54 25-57 22-59 15-52 1-51-2-26-45-35-40-9-54 56 8-30-44-29-40 30-41 52-17zM5003 415l36 4 23 53 31 53 15 48 41 27-45 66-12-32-35-36-29-44-43-37-8-49zM4204 114l28-36 29 42 33 41 52 3-43 30-47 12-41-33zM4047 16l38-16 25 45 33 72-18-14-42-33zM2829 600l3-53 52 9 35 36 29 43 18 59-43 27-40-40-26-42-3-8zM2858 1482h2l-30-74 41 25-1-5-8-45 2 1h2l42 43-10-59v-8l31-39 24 25 11 13 34 36 43 23 37 35 49 23 27-42 51 23 26 42 30-39 34-35 10-63-52-9-42-32-13-53-43-27-3-61 2-57 4-51-9-55-36-34-20-46-37-38 52 1 47-25 33 44 36-40 37-50 20-45-6-55-31-38-38-40-53-6-45-16-50-8-23-48-42-37-29-44-34-150 17 11 34 38 48-20 45-23 29 56 45-16 40-30 38-37 36-44 49-12v-50l-9-50 12-47 46-21 17 46 56-21 45-30 50 5 48-6 53-22 44-20 52-18 27 15 22 17 58-3 39 37 48 14 51-1 42 30 47 34 50 17 46 25 46 26 46 19 52-15 51 6 26 50 51 5 60-16-5 48-17 45-8 50 53-9 2 66 28 43 8 55 42 28 49 13 34 41 19 47 14 51 56-24 18-47 23-46-24-42 21-49 31-41 62-79 8 35 30 43 41 35 15 50-4 57-26 43 26 46 44 29 52 28 40 31-5 51 36 40 107-21-36 58 1 52 34 37-33 52 17 47 4 49-8 54 57 11 50-3-35 56 30 45-15 45-35 38 26 44 38 30 43 30 29 44 26 52 27 46 35 34 44 17 59 2 53-13 50-21 49-24 49-22 45-20 51-11 52-3 53 15 57 12h53l56-18 50-13 64 17 42 24 54 29 45 33 43 41 59 17 39 30 36 35 10 57 43 35 27 41 16 49 34 43 41 35 15 48-35 34-44-24-37-61-28-25 21-44-14-48-32-40-35-41-41-27-52-5-49 6-43 28-33-36-14-51-46-26-45-27-60-27-50-2-53 24-39 31-27 43-39 40-51 23-49 13-51 16-43 23-49 16-122 12-49 15-52 6-51 14-70-3-56-18-45-20-21-49-48-13-46-17-54-46-27-41-34-37-37-39-58-14-16-48-8-55-24-45-16-51-47 26-8 52-26 42-40 30-49-19-2-51-45-28-53 17-49 16-33 43-45 21-39 44-7 53-27 46-34 40-35 45-13 53-32 52-37 37-43 35-63 17-51 8 48 20 38 29 40 37 30 43 32 38-6 47-28 44-41 30 53 27 30 38-14 49 12 49 11 49-2 48-2 55 13 48 49 9 46 15 44 24 19-47 4-57 19-44 48 14 91 42 22 22 13 50 7 58 19 50 17 51 33 50-1 49-7 47-3 24-24 44-12 50-3 48v51l1 48v65l12 54 7 52 31 44 49-8 32 47 14 48-9 48-8 53-1 60 12 61 26 62 1 50-44 27-44-21-43 28 30 41 14 55-46 19-39-33-47 24-34 53-38 44-46 20-44-38-18 63-27 43-36 40-36 40-29 50-38 41-25 43-7 56-44-19-37 35-53-47-40-36-40 43-3 56-35 51-62 11-32-43-24 58-44 29-51 17-48 8-55-5-51 1-29-40-36-35-47 31-54 12-51 5-49 7-43 21-48 18-41 38-46 25-49 13-39 36-30 73-30 43-51-23-15-49-38-35-51 6-28-51-30-38-54 24-26 55-49 16-59 35-52 8-64 13-45 19-49 20-47 18-43-29-59 32-44 25-47-18-52 15-26 41-56 19-52 8-60-2-53-11-42-27-43-34-24-52 21-54-23-61-11-48-49-44-13-49-19-53-38-32-49 1-68 23-25-51-33-42-31-41-35-38-42-31 53-136 22-26 42-44 57 1 60-18 26-46-42-29 37-38 48-25 50-32-1-53-30-40-52-12-52 25-43 29-45 17-47 12-40 27-62 33-31-11-43-34-45-22-50-21-55 19-46 24-60 9-59-14-48-15-52 7-38-8-40-17-23-49-39-30-44-33-27-52-52-11-90 27 20-38 39-56-2-52-18-50-39-36-18-52-21-46-28-23-13-44 8-49-37-35-23-52-36-38-4-58-55-17-52-10-48-23-117-33 5-40 23-52 34-49 59-90-11-52-12-48-29-53-30-53-45-37-45-30-16-60-34-37 20-47 38-33 37-44-11-59 31-40 30-66 10-67-12-55-42-41-42-36-10-49 20-48 15-57-17-52 4-50 17-46 19-48-17-52-13-60 4-56 11-61-3-52v-51l-60-30-54-14 44-27 62 4 58-5 48-10 35-38 9-61 18-68 8-48 23-67 15-48 31-65 33-51 53-18 42 29 50-14 52-37 55-37 51-48 51-50 43-33 30-45-22-50 55-18 56-9 50-18 45-42 46-36 57 12 57-23 59 3 47-25 32-41 38-31 36-42 45-33 50-23 55-9 51-12 49 9 32 42 16 50 27 58 21 44 25 53-22 50 18 49-12 54 27 48 20 52 15 47 31 47 32 40 43 42 38 33 50 22 42 29 44 23 50-27 49 34-19 50-6 49-27 39 46 64 47 43 33 40 32 40 52 7 50 27 49 19 49 13 48 10 47 13 56 6 50 43 53-6 8 6 33 25 8-50 50 19z">
          <text:p/>
        </draw:path>
        <draw:polygon draw:style-name="gr3" draw:text-style-name="P3" draw:layer="layout" svg:width="0.402cm" svg:height="0.296cm" svg:x="13.653cm" svg:y="11.66cm" svg:viewBox="0 0 403 297" draw:points="385,183 383,198 403,245 366,280 303,297 222,286 165,273 99,256 67,212 42,170 19,122 0,74 14,24 61,0 115,9 147,61 188,87 243,112 290,131 334,156">
          <text:p/>
        </draw:polygon>
        <draw:polygon draw:style-name="gr3" draw:text-style-name="P3" draw:layer="layout" svg:width="0.182cm" svg:height="0.151cm" svg:x="13.668cm" svg:y="11.386cm" svg:viewBox="0 0 183 152" draw:points="88,0 89,52 79,101 135,114 183,125 128,152 60,147 0,142 16,96 4,50 45,18 51,17">
          <text:p/>
        </draw:polygon>
        <draw:polygon draw:style-name="gr3" draw:text-style-name="P3" draw:layer="layout" svg:width="0.492cm" svg:height="0.274cm" svg:x="14.734cm" svg:y="10.869cm" svg:viewBox="0 0 493 275" draw:points="145,33 145,33 168,59 174,108 244,106 293,98 397,74 464,87 493,127 449,161 402,181 346,212 292,237 235,259 176,274 124,275 73,273 47,228 12,188 3,134 59,142 29,98 0,58 30,17 82,0">
          <text:p/>
        </draw:polygon>
        <draw:polygon draw:style-name="gr3" draw:text-style-name="P3" draw:layer="layout" svg:width="0.171cm" svg:height="0.25cm" svg:x="14.196cm" svg:y="9.875cm" svg:viewBox="0 0 172 251" draw:points="26,0 26,0 62,4 85,57 116,110 131,158 172,185 127,251 115,219 80,183 51,139 8,102 0,53">
          <text:p/>
        </draw:polygon>
        <draw:polygon draw:style-name="gr3" draw:text-style-name="P3" draw:layer="layout" svg:width="0.141cm" svg:height="0.127cm" svg:x="13.423cm" svg:y="9.538cm" svg:viewBox="0 0 142 128" draw:points="0,36 0,36 28,0 57,42 90,83 142,86 99,116 52,128 11,95">
          <text:p/>
        </draw:polygon>
        <draw:polygon draw:style-name="gr3" draw:text-style-name="P3" draw:layer="layout" svg:width="0.095cm" svg:height="0.116cm" svg:x="13.266cm" svg:y="9.46cm" svg:viewBox="0 0 96 117" draw:points="0,16 0,16 38,0 63,45 96,117 78,103 36,70">
          <text:p/>
        </draw:polygon>
        <draw:polygon draw:style-name="gr3" draw:text-style-name="P3" draw:layer="layout" svg:width="0.136cm" svg:height="0.173cm" svg:x="12.048cm" svg:y="10.007cm" svg:viewBox="0 0 137 174" draw:points="0,53 0,53 3,0 55,9 90,45 119,88 137,147 94,174 54,134 28,92 25,84">
          <text:p/>
        </draw:polygon>
        <draw:polygon draw:style-name="gr3" draw:text-style-name="P3" draw:layer="layout" svg:width="6.8cm" svg:height="5.072cm" svg:x="9.219cm" svg:y="9.491cm" svg:viewBox="0 0 6801 5073" draw:points="2858,1451 2858,1451 2860,1451 2830,1377 2871,1402 2870,1397 2862,1352 2864,1353 2866,1353 2908,1396 2898,1337 2898,1329 2929,1290 2953,1315 2964,1328 2998,1364 3041,1387 3078,1422 3127,1445 3154,1403 3205,1426 3231,1468 3261,1429 3295,1394 3305,1331 3253,1322 3211,1290 3198,1237 3155,1210 3152,1149 3154,1092 3158,1041 3149,986 3113,952 3093,906 3056,868 3108,869 3155,844 3188,888 3224,848 3261,798 3281,753 3275,698 3244,660 3206,620 3153,614 3108,598 3058,590 3035,542 2993,505 2964,461 2930,311 2947,322 2981,360 3029,340 3074,317 3103,373 3148,357 3188,327 3226,290 3262,246 3311,234 3311,184 3302,134 3314,87 3360,66 3377,112 3433,91 3478,61 3528,66 3576,60 3629,38 3673,18 3725,0 3752,15 3774,32 3832,29 3871,66 3919,80 3970,79 4012,109 4059,143 4109,160 4155,185 4201,211 4247,230 4299,215 4350,221 4376,271 4427,276 4487,260 4482,308 4465,353 4457,403 4510,394 4512,460 4540,503 4548,558 4590,586 4639,599 4673,640 4692,687 4706,738 4762,714 4780,667 4803,621 4779,579 4800,530 4831,489 4893,410 4901,445 4931,488 4972,523 4987,573 4983,630 4957,673 4983,719 5027,748 5079,776 5119,807 5114,858 5150,898 5257,877 5221,935 5222,987 5256,1024 5223,1076 5240,1123 5244,1172 5236,1226 5293,1237 5343,1234 5308,1290 5338,1335 5323,1380 5288,1418 5314,1462 5352,1492 5395,1522 5424,1566 5450,1618 5477,1664 5512,1698 5556,1715 5615,1717 5668,1704 5718,1683 5767,1659 5816,1637 5861,1617 5912,1606 5964,1603 6017,1618 6074,1630 6127,1630 6183,1612 6233,1599 6297,1616 6339,1640 6393,1669 6438,1702 6481,1743 6540,1760 6579,1790 6615,1825 6625,1882 6668,1917 6695,1958 6711,2007 6745,2050 6786,2085 6801,2133 6766,2167 6722,2143 6685,2082 6657,2057 6678,2013 6664,1965 6632,1925 6597,1884 6556,1857 6504,1852 6455,1858 6412,1886 6379,1850 6365,1799 6319,1773 6274,1746 6214,1719 6164,1717 6111,1741 6072,1772 6045,1815 6006,1855 5955,1878 5906,1891 5855,1907 5812,1930 5763,1946 5641,1958 5592,1973 5540,1979 5489,1993 5419,1990 5363,1972 5318,1952 5297,1903 5249,1890 5203,1873 5149,1827 5122,1786 5088,1749 5051,1710 4993,1696 4977,1648 4969,1593 4945,1548 4929,1497 4882,1523 4874,1575 4848,1617 4808,1647 4759,1628 4757,1577 4712,1549 4659,1566 4610,1582 4577,1625 4532,1646 4493,1690 4486,1743 4459,1789 4425,1829 4390,1874 4377,1927 4345,1979 4308,2016 4265,2051 4202,2068 4151,2076 4199,2096 4237,2125 4277,2162 4307,2205 4339,2243 4333,2290 4305,2334 4264,2364 4317,2391 4347,2429 4333,2478 4345,2527 4356,2576 4354,2624 4352,2679 4365,2727 4414,2736 4460,2751 4504,2775 4523,2728 4527,2671 4546,2627 4594,2641 4685,2683 4707,2705 4720,2755 4727,2813 4746,2863 4763,2914 4796,2964 4795,3013 4788,3060 4785,3084 4761,3128 4749,3178 4746,3226 4746,3277 4747,3325 4747,3390 4759,3444 4766,3496 4797,3540 4846,3532 4878,3579 4892,3627 4883,3675 4875,3728 4874,3788 4886,3849 4912,3911 4913,3961 4869,3988 4825,3967 4782,3995 4812,4036 4826,4091 4780,4110 4741,4077 4694,4101 4660,4154 4622,4198 4576,4218 4532,4180 4514,4243 4487,4286 4451,4326 4415,4366 4386,4416 4348,4457 4323,4500 4316,4556 4272,4537 4235,4572 4182,4525 4142,4489 4102,4532 4099,4588 4064,4639 4002,4650 3970,4607 3946,4665 3902,4694 3851,4711 3803,4719 3748,4714 3697,4715 3668,4675 3632,4640 3585,4671 3531,4683 3480,4688 3431,4695 3388,4716 3340,4734 3299,4772 3253,4797 3204,4810 3165,4846 3135,4919 3105,4962 3054,4939 3039,4890 3001,4855 2950,4861 2922,4810 2892,4772 2838,4796 2812,4851 2763,4867 2704,4902 2652,4910 2588,4923 2543,4942 2494,4962 2447,4980 2404,4951 2345,4983 2301,5008 2254,4990 2202,5005 2176,5046 2120,5065 2068,5073 2008,5071 1955,5060 1913,5033 1870,4999 1846,4947 1867,4893 1844,4832 1833,4784 1784,4740 1771,4691 1752,4638 1714,4606 1665,4607 1597,4630 1572,4579 1539,4537 1508,4496 1473,4458 1431,4427 1484,4291 1506,4265 1548,4221 1605,4222 1665,4204 1691,4158 1649,4129 1686,4091 1734,4066 1784,4034 1783,3981 1753,3941 1701,3929 1649,3954 1606,3983 1561,4000 1514,4012 1474,4039 1412,4072 1381,4061 1338,4027 1293,4005 1243,3984 1188,4003 1142,4027 1082,4036 1023,4022 975,4007 923,4014 885,4006 845,3989 822,3940 783,3910 739,3877 712,3825 660,3814 570,3841 590,3803 629,3747 627,3695 609,3645 570,3609 552,3557 531,3511 503,3488 490,3444 498,3395 461,3360 438,3308 402,3270 398,3212 343,3195 291,3185 243,3162 126,3129 131,3089 154,3037 188,2988 247,2898 236,2846 224,2798 195,2745 165,2692 120,2655 75,2625 59,2565 25,2528 45,2481 83,2448 120,2404 109,2345 140,2305 170,2239 180,2172 168,2117 126,2076 84,2040 74,1991 94,1943 109,1886 92,1834 96,1784 113,1738 132,1690 115,1638 102,1578 106,1522 117,1461 114,1409 114,1358 54,1328 0,1314 44,1287 106,1291 164,1286 212,1276 247,1238 256,1177 274,1109 282,1061 305,994 320,946 351,881 384,830 437,812 479,841 529,827 581,790 636,753 687,705 738,655 781,622 811,577 789,527 844,509 900,500 950,482 995,440 1041,404 1098,416 1155,393 1214,396 1261,371 1293,330 1331,299 1367,257 1412,224 1462,201 1517,192 1568,180 1617,189 1649,231 1665,281 1692,339 1713,383 1738,436 1716,486 1734,535 1722,589 1749,637 1769,689 1784,736 1815,783 1847,823 1890,865 1928,898 1978,920 2020,949 2064,972 2114,945 2163,979 2144,1029 2138,1078 2111,1117 2157,1181 2204,1224 2237,1264 2269,1304 2321,1311 2371,1338 2420,1357 2469,1370 2517,1380 2564,1393 2620,1399 2670,1442 2723,1436 2731,1442 2764,1467 2772,1417 2822,1436">
          <text:p/>
        </draw:polygon>
        <draw:path draw:style-name="gr4" draw:text-style-name="P2" draw:layer="layout" svg:width="4.841cm" svg:height="4.725cm" svg:x="47.228cm" svg:y="15.404cm" svg:viewBox="0 0 4842 4726" svg:d="M4512 1475l35-55 156 56 30 51 99 54-50 18 60 104-16 17-31 58-139 15-93-20-142 17-60-25 44-63 90-80 7-61zM2297 3363l18 142-4 105 60 47 39 59-24 90-9 71-53 84-13 82-23 77 40 92-21 31 7 71 9 71-57 86-55 83-179 108-80 64-68-30 34-73-12-33-49-11-78-46-88-11-182 30-90-2-70-30-122 28-40-10-93 45-113-18-157 45-69 1 99-43-155 7 86-58 79-24-69-21-151 37h-52l-63 21-68-40-13-40-54-41-91-10-56-92 111 23-51-92 34-132-12-88 17-122 26-64 37-30 5-119 23-81-20-30 3-37 33-66 13-141-33-87-57-57-40-96-49-26-70-32-78-127 132-4-6-61-78 17-47-62 49-41-91-55-34-91-37-50 7-69-34-17 40-47-31-16 9-60 12-66 99-63 105-34 37-74 48-70-79-6-69-102-5-68-39 4-43-84-7-93 44-54 27-111-62-28-82 68 14-72 69-64 79-39 80-85 5-40 73-55 1-86 33-39-9-39 85-25 47 63 26 69-16 42 54 10 42 64 38 70 38 8 112-61 82-71 71-39 113-50 16-32 60-46 46 1 95-90-2-97-52-54-41-50-58-47-76-83-65-13-30-26-74-21-81-61-12-34-48-2-48-60-53-56-32-20-22-66 74-3 77 30 29-22 52 21 80-12 71 26 40 26 113 6-6-97 69-12 73-31 46 38 113 28 68 13 29-21 116 21 56 43 99 5 124-91 97-51 90-48 20 30 107-26 150 24-3-58 75-18-4-37 135 47 113-40 72-27 140-34 111 21 69 34 69 47 128 3 102 63 45 48 91 87 70 35 75 66 85 105 19 109 74 87 43 66 89 84 41 71 79 71 79 54 42 13 15 78-50 116 8 116 28 66 27 83-98 64-54 56-61-42-3 67 50 129-82 81-51 55-41 60-91 94-116 42-109-19-77-1-78 32-68 100-44-64-106-15 60 94-24 109-42-89-65-50-40-71-97-34 63 140 9 88 80 88-93 63-65-34-125 28-74 36-19-34-143 107-40 76-111 78-78 201-19 161-14 143z">
          <text:p/>
        </draw:path>
        <draw:polygon draw:style-name="gr3" draw:text-style-name="P3" draw:layer="layout" svg:width="0.48cm" svg:height="0.372cm" svg:x="51.589cm" svg:y="16.823cm" svg:viewBox="0 0 481 373" draw:points="151,55 186,0 342,56 372,107 471,161 421,179 481,283 465,300 434,358 295,373 202,353 60,370 0,345 44,282 134,202 141,141">
          <text:p/>
        </draw:polygon>
        <draw:polygon draw:style-name="gr3" draw:text-style-name="P3" draw:layer="layout" svg:width="4.217cm" svg:height="4.725cm" svg:x="47.228cm" svg:y="15.404cm" svg:viewBox="0 0 4218 4726" draw:points="2297,3363 2315,3505 2311,3610 2371,3657 2410,3716 2386,3806 2377,3877 2324,3961 2311,4043 2288,4120 2328,4212 2307,4243 2314,4314 2323,4385 2266,4471 2211,4554 2032,4662 1952,4726 1884,4696 1918,4623 1906,4590 1857,4579 1779,4533 1691,4522 1509,4552 1419,4550 1349,4520 1227,4548 1187,4538 1094,4583 981,4565 824,4610 755,4611 854,4568 699,4575 785,4517 864,4493 795,4472 644,4509 592,4509 529,4530 461,4490 448,4450 394,4409 303,4399 247,4307 358,4330 307,4238 341,4106 329,4018 346,3896 372,3832 409,3802 414,3683 437,3602 417,3572 420,3535 453,3469 466,3328 433,3241 376,3184 336,3088 287,3062 217,3030 139,2903 271,2899 265,2838 187,2855 140,2793 189,2752 98,2697 64,2606 27,2556 34,2487 0,2470 40,2423 9,2407 18,2347 30,2281 129,2218 234,2184 271,2110 319,2040 240,2034 171,1932 166,1864 127,1868 84,1784 77,1691 121,1637 148,1526 86,1498 4,1566 18,1494 87,1430 166,1391 246,1306 251,1266 324,1211 325,1125 358,1086 349,1047 434,1022 481,1085 507,1154 491,1196 545,1206 587,1270 625,1340 663,1348 775,1287 857,1216 928,1177 1041,1127 1057,1095 1117,1049 1163,1050 1258,960 1256,863 1204,809 1163,759 1105,712 1029,629 964,616 934,590 860,569 779,508 767,474 719,472 671,412 618,356 586,336 564,270 638,267 715,297 744,275 796,296 876,284 947,310 987,336 1100,342 1094,245 1163,233 1236,202 1282,240 1395,268 1463,281 1492,260 1608,281 1664,324 1763,329 1887,238 1984,187 2074,139 2094,169 2201,143 2351,167 2348,109 2423,91 2419,54 2554,101 2667,61 2739,34 2879,0 2990,21 3059,55 3128,102 3256,105 3358,168 3403,216 3494,303 3564,338 3639,404 3724,509 3743,618 3817,705 3860,771 3949,855 3990,926 4069,997 4148,1051 4190,1064 4205,1142 4155,1258 4163,1374 4191,1440 4218,1523 4120,1587 4066,1643 4005,1601 4002,1668 4052,1797 3970,1878 3919,1933 3878,1993 3787,2087 3671,2129 3562,2110 3485,2109 3407,2141 3339,2241 3295,2177 3189,2162 3249,2256 3225,2365 3183,2276 3118,2226 3078,2155 2981,2121 3044,2261 3053,2349 3133,2437 3040,2500 2975,2466 2850,2494 2776,2530 2757,2496 2614,2603 2574,2679 2463,2757 2385,2958 2366,3119 2352,3262">
          <text:p/>
        </draw:polygon>
        <draw:polygon draw:style-name="gr4" draw:text-style-name="P2" draw:layer="layout" svg:width="0.658cm" svg:height="0.349cm" svg:x="31.913cm" svg:y="16.159cm" svg:viewBox="0 0 659 350" draw:points="637,218 611,263 566,243 571,275 512,337 489,350 417,321 366,328 304,287 206,201 208,153 121,132 101,149 62,107 24,82 0,42 26,21 34,0 61,6 83,59 110,35 175,77 240,85 275,108 288,143 305,128 330,48 364,47 417,8 455,73 520,47 551,51 594,114 633,125 659,162 647,174">
          <text:p/>
        </draw:polygon>
        <draw:polygon draw:style-name="gr3" draw:text-style-name="P3" draw:layer="layout" svg:width="0.658cm" svg:height="0.349cm" svg:x="31.913cm" svg:y="16.159cm" svg:viewBox="0 0 659 350" draw:points="637,218 611,263 566,243 571,275 512,337 489,350 417,321 366,328 304,287 206,201 208,153 121,132 101,149 62,107 24,82 0,42 26,21 34,0 61,6 83,59 110,35 175,77 240,85 275,108 288,143 305,128 330,48 364,47 417,8 455,73 520,47 551,51 594,114 633,125 659,162 647,174">
          <text:p/>
        </draw:polygon>
        <draw:path draw:style-name="gr4" draw:text-style-name="P2" draw:layer="layout" svg:width="0.541cm" svg:height="0.448cm" svg:x="34.784cm" svg:y="17.699cm" svg:viewBox="0 0 542 449" svg:d="M157 0l27 4 65 77 42 10 16-32 56-49 51 65 52 88 45 5 31 34-79 10-14 97-15 44-35 29 4 61-25 6-62-66 32-61-29-37-37 9-115 88-2-86-44-22-41-35 28-38-51-45 20-30-36-23-19-34 23-19 70 39 51 9 13-14-46-68zM131 384l-68-19-48-60-15-47 21-2 28 34 43 2-1 19z">
          <text:p/>
        </draw:path>
        <draw:polygon draw:style-name="gr3" draw:text-style-name="P3" draw:layer="layout" svg:width="0.519cm" svg:height="0.448cm" svg:x="34.806cm" svg:y="17.699cm" svg:viewBox="0 0 520 449" draw:points="135,0 162,4 227,81 269,91 285,59 341,10 392,75 444,163 489,168 520,202 441,212 427,309 412,353 377,382 381,443 356,449 294,383 326,322 297,285 260,294 145,382 143,296 99,274 58,239 86,201 35,156 55,126 19,103 0,69 23,50 93,89 144,98 157,84 111,16">
          <text:p/>
        </draw:polygon>
        <draw:polygon draw:style-name="gr3" draw:text-style-name="P3" draw:layer="layout" svg:width="0.13cm" svg:height="0.127cm" svg:x="34.784cm" svg:y="17.955cm" svg:viewBox="0 0 131 128" draw:points="131,128 63,109 15,49 0,2 21,0 49,34 92,36 91,55">
          <text:p/>
        </draw:polygon>
        <draw:polygon draw:style-name="gr4" draw:text-style-name="P2" draw:layer="layout" svg:width="0.229cm" svg:height="0.268cm" svg:x="32.196cm" svg:y="22.971cm" svg:viewBox="0 0 230 269" draw:points="205,21 205,73 230,107 226,150 188,171 126,230 70,269 13,266 26,108 0,43 82,67 134,0">
          <text:p/>
        </draw:polygon>
        <draw:polygon draw:style-name="gr3" draw:text-style-name="P3" draw:layer="layout" svg:width="0.229cm" svg:height="0.268cm" svg:x="32.196cm" svg:y="22.971cm" svg:viewBox="0 0 230 269" draw:points="205,21 205,73 230,107 226,150 188,171 126,230 70,269 13,266 26,108 0,43 82,67 134,0">
          <text:p/>
        </draw:polygon>
        <draw:polygon draw:style-name="gr4" draw:text-style-name="P2" draw:layer="layout" svg:width="0.242cm" svg:height="0.326cm" svg:x="31.666cm" svg:y="15.434cm" svg:viewBox="0 0 243 327" draw:points="243,208 188,278 167,270 120,327 90,236 48,220 33,135 30,70 0,45 16,0 85,17 85,17 85,17 130,61 209,81 221,158">
          <text:p/>
        </draw:polygon>
        <draw:polygon draw:style-name="gr3" draw:text-style-name="P3" draw:layer="layout" svg:width="0.242cm" svg:height="0.326cm" svg:x="31.666cm" svg:y="15.434cm" svg:viewBox="0 0 243 327" draw:points="243,208 188,278 167,270 120,327 90,236 48,220 33,135 30,70 0,45 16,0 85,17 85,17 85,17 130,61 209,81 221,158">
          <text:p/>
        </draw:polygon>
        <draw:polygon draw:style-name="gr4" draw:text-style-name="P2" draw:layer="layout" svg:width="0.524cm" svg:height="0.78cm" svg:x="28.725cm" svg:y="19.943cm" svg:viewBox="0 0 525 781" draw:points="116,781 0,738 4,629 136,335 122,295 145,230 121,162 100,103 147,46 197,56 248,15 315,37 359,14 418,0 463,23 525,145 501,185 497,275 450,313 448,354 353,401 297,420 238,488 208,572">
          <text:p/>
        </draw:polygon>
        <draw:polygon draw:style-name="gr3" draw:text-style-name="P3" draw:layer="layout" svg:width="0.524cm" svg:height="0.78cm" svg:x="28.725cm" svg:y="19.943cm" svg:viewBox="0 0 525 781" draw:points="116,781 0,738 4,629 136,335 122,295 145,230 121,162 100,103 147,46 197,56 248,15 315,37 359,14 418,0 463,23 525,145 501,185 497,275 450,313 448,354 353,401 297,420 238,488 208,572">
          <text:p/>
        </draw:polygon>
        <draw:polygon draw:style-name="gr4" draw:text-style-name="P2" draw:layer="layout" svg:width="1.07cm" svg:height="0.659cm" svg:x="28.057cm" svg:y="19.339cm" svg:viewBox="0 0 1071 660" draw:points="0,273 31,197 92,166 113,123 264,81 329,9 378,0 427,51 490,57 524,35 647,36 691,12 829,26 903,46 919,87 995,129 955,183 942,248 969,366 943,428 1071,534 1027,618 983,641 916,619 865,660 815,650 707,586 654,544 604,541 554,501 338,383 298,452 268,555 200,473 140,444 81,449 40,389 40,334">
          <text:p/>
        </draw:polygon>
        <draw:polygon draw:style-name="gr3" draw:text-style-name="P3" draw:layer="layout" svg:width="1.07cm" svg:height="0.659cm" svg:x="28.057cm" svg:y="19.339cm" svg:viewBox="0 0 1071 660" draw:points="0,273 31,197 92,166 113,123 264,81 329,9 378,0 427,51 490,57 524,35 647,36 691,12 829,26 903,46 919,87 995,129 955,183 942,248 969,366 943,428 1071,534 1027,618 983,641 916,619 865,660 815,650 707,586 654,544 604,541 554,501 338,383 298,452 268,555 200,473 140,444 81,449 40,389 40,334">
          <text:p/>
        </draw:polygon>
        <draw:polygon draw:style-name="gr4" draw:text-style-name="P2" draw:layer="layout" svg:width="0.822cm" svg:height="0.571cm" svg:x="39.75cm" svg:y="18.24cm" svg:viewBox="0 0 823 572" draw:points="749,306 802,388 754,399 823,485 753,449 708,396 651,356 563,321 464,384 504,425 511,511 450,518 447,549 409,556 360,572 285,486 195,422 171,341 87,351 85,294 124,210 12,197 0,96 112,94 164,68 224,141 330,92 422,24 492,0 511,129 470,169 481,256 577,274 545,190 572,169">
          <text:p/>
        </draw:polygon>
        <draw:polygon draw:style-name="gr3" draw:text-style-name="P3" draw:layer="layout" svg:width="0.822cm" svg:height="0.571cm" svg:x="39.75cm" svg:y="18.24cm" svg:viewBox="0 0 823 572" draw:points="749,306 802,388 754,399 823,485 753,449 708,396 651,356 563,321 464,384 504,425 511,511 450,518 447,549 409,556 360,572 285,486 195,422 171,341 87,351 85,294 124,210 12,197 0,96 112,94 164,68 224,141 330,92 422,24 492,0 511,129 470,169 481,256 577,274 545,190 572,169">
          <text:p/>
        </draw:polygon>
        <draw:polygon draw:style-name="gr4" draw:text-style-name="P2" draw:layer="layout" svg:width="0.591cm" svg:height="0.441cm" svg:x="32.746cm" svg:y="17.015cm" svg:viewBox="0 0 592 442" draw:points="98,0 107,57 143,60 204,101 331,148 382,131 491,133 543,194 592,220 533,257 480,333 492,409 418,372 317,383 300,442 214,428 162,367 80,376 14,350 32,270 0,217 20,206 14,188 42,156 87,131 61,65 67,19">
          <text:p/>
        </draw:polygon>
        <draw:polygon draw:style-name="gr3" draw:text-style-name="P3" draw:layer="layout" svg:width="0.591cm" svg:height="0.441cm" svg:x="32.746cm" svg:y="17.015cm" svg:viewBox="0 0 592 442" draw:points="98,0 107,57 143,60 204,101 331,148 382,131 491,133 543,194 592,220 533,257 480,333 492,409 418,372 317,383 300,442 214,428 162,367 80,376 14,350 32,270 0,217 20,206 14,188 42,156 87,131 61,65 67,19">
          <text:p/>
        </draw:polygon>
        <draw:path draw:style-name="gr4" draw:text-style-name="P2" draw:layer="layout" svg:width="0.421cm" svg:height="0.226cm" svg:x="27.603cm" svg:y="8.886cm" svg:viewBox="0 0 422 227" svg:d="M412 0l1 56-15 76-33-1-1-131zM422 143l-70 84-86-31 19-20 65 10 57-45zM198 64l-10 35-111 30-74-8-3-31 78-22 43-41z">
          <text:p/>
        </draw:path>
        <draw:polygon draw:style-name="gr3" draw:text-style-name="P3" draw:layer="layout" svg:width="0.048cm" svg:height="0.131cm" svg:x="27.967cm" svg:y="8.886cm" svg:viewBox="0 0 49 132" draw:points="48,0 49,56 34,132 1,131 0,0">
          <text:p/>
        </draw:polygon>
        <draw:polygon draw:style-name="gr3" draw:text-style-name="P3" draw:layer="layout" svg:width="0.155cm" svg:height="0.085cm" svg:x="27.869cm" svg:y="9.027cm" svg:viewBox="0 0 156 86" draw:points="156,2 86,86 0,55 19,35 84,45 141,0">
          <text:p/>
        </draw:polygon>
        <draw:polygon draw:style-name="gr3" draw:text-style-name="P3" draw:layer="layout" svg:width="0.197cm" svg:height="0.101cm" svg:x="27.603cm" svg:y="8.913cm" svg:viewBox="0 0 198 102" draw:points="198,37 188,72 77,102 3,94 0,63 78,41 121,0">
          <text:p/>
        </draw:polygon>
        <draw:polygon draw:style-name="gr4" draw:text-style-name="P2" draw:layer="layout" svg:width="0.302cm" svg:height="0.393cm" svg:x="32.288cm" svg:y="16.674cm" svg:viewBox="0 0 303 394" draw:points="135,394 77,319 64,257 42,217 21,157 18,113 0,40 37,0 56,40 84,24 123,38 187,88 245,110 273,151 273,151 303,163 262,206 286,267 252,317 230,314 210,319 172,335">
          <text:p/>
        </draw:polygon>
        <draw:polygon draw:style-name="gr3" draw:text-style-name="P3" draw:layer="layout" svg:width="0.302cm" svg:height="0.393cm" svg:x="32.288cm" svg:y="16.674cm" svg:viewBox="0 0 303 394" draw:points="135,394 77,319 64,257 42,217 21,157 18,113 0,40 37,0 56,40 84,24 123,38 187,88 245,110 273,151 273,151 303,163 262,206 286,267 252,317 230,314 210,319 172,335">
          <text:p/>
        </draw:polygon>
        <draw:polygon draw:style-name="gr4" draw:text-style-name="P2" draw:layer="layout" svg:width="0.736cm" svg:height="0.625cm" svg:x="33.205cm" svg:y="15.74cm" svg:viewBox="0 0 737 626" draw:points="505,0 568,51 570,83 610,79 669,125 662,183 639,212 664,301 688,330 679,351 723,384 737,420 703,440 644,422 627,430 635,474 636,555 636,555 569,547 539,567 520,626 492,607 422,594 409,561 375,574 351,549 293,529 219,475 148,442 89,425 38,443 0,435 17,382 13,319 66,311 82,264 78,212 93,159 161,184 252,166 290,105 359,85 370,30 418,24">
          <text:p/>
        </draw:polygon>
        <draw:polygon draw:style-name="gr3" draw:text-style-name="P3" draw:layer="layout" svg:width="0.736cm" svg:height="0.625cm" svg:x="33.205cm" svg:y="15.74cm" svg:viewBox="0 0 737 626" draw:points="505,0 568,51 570,83 610,79 669,125 662,183 639,212 664,301 688,330 679,351 723,384 737,420 703,440 644,422 627,430 635,474 636,555 636,555 569,547 539,567 520,626 492,607 422,594 409,561 375,574 351,549 293,529 219,475 148,442 89,425 38,443 0,435 17,382 13,319 66,311 82,264 78,212 93,159 161,184 252,166 290,105 359,85 370,30 418,24">
          <text:p/>
        </draw:polygon>
        <draw:polygon draw:style-name="gr4" draw:text-style-name="P2" draw:layer="layout" svg:width="0.357cm" svg:height="0.194cm" svg:x="26.813cm" svg:y="7.335cm" svg:viewBox="0 0 358 195" draw:points="286,43 308,45 310,63 286,85 358,147 353,172 332,169 324,195 287,187 231,156 206,164 159,144 143,151 74,127 42,97 44,72 0,41 11,0 173,27">
          <text:p/>
        </draw:polygon>
        <draw:polygon draw:style-name="gr3" draw:text-style-name="P3" draw:layer="layout" svg:width="0.357cm" svg:height="0.194cm" svg:x="26.813cm" svg:y="7.335cm" svg:viewBox="0 0 358 195" draw:points="286,43 308,45 310,63 286,85 358,147 353,172 332,169 324,195 287,187 231,156 206,164 159,144 143,151 74,127 42,97 44,72 0,41 11,0 173,27">
          <text:p/>
        </draw:polygon>
        <draw:polygon draw:style-name="gr4" draw:text-style-name="P2" draw:layer="layout" svg:width="1.771cm" svg:height="1.636cm" svg:x="21.376cm" svg:y="10.14cm" svg:viewBox="0 0 1772 1637" draw:points="1583,0 1577,101 1584,170 1626,198 1687,312 1741,381 1772,557 1671,547 1621,567 1531,561 1418,713 1402,864 1354,919 1331,1010 1294,1066 1298,1150 1261,1229 1184,1237 1146,1264 1089,1267 1085,1229 931,1284 931,1537 854,1519 801,1534 765,1606 682,1637 576,1616 516,1581 440,1595 412,1555 453,1552 520,1431 519,1311 473,1088 354,1031 282,1031 120,987 148,966 147,821 37,778 130,698 152,530 25,434 0,345 181,280 326,200 458,230 510,158 606,132 693,61 844,131 953,65 1000,92 1048,64 1118,111 1232,106 1327,105 1374,131">
          <text:p/>
        </draw:polygon>
        <draw:polygon draw:style-name="gr3" draw:text-style-name="P3" draw:layer="layout" svg:width="1.771cm" svg:height="1.636cm" svg:x="21.376cm" svg:y="10.14cm" svg:viewBox="0 0 1772 1637" draw:points="1583,0 1577,101 1584,170 1626,198 1687,312 1741,381 1772,557 1671,547 1621,567 1531,561 1418,713 1402,864 1354,919 1331,1010 1294,1066 1298,1150 1261,1229 1184,1237 1146,1264 1089,1267 1085,1229 931,1284 931,1537 854,1519 801,1534 765,1606 682,1637 576,1616 516,1581 440,1595 412,1555 453,1552 520,1431 519,1311 473,1088 354,1031 282,1031 120,987 148,966 147,821 37,778 130,698 152,530 25,434 0,345 181,280 326,200 458,230 510,158 606,132 693,61 844,131 953,65 1000,92 1048,64 1118,111 1232,106 1327,105 1374,131">
          <text:p/>
        </draw:polygon>
        <draw:polygon draw:style-name="gr4" draw:text-style-name="P2" draw:layer="layout" svg:width="5.225cm" svg:height="5.4cm" svg:x="19.95cm" svg:y="9.497cm" svg:viewBox="0 0 5226 5401" draw:points="0,2761 78,2732 141,2786 235,2723 313,2633 401,2513 398,2469 504,2351 490,2274 673,2435 802,2573 856,2656 929,2761 1037,2767 1116,2707 1091,2645 1169,2671 1248,2689 1322,2690 1347,2645 1326,2598 1332,2552 1384,2537 1507,2526 1547,2502 1584,2416 1557,2365 1582,2231 1764,2237 1838,2198 1866,2238 1942,2224 2002,2259 2108,2280 2191,2249 2227,2177 2280,2162 2357,2180 2357,1927 2511,1872 2515,1910 2572,1907 2610,1880 2687,1872 2724,1793 2720,1709 2757,1653 2780,1562 2828,1507 2844,1356 2957,1204 3047,1210 3097,1190 3198,1200 3167,1024 3113,955 3052,841 3010,813 3003,744 3009,643 2982,568 2994,505 3199,499 3114,393 3111,272 3181,215 3183,124 3243,148 3321,66 3441,0 3468,35 3525,31 3569,111 3642,93 3691,125 3755,131 3854,284 3884,396 3905,414 3903,539 4274,584 4333,585 4409,560 4456,496 4554,493 4578,571 4565,599 4617,602 4628,520 4712,515 4717,785 4764,829 4723,869 4645,899 4662,925 4594,1003 4606,1111 4648,1136 4682,1238 4706,1294 4763,1308 4804,1405 4832,1397 4839,1279 4922,1257 5012,1260 5044,1196 5057,1222 5044,1325 5014,1436 5047,1475 5071,1573 5127,1726 5180,1774 5217,1754 5226,1826 5197,1860 5137,1844 5119,1892 5059,1927 5010,1890 4895,1873 4829,1911 4768,1923 4709,2011 4704,2079 4731,2094 4739,2137 4765,2199 4802,2243 4794,2321 4800,2354 4792,2430 4820,2442 4846,2418 4885,2430 4875,2487 4891,2552 4865,2633 4839,2695 4877,2737 4872,2769 4834,2789 4846,2856 4899,2908 5001,2948 5129,3026 5137,3074 5062,3112 4826,3199 4805,3275 4710,3281 4596,3178 4556,3223 4539,3472 4402,3479 4493,3584 4444,3763 4360,3999 4278,4068 4202,4044 4242,4209 4163,4482 4162,4694 4038,4900 3874,5075 3829,5182 3815,5304 3767,5352 3585,5385 3498,5401 3274,5329 3189,5253 3008,5042 2857,4943 2743,4834 2742,4800 2643,4755 2384,4745 2173,4691 2083,4669 2031,4623 1849,4584 1679,4438 1539,4404 1485,4295 1405,4257 1412,4117 1369,3912 1313,3818 1281,3674 1179,3519 1049,3405 948,3380 871,3396 735,3364 670,3332 600,3243 367,3096 264,2985 203,2901 75,2841">
          <text:p/>
        </draw:polygon>
        <draw:polygon draw:style-name="gr3" draw:text-style-name="P3" draw:layer="layout" svg:width="5.225cm" svg:height="5.4cm" svg:x="19.95cm" svg:y="9.497cm" svg:viewBox="0 0 5226 5401" draw:points="0,2761 78,2732 141,2786 235,2723 313,2633 401,2513 398,2469 504,2351 490,2274 673,2435 802,2573 856,2656 929,2761 1037,2767 1116,2707 1091,2645 1169,2671 1248,2689 1322,2690 1347,2645 1326,2598 1332,2552 1384,2537 1507,2526 1547,2502 1584,2416 1557,2365 1582,2231 1764,2237 1838,2198 1866,2238 1942,2224 2002,2259 2108,2280 2191,2249 2227,2177 2280,2162 2357,2180 2357,1927 2511,1872 2515,1910 2572,1907 2610,1880 2687,1872 2724,1793 2720,1709 2757,1653 2780,1562 2828,1507 2844,1356 2957,1204 3047,1210 3097,1190 3198,1200 3167,1024 3113,955 3052,841 3010,813 3003,744 3009,643 2982,568 2994,505 3199,499 3114,393 3111,272 3181,215 3183,124 3243,148 3321,66 3441,0 3468,35 3525,31 3569,111 3642,93 3691,125 3755,131 3854,284 3884,396 3905,414 3903,539 4274,584 4333,585 4409,560 4456,496 4554,493 4578,571 4565,599 4617,602 4628,520 4712,515 4717,785 4764,829 4723,869 4645,899 4662,925 4594,1003 4606,1111 4648,1136 4682,1238 4706,1294 4763,1308 4804,1405 4832,1397 4839,1279 4922,1257 5012,1260 5044,1196 5057,1222 5044,1325 5014,1436 5047,1475 5071,1573 5127,1726 5180,1774 5217,1754 5226,1826 5197,1860 5137,1844 5119,1892 5059,1927 5010,1890 4895,1873 4829,1911 4768,1923 4709,2011 4704,2079 4731,2094 4739,2137 4765,2199 4802,2243 4794,2321 4800,2354 4792,2430 4820,2442 4846,2418 4885,2430 4875,2487 4891,2552 4865,2633 4839,2695 4877,2737 4872,2769 4834,2789 4846,2856 4899,2908 5001,2948 5129,3026 5137,3074 5062,3112 4826,3199 4805,3275 4710,3281 4596,3178 4556,3223 4539,3472 4402,3479 4493,3584 4444,3763 4360,3999 4278,4068 4202,4044 4242,4209 4163,4482 4162,4694 4038,4900 3874,5075 3829,5182 3815,5304 3767,5352 3585,5385 3498,5401 3274,5329 3189,5253 3008,5042 2857,4943 2743,4834 2742,4800 2643,4755 2384,4745 2173,4691 2083,4669 2031,4623 1849,4584 1679,4438 1539,4404 1485,4295 1405,4257 1412,4117 1369,3912 1313,3818 1281,3674 1179,3519 1049,3405 948,3380 871,3396 735,3364 670,3332 600,3243 367,3096 264,2985 203,2901 75,2841">
          <text:p/>
        </draw:polygon>
        <draw:polygon draw:style-name="gr4" draw:text-style-name="P2" draw:layer="layout" svg:width="0.122cm" svg:height="0.21cm" svg:x="44.181cm" svg:y="17.767cm" svg:viewBox="0 0 123 211" draw:points="5,0 56,43 123,98 82,150 104,199 11,211 0,138">
          <text:p/>
        </draw:polygon>
        <draw:polygon draw:style-name="gr3" draw:text-style-name="P3" draw:layer="layout" svg:width="0.122cm" svg:height="0.21cm" svg:x="44.181cm" svg:y="17.767cm" svg:viewBox="0 0 123 211" draw:points="5,0 56,43 123,98 82,150 104,199 11,211 0,138">
          <text:p/>
        </draw:polygon>
        <draw:polygon draw:style-name="gr4" draw:text-style-name="P2" draw:layer="layout" svg:width="0.352cm" svg:height="0.267cm" svg:x="39.715cm" svg:y="17.977cm" svg:viewBox="0 0 353 268" draw:points="252,0 314,7 353,80 276,142 188,192 136,251 17,268 0,246 14,119 49,56 137,34 190,1">
          <text:p/>
        </draw:polygon>
        <draw:polygon draw:style-name="gr3" draw:text-style-name="P3" draw:layer="layout" svg:width="0.352cm" svg:height="0.267cm" svg:x="39.715cm" svg:y="17.977cm" svg:viewBox="0 0 353 268" draw:points="252,0 314,7 353,80 276,142 188,192 136,251 17,268 0,246 14,119 49,56 137,34 190,1">
          <text:p/>
        </draw:polygon>
        <draw:polygon draw:style-name="gr4" draw:text-style-name="P2" draw:layer="layout" svg:width="1.254cm" svg:height="1.19cm" svg:x="30.674cm" svg:y="24.897cm" svg:viewBox="0 0 1255 1191" draw:points="1255,675 1060,748 934,833 881,917 838,963 768,966 739,1028 722,1069 638,1091 537,1074 481,1030 429,1008 365,1033 329,1096 266,1131 199,1186 109,1191 84,1140 101,1058 33,920 0,896 24,495 153,505 193,17 292,24 500,0 545,62 635,19 675,23 752,2 775,15 814,129 838,156 871,239 1004,407 1059,429 1053,477 1082,567 1180,602">
          <text:p/>
        </draw:polygon>
        <draw:polygon draw:style-name="gr3" draw:text-style-name="P3" draw:layer="layout" svg:width="1.254cm" svg:height="1.19cm" svg:x="30.674cm" svg:y="24.897cm" svg:viewBox="0 0 1255 1191" draw:points="1255,675 1060,748 934,833 881,917 838,963 768,966 739,1028 722,1069 638,1091 537,1074 481,1030 429,1008 365,1033 329,1096 266,1131 199,1186 109,1191 84,1140 101,1058 33,920 0,896 24,495 153,505 193,17 292,24 500,0 545,62 635,19 675,23 752,2 775,15 814,129 838,156 871,239 1004,407 1059,429 1053,477 1082,567 1180,602">
          <text:p/>
        </draw:polygon>
        <draw:polygon draw:style-name="gr4" draw:text-style-name="P2" draw:layer="layout" svg:width="1.759cm" svg:height="0.927cm" svg:x="30.382cm" svg:y="21.05cm" svg:viewBox="0 0 1760 928" draw:points="1760,882 1714,887 1629,867 1530,833 1479,834 1452,861 1408,856 1360,818 1197,851 1138,825 1118,831 1062,901 965,854 869,819 792,751 691,679 609,703 541,757 509,847 423,817 335,771 237,821 137,928 131,885 138,822 84,762 49,678 49,626 0,537 21,499 22,439 60,338 99,323 202,208 316,231 350,204 371,213 397,252 577,250 646,215 726,189 725,140 765,138 890,180 1029,152 1157,36 1236,1 1323,0 1324,58 1381,155 1370,207 1336,255 1336,297 1374,344 1463,422 1525,489 1517,531 1593,616 1638,683 1656,767 1746,837">
          <text:p/>
        </draw:polygon>
        <draw:polygon draw:style-name="gr3" draw:text-style-name="P3" draw:layer="layout" svg:width="1.759cm" svg:height="0.927cm" svg:x="30.382cm" svg:y="21.05cm" svg:viewBox="0 0 1760 928" draw:points="1760,882 1714,887 1629,867 1530,833 1479,834 1452,861 1408,856 1360,818 1197,851 1138,825 1118,831 1062,901 965,854 869,819 792,751 691,679 609,703 541,757 509,847 423,817 335,771 237,821 137,928 131,885 138,822 84,762 49,678 49,626 0,537 21,499 22,439 60,338 99,323 202,208 316,231 350,204 371,213 397,252 577,250 646,215 726,189 725,140 765,138 890,180 1029,152 1157,36 1236,1 1323,0 1324,58 1381,155 1370,207 1336,255 1336,297 1374,344 1463,422 1525,489 1517,531 1593,616 1638,683 1656,767 1746,837">
          <text:p/>
        </draw:polygon>
        <draw:path draw:style-name="gr4" draw:text-style-name="P2" draw:layer="layout" svg:width="5.759cm" svg:height="5.324cm" svg:x="29.694cm" svg:y="6.34cm" svg:viewBox="0 0 5760 5325" svg:d="M3332 161l11-6 251 21 100 22 190-21 124 94 40 85 143 11 79 102 155 61 39 70-11 81 48 86 182 49 160 144 96 94 104 54 78 54 70 72 73-53 65-86 108 99 80 67 99 46 93 11 51 829-13 528-101-41-88-71-57-13-43 61-57 48-77-10-67 72-76 49-46-50-30 40 5 67-36-8-111-101-34 109-39-99-51 42-4 44-60 13-93-25-127 1-71 9-39 31-94-27 30-94-98 22-113 89-24 44-92-34-6 88 75 15v56l-45 40-23 34-51 1-85-23-38 45-107 17-44 69-54 51 61 51-14 47-85 26-90-79 55 90-30 29 83 99 93 13 75-5 99 100 32 101-53 27-71-4-149-44-22-70-74 51-102-77 41 107h-99l-69-63-98-5 46 91 71 86 114 74-44 49-52 49-84 23-55-25-40-60h-75l-50-32-26-128 21-72 61-27-45-45-61-98-38-41-35-101 40-74-17-68-66-49 28-66-40-120-75-140-67-80-120-89-78 70-119-41-101-25-34 98-119 87-79 40-79 17-75 65-84 46-62 107-46 68-94-52-126-25h-152l-155 67 14 71 104 82 197 30 82-26 7 130 51 106 67 64 79 21 117-10 119-45 90 117 115 12 187 50 9 50-72 84-34 54 12 56-59 41-91 50-52 5-42 103-98-25-156-12-36 54-83 34 43 106 118 83 47 50-118 33-171 65-159 61-72-35-83 87-79 59-45 113-44 45-106 26-21 58-49 30-138 2-41-58-38-59-29-135-88-110 1-138 56-165 27-118 11-84-68-82-26-111-122-148-81-117-1 74 117 162 53 187-17 122-74 62-63-90-133 7-94 16-80 105-8 145 118 98-86-2-49 53-60-114-34-200-29-91-59-107 23-66 95 9 60 161 27-138 9-96 79-45 158 27 43-30-4-59 38-21-70-80-83-44-44-41-8-40 2-28-26-15 45-158 38-131-9-44-56-114-6-13-36-41 25-81 27-87-5-46-28 7-38-2-11-5-20-135 14-97-25-125 8-23 30-24 21-4 12 6 34 34 49 65 59 49 109 18 114 19 90-67 17 18 19-7 10-23 25-9 30 7-5-21 13-20 9 9 20-14 34 4 66-46 69-48 82-57 79-54 4-85 12-26 82-81 20-69 79-55 64-66 39-48 34-12 71 23 15-25-43-26 101-150 177-245 191-235 179-203 188-196 196-187 213-186 70-58 216-174zM2650 3500l30 65-40 72-21-11-28-92 23-37zM3673 4266l78-6 38 23-2 20-53 67-90 27-32-11 21-34 22-35 6-45zM2506 3679l24 36-14 21-29 4-49-47 21-21 40 1zM4197 4017l-23-48 42-29 54-5 27 53-10 58-53-11zM4433 4236l8-12 45-32 30 21-44 38-31-2zM4602 4295l-54-11-25-39 13-48 36 8 39 29 35 40-28 17zM4013 4116l50-36 92-46 60 39 49 39 62 16 58-35 54 4 27 46-51 37-53-5-42 44-48-8-31-36-46 9-37-2-33 31-38 31-9 57-29 60-36 40-59 7-49-19-18-35 5-59 38-30 42-91zM4876 4008l-44 1-10-39 31-60 59 19-4 48zM4907 4088l-43-7 18-38 41-21 8 17-9 48zM794 5091l-74-46-102-59 36 55-31 54-40-31-40 72 27 39-42 81-90-26 20 58-65 11-75 26-106-34-4-39 26-58 97 20 17-24-95-103 9-51 50 63 37-82 2-91 22-164 37-10 36 56 37-34 65 75 185 98 65 54 37 70-8 36zM2938 3656l-67 34-66 40-54-20-11 42-56 21-12-63 69-69 66-4-31-80-14-103 74 18 31-73 26 74 81 55 88 73-29 28-53-18 2 33zM3605 4274l26 55-95 51-77 28-51-14-4 80-89 13-79 83-59 24-121 15-29-95-108 90-46 68-124 50-25 76-79-25-116-110 65-56 133-57 3-67-65-21-83 38-72 61-36 16-126 17-81-33 50-66 132-119-123 56-87 46-44 2 90-149 105-104 79-50 26 28 89-62 85-58-34-10 46-155 59-26 67 66-40 93-27 107 47-3 50 37 87 98 55 4 46-4 83-48 78-73 16 39 90-15 24-33 54-15-21-36 25-77 110-126 85-60 59-48 57-2 18 69 37-46 109 67 69 93 16 63-31 94-50-68-82-19 63 84-9 104-145-7-68-44zM4140 3920l-54 52-70 34-49-115 12-51-42-95 36-31 98 60 44 45 25 52zM5105 3625l-23 112-33 103-43 14-28 33-35-96 4-52 25-18 37-75 44-36zM4602 441l-82 34-53-164-142-87 37-11 91 47 69 54 70 32 47 58 15 46zM4819 4214l-51 14-85 4-53-36-41-35 44-17 62 6 54-32-1 47 44 8zM3337 68l27-43 183-25 59 30 110 5 42 29 104-20 82 56 13 34-109 13-65 5-90 25-60-28-87-36-122-1zM4993 3423l-58-10-92 29-51-20-62-34 31-52 56-127 13-107-21-55 91-103 42 50 118 42-2 61-2 104-8 96 59 71zM4638 3797l-13 35-31 14-42-49-17-63 91-84 51-94 47-28 23 37-37 85 135-83 56 1 7 140-13 46-101-1-89-42-56 21 103 86-2 56-35 4-41-48zM4398 3521l-67-17-96-87-67-65-100-1-103 8-35-45 53-60-57-17-19-47 83-43 88-26 40-40 48-89 96-87 72-58 56 42 77-1 32-34 100 72-21 26-54 52-62 27-42 51 94-17 83-54 59-24 42 36-70 91 60-30 85 3 7 106-5 61-66 120-48-5-10-65-60 77-82-30-4 81-55-17-100-88 13 57 99 95-20 36zM4179 3631l88 36 6 76-52 11-40 59-33-20-16-70-82 3-75-87 15-85 37-20 55 17 144 7 25 33zM4439 3576l-39 33-40-6-23-90 103 40zM4467 4066l-58-28-45-48-53-81 35-49 42-9 47 59 37-42 62 79-30 18-9 64-38 23zM4738 4483l13 39-10 21 26 16-30 37-66-28-43 8-41 11-74-39-51-1-7-51-41-97 24-40 50-30 57 16 31 33 9 38 33-33 48 13 48 33zM4781 4664l-2 38-13 20-8 40 20 49-18 12-38-7 46 51 3 30-6 33-20 42-15 1-3 49-23 30-21 27-24 34-26 27-43 22-32-9-37-58-9-50-20-25-14 39-54-68-18-45-78-74 2-49-16-24 24-73-30 24-11-26-65-9-25-42-10-54-35-35-12-53-27-11-21 46-27-13-23-107 73-50 39-85 41-27 42-41 49 35-13 60 80 46-4 18-91 28 89 17 47-20 24 48-6 55 30 32 60 2 56 33-44 47-22 7 17 54 41-32 42-66h56l48 22 43 8zM2990 4180l-20-42 18-54 60 11 54 44-3 47-47 23-49-18zM3761 3462l-56-11-12-52 73-21 17-38 86-3-1 57 17 61-60 9-36 4zM719 4363l4 29-51 100-65 77-22-1 4-40 57-100zM372 4354l-63 22-27 61-11 80-41-48-1-33 70-103 43-16z">
          <text:p/>
        </draw:path>
        <draw:polygon draw:style-name="gr3" draw:text-style-name="P3" draw:layer="layout" svg:width="5.759cm" svg:height="4.932cm" svg:x="29.694cm" svg:y="6.495cm" svg:viewBox="0 0 5760 4933" draw:points="3332,6 3343,0 3594,21 3694,43 3884,22 4008,116 4048,201 4191,212 4270,314 4425,375 4464,445 4464,445 4453,526 4501,612 4683,661 4843,805 4939,899 5043,953 5121,1007 5191,1079 5264,1026 5329,940 5437,1039 5517,1106 5616,1152 5709,1163 5760,1992 5747,2520 5747,2520 5646,2479 5558,2408 5501,2395 5458,2456 5401,2504 5324,2494 5257,2566 5181,2615 5135,2565 5105,2605 5110,2672 5074,2664 4963,2563 4929,2672 4890,2573 4839,2615 4835,2659 4775,2672 4682,2647 4555,2648 4484,2657 4445,2688 4351,2661 4381,2567 4283,2589 4170,2678 4146,2722 4054,2688 4048,2776 4123,2791 4123,2847 4078,2887 4055,2921 4004,2922 3919,2899 3881,2944 3774,2961 3730,3030 3676,3081 3737,3132 3723,3179 3638,3205 3548,3126 3603,3216 3573,3245 3656,3344 3749,3357 3824,3352 3923,3452 3955,3553 3902,3580 3831,3576 3682,3532 3660,3462 3586,3513 3484,3436 3525,3543 3426,3543 3357,3480 3259,3475 3305,3566 3376,3652 3490,3726 3446,3775 3394,3824 3310,3847 3255,3822 3215,3762 3140,3762 3090,3730 3064,3602 3085,3530 3146,3503 3101,3458 3040,3360 3002,3319 2967,3218 3007,3144 2990,3076 2924,3027 2952,2961 2912,2841 2837,2701 2770,2621 2650,2532 2572,2602 2453,2561 2352,2536 2318,2634 2199,2721 2120,2761 2041,2778 1966,2843 1882,2889 1820,2996 1774,3064 1680,3012 1554,2987 1402,2987 1247,3054 1261,3125 1365,3207 1562,3237 1644,3211 1651,3341 1702,3447 1769,3511 1848,3532 1965,3522 2084,3477 2174,3594 2289,3606 2476,3656 2485,3706 2413,3790 2379,3844 2391,3900 2332,3941 2241,3991 2189,3996 2147,4099 2049,4074 1893,4062 1857,4116 1774,4150 1817,4256 1935,4339 1982,4389 1864,4422 1693,4487 1534,4548 1462,4513 1379,4600 1300,4659 1255,4772 1211,4817 1105,4843 1084,4901 1035,4931 897,4933 856,4875 818,4816 789,4681 701,4571 702,4433 758,4268 785,4150 796,4066 728,3984 702,3873 580,3725 499,3608 498,3682 615,3844 668,4031 651,4153 577,4215 514,4125 381,4132 287,4148 207,4253 199,4398 317,4496 231,4494 182,4547 122,4433 88,4233 59,4142 0,4035 23,3969 118,3978 178,4139 205,4001 214,3905 293,3860 451,3887 494,3857 490,3798 528,3777 458,3697 375,3653 331,3612 323,3572 325,3544 299,3529 344,3371 382,3240 373,3196 317,3082 311,3069 275,3028 300,2947 327,2860 322,2814 294,2821 256,2819 245,2814 225,2679 239,2582 214,2457 222,2434 252,2410 273,2406 285,2412 319,2446 368,2511 427,2560 536,2578 650,2597 740,2530 757,2548 776,2541 786,2518 811,2509 841,2516 836,2495 849,2475 858,2484 878,2470 912,2474 978,2428 1047,2380 1129,2323 1208,2269 1212,2184 1224,2158 1306,2077 1326,2008 1405,1953 1469,1887 1508,1839 1542,1827 1613,1850 1628,1825 1585,1799 1686,1649 1863,1404 2054,1169 2233,966 2421,770 2617,583 2830,397 2900,339 3116,165">
          <text:p/>
        </draw:polygon>
        <draw:polygon draw:style-name="gr3" draw:text-style-name="P3" draw:layer="layout" svg:width="0.088cm" svg:height="0.139cm" svg:x="32.285cm" svg:y="9.837cm" svg:viewBox="0 0 89 140" draw:points="59,3 89,68 49,140 28,129 0,37 23,0">
          <text:p/>
        </draw:polygon>
        <draw:polygon draw:style-name="gr3" draw:text-style-name="P3" draw:layer="layout" svg:width="0.176cm" svg:height="0.136cm" svg:x="33.305cm" svg:y="10.6cm" svg:viewBox="0 0 177 137" draw:points="61,6 139,0 177,23 175,43 122,110 32,137 0,126 21,92 43,57 49,12">
          <text:p/>
        </draw:polygon>
        <draw:polygon draw:style-name="gr3" draw:text-style-name="P3" draw:layer="layout" svg:width="0.091cm" svg:height="0.067cm" svg:x="32.132cm" svg:y="10.012cm" svg:viewBox="0 0 92 68" draw:points="68,7 92,43 78,64 49,68 0,21 21,0 61,1">
          <text:p/>
        </draw:polygon>
        <draw:polygon draw:style-name="gr3" draw:text-style-name="P3" draw:layer="layout" svg:width="0.122cm" svg:height="0.11cm" svg:x="33.867cm" svg:y="10.275cm" svg:viewBox="0 0 123 111" draw:points="23,82 0,34 42,5 96,0 123,53 113,111 60,100">
          <text:p/>
        </draw:polygon>
        <draw:polygon draw:style-name="gr3" draw:text-style-name="P3" draw:layer="layout" svg:width="0.082cm" svg:height="0.058cm" svg:x="34.126cm" svg:y="10.532cm" svg:viewBox="0 0 83 59" draw:points="0,44 8,32 53,0 83,21 39,59 8,57">
          <text:p/>
        </draw:polygon>
        <draw:polygon draw:style-name="gr3" draw:text-style-name="P3" draw:layer="layout" svg:width="0.122cm" svg:height="0.097cm" svg:x="34.216cm" svg:y="10.537cm" svg:viewBox="0 0 123 98" draw:points="79,98 25,87 0,48 13,0 49,8 88,37 123,77 95,94">
          <text:p/>
        </draw:polygon>
        <draw:polygon draw:style-name="gr3" draw:text-style-name="P3" draw:layer="layout" svg:width="0.578cm" svg:height="0.373cm" svg:x="33.579cm" svg:y="10.374cm" svg:viewBox="0 0 579 374" draw:points="127,82 177,46 269,0 329,39 378,78 440,94 498,59 552,63 579,109 528,146 475,141 433,185 385,177 354,141 308,150 271,148 238,179 200,210 191,267 162,327 126,367 67,374 18,355 0,320 5,261 43,231 85,140">
          <text:p/>
        </draw:polygon>
        <draw:polygon draw:style-name="gr3" draw:text-style-name="P3" draw:layer="layout" svg:width="0.089cm" svg:height="0.098cm" svg:x="34.515cm" svg:y="10.25cm" svg:viewBox="0 0 90 99" draw:points="54,98 10,99 0,60 31,0 90,19 86,67">
          <text:p/>
        </draw:polygon>
        <draw:polygon draw:style-name="gr3" draw:text-style-name="P3" draw:layer="layout" svg:width="0.066cm" svg:height="0.065cm" svg:x="34.557cm" svg:y="10.362cm" svg:viewBox="0 0 67 66" draw:points="43,66 0,59 18,21 59,0 67,17 58,65">
          <text:p/>
        </draw:polygon>
        <draw:polygon draw:style-name="gr3" draw:text-style-name="P3" draw:layer="layout" svg:width="0.626cm" svg:height="0.572cm" svg:x="29.902cm" svg:y="11.092cm" svg:viewBox="0 0 627 573" draw:points="586,339 512,293 410,234 446,289 415,343 375,312 335,384 362,423 320,504 230,478 250,536 185,547 110,573 4,539 0,500 26,442 123,462 140,438 45,335 54,284 104,347 141,265 143,174 165,10 202,0 238,56 275,22 340,97 525,195 590,249 627,319 619,355">
          <text:p/>
        </draw:polygon>
        <draw:polygon draw:style-name="gr3" draw:text-style-name="P3" draw:layer="layout" svg:width="0.389cm" svg:height="0.373cm" svg:x="32.366cm" svg:y="9.739cm" svg:viewBox="0 0 390 374" draw:points="266,257 199,291 133,331 79,311 68,353 12,374 0,311 69,242 135,238 104,158 90,55 164,73 195,0 221,74 302,129 390,202 361,230 308,212 310,245">
          <text:p/>
        </draw:polygon>
        <draw:polygon draw:style-name="gr3" draw:text-style-name="P3" draw:layer="layout" svg:width="1.738cm" svg:height="0.999cm" svg:x="31.889cm" svg:y="10.138cm" svg:viewBox="0 0 1739 1000" draw:points="1410,476 1436,531 1341,582 1264,610 1213,596 1209,676 1120,689 1041,772 982,796 861,811 832,716 724,806 678,874 554,924 529,1000 450,975 334,865 399,809 532,752 535,685 470,664 387,702 315,763 279,779 153,796 72,763 122,697 254,578 131,634 44,680 0,682 90,533 195,429 274,379 300,407 389,345 474,287 440,277 486,122 545,96 612,162 572,255 545,362 592,359 642,396 729,494 784,498 830,494 913,446 991,373 1007,412 1097,397 1121,364 1175,349 1154,313 1179,236 1289,110 1374,50 1433,2 1490,0 1508,69 1545,23 1654,90 1723,183 1739,246 1708,340 1658,272 1576,253 1639,337 1630,441 1485,434 1417,390">
          <text:p/>
        </draw:polygon>
        <draw:polygon draw:style-name="gr3" draw:text-style-name="P3" draw:layer="layout" svg:width="0.202cm" svg:height="0.291cm" svg:x="33.63cm" svg:y="10.054cm" svg:viewBox="0 0 203 292" draw:points="203,206 149,258 79,292 30,177 42,126 0,31 36,0 134,60 178,105 203,157">
          <text:p/>
        </draw:polygon>
        <draw:polygon draw:style-name="gr3" draw:text-style-name="P3" draw:layer="layout" svg:width="0.161cm" svg:height="0.276cm" svg:x="34.636cm" svg:y="9.95cm" svg:viewBox="0 0 162 277" draw:points="162,15 162,15 139,127 106,230 63,244 35,277 0,181 4,129 29,111 66,36 110,0">
          <text:p/>
        </draw:polygon>
        <draw:polygon draw:style-name="gr3" draw:text-style-name="P3" draw:layer="layout" svg:width="0.328cm" svg:height="0.261cm" svg:x="34.018cm" svg:y="6.553cm" svg:viewBox="0 0 329 262" draw:points="277,228 195,262 142,98 0,11 37,0 128,47 197,101 267,133 314,191 329,237">
          <text:p/>
        </draw:polygon>
        <draw:polygon draw:style-name="gr3" draw:text-style-name="P3" draw:layer="layout" svg:width="0.229cm" svg:height="0.113cm" svg:x="34.282cm" svg:y="10.458cm" svg:viewBox="0 0 230 114" draw:points="230,96 179,110 94,114 41,78 0,43 44,26 106,32 160,0 159,47 203,55">
          <text:p/>
        </draw:polygon>
        <draw:polygon draw:style-name="gr3" draw:text-style-name="P3" draw:layer="layout" svg:width="0.619cm" svg:height="0.176cm" svg:x="33.031cm" svg:y="6.34cm" svg:viewBox="0 0 620 177" draw:points="0,68 27,25 210,0 269,30 379,35 421,64 525,44 607,100 620,134 511,147 446,152 356,177 296,149 209,113 87,112">
          <text:p/>
        </draw:polygon>
        <draw:polygon draw:style-name="gr3" draw:text-style-name="P3" draw:layer="layout" svg:width="0.376cm" svg:height="0.497cm" svg:x="34.423cm" svg:y="9.284cm" svg:viewBox="0 0 377 498" draw:points="263,479 205,469 113,498 62,478 0,444 31,392 87,265 100,158 79,103 170,0 212,50 330,92 328,153 326,257 318,353 377,424">
          <text:p/>
        </draw:polygon>
        <draw:polygon draw:style-name="gr3" draw:text-style-name="P3" draw:layer="layout" svg:width="0.372cm" svg:height="0.349cm" svg:x="34.228cm" svg:y="9.868cm" svg:viewBox="0 0 373 350" draw:points="103,269 90,304 59,318 17,269 0,206 91,122 142,28 189,0 212,37 175,122 310,39 366,40 373,180 360,226 259,225 170,183 114,204 217,290 215,346 180,350 139,302">
          <text:p/>
        </draw:polygon>
        <draw:polygon draw:style-name="gr3" draw:text-style-name="P3" draw:layer="layout" svg:width="0.872cm" svg:height="0.673cm" svg:x="33.6cm" svg:y="9.187cm" svg:viewBox="0 0 873 674" draw:points="491,674 424,657 328,570 261,505 161,504 58,512 23,467 76,407 19,390 0,343 83,300 171,274 211,234 259,145 355,58 427,0 483,42 560,41 592,7 692,79 671,105 617,157 555,184 513,235 607,218 690,164 749,140 791,176 721,267 781,237 866,240 873,346 868,407 802,527 754,522 744,457 684,534 602,504 598,585 543,568 443,480 456,537 555,632 535,668">
          <text:p/>
        </draw:polygon>
        <draw:polygon draw:style-name="gr3" draw:text-style-name="P3" draw:layer="layout" svg:width="0.297cm" svg:height="0.278cm" svg:x="33.668cm" svg:y="9.874cm" svg:viewBox="0 0 298 279" draw:points="204,97 292,133 298,209 246,220 206,279 173,259 157,189 75,192 0,105 15,20 52,0 107,17 251,24 276,57">
          <text:p/>
        </draw:polygon>
        <draw:polygon draw:style-name="gr3" draw:text-style-name="P3" draw:layer="layout" svg:width="0.102cm" svg:height="0.095cm" svg:x="34.03cm" svg:y="9.853cm" svg:viewBox="0 0 103 96" draw:points="102,63 63,96 23,90 0,0 103,40">
          <text:p/>
        </draw:polygon>
        <draw:polygon draw:style-name="gr3" draw:text-style-name="P3" draw:layer="layout" svg:width="0.222cm" svg:height="0.214cm" svg:x="34.004cm" svg:y="10.191cm" svg:viewBox="0 0 223 215" draw:points="156,215 98,187 53,139 0,58 35,9 77,0 124,59 161,17 223,96 193,114 184,178 146,201">
          <text:p/>
        </draw:polygon>
        <draw:polygon draw:style-name="gr3" draw:text-style-name="P3" draw:layer="layout" svg:width="0.352cm" svg:height="0.266cm" svg:x="34.107cm" svg:y="10.669cm" svg:viewBox="0 0 353 267" draw:points="324,154 337,193 327,214 353,230 323,267 257,239 214,247 173,258 99,219 48,218 41,167 0,70 24,30 74,0 131,16 162,49 171,87 204,54 252,67 300,100">
          <text:p/>
        </draw:polygon>
        <draw:polygon draw:style-name="gr3" draw:text-style-name="P3" draw:layer="layout" svg:width="0.728cm" svg:height="0.918cm" svg:x="33.745cm" svg:y="10.583cm" svg:viewBox="0 0 729 919" draw:points="729,421 727,459 714,479 706,519 726,568 708,580 670,573 716,624 719,654 713,687 693,729 678,730 675,779 652,809 631,836 607,870 581,897 538,919 506,910 469,852 460,802 440,777 426,816 372,748 354,703 276,629 278,580 262,556 286,483 256,507 245,481 180,472 155,430 145,376 110,341 98,288 71,277 50,323 23,310 0,203 73,153 112,68 153,41 195,0 244,35 231,95 311,141 307,159 216,187 305,204 352,184 376,232 370,287 400,319 460,321 516,354 472,401 450,408 467,462 508,430 550,364 606,364 654,386 697,394">
          <text:p/>
        </draw:polygon>
        <draw:polygon draw:style-name="gr3" draw:text-style-name="P3" draw:layer="layout" svg:width="0.131cm" svg:height="0.124cm" svg:x="32.664cm" svg:y="10.424cm" svg:viewBox="0 0 132 125" draw:points="20,96 0,54 18,0 78,11 132,55 129,102 82,125 33,107">
          <text:p/>
        </draw:polygon>
        <draw:polygon draw:style-name="gr3" draw:text-style-name="P3" draw:layer="layout" svg:width="0.191cm" svg:height="0.13cm" svg:x="33.386cm" svg:y="9.677cm" svg:viewBox="0 0 192 131" draw:points="68,125 12,114 0,62 73,41 90,3 176,0 175,57 192,118 132,127 96,131">
          <text:p/>
        </draw:polygon>
        <draw:polygon draw:style-name="gr3" draw:text-style-name="P3" draw:layer="layout" svg:width="0.137cm" svg:height="0.205cm" svg:x="30.279cm" svg:y="10.703cm" svg:viewBox="0 0 138 206" draw:points="134,0 138,29 87,129 22,206 0,205 4,165 61,65">
          <text:p/>
        </draw:polygon>
        <draw:polygon draw:style-name="gr3" draw:text-style-name="P3" draw:layer="layout" svg:width="0.142cm" svg:height="0.199cm" svg:x="29.923cm" svg:y="10.657cm" svg:viewBox="0 0 143 200" draw:points="143,37 80,59 53,120 42,200 1,152 0,119 70,16 113,0">
          <text:p/>
        </draw:polygon>
        <draw:polygon draw:style-name="gr4" draw:text-style-name="P2" draw:layer="layout" svg:width="0.382cm" svg:height="0.279cm" svg:x="31.592cm" svg:y="16.03cm" svg:viewBox="0 0 383 280" draw:points="355,129 347,150 321,171 345,211 383,236 352,279 308,280 257,233 215,269 175,252 171,226 106,239 65,222 45,178 47,113 0,109 31,59 124,30 138,0 166,31 198,24 262,63 292,48">
          <text:p/>
        </draw:polygon>
        <draw:polygon draw:style-name="gr3" draw:text-style-name="P3" draw:layer="layout" svg:width="0.382cm" svg:height="0.279cm" svg:x="31.592cm" svg:y="16.03cm" svg:viewBox="0 0 383 280" draw:points="355,129 347,150 321,171 345,211 383,236 352,279 308,280 257,233 215,269 175,252 171,226 106,239 65,222 45,178 47,113 0,109 31,59 124,30 138,0 166,31 198,24 262,63 292,48">
          <text:p/>
        </draw:polygon>
        <draw:path draw:style-name="gr4" draw:text-style-name="P2" draw:layer="layout" svg:width="5.07cm" svg:height="0.925cm" svg:x="16.998cm" svg:y="10.022cm" svg:viewBox="0 0 5071 926" svg:d="M392 757l-297 37 9 85 1 47-56-20-49-62v-38l5-47 32-63 7-85 59-113 57-95 129-141-16 74-69 130-31 116 67 31 95 13 65 70zM5071 179l-87 71-96 26-52 72-132-30-145 80-181 65 25 89-32 18-142-33-76-130-223 23-45-22-50 41-90-77-133-66-126-31-128 25-145-58-226 78-21 32-123 13-138-49-111 16-97-72-123 16-126 49-57-58-122-13-140-5-160 39-33-36-151 46-44 51-61-24-20 48-49 18-31-38-77 22-182-9-121-32-66 21-89-15-70-58-140 33-43 39 18 55-100 15-72 47 10 205-11 81-8-75-38-36-58-68-127 6-8-33 29-99 77-110 57-119 79-43 82 9 81-61 223-57 135 14 120 77 14-146 134 66 227-5-30 114 284 8 26-73-172-3 9-65 196-2 252-7 99 33 125-50 149-32 12 45 225 37 224 49 205 23 198-51 114 22 164-33 171 52 262-7 282 11 303 12 219-29 187-45 39 64z">
          <text:p/>
        </draw:path>
        <draw:polygon draw:style-name="gr3" draw:text-style-name="P3" draw:layer="layout" svg:width="0.399cm" svg:height="0.663cm" svg:x="16.998cm" svg:y="10.284cm" svg:viewBox="0 0 400 664" draw:points="392,495 95,532 104,617 105,664 49,644 0,582 0,544 5,497 37,434 44,349 103,236 160,141 289,0 273,74 204,204 173,320 240,351 335,364 400,434">
          <text:p/>
        </draw:polygon>
        <draw:polygon draw:style-name="gr3" draw:text-style-name="P3" draw:layer="layout" svg:width="4.872cm" svg:height="0.756cm" svg:x="17.196cm" svg:y="10.022cm" svg:viewBox="0 0 4873 757" draw:points="4873,179 4786,250 4690,276 4638,348 4506,318 4361,398 4180,463 4205,552 4173,570 4031,537 3955,407 3732,430 3687,408 3637,449 3547,372 3414,306 3288,275 3160,300 3015,242 2789,320 2768,352 2645,365 2507,316 2396,332 2299,260 2176,276 2050,325 1993,267 1871,254 1731,249 1571,288 1538,252 1387,298 1343,349 1282,325 1262,373 1213,391 1182,353 1105,375 923,366 802,334 736,355 647,340 577,282 437,315 394,354 412,409 312,424 240,471 250,676 239,757 231,682 193,646 135,578 8,584 0,551 29,452 106,342 106,342 163,223 242,180 324,189 405,128 628,71 763,85 883,162 897,16 1031,82 1258,77 1228,191 1512,199 1538,126 1366,123 1375,58 1571,56 1823,49 1922,82 2047,32 2196,0 2208,45 2433,82 2657,131 2862,154 3060,103 3174,125 3338,92 3509,144 3771,137 4053,148 4356,160 4575,131 4762,86 4801,150">
          <text:p/>
        </draw:polygon>
        <draw:path draw:style-name="gr5" draw:text-style-name="P4" draw:layer="layout" svg:width="4.9cm" svg:height="5.646cm" svg:x="37.545cm" svg:y="12.705cm" svg:viewBox="0 0 4901 5647" svg:d="M4843 4659l-98 55-86-74-4-89 61-133 47-55 55 11 9 83 38 73zM438 4272l-38-62 41-59-169-161 132-128 27-47-52-232 164-51 11-75-60-112 51-48 9-106 22-27 64 63 93 17 126-29 106 49 56 143 56 27 98-45 105-61 132-6 51-25 104 65 88 24 76-72 159-110 78-101 78-52 152-46 79-86 57-4 26-133 69-149 86-113 36-118-10-100 7-82-41-15-55-8-34-93 39-34 76-62-1-117 39-147-32-107 5-76 55-123 49-54-34-34-117 20-71 38 3 86-64 63-14 52-55-12-70-128-57-92 94-59-8-149-49-30-79-139-14-62-62-36-48 24-24-92 25-100 44-97 85-91 72-43 139 13 63-4 85 9 130 27 97-123 125-58 128 18 49-130-22-96 12-159 98 92 34 53 126 89 99 113-64 99 13 97 113 26 137 83-17 49 61 31-96 23 50 71-15 169 69 20-43 76-57 22 50 110 9 136 32 119-39 146 12 100-27 116-22-81-53-11-31-119-84 8-7 102 14 150 34 103-50 89 20 80 100 7 64-59 49 32 76-48-13-155 90-50 38-57 65 24-48 150 31 84-4 128 43 101 122-57 127 39 133 13 122-7 78 59-10 82 71 18 68-34 76 79 67 87-25 62 65 159 81 187 58 192-3 214-15 210-70 123-2 99-57 6 6 99-58 182-67 117 76 127-39 60-91-39-19-57-138 101-22 61-107 73-77 7-41-68-92 69-75 9-21 130-72 101-69 73-25 73-32 62 119 97-51 47-29-15-41-38-40 96-56 21-103 29-46-110-75 35-102-73-82 107-89-134 13-164-67-87-68-76-59 12-79-33-44 54-106 69-5-70-91-29-28 99-93 36-53 153-27 147-67 71-62 1-53 33-88 22-35 63-14 127-64-83-47 63-124 62-130 44-111-1-92 24-64-36-66 15-143-19-100 8-28 51-182-12-134-27-86-118 79-18-24-62-67-42-34-102-166-90-178 22-66-80-92-26-30-28-41-62-14-48-67-5-26 25-65-102 15-38-23-23 64-91 52-49 101-24 1-90 106-65 10-60 104-128z">
          <text:p/>
        </draw:path>
        <draw:polygon draw:style-name="gr3" draw:text-style-name="P3" draw:layer="layout" svg:width="0.209cm" svg:height="0.35cm" svg:x="42.2cm" svg:y="17.067cm" svg:viewBox="0 0 210 351" draw:points="188,296 90,351 4,277 0,188 61,55 108,0 163,11 172,94 210,167">
          <text:p/>
        </draw:polygon>
        <draw:polygon draw:style-name="gr3" draw:text-style-name="P3" draw:layer="layout" svg:width="4.9cm" svg:height="5.646cm" svg:x="37.545cm" svg:y="12.705cm" svg:viewBox="0 0 4901 5647" draw:points="438,4272 400,4210 441,4151 272,3990 404,3862 431,3815 379,3583 543,3532 554,3457 494,3345 545,3297 554,3191 576,3164 640,3227 733,3244 859,3215 965,3264 1021,3407 1077,3434 1175,3389 1280,3328 1412,3322 1463,3297 1567,3362 1655,3386 1731,3314 1890,3204 1968,3103 2046,3051 2198,3005 2277,2919 2334,2915 2360,2782 2429,2633 2515,2520 2551,2402 2541,2302 2548,2220 2507,2205 2452,2197 2418,2104 2457,2070 2533,2008 2532,1891 2571,1744 2539,1637 2544,1561 2599,1438 2648,1384 2614,1350 2497,1370 2426,1408 2429,1494 2365,1557 2351,1609 2296,1597 2226,1469 2169,1377 2263,1318 2255,1169 2206,1139 2127,1000 2113,938 2051,902 2003,926 1979,834 2004,734 2048,637 2133,546 2205,503 2344,516 2407,512 2492,521 2622,548 2719,425 2844,367 2972,385 3021,255 2999,159 3011,0 3109,92 3143,145 3269,234 3368,347 3304,446 3317,543 3430,569 3567,652 3550,701 3611,732 3515,755 3565,826 3550,995 3619,1015 3576,1091 3519,1113 3569,1223 3578,1359 3610,1478 3571,1624 3583,1724 3556,1840 3534,1759 3481,1748 3450,1629 3366,1637 3359,1739 3373,1889 3407,1992 3357,2081 3377,2161 3477,2168 3541,2109 3590,2141 3666,2093 3653,1938 3743,1888 3781,1831 3846,1855 3798,2005 3829,2089 3825,2217 3868,2318 3990,2261 4117,2300 4250,2313 4372,2306 4450,2365 4440,2447 4511,2465 4579,2431 4655,2510 4722,2597 4697,2659 4762,2818 4843,3005 4901,3197 4898,3411 4883,3621 4813,3744 4811,3843 4754,3849 4760,3948 4702,4130 4635,4247 4711,4374 4672,4434 4581,4395 4562,4338 4424,4439 4402,4500 4295,4573 4218,4580 4177,4512 4085,4581 4010,4590 3989,4720 3917,4821 3848,4894 3823,4967 3791,5029 3910,5126 3859,5173 3830,5158 3789,5120 3749,5216 3693,5237 3590,5266 3544,5156 3469,5191 3367,5118 3285,5225 3196,5091 3209,4927 3142,4840 3074,4764 3015,4776 2936,4743 2892,4797 2786,4866 2781,4796 2690,4767 2662,4866 2569,4902 2516,5055 2489,5202 2422,5273 2360,5274 2307,5307 2219,5329 2184,5392 2170,5519 2106,5436 2059,5499 1935,5561 1805,5605 1694,5604 1602,5628 1538,5592 1472,5607 1329,5588 1229,5596 1201,5647 1019,5635 885,5608 799,5490 878,5472 854,5410 787,5368 753,5266 587,5176 409,5198 343,5118 251,5092 221,5064 180,5002 166,4954 99,4949 73,4974 8,4872 23,4834 0,4811 64,4720 116,4671 217,4647 218,4557 324,4492 334,4432 438,4304">
          <text:p/>
        </draw:polygon>
        <draw:polygon draw:style-name="gr4" draw:text-style-name="P2" draw:layer="layout" svg:width="0.917cm" svg:height="1.073cm" svg:x="27.407cm" svg:y="19.411cm" svg:viewBox="0 0 918 1074" draw:points="322,8 344,8 367,50 460,115 502,94 521,110 564,120 553,184 590,187 650,201 690,262 690,317 731,377 790,372 850,401 918,483 866,681 764,757 667,882 673,1026 646,1074 588,1040 511,960 430,911 272,837 169,816 24,777 0,757 56,660 75,652 94,601 65,512 29,475 9,415 63,380 81,312 105,280 124,294 159,245 162,215 183,206 236,224 259,105 259,34 293,0">
          <text:p/>
        </draw:polygon>
        <draw:polygon draw:style-name="gr3" draw:text-style-name="P3" draw:layer="layout" svg:width="0.917cm" svg:height="1.073cm" svg:x="27.407cm" svg:y="19.411cm" svg:viewBox="0 0 918 1074" draw:points="322,8 344,8 367,50 460,115 502,94 521,110 564,120 553,184 590,187 650,201 690,262 690,317 731,377 790,372 850,401 918,483 866,681 764,757 667,882 673,1026 646,1074 588,1040 511,960 430,911 272,837 169,816 24,777 0,757 56,660 75,652 94,601 65,512 29,475 9,415 63,380 81,312 105,280 124,294 159,245 162,215 183,206 236,224 259,105 259,34 293,0">
          <text:p/>
        </draw:polygon>
        <draw:polygon draw:style-name="gr4" draw:text-style-name="P2" draw:layer="layout" svg:width="1.165cm" svg:height="1.533cm" svg:x="29.547cm" svg:y="20.515cm" svg:viewBox="0 0 1166 1534" draw:points="1141,5 1166,104 1148,192 1117,276 1153,416 1080,391 1041,389 985,357 938,409 994,510 1046,550 1050,610 1068,713 1037,743 934,858 895,873 857,974 856,1034 835,1072 884,1161 884,1213 919,1297 973,1357 966,1420 972,1463 947,1534 843,1474 737,1408 561,1353 545,1341 458,1334 377,1289 308,1276 79,1193 127,1090 97,978 40,930 30,856 0,822 13,785 78,703 182,598 221,612 325,564 377,581 436,664 542,651 571,600 618,556 659,496 746,465 801,382 838,363 877,301 937,230 1078,166 1098,126 1120,107 1085,39 1103,0">
          <text:p/>
        </draw:polygon>
        <draw:polygon draw:style-name="gr3" draw:text-style-name="P3" draw:layer="layout" svg:width="1.165cm" svg:height="1.533cm" svg:x="29.547cm" svg:y="20.515cm" svg:viewBox="0 0 1166 1534" draw:points="1141,5 1166,104 1148,192 1117,276 1153,416 1080,391 1041,389 985,357 938,409 994,510 1046,550 1050,610 1068,713 1037,743 934,858 895,873 857,974 856,1034 835,1072 884,1161 884,1213 919,1297 973,1357 966,1420 972,1463 947,1534 843,1474 737,1408 561,1353 545,1341 458,1334 377,1289 308,1276 79,1193 127,1090 97,978 40,930 30,856 0,822 13,785 78,703 182,598 221,612 325,564 377,581 436,664 542,651 571,600 618,556 659,496 746,465 801,382 838,363 877,301 937,230 1078,166 1098,126 1120,107 1085,39 1103,0">
          <text:p/>
        </draw:polygon>
        <draw:polygon draw:style-name="gr4" draw:text-style-name="P2" draw:layer="layout" svg:width="2.747cm" svg:height="2.667cm" svg:x="29.838cm" svg:y="21.729cm" svg:viewBox="0 0 2748 2668" draw:points="2371,1508 2380,1632 2357,1698 2374,1778 2443,1864 2495,2041 2495,2041 2443,2019 2259,2013 2220,2023 2171,2101 2194,2164 2150,2317 2117,2447 2151,2476 2239,2542 2278,2524 2272,2668 2169,2652 2123,2570 2080,2506 1979,2472 1957,2398 1870,2427 1764,2393 1726,2326 1642,2302 1578,2296 1575,2253 1529,2243 1468,2227 1382,2235 1324,2224 1289,2231 1314,2071 1275,2015 1274,1930 1303,1851 1282,1795 1289,1709 1123,1683 1140,1636 1070,1625 1060,1647 975,1638 932,1712 908,1743 834,1710 787,1722 695,1718 650,1638 624,1588 593,1498 569,1388 165,1322 115,1331 75,1321 17,1329 0,1278 36,1270 45,1206 70,1172 123,1151 158,1174 210,1126 286,1142 291,1185 341,1220 430,1144 517,1088 557,1049 565,932 642,810 716,753 819,708 841,669 853,620 884,578 890,500 929,385 973,308 1029,247 1053,168 1085,78 1153,24 1235,0 1336,72 1413,140 1509,175 1606,222 1662,152 1682,146 1741,172 1904,139 1952,177 1996,182 2023,155 2074,154 2173,188 2258,208 2304,203 2366,324 2424,351 2463,337 2524,357 2603,343 2626,403 2730,509 2730,509 2697,657 2748,684 2698,722 2641,747 2578,805 2540,860 2517,962 2478,1006 2462,1103 2417,1133 2401,1209 2381,1216 2358,1285 2384,1350">
          <text:p/>
        </draw:polygon>
        <draw:polygon draw:style-name="gr3" draw:text-style-name="P3" draw:layer="layout" svg:width="2.747cm" svg:height="2.667cm" svg:x="29.838cm" svg:y="21.729cm" svg:viewBox="0 0 2748 2668" draw:points="2371,1508 2380,1632 2357,1698 2374,1778 2443,1864 2495,2041 2495,2041 2443,2019 2259,2013 2220,2023 2171,2101 2194,2164 2150,2317 2117,2447 2151,2476 2239,2542 2278,2524 2272,2668 2169,2652 2123,2570 2080,2506 1979,2472 1957,2398 1870,2427 1764,2393 1726,2326 1642,2302 1578,2296 1575,2253 1529,2243 1468,2227 1382,2235 1324,2224 1289,2231 1314,2071 1275,2015 1274,1930 1303,1851 1282,1795 1289,1709 1123,1683 1140,1636 1070,1625 1060,1647 975,1638 932,1712 908,1743 834,1710 787,1722 695,1718 650,1638 624,1588 593,1498 569,1388 165,1322 115,1331 75,1321 17,1329 0,1278 36,1270 45,1206 70,1172 123,1151 158,1174 210,1126 286,1142 291,1185 341,1220 430,1144 517,1088 557,1049 565,932 642,810 716,753 819,708 841,669 853,620 884,578 890,500 929,385 973,308 1029,247 1053,168 1085,78 1153,24 1235,0 1336,72 1413,140 1509,175 1606,222 1662,152 1682,146 1741,172 1904,139 1952,177 1996,182 2023,155 2074,154 2173,188 2258,208 2304,203 2366,324 2424,351 2463,337 2524,357 2603,343 2626,403 2730,509 2730,509 2697,657 2748,684 2698,722 2641,747 2578,805 2540,860 2517,962 2478,1006 2462,1103 2417,1133 2401,1209 2381,1216 2358,1285 2384,1350">
          <text:p/>
        </draw:polygon>
        <draw:polygon draw:style-name="gr4" draw:text-style-name="P2" draw:layer="layout" svg:width="1.19cm" svg:height="1.127cm" svg:x="29.7cm" svg:y="21.821cm" svg:viewBox="0 0 1191 1128" draw:points="1191,76 1167,155 1111,216 1067,293 1028,408 1022,486 991,528 979,577 957,616 854,661 780,718 703,840 695,957 655,996 568,1052 479,1128 429,1093 424,1050 348,1034 296,1082 261,1059 212,996 167,1012 107,1064 0,872 114,818 68,704 120,680 218,687 236,624 304,713 428,748 479,689 509,599 509,485 455,386 546,242 517,205 409,188 385,105 408,47 584,102 690,168 794,228 819,157 919,50 1017,0 1105,46">
          <text:p/>
        </draw:polygon>
        <draw:polygon draw:style-name="gr3" draw:text-style-name="P3" draw:layer="layout" svg:width="1.19cm" svg:height="1.127cm" svg:x="29.7cm" svg:y="21.821cm" svg:viewBox="0 0 1191 1128" draw:points="1191,76 1167,155 1111,216 1067,293 1028,408 1022,486 991,528 979,577 957,616 854,661 780,718 703,840 695,957 655,996 568,1052 479,1128 429,1093 424,1050 348,1034 296,1082 261,1059 212,996 167,1012 107,1064 0,872 114,818 68,704 120,680 218,687 236,624 304,713 428,748 479,689 509,599 509,485 455,386 546,242 517,205 409,188 385,105 408,47 584,102 690,168 794,228 819,157 919,50 1017,0 1105,46">
          <text:p/>
        </draw:polygon>
        <draw:polygon draw:style-name="gr4" draw:text-style-name="P2" draw:layer="layout" svg:width="2.235cm" svg:height="1.69cm" svg:x="23.853cm" svg:y="8.731cm" svg:viewBox="0 0 2236 1691" draw:points="759,1691 742,1665 820,1635 861,1595 814,1551 809,1281 725,1286 714,1368 662,1365 675,1337 651,1259 553,1262 506,1326 430,1351 371,1350 0,1305 69,1232 71,1190 211,1273 271,1164 257,1081 279,1030 241,955 255,851 395,762 427,696 490,649 552,553 538,517 568,456 612,385 590,346 607,227 666,190 664,164 743,21 787,0 797,53 866,44 916,76 925,146 1012,203 1084,255 1117,203 1196,228 1323,194 1358,224 1475,201 1549,144 1616,162 1605,207 1645,233 1726,200 1746,217 1739,289 1832,392 1845,449 1889,450 2002,475 2063,553 2063,639 2091,650 2078,757 2143,863 2172,916 2236,981 2227,1029 2192,1065 2148,1040 2126,953 2060,919 2022,866 1973,828 1878,812 1801,775 1791,846 1730,865 1700,896 1647,908 1597,892 1570,897 1558,932 1512,965 1525,1142 1509,1222 1396,1322 1411,1378 1406,1477 1423,1555 1401,1605 1329,1582 1284,1553 1188,1545 1101,1576 1062,1616 1033,1622 964,1554 936,1605 891,1644">
          <text:p/>
        </draw:polygon>
        <draw:polygon draw:style-name="gr3" draw:text-style-name="P3" draw:layer="layout" svg:width="2.235cm" svg:height="1.69cm" svg:x="23.853cm" svg:y="8.731cm" svg:viewBox="0 0 2236 1691" draw:points="759,1691 742,1665 820,1635 861,1595 814,1551 809,1281 725,1286 714,1368 662,1365 675,1337 651,1259 553,1262 506,1326 430,1351 371,1350 0,1305 69,1232 71,1190 211,1273 271,1164 257,1081 279,1030 241,955 255,851 395,762 427,696 490,649 552,553 538,517 568,456 612,385 590,346 607,227 666,190 664,164 743,21 787,0 797,53 866,44 916,76 925,146 1012,203 1084,255 1117,203 1196,228 1323,194 1358,224 1475,201 1549,144 1616,162 1605,207 1645,233 1726,200 1746,217 1739,289 1832,392 1845,449 1889,450 2002,475 2063,553 2063,639 2091,650 2078,757 2143,863 2172,916 2236,981 2227,1029 2192,1065 2148,1040 2126,953 2060,919 2022,866 1973,828 1878,812 1801,775 1791,846 1730,865 1700,896 1647,908 1597,892 1570,897 1558,932 1512,965 1525,1142 1509,1222 1396,1322 1411,1378 1406,1477 1423,1555 1401,1605 1329,1582 1284,1553 1188,1545 1101,1576 1062,1616 1033,1622 964,1554 936,1605 891,1644">
          <text:p/>
        </draw:polygon>
        <draw:polygon draw:style-name="gr4" draw:text-style-name="P2" draw:layer="layout" svg:width="0.463cm" svg:height="0.467cm" svg:x="25.584cm" svg:y="7.762cm" svg:viewBox="0 0 464 468" draw:points="182,468 175,414 119,414 95,443 80,421 55,426 27,414 0,406 38,331 70,303 93,320 125,316 162,278 196,224 219,176 262,168 292,132 249,140 219,111 262,81 282,36 313,18 357,20 399,39 425,0 448,33 464,54 414,145 429,177 411,220 379,243 365,284 391,317 310,351 248,404">
          <text:p/>
        </draw:polygon>
        <draw:polygon draw:style-name="gr3" draw:text-style-name="P3" draw:layer="layout" svg:width="0.463cm" svg:height="0.467cm" svg:x="25.584cm" svg:y="7.762cm" svg:viewBox="0 0 464 468" draw:points="182,468 175,414 119,414 95,443 80,421 55,426 27,414 0,406 38,331 70,303 93,320 125,316 162,278 196,224 219,176 262,168 292,132 249,140 219,111 262,81 282,36 313,18 357,20 399,39 425,0 448,33 464,54 414,145 429,177 411,220 379,243 365,284 391,317 310,351 248,404">
          <text:p/>
        </draw:polygon>
        <draw:polygon draw:style-name="gr4" draw:text-style-name="P2" draw:layer="layout" svg:width="0.542cm" svg:height="1.361cm" svg:x="27.082cm" svg:y="8.035cm" svg:viewBox="0 0 543 1362" draw:points="543,379 513,485 495,582 432,692 377,736 376,854 340,895 248,995 182,1069 181,1111 148,1185 112,1173 100,1267 41,1362 12,1345 1,1259 0,1172 17,1083 21,898 86,990 125,940 142,858 185,817 263,795 267,722 319,608 353,574 401,412 435,372 459,425 489,303 438,198 447,144 418,120 417,53 442,0 468,77 511,114 528,178 540,248 534,346">
          <text:p/>
        </draw:polygon>
        <draw:polygon draw:style-name="gr3" draw:text-style-name="P3" draw:layer="layout" svg:width="0.542cm" svg:height="1.361cm" svg:x="27.082cm" svg:y="8.035cm" svg:viewBox="0 0 543 1362" draw:points="543,379 513,485 495,582 432,692 377,736 376,854 340,895 248,995 182,1069 181,1111 148,1185 112,1173 100,1267 41,1362 12,1345 1,1259 0,1172 17,1083 21,898 86,990 125,940 142,858 185,817 263,795 267,722 319,608 353,574 401,412 435,372 459,425 489,303 438,198 447,144 418,120 417,53 442,0 468,77 511,114 528,178 540,248 534,346">
          <text:p/>
        </draw:polygon>
        <draw:polygon draw:style-name="gr4" draw:text-style-name="P2" draw:layer="layout" svg:width="0.199cm" svg:height="0.063cm" svg:x="33.521cm" svg:y="18.328cm" svg:viewBox="0 0 200 64" draw:points="0,29 8,30 28,3 101,19 200,0 123,40 126,64 116,57 95,63 80,57 74,61 74,48 68,39 48,34 19,39">
          <text:p/>
        </draw:polygon>
        <draw:polygon draw:style-name="gr3" draw:text-style-name="P3" draw:layer="layout" svg:width="0.199cm" svg:height="0.063cm" svg:x="33.521cm" svg:y="18.328cm" svg:viewBox="0 0 200 64" draw:points="0,29 8,30 28,3 101,19 200,0 123,40 126,64 116,57 95,63 80,57 74,61 74,48 68,39 48,34 19,39">
          <text:p/>
        </draw:polygon>
        <draw:polygon draw:style-name="gr4" draw:text-style-name="P2" draw:layer="layout" svg:width="0.176cm" svg:height="0.079cm" svg:x="33.472cm" svg:y="18.351cm" svg:viewBox="0 0 177 80" draw:points="49,6 68,16 97,11 117,16 123,25 123,38 129,34 144,40 165,34 175,41 177,51 63,80 15,54 0,0">
          <text:p/>
        </draw:polygon>
        <draw:polygon draw:style-name="gr3" draw:text-style-name="P3" draw:layer="layout" svg:width="0.176cm" svg:height="0.079cm" svg:x="33.472cm" svg:y="18.351cm" svg:viewBox="0 0 177 80" draw:points="49,6 68,16 97,11 117,16 123,25 123,38 129,34 144,40 165,34 175,41 177,51 63,80 15,54 0,0">
          <text:p/>
        </draw:polygon>
        <draw:polygon draw:style-name="gr4" draw:text-style-name="P2" draw:layer="layout" svg:width="0.473cm" svg:height="0.382cm" svg:x="32.287cm" svg:y="15.938cm" svg:viewBox="0 0 474 383" draw:points="271,27 288,80 339,117 319,146 349,188 373,164 418,200 410,239 462,270 474,342 451,333 431,349 411,346 395,371 378,370 372,380 340,380 307,363 285,383 259,346 220,335 177,272 146,268 81,294 43,229 24,158 0,111 16,59 20,18 86,22 127,8 191,12 220,0 233,23">
          <text:p/>
        </draw:polygon>
        <draw:polygon draw:style-name="gr3" draw:text-style-name="P3" draw:layer="layout" svg:width="0.473cm" svg:height="0.382cm" svg:x="32.287cm" svg:y="15.938cm" svg:viewBox="0 0 474 383" draw:points="271,27 288,80 339,117 319,146 349,188 373,164 418,200 410,239 462,270 474,342 451,333 431,349 411,346 395,371 378,370 372,380 340,380 307,363 285,383 259,346 220,335 177,272 146,268 81,294 43,229 24,158 0,111 16,59 20,18 86,22 127,8 191,12 220,0 233,23">
          <text:p/>
        </draw:polygon>
        <draw:polygon draw:style-name="gr4" draw:text-style-name="P2" draw:layer="layout" svg:width="0.852cm" svg:height="1.013cm" svg:x="31.79cm" svg:y="15.288cm" svg:viewBox="0 0 853 1014" draw:points="853,344 840,410 806,430 811,483 798,553 773,589 768,677 730,673 717,650 688,662 624,658 583,672 517,668 513,709 497,761 521,808 540,879 487,918 453,919 428,999 411,1014 398,979 363,956 298,948 233,906 206,930 184,877 157,871 94,790 64,805 0,766 56,692 138,638 45,554 29,503 63,457 64,424 119,354 181,232 222,259 266,229 346,139 357,94 384,79 442,109 440,140 517,114 528,64 564,0 604,44 655,53 630,96 680,160 656,199 736,217 790,207 840,291">
          <text:p/>
        </draw:polygon>
        <draw:polygon draw:style-name="gr3" draw:text-style-name="P3" draw:layer="layout" svg:width="0.852cm" svg:height="1.013cm" svg:x="31.79cm" svg:y="15.288cm" svg:viewBox="0 0 853 1014" draw:points="853,344 840,410 806,430 811,483 798,553 773,589 768,677 730,673 717,650 688,662 624,658 583,672 517,668 513,709 497,761 521,808 540,879 487,918 453,919 428,999 411,1014 398,979 363,956 298,948 233,906 206,930 184,877 157,871 94,790 64,805 0,766 56,692 138,638 45,554 29,503 63,457 64,424 119,354 181,232 222,259 266,229 346,139 357,94 384,79 442,109 440,140 517,114 528,64 564,0 604,44 655,53 630,96 680,160 656,199 736,217 790,207 840,291">
          <text:p/>
        </draw:polygon>
        <draw:polygon draw:style-name="gr4" draw:text-style-name="P2" draw:layer="layout" svg:width="0.227cm" svg:height="0.219cm" svg:x="34.154cm" svg:y="21.316cm" svg:viewBox="0 0 228 220" draw:points="104,9 159,27 202,0 228,43 217,95 139,117 191,158 135,220 108,194 75,199 3,189 6,150 0,114 51,60">
          <text:p/>
        </draw:polygon>
        <draw:polygon draw:style-name="gr3" draw:text-style-name="P3" draw:layer="layout" svg:width="0.227cm" svg:height="0.219cm" svg:x="34.154cm" svg:y="21.316cm" svg:viewBox="0 0 228 220" draw:points="104,9 159,27 202,0 228,43 217,95 139,117 191,158 135,220 108,194 75,199 3,189 6,150 0,114 51,60">
          <text:p/>
        </draw:polygon>
        <draw:path draw:style-name="gr4" draw:text-style-name="P2" draw:layer="layout" svg:width="0.319cm" svg:height="0.386cm" svg:x="32.354cm" svg:y="15.056cm" svg:viewBox="0 0 320 387" svg:d="M91 285l-51-9-40-44 13-77 71-112 29-22 39-21 58 27 40-17 67-2-37 55-40 25-11 35 23 37-40 33-12-23-93 51zM320 251l-12 67-89 69-31-102 19-50z">
          <text:p/>
        </draw:path>
        <draw:polygon draw:style-name="gr3" draw:text-style-name="P3" draw:layer="layout" svg:width="0.316cm" svg:height="0.284cm" svg:x="32.354cm" svg:y="15.056cm" svg:viewBox="0 0 317 285" draw:points="91,285 40,276 0,232 13,155 84,43 113,21 152,0 210,27 250,10 317,8 280,63 240,88 229,123 252,160 212,193 200,170 107,221">
          <text:p/>
        </draw:polygon>
        <draw:polygon draw:style-name="gr3" draw:text-style-name="P3" draw:layer="layout" svg:width="0.131cm" svg:height="0.151cm" svg:x="32.542cm" svg:y="15.291cm" svg:viewBox="0 0 132 152" draw:points="132,16 120,83 31,152 0,50 19,0">
          <text:p/>
        </draw:polygon>
        <draw:polygon draw:style-name="gr4" draw:text-style-name="P2" draw:layer="layout" svg:width="2.849cm" svg:height="1.648cm" svg:x="31.532cm" svg:y="11.076cm" svg:viewBox="0 0 2850 1649" draw:points="2707,666 2781,719 2778,770 2826,782 2844,831 2850,946 2784,1073 2728,1067 2704,1009 2671,923 2650,938 2677,992 2650,1060 2697,1076 2660,1108 2584,1119 2644,1144 2724,1200 2726,1259 2683,1298 2567,1275 2536,1279 2491,1230 2504,1276 2410,1296 2327,1315 2197,1374 2132,1438 2112,1400 2059,1372 2014,1448 1917,1498 1894,1471 1806,1553 1774,1489 1737,1544 1692,1551 1658,1514 1644,1470 1575,1541 1522,1562 1551,1477 1514,1471 1497,1528 1437,1601 1344,1649 1303,1589 1341,1546 1398,1481 1321,1517 1248,1493 1267,1592 1274,1648 1147,1574 1032,1498 987,1404 989,1365 950,1340 840,1323 764,1258 757,1230 720,1180 679,1123 597,1102 513,1122 427,1116 321,1054 223,1097 119,1096 0,1097 9,1017 109,914 110,798 173,733 287,683 438,578 516,547 622,534 735,458 818,472 862,439 992,478 1028,542 1075,556 1164,559 1128,513 1114,491 1102,455 1147,404 1227,402 1287,419 1283,454 1241,535 1325,466 1370,434 1360,396 1395,366 1498,412 1547,393 1635,372 1771,347 1827,314 1877,322 1969,255 1995,195 2016,116 2034,42 2084,21 2176,0 2183,84 2168,140 2243,38 2314,3 2356,27 2372,135 2394,241 2433,263 2498,218 2537,253 2594,346 2597,377 2653,384 2672,434 2677,487 2667,540 2625,556 2687,607 2637,646 2626,670 2584,711 2653,664">
          <text:p/>
        </draw:polygon>
        <draw:polygon draw:style-name="gr3" draw:text-style-name="P3" draw:layer="layout" svg:width="2.849cm" svg:height="1.648cm" svg:x="31.532cm" svg:y="11.076cm" svg:viewBox="0 0 2850 1649" draw:points="2707,666 2781,719 2778,770 2826,782 2844,831 2850,946 2784,1073 2728,1067 2704,1009 2671,923 2650,938 2677,992 2650,1060 2697,1076 2660,1108 2584,1119 2644,1144 2724,1200 2726,1259 2683,1298 2567,1275 2536,1279 2491,1230 2504,1276 2410,1296 2327,1315 2197,1374 2132,1438 2112,1400 2059,1372 2014,1448 1917,1498 1894,1471 1806,1553 1774,1489 1737,1544 1692,1551 1658,1514 1644,1470 1575,1541 1522,1562 1551,1477 1514,1471 1497,1528 1437,1601 1344,1649 1303,1589 1341,1546 1398,1481 1321,1517 1248,1493 1267,1592 1274,1648 1147,1574 1032,1498 987,1404 989,1365 950,1340 840,1323 764,1258 757,1230 720,1180 679,1123 597,1102 513,1122 427,1116 321,1054 223,1097 119,1096 0,1097 9,1017 109,914 110,798 173,733 287,683 438,578 516,547 622,534 735,458 818,472 862,439 992,478 1028,542 1075,556 1164,559 1128,513 1114,491 1102,455 1147,404 1227,402 1287,419 1283,454 1241,535 1325,466 1370,434 1360,396 1395,366 1498,412 1547,393 1635,372 1771,347 1827,314 1877,322 1969,255 1995,195 2016,116 2034,42 2084,21 2176,0 2183,84 2168,140 2243,38 2314,3 2356,27 2372,135 2394,241 2433,263 2498,218 2537,253 2594,346 2597,377 2653,384 2672,434 2677,487 2667,540 2625,556 2687,607 2637,646 2626,670 2584,711 2653,664">
          <text:p/>
        </draw:polygon>
        <draw:polygon draw:style-name="gr4" draw:text-style-name="P2" draw:layer="layout" svg:width="0.294cm" svg:height="0.472cm" svg:x="26.764cm" svg:y="9.683cm" svg:viewBox="0 0 295 473" draw:points="58,30 93,33 133,0 154,32 203,42 273,31 295,47 292,149 259,225 262,259 217,283 220,354 181,351 177,408 131,473 77,426 105,363 99,303 105,260 82,237 74,187 105,167 87,123 0,70 21,37">
          <text:p/>
        </draw:polygon>
        <draw:polygon draw:style-name="gr3" draw:text-style-name="P3" draw:layer="layout" svg:width="0.294cm" svg:height="0.472cm" svg:x="26.764cm" svg:y="9.683cm" svg:viewBox="0 0 295 473" draw:points="58,30 93,33 133,0 154,32 203,42 273,31 295,47 292,149 259,225 262,259 217,283 220,354 181,351 177,408 131,473 77,426 105,363 99,303 105,260 82,237 74,187 105,167 87,123 0,70 21,37">
          <text:p/>
        </draw:polygon>
        <draw:polygon draw:style-name="gr4" draw:text-style-name="P2" draw:layer="layout" svg:width="2.255cm" svg:height="2.291cm" svg:x="28.965cm" svg:y="16.936cm" svg:viewBox="0 0 2256 2292" draw:points="0,447 17,427 22,419 113,286 321,317 425,368 522,392 595,360 734,392 791,310 851,337 920,324 1055,385 1099,352 1089,312 1132,171 1169,99 1180,4 1305,0 1414,44 1499,34 1606,54 1769,127 1923,205 1959,249 2068,251 2166,304 2189,350 2256,377 2208,426 2168,545 2099,629 2008,664 1973,756 2018,867 2006,895 2044,973 1989,1206 1975,1327 1956,1385 1894,1474 1877,1532 1835,1591 1810,1671 1746,1701 1771,1818 1752,1872 1763,1957 1823,1957 1887,2051 1906,2148 1423,2211 986,2292 799,2264 667,2209 704,2131 662,2084 609,2011 612,1939 385,1465 186,986">
          <text:p/>
        </draw:polygon>
        <draw:polygon draw:style-name="gr3" draw:text-style-name="P3" draw:layer="layout" svg:width="2.255cm" svg:height="2.291cm" svg:x="28.965cm" svg:y="16.936cm" svg:viewBox="0 0 2256 2292" draw:points="0,447 17,427 22,419 113,286 321,317 425,368 522,392 595,360 734,392 791,310 851,337 920,324 1055,385 1099,352 1089,312 1132,171 1169,99 1180,4 1305,0 1414,44 1499,34 1606,54 1769,127 1923,205 1959,249 2068,251 2166,304 2189,350 2256,377 2208,426 2168,545 2099,629 2008,664 1973,756 2018,867 2006,895 2044,973 1989,1206 1975,1327 1956,1385 1894,1474 1877,1532 1835,1591 1810,1671 1746,1701 1771,1818 1752,1872 1763,1957 1823,1957 1887,2051 1906,2148 1423,2211 986,2292 799,2264 667,2209 704,2131 662,2084 609,2011 612,1939 385,1465 186,986">
          <text:p/>
        </draw:polygon>
        <draw:polygon draw:style-name="gr4" draw:text-style-name="P2" draw:layer="layout" svg:width="0.882cm" svg:height="0.802cm" svg:x="23.713cm" svg:y="8.468cm" svg:viewBox="0 0 883 803" draw:points="678,780 575,803 484,764 335,619 275,453 153,374 59,354 0,278 70,213 85,155 74,97 125,90 158,128 217,108 320,178 382,143 318,92 381,3 420,30 548,0 567,49 654,72 743,123 801,111 829,188 883,284 804,427 806,453 747,490 730,609 752,648 708,719">
          <text:p/>
        </draw:polygon>
        <draw:polygon draw:style-name="gr3" draw:text-style-name="P3" draw:layer="layout" svg:width="0.882cm" svg:height="0.802cm" svg:x="23.713cm" svg:y="8.468cm" svg:viewBox="0 0 883 803" draw:points="678,780 575,803 484,764 335,619 275,453 153,374 59,354 0,278 70,213 85,155 74,97 125,90 158,128 217,108 320,178 382,143 318,92 381,3 420,30 548,0 567,49 654,72 743,123 801,111 829,188 883,284 804,427 806,453 747,490 730,609 752,648 708,719">
          <text:p/>
        </draw:polygon>
        <draw:polygon draw:style-name="gr4" draw:text-style-name="P2" draw:layer="layout" svg:width="1.413cm" svg:height="1.45cm" svg:x="32.31cm" svg:y="18.6cm" svg:viewBox="0 0 1414 1451" draw:points="1414,1451 938,1372 476,1277 0,1163 118,712 232,278 226,171 275,104 273,47 327,0 468,36 562,95 659,157 705,188 796,169 847,144 944,155 1017,187 1035,253 1067,219 1149,265 1232,288 1290,267 1290,267 1322,456 1328,490 1288,534 1249,623 1208,681 1178,698 1148,652 1107,587 1060,396 1046,405 1068,544 1115,680 1169,887 1201,962 1227,1038 1310,1191 1283,1209 1274,1290 1396,1423">
          <text:p/>
        </draw:polygon>
        <draw:polygon draw:style-name="gr3" draw:text-style-name="P3" draw:layer="layout" svg:width="1.413cm" svg:height="1.45cm" svg:x="32.31cm" svg:y="18.6cm" svg:viewBox="0 0 1414 1451" draw:points="1414,1451 938,1372 476,1277 0,1163 118,712 232,278 226,171 275,104 273,47 327,0 468,36 562,95 659,157 705,188 796,169 847,144 944,155 1017,187 1035,253 1067,219 1149,265 1232,288 1290,267 1290,267 1322,456 1328,490 1288,534 1249,623 1208,681 1178,698 1148,652 1107,587 1060,396 1046,405 1068,544 1115,680 1169,887 1201,962 1227,1038 1310,1191 1283,1209 1274,1290 1396,1423">
          <text:p/>
        </draw:polygon>
        <draw:polygon draw:style-name="gr4" draw:text-style-name="P2" draw:layer="layout" svg:width="0.834cm" svg:height="0.766cm" svg:x="33.521cm" svg:y="20.576cm" svg:viewBox="0 0 835 767" draw:points="6,410 0,358 83,183 108,102 153,70 248,62 322,0 375,155 394,274 456,345 616,485 679,566 740,647 775,695 835,740 792,767 737,749 698,703 654,623 601,576 574,528 468,463 380,450 353,420 274,439 204,371 151,458">
          <text:p/>
        </draw:polygon>
        <draw:polygon draw:style-name="gr3" draw:text-style-name="P3" draw:layer="layout" svg:width="0.834cm" svg:height="0.766cm" svg:x="33.521cm" svg:y="20.576cm" svg:viewBox="0 0 835 767" draw:points="6,410 0,358 83,183 108,102 153,70 248,62 322,0 375,155 394,274 456,345 616,485 679,566 740,647 775,695 835,740 792,767 737,749 698,703 654,623 601,576 574,528 468,463 380,450 353,420 274,439 204,371 151,458">
          <text:p/>
        </draw:polygon>
        <draw:polygon draw:style-name="gr4" draw:text-style-name="P2" draw:layer="layout" svg:width="1.261cm" svg:height="1.135cm" svg:x="29.833cm" svg:y="15.638cm" svg:viewBox="0 0 1262 1136" draw:points="0,756 20,715 81,698 114,678 109,623 184,570 200,480 241,498 283,450 307,445 371,362 429,361 448,290 406,250 383,253 338,216 361,149 319,139 271,143 336,71 346,0 508,12 581,105 683,186 751,267 820,310 944,406 945,471 1056,622 1101,618 1159,728 1262,774 1227,842 1104,867 983,821 952,854 862,881 772,950 765,1036 684,1053 619,1113 539,1091 422,1136 310,1060 229,999 148,999 86,1017 50,976 45,915 66,834">
          <text:p/>
        </draw:polygon>
        <draw:polygon draw:style-name="gr3" draw:text-style-name="P3" draw:layer="layout" svg:width="1.261cm" svg:height="1.135cm" svg:x="29.833cm" svg:y="15.638cm" svg:viewBox="0 0 1262 1136" draw:points="0,756 20,715 81,698 114,678 109,623 184,570 200,480 241,498 283,450 307,445 371,362 429,361 448,290 406,250 383,253 338,216 361,149 319,139 271,143 336,71 346,0 508,12 581,105 683,186 751,267 820,310 944,406 945,471 1056,622 1101,618 1159,728 1262,774 1227,842 1104,867 983,821 952,854 862,881 772,950 765,1036 684,1053 619,1113 539,1091 422,1136 310,1060 229,999 148,999 86,1017 50,976 45,915 66,834">
          <text:p/>
        </draw:polygon>
        <draw:polygon draw:style-name="gr4" draw:text-style-name="P2" draw:layer="layout" svg:width="0.317cm" svg:height="0.29cm" svg:x="33.499cm" svg:y="15.276cm" svg:viewBox="0 0 318 291" draw:points="315,68 315,68 318,91 253,146 237,262 198,291 144,274 104,212 81,188 19,189 52,123 23,129 0,73 20,4 110,0 193,10 251,52">
          <text:p/>
        </draw:polygon>
        <draw:polygon draw:style-name="gr3" draw:text-style-name="P3" draw:layer="layout" svg:width="0.317cm" svg:height="0.29cm" svg:x="33.499cm" svg:y="15.276cm" svg:viewBox="0 0 318 291" draw:points="315,68 315,68 318,91 253,146 237,262 198,291 144,274 104,212 81,188 19,189 52,123 23,129 0,73 20,4 110,0 193,10 251,52">
          <text:p/>
        </draw:polygon>
        <draw:polygon draw:style-name="gr4" draw:text-style-name="P2" draw:layer="layout" svg:width="1.97cm" svg:height="1.485cm" svg:x="32.941cm" svg:y="20.947cm" svg:viewBox="0 0 1971 1486" draw:points="1971,1030 1547,1375 1371,1361 1240,1437 1154,1429 1111,1464 1020,1452 972,1402 842,1439 795,1486 707,1464 679,1445 647,1444 605,1436 451,1303 359,1289 319,1241 330,1170 264,1137 208,987 152,948 137,894 80,821 0,798 57,734 127,743 153,707 170,594 230,469 297,444 319,395 390,308 478,258 550,143 587,39 732,87 785,0 855,68 934,49 961,79 1049,92 1155,157 1182,205 1235,252 1279,332 1318,378 1265,429 1214,483 1220,519 1217,558 1289,568 1322,563 1349,589 1314,631 1354,706 1396,773 1441,824 1858,1020">
          <text:p/>
        </draw:polygon>
        <draw:polygon draw:style-name="gr3" draw:text-style-name="P3" draw:layer="layout" svg:width="1.97cm" svg:height="1.485cm" svg:x="32.941cm" svg:y="20.947cm" svg:viewBox="0 0 1971 1486" draw:points="1971,1030 1547,1375 1371,1361 1240,1437 1154,1429 1111,1464 1020,1452 972,1402 842,1439 795,1486 707,1464 679,1445 647,1444 605,1436 451,1303 359,1289 319,1241 330,1170 264,1137 208,987 152,948 137,894 80,821 0,798 57,734 127,743 153,707 170,594 230,469 297,444 319,395 390,308 478,258 550,143 587,39 732,87 785,0 855,68 934,49 961,79 1049,92 1155,157 1182,205 1235,252 1279,332 1318,378 1265,429 1214,483 1220,519 1217,558 1289,568 1322,563 1349,589 1314,631 1354,706 1396,773 1441,824 1858,1020">
          <text:p/>
        </draw:polygon>
        <draw:polygon draw:style-name="gr4" draw:text-style-name="P2" draw:layer="layout" svg:width="0.794cm" svg:height="1.153cm" svg:x="33.472cm" svg:y="14.07cm" svg:viewBox="0 0 795 1154" draw:points="749,153 714,233 758,333 686,410 700,561 635,653 655,755 610,826 668,929 630,985 556,1039 385,1154 385,1154 385,1154 276,1129 157,1135 49,1122 41,1045 0,984 62,877 82,762 139,707 218,655 386,576 429,564 443,513 398,433 402,382 479,205 446,99 417,19 457,0 475,80 533,98 567,144 629,109 683,31 760,13 795,76">
          <text:p/>
        </draw:polygon>
        <draw:polygon draw:style-name="gr3" draw:text-style-name="P3" draw:layer="layout" svg:width="0.794cm" svg:height="1.153cm" svg:x="33.472cm" svg:y="14.07cm" svg:viewBox="0 0 795 1154" draw:points="749,153 714,233 758,333 686,410 700,561 635,653 655,755 610,826 668,929 630,985 556,1039 385,1154 385,1154 385,1154 276,1129 157,1135 49,1122 41,1045 0,984 62,877 82,762 139,707 218,655 386,576 429,564 443,513 398,433 402,382 479,205 446,99 417,19 457,0 475,80 533,98 567,144 629,109 683,31 760,13 795,76">
          <text:p/>
        </draw:polygon>
        <draw:path draw:style-name="gr4" draw:text-style-name="P2" draw:layer="layout" svg:width="0.172cm" svg:height="0.469cm" svg:x="50.675cm" svg:y="11.728cm" svg:viewBox="0 0 173 470" svg:d="M23 27l8-27 48 48 1 13-12 89-17 87-51-12 8-71 14-39zM70 340l-3-40 56-18 50 56-24 79-50 53-57-20-15-68z">
          <text:p/>
        </draw:path>
        <draw:polygon draw:style-name="gr3" draw:text-style-name="P3" draw:layer="layout" svg:width="0.079cm" svg:height="0.209cm" svg:x="50.675cm" svg:y="11.755cm" svg:viewBox="0 0 80 210" draw:points="23,0 80,34 68,123 51,210 0,198 8,127 22,88">
          <text:p/>
        </draw:polygon>
        <draw:polygon draw:style-name="gr3" draw:text-style-name="P3" draw:layer="layout" svg:width="0.145cm" svg:height="0.187cm" svg:x="50.702cm" svg:y="12.01cm" svg:viewBox="0 0 146 188" draw:points="43,58 40,18 96,0 146,56 122,135 72,188 15,168 0,100">
          <text:p/>
        </draw:polygon>
        <draw:polygon draw:style-name="gr3" draw:text-style-name="P3" draw:layer="layout" svg:width="0.056cm" svg:height="0.06cm" svg:x="50.698cm" svg:y="11.728cm" svg:viewBox="0 0 57 61" draw:points="8,0 56,48 57,61 0,27">
          <text:p/>
        </draw:polygon>
        <draw:path draw:style-name="gr4" draw:text-style-name="P2" draw:layer="layout" svg:width="7.143cm" svg:height="4.717cm" svg:x="24.784cm" svg:y="12.123cm" svg:viewBox="0 0 7144 4718" svg:d="M295 400l-128-78-102-40-53-52-12-67 38-20 5-32-38-42 26-62 58 34 63 10 58 22 79-58 92-15 119 67-13 49-28 104-109 155zM7035 3668l16 51 93 84-82 54-56 74-32 7-28-31-14 30-93 29-31 50 47 4-2 65-21 30-1 56-47 18-28 100 36 39-36 44-110 21-144-127-141-38-50 61-103-46-58-110-45 4-111-151-1-65 85-36 167-207 6-170-12-95-75-127 55-84 107 49 96 120 70-138 30 96 219 35 83-74 74 21-16 45 30 25 3 65 15 85 42 16 30 91 11 20zM6799 4553l75-14-36 105-72 74-27-44 21-88z">
          <text:p/>
        </draw:path>
        <draw:polygon draw:style-name="gr3" draw:text-style-name="P3" draw:layer="layout" svg:width="0.499cm" svg:height="0.399cm" svg:x="24.784cm" svg:y="12.123cm" svg:viewBox="0 0 500 400" draw:points="295,400 167,322 65,282 12,230 0,163 38,143 43,111 5,69 31,7 89,41 152,51 210,73 289,15 381,0 500,67 487,116 459,220 350,375">
          <text:p/>
        </draw:polygon>
        <draw:polygon draw:style-name="gr3" draw:text-style-name="P3" draw:layer="layout" svg:width="1.15cm" svg:height="1.19cm" svg:x="30.777cm" svg:y="15.325cm" svg:viewBox="0 0 1151 1191" draw:points="1042,466 1058,517 1151,601 1069,655 1013,729 981,736 953,705 939,735 846,764 815,814 862,818 860,883 839,913 838,969 791,987 763,1087 799,1126 763,1170 653,1191 509,1064 368,1026 318,1087 215,1041 157,931 112,935 1,784 0,719 85,683 252,476 258,306 246,211 171,84 226,0 333,49 429,169 499,31 529,127 748,162 831,88 905,109 889,154 919,179 922,244 937,329 979,345 1009,436 1020,456">
          <text:p/>
        </draw:polygon>
        <draw:polygon draw:style-name="gr3" draw:text-style-name="P3" draw:layer="layout" svg:width="0.134cm" svg:height="0.178cm" svg:x="31.523cm" svg:y="16.661cm" svg:viewBox="0 0 135 179" draw:points="60,14 135,0 99,105 27,179 0,135 21,47">
          <text:p/>
        </draw:polygon>
        <draw:polygon draw:style-name="gr4" draw:text-style-name="P2" draw:layer="layout" svg:width="0.184cm" svg:height="0.179cm" svg:x="35.94cm" svg:y="29.617cm" svg:viewBox="0 0 185 180" draw:points="68,0 110,61 185,107 179,132 134,180 0,142 22,73 53,25">
          <text:p/>
        </draw:polygon>
        <draw:polygon draw:style-name="gr3" draw:text-style-name="P3" draw:layer="layout" svg:width="0.184cm" svg:height="0.179cm" svg:x="35.94cm" svg:y="29.617cm" svg:viewBox="0 0 185 180" draw:points="68,0 110,61 185,107 179,132 134,180 0,142 22,73 53,25">
          <text:p/>
        </draw:polygon>
        <draw:polygon draw:style-name="gr4" draw:text-style-name="P2" draw:layer="layout" svg:width="0.426cm" svg:height="0.209cm" svg:x="50.175cm" svg:y="13.627cm" svg:viewBox="0 0 427 210" draw:points="217,74 337,26 422,0 427,59 362,101 268,150 168,185 47,210 0,203 27,155 100,116 165,90">
          <text:p/>
        </draw:polygon>
        <draw:polygon draw:style-name="gr3" draw:text-style-name="P3" draw:layer="layout" svg:width="0.426cm" svg:height="0.209cm" svg:x="50.175cm" svg:y="13.627cm" svg:viewBox="0 0 427 210" draw:points="217,74 337,26 422,0 427,59 362,101 268,150 168,185 47,210 0,203 27,155 100,116 165,90">
          <text:p/>
        </draw:polygon>
        <draw:polygon draw:style-name="gr4" draw:text-style-name="P2" draw:layer="layout" svg:width="0.833cm" svg:height="0.901cm" svg:x="29.412cm" svg:y="21.791cm" svg:viewBox="0 0 834 902" draw:points="443,0 512,13 593,58 680,65 696,77 673,135 697,218 805,235 834,272 743,416 797,515 797,629 767,719 716,778 592,743 524,654 506,717 408,710 356,734 402,848 288,902 151,702 68,544 0,356 11,310 49,275 102,183 152,89 202,98 408,170">
          <text:p/>
        </draw:polygon>
        <draw:polygon draw:style-name="gr3" draw:text-style-name="P3" draw:layer="layout" svg:width="0.833cm" svg:height="0.901cm" svg:x="29.412cm" svg:y="21.791cm" svg:viewBox="0 0 834 902" draw:points="443,0 512,13 593,58 680,65 696,77 673,135 697,218 805,235 834,272 743,416 797,515 797,629 767,719 716,778 592,743 524,654 506,717 408,710 356,734 402,848 288,902 151,702 68,544 0,356 11,310 49,275 102,183 152,89 202,98 408,170">
          <text:p/>
        </draw:polygon>
        <draw:path draw:style-name="gr4" draw:text-style-name="P2" draw:layer="layout" svg:width="0.945cm" svg:height="1.081cm" svg:x="31.052cm" svg:y="14.297cm" svg:viewBox="0 0 946 1082" svg:d="M315 399l-22-61-35-32 65-41 43-63 48 40-2 118zM458 615v1l60-52 15-98 1-2-54-83 13-40 62-24 9-45-75 18 91-97 25-76 121-80 120-37 31 48 69 52-159 51 66 38 57 55-89 68-133 43 52 60-5 14-52 166 28 50-58 148-15 56 61 78-59 62-56 6-14 75-100 12-87-69-136-61-15-47-84 13-51-64-80 1-17-52 187-27 78 27-1-1-86-104 18-58 93 27 14-86 72-56z">
          <text:p/>
        </draw:path>
        <draw:polygon draw:style-name="gr3" draw:text-style-name="P3" draw:layer="layout" svg:width="0.155cm" svg:height="0.196cm" svg:x="31.31cm" svg:y="14.499cm" svg:viewBox="0 0 156 197" draw:points="57,197 35,136 0,104 65,63 108,0 156,40 154,158">
          <text:p/>
        </draw:polygon>
        <draw:polygon draw:style-name="gr3" draw:text-style-name="P3" draw:layer="layout" svg:width="0.945cm" svg:height="1.081cm" svg:x="31.052cm" svg:y="14.297cm" svg:viewBox="0 0 946 1082" draw:points="458,615 458,616 518,564 533,466 534,464 480,381 493,341 555,317 564,272 489,290 580,193 605,117 726,37 846,0 877,48 946,100 787,151 853,189 910,244 821,312 688,355 740,415 735,429 683,595 711,645 653,793 638,849 699,927 640,989 584,995 570,1070 470,1082 383,1013 247,952 232,905 148,918 97,854 17,855 0,803 187,776 265,803 264,802 178,698 196,640 289,667 303,581 375,525">
          <text:p/>
        </draw:polygon>
        <draw:polygon draw:style-name="gr4" draw:text-style-name="P2" draw:layer="layout" svg:width="0.159cm" svg:height="0.296cm" svg:x="17.477cm" svg:y="11.398cm" svg:viewBox="0 0 160 297" draw:points="60,0 141,103 107,176 160,229 98,297 52,269 14,153 61,115 0,43">
          <text:p/>
        </draw:polygon>
        <draw:polygon draw:style-name="gr3" draw:text-style-name="P3" draw:layer="layout" svg:width="0.159cm" svg:height="0.296cm" svg:x="17.477cm" svg:y="11.398cm" svg:viewBox="0 0 160 297" draw:points="60,0 141,103 107,176 160,229 98,297 52,269 14,153 61,115 0,43">
          <text:p/>
        </draw:polygon>
        <draw:polygon draw:style-name="gr4" draw:text-style-name="P2" draw:layer="layout" svg:width="0.607cm" svg:height="0.348cm" svg:x="34.355cm" svg:y="17.448cm" svg:viewBox="0 0 608 349" draw:points="0,13 13,0 88,29 222,62 344,130 359,154 416,138 500,168 528,220 586,251 562,267 608,335 595,349 544,340 474,301 451,320 319,332 232,264 131,261 148,210 131,124 80,74 30,54">
          <text:p/>
        </draw:polygon>
        <draw:polygon draw:style-name="gr3" draw:text-style-name="P3" draw:layer="layout" svg:width="0.607cm" svg:height="0.348cm" svg:x="34.355cm" svg:y="17.448cm" svg:viewBox="0 0 608 349" draw:points="0,13 13,0 88,29 222,62 344,130 359,154 416,138 500,168 528,220 586,251 562,267 608,335 595,349 544,340 474,301 451,320 319,332 232,264 131,261 148,210 131,124 80,74 30,54">
          <text:p/>
        </draw:polygon>
        <draw:polygon draw:style-name="gr4" draw:text-style-name="P2" draw:layer="layout" svg:width="0.71cm" svg:height="0.929cm" svg:x="28.053cm" svg:y="19.722cm" svg:viewBox="0 0 711 930" draw:points="711,203 683,237 704,331 662,422 628,529 640,593 561,694 544,765 545,867 555,930 319,893 229,897 97,867 0,763 27,715 21,571 118,446 220,370 272,172 302,69 342,0 558,118 608,158 658,161">
          <text:p/>
        </draw:polygon>
        <draw:polygon draw:style-name="gr3" draw:text-style-name="P3" draw:layer="layout" svg:width="0.71cm" svg:height="0.929cm" svg:x="28.053cm" svg:y="19.722cm" svg:viewBox="0 0 711 930" draw:points="711,203 683,237 704,331 662,422 628,529 640,593 561,694 544,765 545,867 555,930 319,893 229,897 97,867 0,763 27,715 21,571 118,446 220,370 272,172 302,69 342,0 558,118 608,158 658,161">
          <text:p/>
        </draw:polygon>
        <draw:polygon draw:style-name="gr4" draw:text-style-name="P2" draw:layer="layout" svg:width="0.815cm" svg:height="1.017cm" svg:x="26.956cm" svg:y="18.687cm" svg:viewBox="0 0 816 1018" draw:points="295,0 348,41 409,127 436,141 453,132 509,182 530,185 507,234 526,245 566,247 582,263 595,314 638,355 687,351 734,361 773,364 794,384 804,430 798,473 816,558 773,572 745,607 777,614 784,639 756,670 773,732 744,724 710,758 710,829 687,948 634,930 613,939 610,969 575,1018 556,1004 523,975 472,1006 438,980 427,938 461,894 451,785 411,778 384,765 346,752 372,708 371,665 395,632 399,566 392,503 297,449 255,456 221,440 184,454 150,479 52,492 46,386 32,306 13,266 0,218 24,153 26,110 7,59 97,44 130,76 173,79 198,98 227,95 244,45 265,42">
          <text:p/>
        </draw:polygon>
        <draw:polygon draw:style-name="gr3" draw:text-style-name="P3" draw:layer="layout" svg:width="0.815cm" svg:height="1.017cm" svg:x="26.956cm" svg:y="18.687cm" svg:viewBox="0 0 816 1018" draw:points="295,0 348,41 409,127 436,141 453,132 509,182 530,185 507,234 526,245 566,247 582,263 595,314 638,355 687,351 734,361 773,364 794,384 804,430 798,473 816,558 773,572 745,607 777,614 784,639 756,670 773,732 744,724 710,758 710,829 687,948 634,930 613,939 610,969 575,1018 556,1004 523,975 472,1006 438,980 427,938 461,894 451,785 411,778 384,765 346,752 372,708 371,665 395,632 399,566 392,503 297,449 255,456 221,440 184,454 150,479 52,492 46,386 32,306 13,266 0,218 24,153 26,110 7,59 97,44 130,76 173,79 198,98 227,95 244,45 265,42">
          <text:p/>
        </draw:polygon>
        <draw:polygon draw:style-name="gr4" draw:text-style-name="P2" draw:layer="layout" svg:width="0.355cm" svg:height="0.318cm" svg:x="26.957cm" svg:y="18.24cm" svg:viewBox="0 0 356 319" draw:points="52,0 171,129 215,124 251,155 273,225 306,256 356,265 354,319 288,308 242,265 213,195 154,184 133,165 95,154 0,34">
          <text:p/>
        </draw:polygon>
        <draw:polygon draw:style-name="gr3" draw:text-style-name="P3" draw:layer="layout" svg:width="0.355cm" svg:height="0.318cm" svg:x="26.957cm" svg:y="18.24cm" svg:viewBox="0 0 356 319" draw:points="52,0 171,129 215,124 251,155 273,225 306,256 356,265 354,319 288,308 242,265 213,195 154,184 133,165 95,154 0,34">
          <text:p/>
        </draw:polygon>
        <draw:polygon draw:style-name="gr4" draw:text-style-name="P2" draw:layer="layout" svg:width="0.355cm" svg:height="0.397cm" svg:x="26.895cm" svg:y="18.387cm" svg:viewBox="0 0 356 398" draw:points="12,0 84,52 117,97 156,114 356,300 326,342 305,345 288,395 259,398 234,379 191,376 158,344 68,359 43,246 2,185 1,120 15,102 0,35">
          <text:p/>
        </draw:polygon>
        <draw:polygon draw:style-name="gr3" draw:text-style-name="P3" draw:layer="layout" svg:width="0.355cm" svg:height="0.397cm" svg:x="26.895cm" svg:y="18.387cm" svg:viewBox="0 0 356 398" draw:points="12,0 84,52 117,97 156,114 356,300 326,342 305,345 288,395 259,398 234,379 191,376 158,344 68,359 43,246 2,185 1,120 15,102 0,35">
          <text:p/>
        </draw:polygon>
        <draw:polygon draw:style-name="gr4" draw:text-style-name="P2" draw:layer="layout" svg:width="0.312cm" svg:height="0.252cm" svg:x="29.542cm" svg:y="21.708cm" svg:viewBox="0 0 313 253" draw:points="84,0 313,83 278,253 72,181 22,172 0,140">
          <text:p/>
        </draw:polygon>
        <draw:polygon draw:style-name="gr3" draw:text-style-name="P3" draw:layer="layout" svg:width="0.312cm" svg:height="0.252cm" svg:x="29.542cm" svg:y="21.708cm" svg:viewBox="0 0 313 253" draw:points="84,0 313,83 278,253 72,181 22,172 0,140">
          <text:p/>
        </draw:polygon>
        <draw:path draw:style-name="gr4" draw:text-style-name="P2" draw:layer="layout" svg:width="0.666cm" svg:height="0.852cm" svg:x="32.432cm" svg:y="17.36cm" svg:viewBox="0 0 667 853" svg:d="M441 821l-21 32-148-31 6-20-115-60 33-45 43 57 80 16 72 30-8 20zM328 5l66 26 82-9 52 61 86 14 17-59 36 44-48 66-26 7-55-20-44-26-120-4 43 87-52 4-52-16-30-77-25 20-2 78 30 70-44 15 36 71 37 49-19 68-79-59 10 69-64-7 4 117-65-19-63-78-5-107 9-85-18-67-25-85 5-36 62-41 19-36 35-7 12-30 63 11 43-14 49 19 21-15z">
          <text:p/>
        </draw:path>
        <draw:polygon draw:style-name="gr3" draw:text-style-name="P3" draw:layer="layout" svg:width="0.277cm" svg:height="0.155cm" svg:x="32.595cm" svg:y="18.057cm" svg:viewBox="0 0 278 156" draw:points="278,124 257,156 109,125 115,105 0,45 33,0 76,57 156,73 228,103 220,123">
          <text:p/>
        </draw:polygon>
        <draw:polygon draw:style-name="gr3" draw:text-style-name="P3" draw:layer="layout" svg:width="0.666cm" svg:height="0.593cm" svg:x="32.432cm" svg:y="17.36cm" svg:viewBox="0 0 667 594" draw:points="328,5 394,31 476,22 528,83 614,97 631,38 667,82 619,148 593,155 538,135 494,109 374,105 417,192 365,196 313,180 283,103 258,123 256,201 286,271 242,286 278,357 315,406 296,474 217,415 227,484 163,477 167,594 102,575 39,497 34,390 43,305 25,238 0,153 5,117 67,76 86,40 121,33 133,3 196,14 239,0 288,19 309,4">
          <text:p/>
        </draw:polygon>
        <draw:polygon draw:style-name="gr4" draw:text-style-name="P2" draw:layer="layout" svg:width="0.648cm" svg:height="0.555cm" svg:x="26.533cm" svg:y="6.914cm" svg:viewBox="0 0 649 556" draw:points="205,0 250,6 282,24 318,7 423,83 367,257 417,265 433,244 470,233 521,186 588,142 567,203 649,215 606,340 566,464 453,448 291,421 280,462 243,504 261,518 233,556 193,490 167,423 141,412 110,421 79,391 78,359 58,365 48,339 21,291 0,286 44,217 70,132 118,70">
          <text:p/>
        </draw:polygon>
        <draw:polygon draw:style-name="gr3" draw:text-style-name="P3" draw:layer="layout" svg:width="0.648cm" svg:height="0.555cm" svg:x="26.533cm" svg:y="6.914cm" svg:viewBox="0 0 649 556" draw:points="205,0 250,6 282,24 318,7 423,83 367,257 417,265 433,244 470,233 521,186 588,142 567,203 649,215 606,340 566,464 453,448 291,421 280,462 243,504 261,518 233,556 193,490 167,423 141,412 110,421 79,391 78,359 58,365 48,339 21,291 0,286 44,217 70,132 118,70">
          <text:p/>
        </draw:polygon>
        <draw:polygon draw:style-name="gr4" draw:text-style-name="P2" draw:layer="layout" svg:width="0.94cm" svg:height="0.696cm" svg:x="24.654cm" svg:y="11.154cm" svg:viewBox="0 0 941 697" draw:points="96,697 90,664 98,586 61,542 35,480 27,437 0,422 5,354 64,266 125,254 191,216 306,233 355,270 415,235 433,187 493,203 522,169 513,97 610,0 648,35 709,30 735,114 761,147 808,97 857,107 941,212 897,305 814,395 746,403 745,455 684,532 640,590 518,573 479,490 448,499 378,477 283,542 285,587 210,608">
          <text:p/>
        </draw:polygon>
        <draw:polygon draw:style-name="gr3" draw:text-style-name="P3" draw:layer="layout" svg:width="0.94cm" svg:height="0.696cm" svg:x="24.654cm" svg:y="11.154cm" svg:viewBox="0 0 941 697" draw:points="96,697 90,664 98,586 61,542 35,480 27,437 0,422 5,354 64,266 125,254 191,216 306,233 355,270 415,235 433,187 493,203 522,169 513,97 610,0 648,35 709,30 735,114 761,147 808,97 857,107 941,212 897,305 814,395 746,403 745,455 684,532 640,590 518,573 479,490 448,499 378,477 283,542 285,587 210,608">
          <text:p/>
        </draw:polygon>
        <draw:polygon draw:style-name="gr4" draw:text-style-name="P2" draw:layer="layout" svg:width="0.435cm" svg:height="0.86cm" svg:x="26.34cm" svg:y="7.305cm" svg:viewBox="0 0 436 861" draw:points="198,861 207,814 191,794 179,745 184,710 171,678 181,651 207,628 205,614 174,594 177,581 148,578 117,528 104,501 88,487 124,447 91,416 97,387 99,354 27,355 30,335 0,316 1,273 51,251 72,209 128,220 148,202 164,174 159,113 180,109 213,68 249,40 272,0 303,30 334,21 360,32 386,99 426,165 417,179 436,211 429,251 414,263 417,284 391,348 382,412 389,457 402,474 387,518 371,550 368,587 376,615 346,677 340,699 307,739 270,777 241,826">
          <text:p/>
        </draw:polygon>
        <draw:polygon draw:style-name="gr3" draw:text-style-name="P3" draw:layer="layout" svg:width="0.435cm" svg:height="0.86cm" svg:x="26.34cm" svg:y="7.305cm" svg:viewBox="0 0 436 861" draw:points="198,861 207,814 191,794 179,745 184,710 171,678 181,651 207,628 205,614 174,594 177,581 148,578 117,528 104,501 88,487 124,447 91,416 97,387 99,354 27,355 30,335 0,316 1,273 51,251 72,209 128,220 148,202 164,174 159,113 180,109 213,68 249,40 272,0 303,30 334,21 360,32 386,99 426,165 417,179 436,211 429,251 414,263 417,284 391,348 382,412 389,457 402,474 387,518 371,550 368,587 376,615 346,677 340,699 307,739 270,777 241,826">
          <text:p/>
        </draw:polygon>
        <draw:polygon draw:style-name="gr4" draw:text-style-name="P2" draw:layer="layout" svg:width="0.478cm" svg:height="0.534cm" svg:x="32.131cm" svg:y="16.55cm" svg:viewBox="0 0 479 535" draw:points="306,0 326,25 366,102 426,153 463,148 466,201 479,245 430,276 402,235 344,213 280,163 241,149 213,165 194,125 157,165 175,238 178,282 199,342 221,382 234,444 292,519 275,535 275,535 211,459 179,396 115,328 80,210 101,209 84,143 99,104 55,61 7,98 0,48 21,9 25,9 79,40 103,27 122,59 153,76 167,44 201,45 229,2">
          <text:p/>
        </draw:polygon>
        <draw:polygon draw:style-name="gr3" draw:text-style-name="P3" draw:layer="layout" svg:width="0.478cm" svg:height="0.534cm" svg:x="32.131cm" svg:y="16.55cm" svg:viewBox="0 0 479 535" draw:points="306,0 326,25 366,102 426,153 463,148 466,201 479,245 430,276 402,235 344,213 280,163 241,149 213,165 194,125 157,165 175,238 178,282 199,342 221,382 234,444 292,519 275,535 275,535 211,459 179,396 115,328 80,210 101,209 84,143 99,104 55,61 7,98 0,48 21,9 25,9 79,40 103,27 122,59 153,76 167,44 201,45 229,2">
          <text:p/>
        </draw:polygon>
        <draw:polygon draw:style-name="gr4" draw:text-style-name="P2" draw:layer="layout" svg:width="0.247cm" svg:height="0.372cm" svg:x="26.822cm" svg:y="9.352cm" svg:viewBox="0 0 248 373" draw:points="215,362 145,373 96,363 75,331 35,364 0,361 25,274 18,212 30,132 8,70 52,0 93,13 70,133 56,232 83,279 141,220 190,222 213,140 248,171 239,250">
          <text:p/>
        </draw:polygon>
        <draw:polygon draw:style-name="gr3" draw:text-style-name="P3" draw:layer="layout" svg:width="0.247cm" svg:height="0.372cm" svg:x="26.822cm" svg:y="9.352cm" svg:viewBox="0 0 248 373" draw:points="215,362 145,373 96,363 75,331 35,364 0,361 25,274 18,212 30,132 8,70 52,0 93,13 70,133 56,232 83,279 141,220 190,222 213,140 248,171 239,250">
          <text:p/>
        </draw:polygon>
        <draw:polygon draw:style-name="gr4" draw:text-style-name="P2" draw:layer="layout" svg:width="0.571cm" svg:height="0.344cm" svg:x="32.425cm" svg:y="16.377cm" svg:viewBox="0 0 572 345" draw:points="540,129 572,177 567,211 510,218 444,283 367,345 293,341 244,316 169,321 169,321 132,326 72,275 32,198 12,173 13,127 0,119 59,57 54,25 99,45 125,0 153,47 177,73 249,87 265,66 298,75 343,73 348,84 391,84 419,64 448,67 519,135">
          <text:p/>
        </draw:polygon>
        <draw:polygon draw:style-name="gr3" draw:text-style-name="P3" draw:layer="layout" svg:width="0.571cm" svg:height="0.344cm" svg:x="32.425cm" svg:y="16.377cm" svg:viewBox="0 0 572 345" draw:points="540,129 572,177 567,211 510,218 444,283 367,345 293,341 244,316 169,321 169,321 132,326 72,275 32,198 12,173 13,127 0,119 59,57 54,25 99,45 125,0 153,47 177,73 249,87 265,66 298,75 343,73 348,84 391,84 419,64 448,67 519,135">
          <text:p/>
        </draw:polygon>
        <draw:path draw:style-name="gr4" draw:text-style-name="P2" draw:layer="layout" svg:width="5.314cm" svg:height="4.807cm" svg:x="42.21cm" svg:y="15.351cm" svg:viewBox="0 0 5315 4808" svg:d="M4565 0l373 202 377 199-148 54-83 107 18 47-71 151-69-100 5-92-141-36-124 4-213 176-60 92-197 119 38 66-13 51-56 4-50-28-103 59 25-151 46-83-35-7-90 173-93 9-76 93-83 18 56-175-5-82 146-162 52 6 200 70 131-84-70-165 1-173 53-105 90-79 84-64zM4313 2305h31l38 16 48 124-27 118-23 8-37-31-47-89zM4651 1070l-93-36-30-43-27-46 48-9 55 30zM2305 2241l58 131 161-14 40 53 187-62-73 146 53 89 107 61 5 163 112 78 146 159-53-9-35 166h-101l-62 79-76 33-53 165-85 5-47 80-81 86-167-84-73 36-138-11-110-52-95-85-26-119 89 32 120-34 30-89 60-67-11-105 29-61 106-87 39-109-117-163-9-70-101-125 87-130zM3882 1385l103-112 110 7-100 73-62 95-28 71-49 80-48-64zM3836 1747l-67 70-62-6 61-123 54-7zM3223 1221l66 29 48-63 53 17 96 65-45 54 60 58 87-13-5 41-98 5-166-51-77-78zM3033 1894l74-137-15-165 37-5 59 162-30 101-88 99-111 198-46 112 76 71 166-41-14-96 91-244 47 42-47 41 37 92-17 132 214-22 28 46 197-29 76 46-2 85-69 24-62-115-24 145-50 11-36-43-119 46-108-78-12 101 141 73 170 96-29 87-66 32-87-100-123-51-32 50-101-13-45-97-80-75-136-168-32-54-24-152 89-70zM4172 2963l-185 123 41-127 76-47 63-25 31 23zM4025 2730l37-87 16-134 58 53-68 204-109 156-46-23 31-111zM3782 3098l35-81 72-4-59 155-35 93-42 64-47-78 40-67-24-56zM2770 4113l53 11 172-215-30-56 207-180 106 4 142-163 169-106-41 162-139 103-70 109-94 117-99 97-142 107-74 78-22 59-191 174-62-15-70 91-66-145 95-127 111-62zM1843 4153l92 36 90 6 61-69 107-3 128 121 177 122-71 117-156 24-194 76-109 2-167 25-139 2-248-16-206 48-139-30-143-12-211 83-179 5-186 66-288 52-62-41 113-93 268-210 236-36 183-46 118-37 236-32 105-117 155-41 145 4 109-45 63 108 83-34z">
          <text:p/>
        </draw:path>
        <draw:polygon draw:style-name="gr3" draw:text-style-name="P3" draw:layer="layout" svg:width="1.572cm" svg:height="1.126cm" svg:x="45.952cm" svg:y="15.351cm" svg:viewBox="0 0 1573 1127" draw:points="823,0 1196,202 1573,401 1425,455 1342,562 1360,609 1289,760 1220,660 1225,568 1084,532 960,536 747,712 687,804 490,923 528,989 515,1040 459,1044 409,1016 306,1075 331,924 377,841 342,834 252,1007 159,1016 83,1109 0,1127 56,952 51,870 197,708 249,714 449,784 580,700 510,535 511,362 564,257 654,178 738,114">
          <text:p/>
        </draw:polygon>
        <draw:polygon draw:style-name="gr3" draw:text-style-name="P3" draw:layer="layout" svg:width="0.133cm" svg:height="0.265cm" svg:x="46.506cm" svg:y="17.655cm" svg:viewBox="0 0 134 266" draw:points="17,0 48,0 86,16 134,140 107,258 84,266 47,235 0,146">
          <text:p/>
        </draw:polygon>
        <draw:polygon draw:style-name="gr3" draw:text-style-name="P3" draw:layer="layout" svg:width="0.149cm" svg:height="0.133cm" svg:x="46.711cm" svg:y="16.287cm" svg:viewBox="0 0 150 134" draw:points="150,134 57,98 27,55 0,9 48,0 103,30">
          <text:p/>
        </draw:polygon>
        <draw:polygon draw:style-name="gr3" draw:text-style-name="P3" draw:layer="layout" svg:width="1.201cm" svg:height="1.408cm" svg:x="44.109cm" svg:y="17.591cm" svg:viewBox="0 0 1202 1409" draw:points="406,0 464,131 625,117 665,170 852,108 779,254 832,343 939,404 944,567 1056,645 1202,804 1149,795 1114,961 1013,961 951,1040 875,1073 822,1238 737,1243 690,1323 609,1409 442,1325 369,1361 231,1350 121,1298 26,1213 0,1094 89,1126 209,1092 239,1003 299,936 288,831 317,770 423,683 462,574 345,411 336,341 235,216 322,86">
          <text:p/>
        </draw:polygon>
        <draw:polygon draw:style-name="gr3" draw:text-style-name="P3" draw:layer="layout" svg:width="0.286cm" svg:height="0.325cm" svg:x="46.018cm" svg:y="16.623cm" svg:viewBox="0 0 287 326" draw:points="74,112 177,0 287,7 187,80 125,175 97,246 48,326 0,262">
          <text:p/>
        </draw:polygon>
        <draw:polygon draw:style-name="gr3" draw:text-style-name="P3" draw:layer="layout" svg:width="0.128cm" svg:height="0.135cm" svg:x="45.917cm" svg:y="17.031cm" svg:viewBox="0 0 129 136" draw:points="129,66 62,136 0,130 61,7 115,0">
          <text:p/>
        </draw:polygon>
        <draw:polygon draw:style-name="gr3" draw:text-style-name="P3" draw:layer="layout" svg:width="0.364cm" svg:height="0.226cm" svg:x="45.433cm" svg:y="16.538cm" svg:viewBox="0 0 365 227" draw:points="0,34 66,63 114,0 167,17 263,82 218,136 278,194 365,181 360,222 262,227 96,176 19,98">
          <text:p/>
        </draw:polygon>
        <draw:polygon draw:style-name="gr3" draw:text-style-name="P3" draw:layer="layout" svg:width="0.925cm" svg:height="1.173cm" svg:x="45.051cm" svg:y="16.937cm" svg:viewBox="0 0 926 1174" draw:points="192,307 266,170 251,5 288,0 347,162 317,263 229,362 118,560 72,672 148,743 314,702 300,606 391,362 438,404 391,445 428,537 411,669 625,647 653,693 850,664 926,710 924,795 855,819 793,704 769,849 719,860 683,817 564,863 456,785 444,886 585,959 755,1055 726,1142 660,1174 573,1074 450,1023 418,1073 317,1060 272,963 192,888 56,720 24,666 0,514 89,444">
          <text:p/>
        </draw:polygon>
        <draw:polygon draw:style-name="gr3" draw:text-style-name="P3" draw:layer="layout" svg:width="0.21cm" svg:height="0.198cm" svg:x="46.197cm" svg:y="18.237cm" svg:viewBox="0 0 211 199" draw:points="185,76 0,199 41,72 117,25 180,0 211,23">
          <text:p/>
        </draw:polygon>
        <draw:polygon draw:style-name="gr3" draw:text-style-name="P3" draw:layer="layout" svg:width="0.222cm" svg:height="0.412cm" svg:x="46.123cm" svg:y="17.859cm" svg:viewBox="0 0 223 413" draw:points="112,221 149,134 165,0 223,53 155,257 46,413 0,390 31,279">
          <text:p/>
        </draw:polygon>
        <draw:polygon draw:style-name="gr3" draw:text-style-name="P3" draw:layer="layout" svg:width="0.182cm" svg:height="0.311cm" svg:x="45.916cm" svg:y="18.363cm" svg:viewBox="0 0 183 312" draw:points="76,85 111,4 183,0 124,155 89,248 47,312 0,234 40,167 16,111">
          <text:p/>
        </draw:polygon>
        <draw:polygon draw:style-name="gr3" draw:text-style-name="P3" draw:layer="layout" svg:width="1.069cm" svg:height="1.081cm" svg:x="44.729cm" svg:y="18.758cm" svg:viewBox="0 0 1070 1082" draw:points="251,705 304,716 476,501 446,445 653,265 759,269 901,106 1070,0 1029,162 890,265 820,374 726,491 627,588 485,695 411,773 389,832 198,1006 136,991 66,1082 0,937 95,810 206,748">
          <text:p/>
        </draw:polygon>
        <draw:polygon draw:style-name="gr3" draw:text-style-name="P3" draw:layer="layout" svg:width="2.497cm" svg:height="0.693cm" svg:x="42.21cm" svg:y="19.464cm" svg:viewBox="0 0 2498 694" draw:points="1843,39 1935,75 2025,81 2086,12 2193,9 2321,130 2498,252 2427,369 2271,393 2077,469 1968,471 1801,496 1662,498 1414,482 1208,530 1069,500 926,488 715,571 536,576 350,642 62,694 0,653 113,560 381,350 617,314 800,268 918,231 1154,199 1259,82 1414,41 1559,45 1668,0 1731,108 1814,74">
          <text:p/>
        </draw:polygon>
        <draw:polygon draw:style-name="gr4" draw:text-style-name="P2" draw:layer="layout" svg:width="2.933cm" svg:height="3.79cm" svg:x="37.597cm" svg:y="17.471cm" svg:viewBox="0 0 2934 3791" draw:points="2840,30 2878,63 2863,110 2922,166 2843,205 2782,380 2831,439 2847,574 2881,631 2903,757 2808,795 2886,913 2890,969 2934,1008 2902,1075 2725,938 2698,959 2730,1043 2634,1025 2623,938 2664,898 2645,769 2575,793 2483,861 2377,910 2317,837 2265,863 2153,865 2165,966 2277,979 2238,1063 2240,1120 2324,1110 2348,1191 2438,1255 2513,1341 2523,1393 2447,1438 2325,1545 2382,1630 2362,1736 2241,1909 2185,2121 2133,2245 2053,2386 2080,2442 2034,2502 1945,2600 1890,2633 1897,2744 1998,2893 2052,2993 2050,3137 2138,3354 2072,3388 2048,3512 2104,3540 1994,3624 1977,3732 1933,3791 1766,3711 1647,3548 1550,3438 1480,3396 1361,3304 1263,3166 1208,3100 1016,2981 871,2767 776,2624 722,2474 655,2368 496,2510 399,2528 182,2433 232,2366 179,2329 0,2268 61,2156 330,2066 271,1967 184,1927 140,1835 46,1804 130,1631 263,1593 334,1418 357,1266 413,1102 378,1015 439,908 333,882 266,814 190,721 220,649 381,617 484,551 535,409 701,499 735,601 802,643 826,705 747,723 833,841 967,868 1149,880 1109,966 1121,1098 1245,1091 1374,1096 1545,1087 1697,1021 1790,1044 1877,1007 2019,957 2104,902 2088,849 2030,785 2007,732 2054,669 2118,752 2135,774 2254,757 2306,698 2394,648 2471,586 2432,513 2370,506 2437,435 2464,288 2517,135 2610,99 2638,0 2729,29 2734,99">
          <text:p/>
        </draw:polygon>
        <draw:polygon draw:style-name="gr3" draw:text-style-name="P3" draw:layer="layout" svg:width="2.933cm" svg:height="3.79cm" svg:x="37.597cm" svg:y="17.471cm" svg:viewBox="0 0 2934 3791" draw:points="2840,30 2878,63 2863,110 2922,166 2843,205 2782,380 2831,439 2847,574 2881,631 2903,757 2808,795 2886,913 2890,969 2934,1008 2902,1075 2725,938 2698,959 2730,1043 2634,1025 2623,938 2664,898 2645,769 2575,793 2483,861 2377,910 2317,837 2265,863 2153,865 2165,966 2277,979 2238,1063 2240,1120 2324,1110 2348,1191 2438,1255 2513,1341 2523,1393 2447,1438 2325,1545 2382,1630 2362,1736 2241,1909 2185,2121 2133,2245 2053,2386 2080,2442 2034,2502 1945,2600 1890,2633 1897,2744 1998,2893 2052,2993 2050,3137 2138,3354 2072,3388 2048,3512 2104,3540 1994,3624 1977,3732 1933,3791 1766,3711 1647,3548 1550,3438 1480,3396 1361,3304 1263,3166 1208,3100 1016,2981 871,2767 776,2624 722,2474 655,2368 496,2510 399,2528 182,2433 232,2366 179,2329 0,2268 61,2156 330,2066 271,1967 184,1927 140,1835 46,1804 130,1631 263,1593 334,1418 357,1266 413,1102 378,1015 439,908 333,882 266,814 190,721 220,649 381,617 484,551 535,409 701,499 735,601 802,643 826,705 747,723 833,841 967,868 1149,880 1109,966 1121,1098 1245,1091 1374,1096 1545,1087 1697,1021 1790,1044 1877,1007 2019,957 2104,902 2088,849 2030,785 2007,732 2054,669 2118,752 2135,774 2254,757 2306,698 2394,648 2471,586 2432,513 2370,506 2437,435 2464,288 2517,135 2610,99 2638,0 2729,29 2734,99">
          <text:p/>
        </draw:polygon>
        <draw:polygon draw:style-name="gr4" draw:text-style-name="P2" draw:layer="layout" svg:width="0.455cm" svg:height="0.325cm" svg:x="30.962cm" svg:y="14.499cm" svg:viewBox="0 0 456 326" draw:points="405,197 346,277 218,326 61,289 0,200 145,138 221,12 369,6 456,0 413,63 348,104 383,136">
          <text:p/>
        </draw:polygon>
        <draw:polygon draw:style-name="gr3" draw:text-style-name="P3" draw:layer="layout" svg:width="0.455cm" svg:height="0.325cm" svg:x="30.962cm" svg:y="14.499cm" svg:viewBox="0 0 456 326" draw:points="405,197 346,277 218,326 61,289 0,200 145,138 221,12 369,6 456,0 413,63 348,104 383,136">
          <text:p/>
        </draw:polygon>
        <draw:polygon draw:style-name="gr5" draw:text-style-name="P4" draw:layer="layout" svg:width="2.201cm" svg:height="1.787cm" svg:x="34.716cm" svg:y="17.957cm" svg:viewBox="0 0 2202 1788" draw:points="451,1234 389,1166 388,1099 352,1098 370,1008 314,911 182,837 111,715 138,619 192,579 185,506 119,465 57,314 57,314 5,211 26,174 0,31 68,0 83,47 131,107 199,126 235,124 350,36 387,27 416,64 384,125 446,191 471,185 505,277 601,303 674,364 820,382 977,341 985,312 1072,281 1136,204 1203,202 1244,175 1316,179 1435,230 1517,233 1650,328 1727,320 1756,425 1744,590 1731,687 1781,698 1747,775 1801,872 1823,952 1911,961 1935,1042 1853,1175 1920,1235 1980,1306 2101,1345 2123,1459 2183,1470 2202,1529 2041,1627 2015,1788 1781,1774 1644,1755 1505,1747 1441,1591 1382,1571 1292,1599 1175,1666 1029,1629 906,1533 792,1498 712,1377 625,1209 565,1228 493,1185">
          <text:p/>
        </draw:polygon>
        <draw:polygon draw:style-name="gr3" draw:text-style-name="P3" draw:layer="layout" svg:width="2.201cm" svg:height="1.787cm" svg:x="34.716cm" svg:y="17.957cm" svg:viewBox="0 0 2202 1788" draw:points="451,1234 389,1166 388,1099 352,1098 370,1008 314,911 182,837 111,715 138,619 192,579 185,506 119,465 57,314 57,314 5,211 26,174 0,31 68,0 83,47 131,107 199,126 235,124 350,36 387,27 416,64 384,125 446,191 471,185 505,277 601,303 674,364 820,382 977,341 985,312 1072,281 1136,204 1203,202 1244,175 1316,179 1435,230 1517,233 1650,328 1727,320 1756,425 1744,590 1731,687 1781,698 1747,775 1801,872 1823,952 1911,961 1935,1042 1853,1175 1920,1235 1980,1306 2101,1345 2123,1459 2183,1470 2202,1529 2041,1627 2015,1788 1781,1774 1644,1755 1505,1747 1441,1591 1382,1571 1292,1599 1175,1666 1029,1629 906,1533 792,1498 712,1377 625,1209 565,1228 493,1185">
          <text:p/>
        </draw:polygon>
        <draw:polygon draw:style-name="gr4" draw:text-style-name="P2" draw:layer="layout" svg:width="1.047cm" svg:height="1.055cm" svg:x="34.119cm" svg:y="18.23cm" svg:viewBox="0 0 1048 1056" draw:points="28,603 0,448 247,348 298,203 295,112 353,87 409,15 454,0 570,25 604,59 654,41 716,192 782,233 789,306 735,346 708,442 779,564 911,638 967,735 949,825 985,826 986,893 1048,961 981,952 906,939 821,1056 609,1033 311,757 155,653">
          <text:p/>
        </draw:polygon>
        <draw:polygon draw:style-name="gr3" draw:text-style-name="P3" draw:layer="layout" svg:width="1.047cm" svg:height="1.055cm" svg:x="34.119cm" svg:y="18.23cm" svg:viewBox="0 0 1048 1056" draw:points="28,603 0,448 247,348 298,203 295,112 353,87 409,15 454,0 570,25 604,59 654,41 716,192 782,233 789,306 735,346 708,442 779,564 911,638 967,735 949,825 985,826 986,893 1048,961 981,952 906,939 821,1056 609,1033 311,757 155,653">
          <text:p/>
        </draw:polygon>
        <draw:polygon draw:style-name="gr4" draw:text-style-name="P2" draw:layer="layout" svg:width="0.436cm" svg:height="0.532cm" svg:x="32.026cm" svg:y="12.81cm" svg:viewBox="0 0 437 533" draw:points="437,410 354,438 295,533 176,521 37,421 0,389 1,311 20,152 82,176 133,49 166,121 203,106 221,0 305,3 331,64 258,166 341,211 324,285 416,331">
          <text:p/>
        </draw:polygon>
        <draw:polygon draw:style-name="gr3" draw:text-style-name="P3" draw:layer="layout" svg:width="0.436cm" svg:height="0.532cm" svg:x="32.026cm" svg:y="12.81cm" svg:viewBox="0 0 437 533" draw:points="437,410 354,438 295,533 176,521 37,421 0,389 1,311 20,152 82,176 133,49 166,121 203,106 221,0 305,3 331,64 258,166 341,211 324,285 416,331">
          <text:p/>
        </draw:polygon>
        <draw:polygon draw:style-name="gr4" draw:text-style-name="P2" draw:layer="layout" svg:width="0.205cm" svg:height="0.449cm" svg:x="33.599cm" svg:y="18.64cm" svg:viewBox="0 0 206 450" draw:points="185,71 161,107 125,83 90,161 115,179 85,191 75,223 128,215 123,263 38,450 32,416 0,227 0,227 0,227 38,192 32,184 70,132 106,43 126,14 130,14 165,20 178,0 206,3 200,54 183,70">
          <text:p/>
        </draw:polygon>
        <draw:polygon draw:style-name="gr3" draw:text-style-name="P3" draw:layer="layout" svg:width="0.205cm" svg:height="0.449cm" svg:x="33.599cm" svg:y="18.64cm" svg:viewBox="0 0 206 450" draw:points="185,71 161,107 125,83 90,161 115,179 85,191 75,223 128,215 123,263 38,450 32,416 0,227 0,227 0,227 38,192 32,184 70,132 106,43 126,14 130,14 165,20 178,0 206,3 200,54 183,70">
          <text:p/>
        </draw:polygon>
        <draw:polygon draw:style-name="gr4" draw:text-style-name="P2" draw:layer="layout" svg:width="0.085cm" svg:height="0.139cm" svg:x="33.674cm" svg:y="18.723cm" svg:viewBox="0 0 86 140" draw:points="53,132 0,140 10,108 40,96 15,78 50,0 86,24 74,99">
          <text:p/>
        </draw:polygon>
        <draw:polygon draw:style-name="gr3" draw:text-style-name="P3" draw:layer="layout" svg:width="0.085cm" svg:height="0.139cm" svg:x="33.674cm" svg:y="18.723cm" svg:viewBox="0 0 86 140" draw:points="53,132 0,140 10,108 40,96 15,78 50,0 86,24 74,99">
          <text:p/>
        </draw:polygon>
        <draw:path draw:style-name="gr4" draw:text-style-name="P2" draw:layer="layout" svg:width="0.955cm" svg:height="1.437cm" svg:x="31.351cm" svg:y="16.208cm" svg:viewBox="0 0 956 1438" svg:d="M624 58l39 42 20-17 87 21-2 48 98 86-35 53-3 58-57-48-85 8-24 59-26 27-1 72 52 96v116l56 137 69 30 10 35-34 12 62 76 51 62 54 92 1 26-33 35-29-75-71-51-69 60 49 70-35 57-41-9-90 80-43-7 15-36 44-54 31-17-8-83-3-71-32-30-5-62-48-47-17-64-62-38-45-85-43-114-25-96 31-126-33-35-46-74-46-5-75 26-38-11 36-44-36-39 28-100 47-18 1-56 21-30 20 44 41 17 65-13 4 26 40 17 42-36 51 47 44-1zM520 1245l74 20-71 78-1 42-44 53-54-76-42-33-104-119 40-53 102 59zM126 664l61-13 11 109-87 146-37-28-56 19-18-48 67-140 15-76z">
          <text:p/>
        </draw:path>
        <draw:polygon draw:style-name="gr3" draw:text-style-name="P3" draw:layer="layout" svg:width="0.766cm" svg:height="1.315cm" svg:x="31.54cm" svg:y="16.208cm" svg:viewBox="0 0 767 1316" draw:points="435,58 474,100 494,83 581,104 579,152 677,238 642,291 639,349 582,301 497,309 473,368 447,395 446,467 498,563 498,679 554,816 623,846 633,881 599,893 661,969 712,1031 766,1123 767,1149 734,1184 705,1109 634,1058 565,1118 614,1188 579,1245 538,1236 448,1316 405,1309 420,1273 464,1219 495,1202 487,1119 484,1048 452,1018 447,956 399,909 382,845 320,807 275,722 232,608 207,512 238,386 205,351 159,277 113,272 38,298 0,287 36,243 0,204 28,104 75,86 76,30 97,0 117,44 158,61 223,48 227,74 267,91 309,55 360,102 404,101">
          <text:p/>
        </draw:polygon>
        <draw:polygon draw:style-name="gr3" draw:text-style-name="P3" draw:layer="layout" svg:width="0.315cm" svg:height="0.28cm" svg:x="31.629cm" svg:y="17.364cm" svg:viewBox="0 0 316 281" draw:points="242,88 316,108 245,186 244,228 200,281 146,205 104,172 0,53 40,0 142,59">
          <text:p/>
        </draw:polygon>
        <draw:polygon draw:style-name="gr3" draw:text-style-name="P3" draw:layer="layout" svg:width="0.197cm" svg:height="0.272cm" svg:x="31.351cm" svg:y="16.84cm" svg:viewBox="0 0 198 273" draw:points="126,31 187,18 198,127 111,273 74,245 18,264 0,216 67,76 82,0">
          <text:p/>
        </draw:polygon>
        <draw:polygon draw:style-name="gr4" draw:text-style-name="P2" draw:layer="layout" svg:width="0.114cm" svg:height="0.279cm" svg:x="26.813cm" svg:y="8.84cm" svg:viewBox="0 0 115 280" draw:points="108,104 89,192 52,260 15,280 19,187 0,146 27,73 83,0 112,18 115,74">
          <text:p/>
        </draw:polygon>
        <draw:polygon draw:style-name="gr3" draw:text-style-name="P3" draw:layer="layout" svg:width="0.114cm" svg:height="0.279cm" svg:x="26.813cm" svg:y="8.84cm" svg:viewBox="0 0 115 280" draw:points="108,104 89,192 52,260 15,280 19,187 0,146 27,73 83,0 112,18 115,74">
          <text:p/>
        </draw:polygon>
        <draw:polygon draw:style-name="gr4" draw:text-style-name="P2" draw:layer="layout" svg:width="0.509cm" svg:height="0.47cm" svg:x="33.637cm" svg:y="18.678cm" svg:viewBox="0 0 510 471" draw:points="123,69 147,33 258,101 482,0 510,155 487,171 264,202 357,342 318,357 295,396 208,400 176,441 122,471 0,431 0,412 85,225 90,177 111,144">
          <text:p/>
        </draw:polygon>
        <draw:polygon draw:style-name="gr3" draw:text-style-name="P3" draw:layer="layout" svg:width="0.509cm" svg:height="0.47cm" svg:x="33.637cm" svg:y="18.678cm" svg:viewBox="0 0 510 471" draw:points="123,69 147,33 258,101 482,0 510,155 487,171 264,202 357,342 318,357 295,396 208,400 176,441 122,471 0,431 0,412 85,225 90,177 111,144">
          <text:p/>
        </draw:polygon>
        <draw:path draw:style-name="gr4" draw:text-style-name="P2" draw:layer="layout" svg:width="1.374cm" svg:height="2.277cm" svg:x="41.119cm" svg:y="11.925cm" svg:viewBox="0 0 1375 2278" svg:d="M839 591l99 150 133 54 89 84 69 9 71 95 12 164-60 191 83 222-75 45-94-43-51 193v152l-57 121 139-54 165 185 13 96-71 23-91-88-68 45-101-6 15-118-47-95-11-137-47-119 53-221 70-97-177-216 85-40-73-209-30-81-135-131-150-42-68-76 8-116 197 15zM278 88l-42-88 160 25 1 160 111 133-134 125 127 108-32 112-133-36-85-87 23-108-177-91-97-61 169-71 63-61zM1178 1914l-44-96 41-51-32-69 59-62 47 9 49 97-58 22 3 68 58 67-67 48z">
          <text:p/>
        </draw:path>
        <draw:polygon draw:style-name="gr3" draw:text-style-name="P3" draw:layer="layout" svg:width="0.845cm" svg:height="1.746cm" svg:x="41.648cm" svg:y="12.456cm" svg:viewBox="0 0 846 1747" draw:points="310,60 409,210 542,264 631,348 700,357 771,452 783,616 723,807 806,1029 731,1074 637,1031 586,1224 586,1376 529,1497 668,1443 833,1628 846,1724 775,1747 684,1659 616,1704 515,1698 530,1580 483,1485 472,1348 425,1229 478,1008 548,911 371,695 456,655 383,446 353,365 218,234 68,192 0,116 8,0 205,15">
          <text:p/>
        </draw:polygon>
        <draw:polygon draw:style-name="gr3" draw:text-style-name="P3" draw:layer="layout" svg:width="0.507cm" svg:height="0.662cm" svg:x="41.119cm" svg:y="11.925cm" svg:viewBox="0 0 508 663" draw:points="278,88 236,0 396,25 397,185 508,318 374,443 501,551 469,663 336,627 251,540 274,432 97,341 0,280 169,209 232,148">
          <text:p/>
        </draw:polygon>
        <draw:polygon draw:style-name="gr3" draw:text-style-name="P3" draw:layer="layout" svg:width="0.166cm" svg:height="0.31cm" svg:x="42.253cm" svg:y="13.561cm" svg:viewBox="0 0 167 311" draw:points="44,278 0,182 41,131 9,62 68,0 115,9 164,106 106,128 109,196 167,263 100,311">
          <text:p/>
        </draw:polygon>
        <draw:polygon draw:style-name="gr4" draw:text-style-name="P2" draw:layer="layout" svg:width="3.144cm" svg:height="2.04cm" svg:x="34.954cm" svg:y="15.71cm" svg:viewBox="0 0 3145 2041" draw:points="3145,186 3136,292 3085,340 3145,452 3134,527 2970,578 3022,810 2995,857 2863,985 3032,1146 2991,1205 3029,1267 2970,1276 2909,1255 2779,1301 2637,1360 2611,1387 2470,1388 2431,1432 2444,1507 2289,1521 2238,1559 2237,1619 2194,1659 2102,1783 2088,1882 2054,1893 2012,1842 1895,1871 1849,1775 1804,1785 1778,1660 1649,1597 1502,1641 1403,1680 1296,1584 1215,1550 1065,1482 1047,1474 833,1574 892,2031 844,2041 768,1950 702,1920 601,1952 562,1996 555,1966 574,1913 553,1870 444,1832 396,1723 344,1692 339,1652 427,1662 424,1571 498,1548 576,1562 581,1441 560,1365 474,1376 400,1349 304,1406 225,1433 181,1413 189,1350 133,1268 71,1270 0,1186 47,1094 23,1068 87,934 170,1006 178,916 336,779 457,771 633,843 730,884 806,822 929,803 1039,851 1055,811 1164,797 1172,736 1033,674 1094,602 1074,572 1138,527 1068,454 1092,406 1348,303 1374,265 1534,172 1579,103 1706,87 1770,201 1830,145 1930,150 1948,216 2011,183 2133,0 2125,47 2250,95 2540,307 2548,229 2674,242 2757,156 2805,153 2874,196 2934,187 2990,215 3069,143">
          <text:p/>
        </draw:polygon>
        <draw:polygon draw:style-name="gr3" draw:text-style-name="P3" draw:layer="layout" svg:width="3.144cm" svg:height="2.04cm" svg:x="34.954cm" svg:y="15.71cm" svg:viewBox="0 0 3145 2041" draw:points="3145,186 3136,292 3085,340 3145,452 3134,527 2970,578 3022,810 2995,857 2863,985 3032,1146 2991,1205 3029,1267 2970,1276 2909,1255 2779,1301 2637,1360 2611,1387 2470,1388 2431,1432 2444,1507 2289,1521 2238,1559 2237,1619 2194,1659 2102,1783 2088,1882 2054,1893 2012,1842 1895,1871 1849,1775 1804,1785 1778,1660 1649,1597 1502,1641 1403,1680 1296,1584 1215,1550 1065,1482 1047,1474 833,1574 892,2031 844,2041 768,1950 702,1920 601,1952 562,1996 555,1966 574,1913 553,1870 444,1832 396,1723 344,1692 339,1652 427,1662 424,1571 498,1548 576,1562 581,1441 560,1365 474,1376 400,1349 304,1406 225,1433 181,1413 189,1350 133,1268 71,1270 0,1186 47,1094 23,1068 87,934 170,1006 178,916 336,779 457,771 633,843 730,884 806,822 929,803 1039,851 1055,811 1164,797 1172,736 1033,674 1094,602 1074,572 1138,527 1068,454 1092,406 1348,303 1374,265 1534,172 1579,103 1706,87 1770,201 1830,145 1930,150 1948,216 2011,183 2133,0 2125,47 2250,95 2540,307 2548,229 2674,242 2757,156 2805,153 2874,196 2934,187 2990,215 3069,143">
          <text:p/>
        </draw:polygon>
        <draw:polygon draw:style-name="gr4" draw:text-style-name="P2" draw:layer="layout" svg:width="1.158cm" svg:height="1.38cm" svg:x="32.893cm" svg:y="22.084cm" svg:viewBox="0 0 1159 1381" draw:points="651,1381 474,1225 475,1149 21,812 0,794 19,658 65,612 144,538 207,452 170,297 164,231 115,132 209,70 312,0 378,33 367,104 407,152 499,166 653,299 695,307 727,308 755,327 843,349 890,302 1020,265 1068,315 1159,327 1022,456 960,923 1026,1040 924,1079 884,1128 831,1130 800,1218 749,1264 711,1346">
          <text:p/>
        </draw:polygon>
        <draw:polygon draw:style-name="gr3" draw:text-style-name="P3" draw:layer="layout" svg:width="1.158cm" svg:height="1.38cm" svg:x="32.893cm" svg:y="22.084cm" svg:viewBox="0 0 1159 1381" draw:points="651,1381 474,1225 475,1149 21,812 0,794 19,658 65,612 144,538 207,452 170,297 164,231 115,132 209,70 312,0 378,33 367,104 407,152 499,166 653,299 695,307 727,308 755,327 843,349 890,302 1020,265 1068,315 1159,327 1022,456 960,923 1026,1040 924,1079 884,1128 831,1130 800,1218 749,1264 711,1346">
          <text:p/>
        </draw:polygon>
        <draw:polygon draw:style-name="gr4" draw:text-style-name="P2" draw:layer="layout" svg:width="0.834cm" svg:height="0.742cm" svg:x="37.148cm" svg:y="16.964cm" svg:viewBox="0 0 835 743" draw:points="43,364 44,304 95,266 250,252 237,177 276,133 417,132 443,105 585,46 715,0 776,21 835,12 835,44 731,172 721,232 615,297 614,387 513,411 461,460 397,551 420,574 405,612 237,699 110,701 13,743 0,670 106,657 127,608 201,594 285,463 157,440 105,494 24,471 72,367">
          <text:p/>
        </draw:polygon>
        <draw:polygon draw:style-name="gr3" draw:text-style-name="P3" draw:layer="layout" svg:width="0.834cm" svg:height="0.742cm" svg:x="37.148cm" svg:y="16.964cm" svg:viewBox="0 0 835 743" draw:points="43,364 44,304 95,266 250,252 237,177 276,133 417,132 443,105 585,46 715,0 776,21 835,12 835,44 731,172 721,232 615,297 614,387 513,411 461,460 397,551 420,574 405,612 237,699 110,701 13,743 0,670 106,657 127,608 201,594 285,463 157,440 105,494 24,471 72,367">
          <text:p/>
        </draw:polygon>
        <draw:polygon draw:style-name="gr4" draw:text-style-name="P2" draw:layer="layout" svg:width="0.614cm" svg:height="0.721cm" svg:x="42.235cm" svg:y="17.928cm" svg:viewBox="0 0 615 722" draw:points="176,677 28,591 0,449 94,299 189,216 298,166 266,58 377,0 464,34 576,152 516,396 615,403 536,520 506,646 420,722 330,718">
          <text:p/>
        </draw:polygon>
        <draw:polygon draw:style-name="gr3" draw:text-style-name="P3" draw:layer="layout" svg:width="0.614cm" svg:height="0.721cm" svg:x="42.235cm" svg:y="17.928cm" svg:viewBox="0 0 615 722" draw:points="176,677 28,591 0,449 94,299 189,216 298,166 266,58 377,0 464,34 576,152 516,396 615,403 536,520 506,646 420,722 330,718">
          <text:p/>
        </draw:polygon>
        <draw:polygon draw:style-name="gr4" draw:text-style-name="P2" draw:layer="layout" svg:width="0.46cm" svg:height="0.475cm" svg:x="41.481cm" svg:y="13.891cm" svg:viewBox="0 0 461 476" draw:points="12,269 5,257 32,217 0,149 28,78 41,33 20,4 197,0 284,19 417,96 461,171 436,274 441,382 403,476 336,448 262,377 124,346 143,263">
          <text:p/>
        </draw:polygon>
        <draw:polygon draw:style-name="gr3" draw:text-style-name="P3" draw:layer="layout" svg:width="0.46cm" svg:height="0.475cm" svg:x="41.481cm" svg:y="13.891cm" svg:viewBox="0 0 461 476" draw:points="12,269 5,257 32,217 0,149 28,78 41,33 20,4 197,0 284,19 417,96 461,171 436,274 441,382 403,476 336,448 262,377 124,346 143,263">
          <text:p/>
        </draw:polygon>
        <draw:polygon draw:style-name="gr4" draw:text-style-name="P2" draw:layer="layout" svg:width="0.153cm" svg:height="0.163cm" svg:x="32.552cm" svg:y="17.071cm" svg:viewBox="0 0 154 164" draw:points="15,159 24,114 7,94 0,55 26,35 49,35 75,0 93,0 100,21 114,34 119,57 131,68 141,96 154,100 134,125 119,135 119,145 97,142 39,141 26,164">
          <text:p/>
        </draw:polygon>
        <draw:polygon draw:style-name="gr3" draw:text-style-name="P3" draw:layer="layout" svg:width="0.153cm" svg:height="0.163cm" svg:x="32.552cm" svg:y="17.071cm" svg:viewBox="0 0 154 164" draw:points="15,159 24,114 7,94 0,55 26,35 49,35 75,0 93,0 100,21 114,34 119,57 131,68 141,96 154,100 134,125 119,135 119,145 97,142 39,141 26,164">
          <text:p/>
        </draw:polygon>
        <draw:polygon draw:style-name="gr4" draw:text-style-name="P2" draw:layer="layout" svg:width="0.208cm" svg:height="0.194cm" svg:x="34.94cm" svg:y="19.169cm" svg:viewBox="0 0 209 195" draw:points="160,13 184,70 173,98 209,194 129,195 101,134 0,117 85,0">
          <text:p/>
        </draw:polygon>
        <draw:polygon draw:style-name="gr3" draw:text-style-name="P3" draw:layer="layout" svg:width="0.208cm" svg:height="0.194cm" svg:x="34.94cm" svg:y="19.169cm" svg:viewBox="0 0 209 195" draw:points="160,13 184,70 173,98 209,194 129,195 101,134 0,117 85,0">
          <text:p/>
        </draw:polygon>
        <draw:polygon draw:style-name="gr4" draw:text-style-name="P2" draw:layer="layout" svg:width="1.275cm" svg:height="0.633cm" svg:x="41.336cm" svg:y="17.624cm" svg:viewBox="0 0 1276 634" draw:points="1276,304 1165,362 1197,470 1088,520 1070,446 988,365 832,367 729,283 585,283 512,350 528,402 478,462 434,474 395,634 307,549 231,422 164,481 103,427 34,437 21,381 39,238 68,253 119,206 0,109 32,47 156,70 280,115 386,0 501,45 472,131 481,192 641,132 827,157 967,174 1100,159 1191,196">
          <text:p/>
        </draw:polygon>
        <draw:polygon draw:style-name="gr3" draw:text-style-name="P3" draw:layer="layout" svg:width="1.275cm" svg:height="0.633cm" svg:x="41.336cm" svg:y="17.624cm" svg:viewBox="0 0 1276 634" draw:points="1276,304 1165,362 1197,470 1088,520 1070,446 988,365 832,367 729,283 585,283 512,350 528,402 478,462 434,474 395,634 307,549 231,422 164,481 103,427 34,437 21,381 39,238 68,253 119,206 0,109 32,47 156,70 280,115 386,0 501,45 472,131 481,192 641,132 827,157 967,174 1100,159 1191,196">
          <text:p/>
        </draw:polygon>
        <draw:polygon draw:style-name="gr4" draw:text-style-name="P2" draw:layer="layout" svg:width="0.173cm" svg:height="0.18cm" svg:x="33.729cm" svg:y="18.479cm" svg:viewBox="0 0 174 181" draw:points="76,164 48,161 35,181 0,175 52,82 116,4 118,0 164,14 174,64 111,101">
          <text:p/>
        </draw:polygon>
        <draw:polygon draw:style-name="gr3" draw:text-style-name="P3" draw:layer="layout" svg:width="0.173cm" svg:height="0.18cm" svg:x="33.729cm" svg:y="18.479cm" svg:viewBox="0 0 174 181" draw:points="76,164 48,161 35,181 0,175 52,82 116,4 118,0 164,14 174,64 111,101">
          <text:p/>
        </draw:polygon>
        <draw:polygon draw:style-name="gr4" draw:text-style-name="P2" draw:layer="layout" svg:width="0.429cm" svg:height="0.715cm" svg:x="27.082cm" svg:y="19.452cm" svg:viewBox="0 0 430 716" draw:points="430,239 406,271 388,339 334,374 354,434 390,471 419,560 400,611 381,619 325,716 291,694 186,541 116,373 42,248 0,124 51,97 77,63 169,25 258,0 285,13 325,20 335,129 301,173 312,215 346,241 397,210">
          <text:p/>
        </draw:polygon>
        <draw:polygon draw:style-name="gr3" draw:text-style-name="P3" draw:layer="layout" svg:width="0.429cm" svg:height="0.715cm" svg:x="27.082cm" svg:y="19.452cm" svg:viewBox="0 0 430 716" draw:points="430,239 406,271 388,339 334,374 354,434 390,471 419,560 400,611 381,619 325,716 291,694 186,541 116,373 42,248 0,124 51,97 77,63 169,25 258,0 285,13 325,20 335,129 301,173 312,215 346,241 397,210">
          <text:p/>
        </draw:polygon>
        <draw:polygon draw:style-name="gr4" draw:text-style-name="P2" draw:layer="layout" svg:width="1.925cm" svg:height="2.123cm" svg:x="30.711cm" svg:y="17.901cm" svg:viewBox="0 0 1926 2124" draw:points="1599,1862 1536,2108 1398,2073 1383,2124 976,1752 594,1361 455,1385 357,1400 318,1308 160,1183 141,1086 77,992 17,992 6,907 25,853 0,736 64,706 89,626 131,567 148,509 210,420 229,362 243,241 305,237 336,191 347,137 436,124 484,100 547,88 593,0 692,93 738,101 814,157 927,266 933,391 1017,450 1145,555 1237,655 1299,642 1367,603 1373,503 1425,455 1517,424 1593,431 1726,500 1745,564 1784,577 1811,607 1911,652 1926,699 1872,746 1874,803 1825,870 1831,977 1717,1411">
          <text:p/>
        </draw:polygon>
        <draw:polygon draw:style-name="gr3" draw:text-style-name="P3" draw:layer="layout" svg:width="1.925cm" svg:height="2.123cm" svg:x="30.711cm" svg:y="17.901cm" svg:viewBox="0 0 1926 2124" draw:points="1599,1862 1536,2108 1398,2073 1383,2124 976,1752 594,1361 455,1385 357,1400 318,1308 160,1183 141,1086 77,992 17,992 6,907 25,853 0,736 64,706 89,626 131,567 148,509 210,420 229,362 243,241 305,237 336,191 347,137 436,124 484,100 547,88 593,0 692,93 738,101 814,157 927,266 933,391 1017,450 1145,555 1237,655 1299,642 1367,603 1373,503 1425,455 1517,424 1593,431 1726,500 1745,564 1784,577 1811,607 1911,652 1926,699 1872,746 1874,803 1825,870 1831,977 1717,1411">
          <text:p/>
        </draw:polygon>
        <draw:polygon draw:style-name="gr4" draw:text-style-name="P2" draw:layer="layout" svg:width="0.361cm" svg:height="0.509cm" svg:x="39.8cm" svg:y="20.879cm" svg:viewBox="0 0 362 510" draw:points="331,212 362,363 318,427 206,510 104,427 15,241 0,0 119,34 215,100">
          <text:p/>
        </draw:polygon>
        <draw:polygon draw:style-name="gr3" draw:text-style-name="P3" draw:layer="layout" svg:width="0.361cm" svg:height="0.509cm" svg:x="39.8cm" svg:y="20.879cm" svg:viewBox="0 0 362 510" draw:points="331,212 362,363 318,427 206,510 104,427 15,241 0,0 119,34 215,100">
          <text:p/>
        </draw:polygon>
        <draw:polygon draw:style-name="gr4" draw:text-style-name="P2" draw:layer="layout" svg:width="0.294cm" svg:height="0.258cm" svg:x="31.493cm" svg:y="26.44cm" svg:viewBox="0 0 295 259" draw:points="259,50 295,98 248,159 222,200 151,211 123,252 78,259 0,142 77,64 150,20 211,0">
          <text:p/>
        </draw:polygon>
        <draw:polygon draw:style-name="gr3" draw:text-style-name="P3" draw:layer="layout" svg:width="0.294cm" svg:height="0.258cm" svg:x="31.493cm" svg:y="26.44cm" svg:viewBox="0 0 295 259" draw:points="259,50 295,98 248,159 222,200 151,211 123,252 78,259 0,142 77,64 150,20 211,0">
          <text:p/>
        </draw:polygon>
        <draw:polygon draw:style-name="gr4" draw:text-style-name="P2" draw:layer="layout" svg:width="0.371cm" svg:height="0.34cm" svg:x="33.203cm" svg:y="15.583cm" svg:viewBox="0 0 372 341" draw:points="372,187 361,242 292,262 254,323 163,341 95,316 91,274 60,248 66,216 85,187 62,157 0,109 25,6 115,0 222,49 291,61 292,89 325,109">
          <text:p/>
        </draw:polygon>
        <draw:polygon draw:style-name="gr3" draw:text-style-name="P3" draw:layer="layout" svg:width="0.371cm" svg:height="0.34cm" svg:x="33.203cm" svg:y="15.583cm" svg:viewBox="0 0 372 341" draw:points="372,187 361,242 292,262 254,323 163,341 95,316 91,274 60,248 66,216 85,187 62,157 0,109 25,6 115,0 222,49 291,61 292,89 325,109">
          <text:p/>
        </draw:polygon>
        <draw:polygon draw:style-name="gr4" draw:text-style-name="P2" draw:layer="layout" svg:width="0.067cm" svg:height="0.086cm" svg:x="31.786cm" svg:y="15.704cm" svg:viewBox="0 0 68 87" draw:points="68,8 67,41 33,87 11,77 0,57 47,0">
          <text:p/>
        </draw:polygon>
        <draw:polygon draw:style-name="gr3" draw:text-style-name="P3" draw:layer="layout" svg:width="0.067cm" svg:height="0.086cm" svg:x="31.786cm" svg:y="15.704cm" svg:viewBox="0 0 68 87" draw:points="68,8 67,41 33,87 11,77 0,57 47,0">
          <text:p/>
        </draw:polygon>
        <draw:polygon draw:style-name="gr4" draw:text-style-name="P2" draw:layer="layout" svg:width="0.492cm" svg:height="0.342cm" svg:x="33.228cm" svg:y="15.427cm" svg:viewBox="0 0 493 343" draw:points="470,140 493,178 482,237 482,313 395,337 347,343 300,265 267,245 266,217 197,205 90,156 0,162 39,75 100,16 176,0 192,106 245,123 291,38 353,37 376,61 416,123">
          <text:p/>
        </draw:polygon>
        <draw:polygon draw:style-name="gr3" draw:text-style-name="P3" draw:layer="layout" svg:width="0.492cm" svg:height="0.342cm" svg:x="33.228cm" svg:y="15.427cm" svg:viewBox="0 0 493 343" draw:points="470,140 493,178 482,237 482,313 395,337 347,343 300,265 267,245 266,217 197,205 90,156 0,162 39,75 100,16 176,0 192,106 245,123 291,38 353,37 376,61 416,123">
          <text:p/>
        </draw:polygon>
        <draw:polygon draw:style-name="gr4" draw:text-style-name="P2" draw:layer="layout" svg:width="2.464cm" svg:height="0.927cm" svg:x="27.68cm" svg:y="16.639cm" svg:viewBox="0 0 2465 928" draw:points="2465,301 2454,396 2417,468 2374,609 2384,649 2340,682 2205,621 2136,634 2076,607 2019,689 1880,657 1807,689 1710,665 1606,614 1398,583 1307,716 1293,706 1253,767 1193,726 1145,728 1102,695 1078,654 991,604 897,666 862,650 713,753 490,762 340,885 263,900 220,928 2,730 0,728 46,685 105,693 181,669 206,628 299,584 405,564 449,574 524,533 572,478 657,441 749,453 891,391 894,391 971,387 1065,443 1191,424 1259,431 1401,397 1476,241 1578,173 1632,124 1741,94 1864,112 1962,117 2101,46 2177,0 2240,47 2261,133 2351,185 2427,273">
          <text:p/>
        </draw:polygon>
        <draw:polygon draw:style-name="gr3" draw:text-style-name="P3" draw:layer="layout" svg:width="2.464cm" svg:height="0.927cm" svg:x="27.68cm" svg:y="16.639cm" svg:viewBox="0 0 2465 928" draw:points="2465,301 2454,396 2417,468 2374,609 2384,649 2340,682 2205,621 2136,634 2076,607 2019,689 1880,657 1807,689 1710,665 1606,614 1398,583 1307,716 1293,706 1253,767 1193,726 1145,728 1102,695 1078,654 991,604 897,666 862,650 713,753 490,762 340,885 263,900 220,928 2,730 0,728 46,685 105,693 181,669 206,628 299,584 405,564 449,574 524,533 572,478 657,441 749,453 891,391 894,391 971,387 1065,443 1191,424 1259,431 1401,397 1476,241 1578,173 1632,124 1741,94 1864,112 1962,117 2101,46 2177,0 2240,47 2261,133 2351,185 2427,273">
          <text:p/>
        </draw:polygon>
        <draw:polygon draw:style-name="gr4" draw:text-style-name="P2" draw:layer="layout" svg:width="0.225cm" svg:height="0.375cm" svg:x="33.317cm" svg:y="16.639cm" svg:viewBox="0 0 226 376" draw:points="0,11 25,0 82,4 132,58 164,72 193,114 177,153 202,180 202,233 224,271 214,288 226,304 202,307 153,291 149,272 129,277 130,300 97,332 71,369 46,376 46,317 68,269 79,216 50,131 37,73 22,31">
          <text:p/>
        </draw:polygon>
        <draw:polygon draw:style-name="gr3" draw:text-style-name="P3" draw:layer="layout" svg:width="0.225cm" svg:height="0.375cm" svg:x="33.317cm" svg:y="16.639cm" svg:viewBox="0 0 226 376" draw:points="0,11 25,0 82,4 132,58 164,72 193,114 177,153 202,180 202,233 224,271 214,288 226,304 202,307 153,291 149,272 129,277 130,300 97,332 71,369 46,376 46,317 68,269 79,216 50,131 37,73 22,31">
          <text:p/>
        </draw:polygon>
        <draw:polygon draw:style-name="gr4" draw:text-style-name="P2" draw:layer="layout" svg:width="1.134cm" svg:height="1.775cm" svg:x="33.767cm" svg:y="24.601cm" svg:viewBox="0 0 1135 1776" draw:points="1057,63 1086,125 1109,218 1108,383 1135,451 1112,514 1081,551 1046,466 1014,503 1025,607 1004,663 961,690 935,804 856,957 759,1137 633,1387 549,1570 459,1720 343,1736 213,1776 142,1730 43,1665 19,1588 31,1465 0,1349 3,1249 42,1155 109,1140 116,1095 197,1000 222,915 199,847 186,758 194,632 253,563 284,481 353,485 434,467 488,449 549,455 638,388 763,320 814,257 803,197 859,220 949,135 962,55 1016,0">
          <text:p/>
        </draw:polygon>
        <draw:polygon draw:style-name="gr3" draw:text-style-name="P3" draw:layer="layout" svg:width="1.134cm" svg:height="1.775cm" svg:x="33.767cm" svg:y="24.601cm" svg:viewBox="0 0 1135 1776" draw:points="1057,63 1086,125 1109,218 1108,383 1135,451 1112,514 1081,551 1046,466 1014,503 1025,607 1004,663 961,690 935,804 856,957 759,1137 633,1387 549,1570 459,1720 343,1736 213,1776 142,1730 43,1665 19,1588 31,1465 0,1349 3,1249 42,1155 109,1140 116,1095 197,1000 222,915 199,847 186,758 194,632 253,563 284,481 353,485 434,467 488,449 549,455 638,388 763,320 814,257 803,197 859,220 949,135 962,55 1016,0">
          <text:p/>
        </draw:polygon>
        <draw:polygon draw:style-name="gr4" draw:text-style-name="P2" draw:layer="layout" svg:width="4.088cm" svg:height="2.807cm" svg:x="26.738cm" svg:y="4.973cm" svg:viewBox="0 0 4089 2808" draw:points="4089,227 4004,332 3915,453 3900,428 3725,525 3471,682 3328,873 3271,949 3320,980 3199,1146 3131,1156 3057,1184 2963,1212 2877,1208 2794,1196 2721,1227 2629,1292 2684,1408 2634,1493 2539,1541 2422,1550 2327,1552 2218,1581 2116,1564 2040,1567 1954,1635 1884,1702 1865,1748 1779,1651 1701,1588 1539,1500 1484,1460 1403,1450 1320,1462 1204,1447 1058,1496 963,1502 867,1533 761,1663 675,1705 665,1830 636,1935 622,2040 614,2129 640,2226 710,2276 822,2316 854,2349 861,2445 850,2589 813,2703 804,2784 767,2808 702,2790 639,2702 563,2654 533,2674 478,2643 377,2591 423,2563 428,2534 433,2509 361,2447 385,2425 383,2407 361,2405 401,2281 444,2156 362,2144 383,2083 316,2127 265,2174 228,2185 212,2206 162,2198 218,2024 113,1948 77,1965 45,1947 0,1941 223,1797 302,1731 388,1624 406,1547 388,1432 400,1363 488,1273 568,1178 708,1067 783,976 942,846 1082,757 1142,736 1194,670 1321,560 1419,532 1582,436 1705,416 1787,419 1774,463 1818,470 1833,513 1875,536 1956,529 2010,547 2095,546 2277,523 2441,475 2548,472 2658,414 2700,414 2761,477 2826,442 2927,418 3029,446 3078,399 3184,382 3277,375 3318,396 3448,405 3566,434 3611,467 3713,433 3734,398 3812,369 3776,320 3707,295 3610,241 3534,238 3394,252 3353,249 3333,258 3282,242 3270,261 3178,229 3124,239 3066,232 2958,256 2825,216 2753,212 2679,204 2615,167 2576,215 2494,221 2417,224 2398,208 2387,134 2401,116 2490,136 2603,112 2712,76 2779,44 2860,106 2934,134 3006,111 3111,78 3107,54 3157,50 3235,9 3351,0 3354,14 3314,49 3329,116 3380,156 3526,142 3606,110 3710,130 3818,152 3951,181">
          <text:p/>
        </draw:polygon>
        <draw:polygon draw:style-name="gr3" draw:text-style-name="P3" draw:layer="layout" svg:width="4.088cm" svg:height="2.807cm" svg:x="26.738cm" svg:y="4.973cm" svg:viewBox="0 0 4089 2808" draw:points="4089,227 4004,332 3915,453 3900,428 3725,525 3471,682 3328,873 3271,949 3320,980 3199,1146 3131,1156 3057,1184 2963,1212 2877,1208 2794,1196 2721,1227 2629,1292 2684,1408 2634,1493 2539,1541 2422,1550 2327,1552 2218,1581 2116,1564 2040,1567 1954,1635 1884,1702 1865,1748 1779,1651 1701,1588 1539,1500 1484,1460 1403,1450 1320,1462 1204,1447 1058,1496 963,1502 867,1533 761,1663 675,1705 665,1830 636,1935 622,2040 614,2129 640,2226 710,2276 822,2316 854,2349 861,2445 850,2589 813,2703 804,2784 767,2808 702,2790 639,2702 563,2654 533,2674 478,2643 377,2591 423,2563 428,2534 433,2509 361,2447 385,2425 383,2407 361,2405 401,2281 444,2156 362,2144 383,2083 316,2127 265,2174 228,2185 212,2206 162,2198 218,2024 113,1948 77,1965 45,1947 0,1941 223,1797 302,1731 388,1624 406,1547 388,1432 400,1363 488,1273 568,1178 708,1067 783,976 942,846 1082,757 1142,736 1194,670 1321,560 1419,532 1582,436 1705,416 1787,419 1774,463 1818,470 1833,513 1875,536 1956,529 2010,547 2095,546 2277,523 2441,475 2548,472 2658,414 2700,414 2761,477 2826,442 2927,418 3029,446 3078,399 3184,382 3277,375 3318,396 3448,405 3566,434 3611,467 3713,433 3734,398 3812,369 3776,320 3707,295 3610,241 3534,238 3394,252 3353,249 3333,258 3282,242 3270,261 3178,229 3124,239 3066,232 2958,256 2825,216 2753,212 2679,204 2615,167 2576,215 2494,221 2417,224 2398,208 2387,134 2401,116 2490,136 2603,112 2712,76 2779,44 2860,106 2934,134 3006,111 3111,78 3107,54 3157,50 3235,9 3351,0 3354,14 3314,49 3329,116 3380,156 3526,142 3606,110 3710,130 3818,152 3951,181">
          <text:p/>
        </draw:polygon>
        <draw:polygon draw:style-name="gr4" draw:text-style-name="P2" draw:layer="layout" svg:width="0.239cm" svg:height="0.166cm" svg:x="32.538cm" svg:y="17.212cm" svg:viewBox="0 0 240 167" draw:points="208,20 240,73 222,153 203,152 182,167 133,148 90,162 27,151 0,109 4,53 29,18 29,18 40,23 53,0 111,1 133,4 166,8">
          <text:p/>
        </draw:polygon>
        <draw:polygon draw:style-name="gr3" draw:text-style-name="P3" draw:layer="layout" svg:width="0.239cm" svg:height="0.166cm" svg:x="32.538cm" svg:y="17.212cm" svg:viewBox="0 0 240 167" draw:points="208,20 240,73 222,153 203,152 182,167 133,148 90,162 27,151 0,109 4,53 29,18 29,18 40,23 53,0 111,1 133,4 166,8">
          <text:p/>
        </draw:polygon>
        <draw:polygon draw:style-name="gr4" draw:text-style-name="P2" draw:layer="layout" svg:width="2.3cm" svg:height="1.794cm" svg:x="27.463cm" svg:y="17.817cm" svg:viewBox="0 0 2301 1795" draw:points="23,1055 53,1021 74,968 55,906 79,821 125,742 178,747 244,690 281,713 336,800 414,822 452,861 485,847 937,1164 1013,1098 1002,1070 1263,530 1532,0 1688,105 1887,584 2114,1058 2111,1130 2164,1203 2206,1250 2169,1328 2301,1383 2168,1666 2063,1714 2017,1785 1901,1748 1733,1670 1667,1689 1589,1651 1513,1609 1497,1568 1423,1548 1285,1534 1241,1558 1118,1557 1084,1579 1021,1573 972,1522 923,1531 858,1603 707,1645 686,1688 625,1719 594,1795 534,1781 497,1778 508,1714 465,1704 446,1688 404,1709 311,1644 288,1602 266,1602 249,1540 277,1509 270,1484 238,1477 266,1442 309,1428 291,1343 297,1300 287,1254 266,1234 227,1231 180,1221 131,1225 88,1184 75,1133 59,1117 19,1115 0,1104">
          <text:p/>
        </draw:polygon>
        <draw:polygon draw:style-name="gr3" draw:text-style-name="P3" draw:layer="layout" svg:width="2.3cm" svg:height="1.794cm" svg:x="27.463cm" svg:y="17.817cm" svg:viewBox="0 0 2301 1795" draw:points="23,1055 53,1021 74,968 55,906 79,821 125,742 178,747 244,690 281,713 336,800 414,822 452,861 485,847 937,1164 1013,1098 1002,1070 1263,530 1532,0 1688,105 1887,584 2114,1058 2111,1130 2164,1203 2206,1250 2169,1328 2301,1383 2168,1666 2063,1714 2017,1785 1901,1748 1733,1670 1667,1689 1589,1651 1513,1609 1497,1568 1423,1548 1285,1534 1241,1558 1118,1557 1084,1579 1021,1573 972,1522 923,1531 858,1603 707,1645 686,1688 625,1719 594,1795 534,1781 497,1778 508,1714 465,1704 446,1688 404,1709 311,1644 288,1602 266,1602 249,1540 277,1509 270,1484 238,1477 266,1442 309,1428 291,1343 297,1300 287,1254 266,1234 227,1231 180,1221 131,1225 88,1184 75,1133 59,1117 19,1115 0,1104">
          <text:p/>
        </draw:polygon>
        <draw:polygon draw:style-name="gr4" draw:text-style-name="P2" draw:layer="layout" svg:width="1.856cm" svg:height="1.8cm" svg:x="40.379cm" svg:y="17.447cm" svg:viewBox="0 0 1857 1801" draw:points="991,614 958,690 942,787 876,858 929,1011 902,1069 1033,1111 1167,1123 1272,1150 1318,1274 1299,1327 1373,1353 1522,1365 1590,1408 1635,1455 1770,1501 1806,1649 1857,1801 1768,1742 1726,1633 1627,1613 1528,1496 1432,1487 1281,1399 1143,1287 1019,1245 993,1363 927,1555 854,1603 761,1639 698,1468 598,1384 421,1327 405,1276 333,1312 194,1278 125,1192 173,1181 120,1099 152,1032 108,993 104,937 26,819 121,781 99,655 65,598 49,463 0,404 61,229 140,190 81,134 96,87 58,54 102,0 181,33 240,21 308,97 375,184 362,348 451,482 533,375 635,448 710,413 756,523 859,494 915,473 955,377 996,415 978,558">
          <text:p/>
        </draw:polygon>
        <draw:polygon draw:style-name="gr3" draw:text-style-name="P3" draw:layer="layout" svg:width="1.856cm" svg:height="1.8cm" svg:x="40.379cm" svg:y="17.447cm" svg:viewBox="0 0 1857 1801" draw:points="991,614 958,690 942,787 876,858 929,1011 902,1069 1033,1111 1167,1123 1272,1150 1318,1274 1299,1327 1373,1353 1522,1365 1590,1408 1635,1455 1770,1501 1806,1649 1857,1801 1768,1742 1726,1633 1627,1613 1528,1496 1432,1487 1281,1399 1143,1287 1019,1245 993,1363 927,1555 854,1603 761,1639 698,1468 598,1384 421,1327 405,1276 333,1312 194,1278 125,1192 173,1181 120,1099 152,1032 108,993 104,937 26,819 121,781 99,655 65,598 49,463 0,404 61,229 140,190 81,134 96,87 58,54 102,0 181,33 240,21 308,97 375,184 362,348 451,482 533,375 635,448 710,413 756,523 859,494 915,473 955,377 996,415 978,558">
          <text:p/>
        </draw:polygon>
        <draw:polygon draw:style-name="gr4" draw:text-style-name="P2" draw:layer="layout" svg:width="0.181cm" svg:height="0.197cm" svg:x="32.406cm" svg:y="16.988cm" svg:viewBox="0 0 182 198" draw:points="146,138 118,140 121,116 62,159 54,198 39,182 29,134 0,96 17,80 54,21 92,5 112,0 127,29 134,51 158,74 182,111 172,118">
          <text:p/>
        </draw:polygon>
        <draw:polygon draw:style-name="gr3" draw:text-style-name="P3" draw:layer="layout" svg:width="0.181cm" svg:height="0.197cm" svg:x="32.406cm" svg:y="16.988cm" svg:viewBox="0 0 182 198" draw:points="146,138 118,140 121,116 62,159 54,198 39,182 29,134 0,96 17,80 54,21 92,5 112,0 127,29 134,51 158,74 182,111 172,118">
          <text:p/>
        </draw:polygon>
        <draw:polygon draw:style-name="gr4" draw:text-style-name="P2" draw:layer="layout" svg:width="2.071cm" svg:height="2.083cm" svg:x="38.121cm" svg:y="14.055cm" svg:viewBox="0 0 2072 2084" draw:points="0,1814 59,1747 123,1569 185,1447 263,1435 329,1383 407,1394 471,1344 579,1288 581,1166 509,1132 482,976 579,954 639,914 727,870 803,927 920,879 956,804 1012,714 1077,662 1173,640 1254,644 1301,581 1382,510 1403,426 1452,322 1450,164 1489,130 1548,119 1593,27 1650,119 1720,247 1775,259 1789,207 1853,144 1850,58 1921,20 2038,0 2072,34 2023,88 1968,211 1963,287 1995,394 1956,541 1957,658 1881,720 1842,754 1876,847 1931,855 1972,870 1965,952 1975,1052 1939,1170 1853,1283 1784,1432 1758,1565 1701,1569 1622,1655 1470,1701 1392,1753 1314,1854 1155,1964 1079,2036 991,2012 887,1947 836,1972 704,1978 599,2039 501,2084 445,2057 389,1914 283,1865 157,1894 64,1877">
          <text:p/>
        </draw:polygon>
        <draw:polygon draw:style-name="gr3" draw:text-style-name="P3" draw:layer="layout" svg:width="2.071cm" svg:height="2.083cm" svg:x="38.121cm" svg:y="14.055cm" svg:viewBox="0 0 2072 2084" draw:points="0,1814 59,1747 123,1569 185,1447 263,1435 329,1383 407,1394 471,1344 579,1288 581,1166 509,1132 482,976 579,954 639,914 727,870 803,927 920,879 956,804 1012,714 1077,662 1173,640 1254,644 1301,581 1382,510 1403,426 1452,322 1450,164 1489,130 1548,119 1593,27 1650,119 1720,247 1775,259 1789,207 1853,144 1850,58 1921,20 2038,0 2072,34 2023,88 1968,211 1963,287 1995,394 1956,541 1957,658 1881,720 1842,754 1876,847 1931,855 1972,870 1965,952 1975,1052 1939,1170 1853,1283 1784,1432 1758,1565 1701,1569 1622,1655 1470,1701 1392,1753 1314,1854 1155,1964 1079,2036 991,2012 887,1947 836,1972 704,1978 599,2039 501,2084 445,2057 389,1914 283,1865 157,1894 64,1877">
          <text:p/>
        </draw:polygon>
        <draw:polygon draw:style-name="gr4" draw:text-style-name="P2" draw:layer="layout" svg:width="1.459cm" svg:height="2.044cm" svg:x="32.149cm" svg:y="24.221cm" svg:viewBox="0 0 1460 2045" draw:points="645,47 748,51 906,112 943,101 1038,111 1092,78 1173,92 1328,62 1446,0 1446,0 1446,0 1460,62 1437,193 1438,312 1415,520 1430,588 1376,677 1310,763 1212,833 1080,866 918,908 745,1029 689,1046 582,1127 522,1150 497,1244 544,1355 558,1438 554,1478 578,1475 553,1607 522,1666 549,1694 520,1747 458,1786 343,1815 177,1863 114,1903 115,1962 146,1976 124,2045 29,2028 27,1967 18,1904 14,1854 59,1707 39,1606 4,1408 162,1277 210,1185 232,1176 258,1100 242,1057 262,958 300,869 323,700 260,646 198,627 173,590 115,552 3,538 1,487 0,390 421,343 490,419 529,412 577,454 578,508 541,566 538,661 614,756 668,670 730,651 742,478 699,374 656,324 609,319 594,142">
          <text:p/>
        </draw:polygon>
        <draw:polygon draw:style-name="gr3" draw:text-style-name="P3" draw:layer="layout" svg:width="1.459cm" svg:height="2.044cm" svg:x="32.149cm" svg:y="24.221cm" svg:viewBox="0 0 1460 2045" draw:points="645,47 748,51 906,112 943,101 1038,111 1092,78 1173,92 1328,62 1446,0 1446,0 1446,0 1460,62 1437,193 1438,312 1415,520 1430,588 1376,677 1310,763 1212,833 1080,866 918,908 745,1029 689,1046 582,1127 522,1150 497,1244 544,1355 558,1438 554,1478 578,1475 553,1607 522,1666 549,1694 520,1747 458,1786 343,1815 177,1863 114,1903 115,1962 146,1976 124,2045 29,2028 27,1967 18,1904 14,1854 59,1707 39,1606 4,1408 162,1277 210,1185 232,1176 258,1100 242,1057 262,958 300,869 323,700 260,646 198,627 173,590 115,552 3,538 1,487 0,390 421,343 490,419 529,412 577,454 578,508 541,566 538,661 614,756 668,670 730,651 742,478 699,374 656,324 609,319 594,142">
          <text:p/>
        </draw:polygon>
        <draw:polygon draw:style-name="gr4" draw:text-style-name="P2" draw:layer="layout" svg:width="1.89cm" svg:height="1.675cm" svg:x="27.26cm" svg:y="17.305cm" svg:viewBox="0 0 1891 1676" draw:points="379,101 429,88 803,431 906,258 973,221 1071,283 1279,0 1587,247 1705,78 1891,617 1735,512 1466,1042 1205,1582 1216,1610 1140,1676 688,1359 655,1373 617,1334 539,1312 484,1225 447,1202 381,1259 328,1254 313,1118 308,978 260,888 234,810 175,758 106,735 63,673 0,673 39,604 111,579 207,493 284,379 317,315 371,273 389,198">
          <text:p/>
        </draw:polygon>
        <draw:polygon draw:style-name="gr3" draw:text-style-name="P3" draw:layer="layout" svg:width="1.89cm" svg:height="1.675cm" svg:x="27.26cm" svg:y="17.305cm" svg:viewBox="0 0 1891 1676" draw:points="379,101 429,88 803,431 906,258 973,221 1071,283 1279,0 1587,247 1705,78 1891,617 1735,512 1466,1042 1205,1582 1216,1610 1140,1676 688,1359 655,1373 617,1334 539,1312 484,1225 447,1202 381,1259 328,1254 313,1118 308,978 260,888 234,810 175,758 106,735 63,673 0,673 39,604 111,579 207,493 284,379 317,315 371,273 389,198">
          <text:p/>
        </draw:polygon>
        <draw:polygon draw:style-name="gr4" draw:text-style-name="P2" draw:layer="layout" svg:width="0.386cm" svg:height="1.046cm" svg:x="32.504cm" svg:y="23.93cm" svg:viewBox="0 0 387 1047" draw:points="87,0 216,45 238,85 276,153 290,338 239,433 254,610 301,615 344,665 387,769 375,942 313,961 259,1047 183,952 186,857 223,799 222,745 174,703 135,710 66,634 0,589 57,473 105,433 93,320 134,217 162,185 143,69">
          <text:p/>
        </draw:polygon>
        <draw:polygon draw:style-name="gr3" draw:text-style-name="P3" draw:layer="layout" svg:width="0.386cm" svg:height="1.046cm" svg:x="32.504cm" svg:y="23.93cm" svg:viewBox="0 0 387 1047" draw:points="87,0 216,45 238,85 276,153 290,338 239,433 254,610 301,615 344,665 387,769 375,942 313,961 259,1047 183,952 186,857 223,799 222,745 174,703 135,710 66,634 0,589 57,473 105,433 93,320 134,217 162,185 143,69">
          <text:p/>
        </draw:polygon>
        <draw:path draw:style-name="gr4" draw:text-style-name="P2" draw:layer="layout" svg:width="1.784cm" svg:height="2.174cm" svg:x="42.786cm" svg:y="17.349cm" svg:viewBox="0 0 1785 2175" svg:d="M2 2033l-2-35 135-56 68 33 49-84-18-68 32-18 122-17 114 7 84 46 45 46 49 16 75 38 60-16 132 28 38 28-45 79-162 44-201 71-73-26-139 16-113-49-103-2-74-71zM1729 242l-84 86-87 130 101 125 9 70 117 163-39 109-106 87-29 61 11 105-60 67-30 89-120 34-89-32 99-57 42-102-79-88 13-63 72-152-32-141-32-104 93-12-22-49 41-52-67-55-51-43-18-139-47-116 30-45 93-19 51 27 80-54 94-72 38 37-44 80 68 16z">
          <text:p/>
        </draw:path>
        <draw:polygon draw:style-name="gr3" draw:text-style-name="P3" draw:layer="layout" svg:width="0.984cm" svg:height="0.386cm" svg:x="42.786cm" svg:y="19.137cm" svg:viewBox="0 0 985 387" draw:points="2,245 0,210 135,154 203,187 252,103 234,35 266,17 388,0 502,7 586,53 631,99 680,115 755,153 815,137 947,165 985,193 940,272 778,316 577,387 504,361 365,377 252,328 149,326 75,255">
          <text:p/>
        </draw:polygon>
        <draw:polygon draw:style-name="gr3" draw:text-style-name="P3" draw:layer="layout" svg:width="0.461cm" svg:height="1.367cm" svg:x="44.109cm" svg:y="17.349cm" svg:viewBox="0 0 462 1368" draw:points="406,242 322,328 235,458 336,583 345,653 462,816 423,925 317,1012 288,1073 299,1178 239,1245 209,1334 89,1368 0,1336 99,1279 141,1177 62,1089 75,1026 147,874 115,733 83,629 176,617 154,568 195,516 128,461 77,418 59,279 12,163 42,118 135,99 186,126 266,72 360,0 398,37 354,117 422,133">
          <text:p/>
        </draw:polygon>
        <draw:polygon draw:style-name="gr4" draw:text-style-name="P2" draw:layer="layout" svg:width="1.79cm" svg:height="1.748cm" svg:x="29.635cm" svg:y="24.614cm" svg:viewBox="0 0 1791 1749" draw:points="1039,1179 1010,1688 894,1747 826,1749 746,1712 689,1696 669,1634 619,1591 554,1654 461,1542 414,1439 391,1304 362,1203 325,987 328,821 314,744 264,682 199,560 135,384 109,292 2,136 0,27 70,12 155,0 244,14 320,85 341,77 885,124 974,203 1297,263 1546,237 1658,219 1742,237 1791,274 1791,285 1714,306 1674,302 1584,345 1539,283 1331,307 1232,300 1192,788 1063,778">
          <text:p/>
        </draw:polygon>
        <draw:polygon draw:style-name="gr3" draw:text-style-name="P3" draw:layer="layout" svg:width="1.79cm" svg:height="1.748cm" svg:x="29.635cm" svg:y="24.614cm" svg:viewBox="0 0 1791 1749" draw:points="1039,1179 1010,1688 894,1747 826,1749 746,1712 689,1696 669,1634 619,1591 554,1654 461,1542 414,1439 391,1304 362,1203 325,987 328,821 314,744 264,682 199,560 135,384 109,292 2,136 0,27 70,12 155,0 244,14 320,85 341,77 885,124 974,203 1297,263 1546,237 1658,219 1742,237 1791,274 1791,285 1714,306 1674,302 1584,345 1539,283 1331,307 1232,300 1192,788 1063,778">
          <text:p/>
        </draw:polygon>
        <draw:polygon draw:style-name="gr4" draw:text-style-name="P2" draw:layer="layout" svg:width="2.178cm" svg:height="1.469cm" svg:x="28.999cm" svg:y="19.084cm" svg:viewBox="0 0 2179 1470" draw:points="2167,202 2125,403 2157,451 2145,491 2179,550 2135,595 2004,830 1943,991 1745,1054 1633,1202 1670,1267 1641,1349 1722,1380 1689,1436 1651,1431 1633,1470 1609,1465 1570,1295 1542,1279 1418,1315 1333,1241 1268,1207 1225,1211 1152,1177 1057,1201 992,1177 867,1045 794,1049 732,1018 706,948 602,841 463,790 419,801 369,864 310,896 251,1004 189,882 144,859 85,873 129,789 1,683 27,621 0,503 13,438 53,384 131,422 197,403 365,481 481,518 527,447 632,399 765,116 952,144 1389,63 1872,0 2030,125 2069,217">
          <text:p/>
        </draw:polygon>
        <draw:polygon draw:style-name="gr3" draw:text-style-name="P3" draw:layer="layout" svg:width="2.178cm" svg:height="1.469cm" svg:x="28.999cm" svg:y="19.084cm" svg:viewBox="0 0 2179 1470" draw:points="2167,202 2125,403 2157,451 2145,491 2179,550 2135,595 2004,830 1943,991 1745,1054 1633,1202 1670,1267 1641,1349 1722,1380 1689,1436 1651,1431 1633,1470 1609,1465 1570,1295 1542,1279 1418,1315 1333,1241 1268,1207 1225,1211 1152,1177 1057,1201 992,1177 867,1045 794,1049 732,1018 706,948 602,841 463,790 419,801 369,864 310,896 251,1004 189,882 144,859 85,873 129,789 1,683 27,621 0,503 13,438 53,384 131,422 197,403 365,481 481,518 527,447 632,399 765,116 952,144 1389,63 1872,0 2030,125 2069,217">
          <text:p/>
        </draw:polygon>
        <draw:polygon draw:style-name="gr4" draw:text-style-name="P2" draw:layer="layout" svg:width="1.825cm" svg:height="1.425cm" svg:x="28.841cm" svg:y="19.874cm" svg:viewBox="0 0 1826 1426" draw:points="0,850 92,641 122,557 181,489 237,470 332,423 334,382 381,344 385,254 409,214 468,106 527,74 577,11 621,0 760,51 864,158 890,228 952,259 1025,255 1150,387 1215,411 1310,387 1383,421 1426,417 1491,451 1576,525 1700,489 1728,505 1767,675 1791,680 1826,748 1804,767 1784,807 1643,871 1583,942 1544,1004 1507,1023 1452,1106 1365,1137 1324,1197 1277,1241 1248,1292 1142,1305 1083,1222 1031,1205 927,1253 888,1239 784,1344 719,1426 562,1415 512,1384 450,1391 340,1337 295,1217 284,1097 220,961 118,911">
          <text:p/>
        </draw:polygon>
        <draw:polygon draw:style-name="gr3" draw:text-style-name="P3" draw:layer="layout" svg:width="1.825cm" svg:height="1.425cm" svg:x="28.841cm" svg:y="19.874cm" svg:viewBox="0 0 1826 1426" draw:points="0,850 92,641 122,557 181,489 237,470 332,423 334,382 381,344 385,254 409,214 468,106 527,74 577,11 621,0 760,51 864,158 890,228 952,259 1025,255 1150,387 1215,411 1310,387 1383,421 1426,417 1491,451 1576,525 1700,489 1728,505 1767,675 1791,680 1826,748 1804,767 1784,807 1643,871 1583,942 1544,1004 1507,1023 1452,1106 1365,1137 1324,1197 1277,1241 1248,1292 1142,1305 1083,1222 1031,1205 927,1253 888,1239 784,1344 719,1426 562,1415 512,1384 450,1391 340,1337 295,1217 284,1097 220,961 118,911">
          <text:p/>
        </draw:polygon>
        <draw:polygon draw:style-name="gr4" draw:text-style-name="P2" draw:layer="layout" svg:width="0.597cm" svg:height="0.636cm" svg:x="25.949cm" svg:y="7.529cm" svg:viewBox="0 0 598 637" draw:points="26,550 0,517 14,476 46,453 64,410 49,378 99,287 83,266 135,219 203,155 257,126 312,68 390,0 410,16 384,39 392,49 391,92 421,111 418,131 490,130 488,163 482,192 515,223 479,263 495,277 508,304 539,354 568,357 565,370 596,390 598,404 572,427 562,454 575,486 570,521 582,570 598,590 589,637 577,624 547,616 494,628 450,594 395,577 334,571 296,578 232,580 221,558 162,544 124,553 91,524 52,530">
          <text:p/>
        </draw:polygon>
        <draw:polygon draw:style-name="gr3" draw:text-style-name="P3" draw:layer="layout" svg:width="0.597cm" svg:height="0.636cm" svg:x="25.949cm" svg:y="7.529cm" svg:viewBox="0 0 598 637" draw:points="26,550 0,517 14,476 46,453 64,410 49,378 99,287 83,266 135,219 203,155 257,126 312,68 390,0 410,16 384,39 392,49 391,92 421,111 418,131 490,130 488,163 482,192 515,223 479,263 495,277 508,304 539,354 568,357 565,370 596,390 598,404 572,427 562,454 575,486 570,521 582,570 598,590 589,637 577,624 547,616 494,628 450,594 395,577 334,571 296,578 232,580 221,558 162,544 124,553 91,524 52,530">
          <text:p/>
        </draw:polygon>
        <draw:polygon draw:style-name="gr4" draw:text-style-name="P2" draw:layer="layout" svg:width="0.395cm" svg:height="0.313cm" svg:x="31.751cm" svg:y="15.328cm" svg:viewBox="0 0 396 314" draw:points="396,54 385,99 305,189 261,219 220,192 158,314 136,264 124,187 45,167 0,123 0,123 56,118 223,0 343,15">
          <text:p/>
        </draw:polygon>
        <draw:polygon draw:style-name="gr3" draw:text-style-name="P3" draw:layer="layout" svg:width="0.395cm" svg:height="0.313cm" svg:x="31.751cm" svg:y="15.328cm" svg:viewBox="0 0 396 314" draw:points="396,54 385,99 305,189 261,219 220,192 158,314 136,264 124,187 45,167 0,123 0,123 56,118 223,0 343,15">
          <text:p/>
        </draw:polygon>
        <draw:path draw:style-name="gr4" draw:text-style-name="P2" draw:layer="layout" svg:width="2.229cm" svg:height="2.147cm" svg:x="32.452cm" svg:y="12.809cm" svg:viewBox="0 0 2230 2148" svg:d="M1968 58l32-33 28 11-1 51 19 115-79 17-60 74-32 10-68 82-32-13-6-93 47-24-11-50 27-112 49-88 76-5-17 43zM1898 1388l-90 26h-38l46-77-35-63-77 18-54 78-62 35-34-46-58-18-18-80-40 19-28-8-43 71-68-56-46 56-39-22-75 62-117 95-165 111-6 47-44 32-46-30-97 80-90 144v75l-97 117-93 47-63 47 4-90-193 53-93-26-39-108 66-127 171-248 97-31 191 5 171-43 183-94 237-143 120-41 185-82 112-9 63 35 102-70 68 31h76l96 124-64 16zM2230 125l-56 53-69-12-52-47 14-32-26-16 12-60 73-4 12 40 37-26 35 49zM2059 358l-79 23-30-46 32-21 5-42h61l-12 46z">
          <text:p/>
        </draw:path>
        <draw:polygon draw:style-name="gr3" draw:text-style-name="P3" draw:layer="layout" svg:width="0.276cm" svg:height="0.384cm" svg:x="34.22cm" svg:y="12.809cm" svg:viewBox="0 0 277 385" draw:points="199,58 231,25 259,36 258,87 277,202 198,219 138,293 106,303 38,385 6,372 0,279 47,255 36,205 63,93 112,5 188,0 171,43">
          <text:p/>
        </draw:polygon>
        <draw:polygon draw:style-name="gr3" draw:text-style-name="P3" draw:layer="layout" svg:width="1.937cm" svg:height="1.018cm" svg:x="32.452cm" svg:y="13.938cm" svg:viewBox="0 0 1938 1019" draw:points="1898,259 1808,285 1770,285 1816,208 1781,145 1704,163 1650,241 1588,276 1554,230 1496,212 1478,132 1438,151 1410,143 1367,214 1299,158 1253,214 1214,192 1139,254 1022,349 857,460 851,507 807,539 761,509 664,589 574,733 574,808 477,925 384,972 321,1019 325,929 132,982 39,956 0,848 66,721 237,473 334,442 525,447 696,404 879,310 1116,167 1236,126 1421,44 1533,35 1596,70 1698,0 1766,31 1842,31 1938,155 1874,171">
          <text:p/>
        </draw:polygon>
        <draw:polygon draw:style-name="gr3" draw:text-style-name="P3" draw:layer="layout" svg:width="0.188cm" svg:height="0.17cm" svg:x="34.492cm" svg:y="12.816cm" svg:viewBox="0 0 189 171" draw:points="189,118 133,171 64,159 12,112 26,80 0,64 12,4 85,0 97,40 134,14 169,63">
          <text:p/>
        </draw:polygon>
        <draw:polygon draw:style-name="gr3" draw:text-style-name="P3" draw:layer="layout" svg:width="0.108cm" svg:height="0.108cm" svg:x="34.401cm" svg:y="13.081cm" svg:viewBox="0 0 109 109" draw:points="109,86 30,109 0,63 32,42 37,0 98,0 86,46">
          <text:p/>
        </draw:polygon>
        <draw:polygon draw:style-name="gr4" draw:text-style-name="P2" draw:layer="layout" svg:width="0.994cm" svg:height="0.365cm" svg:x="38.706cm" svg:y="18.203cm" svg:viewBox="0 0 995 366" draw:points="898,0 921,53 979,117 995,170 910,225 768,275 681,312 588,289 436,355 265,364 136,359 12,366 0,234 40,148 68,97 168,89 311,108 377,93 441,129 533,105 644,106 774,62">
          <text:p/>
        </draw:polygon>
        <draw:polygon draw:style-name="gr3" draw:text-style-name="P3" draw:layer="layout" svg:width="0.994cm" svg:height="0.365cm" svg:x="38.706cm" svg:y="18.203cm" svg:viewBox="0 0 995 366" draw:points="898,0 921,53 979,117 995,170 910,225 768,275 681,312 588,289 436,355 265,364 136,359 12,366 0,234 40,148 68,97 168,89 311,108 377,93 441,129 533,105 644,106 774,62">
          <text:p/>
        </draw:polygon>
        <draw:path draw:style-name="gr4" draw:text-style-name="P2" draw:layer="layout" svg:width="1.22cm" svg:height="1.743cm" svg:x="52.346cm" svg:y="13.628cm" svg:viewBox="0 0 1221 1744" svg:d="M873 328l40 74 50 93 3 96-39-5-40 27-62-111-81-10-106 68-40-28 1-91-78-72-77-43-99-12-18-16-75 16-147 11-105-12 13-43 95-12 75-56 117 40 162 11-76-54 56-21 94 44 84-49 48-55-9-82 43-36 84 92 48 73-47 66 19 46 54 25zM875 1237l-12-123-27-94-62-93-9-53-56-52-15-98 62 9 60 8-8-92 65 4 48 30 33 65 50 110 19 73 76 1-40 69-2 105 62 70 88 124 9 110 5 70-54 97-76 50-71 117-55-4-59-108-43-208 15-84z">
          <text:p/>
        </draw:path>
        <draw:polygon draw:style-name="gr3" draw:text-style-name="P3" draw:layer="layout" svg:width="0.965cm" svg:height="0.612cm" svg:x="52.346cm" svg:y="13.628cm" svg:viewBox="0 0 966 613" draw:points="873,328 913,402 963,495 966,591 927,586 887,613 825,502 744,492 638,560 598,532 599,441 521,369 444,326 345,314 327,298 252,314 105,325 0,313 13,270 108,258 183,202 300,242 462,253 386,199 442,178 536,222 620,173 668,118 659,36 702,0 786,92 834,165 787,231 806,277 860,302">
          <text:p/>
        </draw:polygon>
        <draw:polygon draw:style-name="gr3" draw:text-style-name="P3" draw:layer="layout" svg:width="0.526cm" svg:height="1.094cm" svg:x="53.04cm" svg:y="14.277cm" svg:viewBox="0 0 527 1095" draw:points="181,588 169,465 142,371 80,278 71,225 15,173 0,75 62,84 122,92 114,0 179,4 227,34 260,99 310,209 329,282 405,283 365,352 363,457 425,527 513,651 522,761 527,831 473,928 397,978 326,1095 271,1091 212,983 169,775 184,691">
          <text:p/>
        </draw:polygon>
        <draw:path draw:style-name="gr4" draw:text-style-name="P2" draw:layer="layout" svg:width="0.984cm" svg:height="1.276cm" svg:x="35.568cm" svg:y="19.625cm" svg:viewBox="0 0 985 1277" svg:d="M404 486l1-52 34-55-2-54 55-27-23-18 6-85 62-3 61 87 72 45 92 12 76 20 62 73 37 42 46 13 2 31-42 83-18 40-52 46-44 94-58-5-25 33-19 68 18 88-12 17h-59l-80 50-13 64-29 27-81-1-51 32-1 53-64 36-71-13-88 43-61 7-39-92-96-216 386-128 79-263zM514 89l-25-43 32-46 16 11-8 54z">
          <text:p/>
        </draw:path>
        <draw:polygon draw:style-name="gr3" draw:text-style-name="P3" draw:layer="layout" svg:width="0.984cm" svg:height="1.084cm" svg:x="35.568cm" svg:y="19.817cm" svg:viewBox="0 0 985 1085" draw:points="404,294 405,242 439,187 437,133 492,106 469,88 475,3 537,0 598,87 670,132 762,144 838,164 900,237 937,279 983,292 985,323 943,406 925,446 873,492 829,586 771,581 746,614 727,682 745,770 733,787 674,787 594,837 581,901 552,928 471,927 420,959 419,1012 355,1048 284,1035 196,1078 135,1085 96,993 0,777 386,649 465,386">
          <text:p/>
        </draw:polygon>
        <draw:polygon draw:style-name="gr3" draw:text-style-name="P3" draw:layer="layout" svg:width="0.047cm" svg:height="0.088cm" svg:x="36.057cm" svg:y="19.625cm" svg:viewBox="0 0 48 89" draw:points="25,89 0,46 32,0 48,11 40,65">
          <text:p/>
        </draw:polygon>
        <draw:polygon draw:style-name="gr4" draw:text-style-name="P2" draw:layer="layout" svg:width="1.562cm" svg:height="1.948cm" svg:x="36.569cm" svg:y="17.796cm" svg:viewBox="0 0 1563 1949" draw:points="1563,84 1512,226 1409,292 1248,324 1218,396 1294,489 1361,557 1467,583 1406,690 1441,777 1385,941 1362,1093 1291,1268 1158,1306 1074,1479 1168,1510 1212,1602 1299,1642 1358,1741 1089,1831 1028,1943 927,1937 867,1855 749,1782 527,1861 331,1903 162,1949 188,1788 349,1690 330,1631 270,1620 248,1506 127,1467 67,1396 0,1336 203,1372 314,1331 385,1333 402,1300 483,1295 615,1207 591,1097 633,1009 713,988 715,949 792,909 834,909 865,861 837,787 859,697 915,644 849,575 947,546 960,491 940,445 972,376 940,319 899,275 937,201 1032,135 1138,78 1177,36 1227,0 1319,26 1385,106">
          <text:p/>
        </draw:polygon>
        <draw:polygon draw:style-name="gr3" draw:text-style-name="P3" draw:layer="layout" svg:width="1.562cm" svg:height="1.948cm" svg:x="36.569cm" svg:y="17.796cm" svg:viewBox="0 0 1563 1949" draw:points="1563,84 1512,226 1409,292 1248,324 1218,396 1294,489 1361,557 1467,583 1406,690 1441,777 1385,941 1362,1093 1291,1268 1158,1306 1074,1479 1168,1510 1212,1602 1299,1642 1358,1741 1089,1831 1028,1943 927,1937 867,1855 749,1782 527,1861 331,1903 162,1949 188,1788 349,1690 330,1631 270,1620 248,1506 127,1467 67,1396 0,1336 203,1372 314,1331 385,1333 402,1300 483,1295 615,1207 591,1097 633,1009 713,988 715,949 792,909 834,909 865,861 837,787 859,697 915,644 849,575 947,546 960,491 940,445 972,376 940,319 899,275 937,201 1032,135 1138,78 1177,36 1227,0 1319,26 1385,106">
          <text:p/>
        </draw:polygon>
        <draw:polygon draw:style-name="gr4" draw:text-style-name="P2" draw:layer="layout" svg:width="0.363cm" svg:height="0.795cm" svg:x="25.402cm" svg:y="8.168cm" svg:viewBox="0 0 364 796" draw:points="197,780 177,763 96,796 56,770 67,725 0,707 41,661 117,631 152,666 163,630 210,605 251,536 246,475 199,447 167,391 165,360 137,346 57,412 42,374 22,354 19,289 104,266 82,247 93,201 152,174 165,117 185,81 190,21 160,16 182,0 209,8 237,20 262,15 277,37 301,8 357,8 364,62 310,111 281,108 270,163 280,177 243,214 248,283 279,342 301,427 340,474 327,550 314,545 306,622 279,683 236,728">
          <text:p/>
        </draw:polygon>
        <draw:polygon draw:style-name="gr3" draw:text-style-name="P3" draw:layer="layout" svg:width="0.363cm" svg:height="0.795cm" svg:x="25.402cm" svg:y="8.168cm" svg:viewBox="0 0 364 796" draw:points="197,780 177,763 96,796 56,770 67,725 0,707 41,661 117,631 152,666 163,630 210,605 251,536 246,475 199,447 167,391 165,360 137,346 57,412 42,374 22,354 19,289 104,266 82,247 93,201 152,174 165,117 185,81 190,21 160,16 182,0 209,8 237,20 262,15 277,37 301,8 357,8 364,62 310,111 281,108 270,163 280,177 243,214 248,283 279,342 301,427 340,474 327,550 314,545 306,622 279,683 236,728">
          <text:p/>
        </draw:polygon>
        <draw:polygon draw:style-name="gr4" draw:text-style-name="P2" draw:layer="layout" svg:width="2.446cm" svg:height="1.841cm" svg:x="21.958cm" svg:y="8.429cm" svg:viewBox="0 0 2447 1842" draw:points="1895,1607 1897,1482 1876,1464 1846,1352 1747,1199 1683,1193 1634,1161 1561,1179 1517,1099 1460,1103 1433,1068 1313,1134 1235,1216 1175,1192 1173,1283 1103,1340 1106,1461 1191,1567 986,1573 974,1636 1001,1711 792,1842 745,1816 650,1817 536,1822 466,1775 418,1803 371,1776 262,1842 111,1772 39,1743 0,1679 67,1541 121,1524 235,1251 363,998 438,885 546,817 588,834 759,700 1005,539 1277,380 1340,316 1442,263 1532,144 1589,38 1652,79 1787,0 1885,38 1972,147 1913,167 1880,129 1829,136 1840,194 1825,252 1755,317 1814,393 1908,413 2030,492 2090,658 2239,803 2330,842 2433,819 2447,855 2385,951 2322,998 2290,1064 2150,1153 2136,1257 2174,1332 2152,1383 2166,1466 2106,1575 1966,1492 1964,1534">
          <text:p/>
        </draw:polygon>
        <draw:polygon draw:style-name="gr3" draw:text-style-name="P3" draw:layer="layout" svg:width="2.446cm" svg:height="1.841cm" svg:x="21.958cm" svg:y="8.429cm" svg:viewBox="0 0 2447 1842" draw:points="1895,1607 1897,1482 1876,1464 1846,1352 1747,1199 1683,1193 1634,1161 1561,1179 1517,1099 1460,1103 1433,1068 1313,1134 1235,1216 1175,1192 1173,1283 1103,1340 1106,1461 1191,1567 986,1573 974,1636 1001,1711 792,1842 745,1816 650,1817 536,1822 466,1775 418,1803 371,1776 262,1842 111,1772 39,1743 0,1679 67,1541 121,1524 235,1251 363,998 438,885 546,817 588,834 759,700 1005,539 1277,380 1340,316 1442,263 1532,144 1589,38 1652,79 1787,0 1885,38 1972,147 1913,167 1880,129 1829,136 1840,194 1825,252 1755,317 1814,393 1908,413 2030,492 2090,658 2239,803 2330,842 2433,819 2447,855 2385,951 2322,998 2290,1064 2150,1153 2136,1257 2174,1332 2152,1383 2166,1466 2106,1575 1966,1492 1964,1534">
          <text:p/>
        </draw:polygon>
        <draw:path draw:style-name="gr4" draw:text-style-name="P2" draw:layer="layout" svg:width="1.693cm" svg:height="1.332cm" svg:x="43.189cm" svg:y="16.021cm" svg:viewBox="0 0 1694 1333" svg:d="M610 597l-115-3 62-90 62-11 73 94zM1020 607l-13-49-59-58 31-66 61 68-54-154 97 81 11 64 47 81 11 57-117 18zM1447 294l79 36 66 33 78 104-137-31 25 89 103 16 33 66-144 93-99-20-32-69-95 37 24 66-37 51 10 124-43-2-65-107 12-91-4-89 74-7 22-106-38-50 44-82-88-49 106-57 61 27zM805 1112l4 221-39-109-13-127-31-120-68-134 99 43 12 115zM135 10l32 49 97 19 69 92-5 90 74 79 98 36 47-49 17-58 142-95 51 51 47-18 43 46-105 49-80 1 22 56-106 25-46 111-57 37-40-37-5-54-45 15 29 42-94 9-55-17-101-71 61-18-154-134-71-106 40-64 69-43-6-53zM829 561l-61-19 73-43 43-70 44 33 14 83-11 92-53-30zM981 122l139 50-80 67 38 22 83 17-8 70-78-47-26 30-76-27 48-60-41-26-123 12 66-105z">
          <text:p/>
        </draw:path>
        <draw:polygon draw:style-name="gr3" draw:text-style-name="P3" draw:layer="layout" svg:width="0.196cm" svg:height="0.103cm" svg:x="43.684cm" svg:y="16.514cm" svg:viewBox="0 0 197 104" draw:points="115,104 0,101 62,11 124,0 197,94">
          <text:p/>
        </draw:polygon>
        <draw:polygon draw:style-name="gr3" draw:text-style-name="P3" draw:layer="layout" svg:width="0.203cm" svg:height="0.3cm" svg:x="44.137cm" svg:y="16.369cm" svg:viewBox="0 0 204 301" draw:points="72,259 59,210 0,152 31,86 92,154 38,0 135,81 146,145 193,226 204,283 87,301">
          <text:p/>
        </draw:polygon>
        <draw:polygon draw:style-name="gr3" draw:text-style-name="P3" draw:layer="layout" svg:width="0.48cm" svg:height="0.639cm" svg:x="44.402cm" svg:y="16.27cm" svg:viewBox="0 0 481 640" draw:points="234,45 313,81 379,114 457,218 320,187 345,276 448,292 481,358 337,451 238,431 206,362 111,399 135,465 98,516 108,640 65,638 0,531 12,440 8,351 82,344 104,238 66,188 110,106 22,57 128,0 189,27">
          <text:p/>
        </draw:polygon>
        <draw:polygon draw:style-name="gr3" draw:text-style-name="P3" draw:layer="layout" svg:width="0.15cm" svg:height="0.489cm" svg:x="43.847cm" svg:y="16.863cm" svg:viewBox="0 0 151 490" draw:points="147,269 151,490 112,381 99,254 68,134 0,0 99,43 111,158">
          <text:p/>
        </draw:polygon>
        <draw:polygon draw:style-name="gr3" draw:text-style-name="P3" draw:layer="layout" svg:width="0.846cm" svg:height="0.53cm" svg:x="43.189cm" svg:y="16.021cm" svg:viewBox="0 0 847 531" draw:points="135,10 167,59 264,78 333,170 328,260 402,339 500,375 547,326 564,268 706,173 757,224 804,206 847,252 742,301 662,302 684,358 578,383 532,494 475,531 435,494 430,440 385,455 414,497 320,506 265,489 164,418 225,400 71,266 0,160 40,96 109,53 103,0">
          <text:p/>
        </draw:polygon>
        <draw:polygon draw:style-name="gr3" draw:text-style-name="P3" draw:layer="layout" svg:width="0.173cm" svg:height="0.207cm" svg:x="43.957cm" svg:y="16.45cm" svg:viewBox="0 0 174 208" draw:points="61,132 0,113 73,70 116,0 160,33 174,116 163,208 110,178">
          <text:p/>
        </draw:polygon>
        <draw:polygon draw:style-name="gr3" draw:text-style-name="P3" draw:layer="layout" svg:width="0.303cm" svg:height="0.225cm" svg:x="44.046cm" svg:y="16.143cm" svg:viewBox="0 0 304 226" draw:points="124,0 263,50 183,117 221,139 304,156 296,226 218,179 192,209 116,182 164,122 123,96 0,108 66,3">
          <text:p/>
        </draw:polygon>
        <draw:path draw:style-name="gr4" draw:text-style-name="P2" draw:layer="layout" svg:width="1.492cm" svg:height="1.899cm" svg:x="46.775cm" svg:y="13.852cm" svg:viewBox="0 0 1493 1900" svg:d="M0 1499l181-160 174-180 100-49 90-33 77 19 170-156 75 5-42 114 90 15 129-63 161-9 31-68 49 32 65-79 4 47 112-97 27 31-31 81-45 12-64 92-78 108-120 50-97 32-133 7-127 124-18 117 2 92 93 30-7 113-52 56-66 118-377-199zM807 210l60-24 68 19 12 52-80-15-58 3-65 32-84 40-76 65-12-47 65-46 45-25 53-34zM980 501l-4 79-3 74-32 61-82 77-66 49-31-29 70-95 23-68-46-47 5-19 68 22 25-71-23-54-8-87-75-24 33-70 31-13 63 37 51 77-22 65zM1129 70l45-21 103-16 68-33 24 33-5 39-71 26-100 11-102-23-3-22z">
          <text:p/>
        </draw:path>
        <draw:polygon draw:style-name="gr3" draw:text-style-name="P3" draw:layer="layout" svg:width="1.492cm" svg:height="1.062cm" svg:x="46.775cm" svg:y="14.689cm" svg:viewBox="0 0 1493 1063" draw:points="0,662 181,502 355,322 455,273 545,240 622,259 792,103 867,108 825,222 915,237 1044,174 1205,165 1236,97 1285,129 1350,50 1354,97 1466,0 1493,31 1462,112 1417,124 1353,216 1275,324 1155,374 1058,406 925,413 798,537 780,654 782,746 875,776 868,889 816,945 750,1063 373,864">
          <text:p/>
        </draw:polygon>
        <draw:polygon draw:style-name="gr3" draw:text-style-name="P3" draw:layer="layout" svg:width="0.374cm" svg:height="0.195cm" svg:x="47.347cm" svg:y="14.038cm" svg:viewBox="0 0 375 196" draw:points="235,24 295,0 363,19 375,71 295,56 237,59 172,91 88,131 12,196 0,149 65,103 110,78 163,44">
          <text:p/>
        </draw:polygon>
        <draw:polygon draw:style-name="gr3" draw:text-style-name="P3" draw:layer="layout" svg:width="0.217cm" svg:height="0.554cm" svg:x="47.537cm" svg:y="14.138cm" svg:viewBox="0 0 218 555" draw:points="218,215 214,294 211,368 179,429 97,506 31,555 0,526 70,431 93,363 47,316 52,297 120,319 145,248 122,194 114,107 39,83 72,13 103,0 166,37 217,114 195,179">
          <text:p/>
        </draw:polygon>
        <draw:polygon draw:style-name="gr3" draw:text-style-name="P3" draw:layer="layout" svg:width="0.28cm" svg:height="0.108cm" svg:x="47.863cm" svg:y="13.852cm" svg:viewBox="0 0 281 109" draw:points="41,70 86,49 189,33 257,0 281,33 276,72 205,98 105,109 3,86 0,64">
          <text:p/>
        </draw:polygon>
        <draw:polygon draw:style-name="gr4" draw:text-style-name="P2" draw:layer="layout" svg:width="0.739cm" svg:height="0.832cm" svg:x="32.558cm" svg:y="15.622cm" svg:viewBox="0 0 740 833" draw:points="740,277 725,330 729,382 713,429 660,437 664,500 647,553 650,669 631,699 588,700 484,772 486,833 471,819 413,746 352,742 320,715 265,722 242,665 204,667 203,658 191,586 139,555 147,516 102,480 78,504 48,462 68,433 17,396 0,343 5,255 30,219 43,149 38,96 72,76 85,10 148,1 279,0 382,2 441,52 433,82 499,113 577,161 705,209 736,235">
          <text:p/>
        </draw:polygon>
        <draw:polygon draw:style-name="gr3" draw:text-style-name="P3" draw:layer="layout" svg:width="0.739cm" svg:height="0.832cm" svg:x="32.558cm" svg:y="15.622cm" svg:viewBox="0 0 740 833" draw:points="740,277 725,330 729,382 713,429 660,437 664,500 647,553 650,669 631,699 588,700 484,772 486,833 471,819 413,746 352,742 320,715 265,722 242,665 204,667 203,658 191,586 139,555 147,516 102,480 78,504 48,462 68,433 17,396 0,343 5,255 30,219 43,149 38,96 72,76 85,10 148,1 279,0 382,2 441,52 433,82 499,113 577,161 705,209 736,235">
          <text:p/>
        </draw:polygon>
        <draw:polygon draw:style-name="gr5" draw:text-style-name="P4" draw:layer="layout" svg:width="0.461cm" svg:height="0.837cm" svg:x="41.06cm" svg:y="13.434cm" svg:viewBox="0 0 462 838" draw:points="96,3 96,3 123,0 101,32 123,93 151,143 237,185 241,247 254,275 271,330 260,403 271,461 320,493 327,511 364,485 441,461 462,490 449,535 421,606 453,674 426,714 433,726 387,758 402,783 396,816 373,806 350,824 318,838 283,781 282,751 257,746 210,685 189,679 148,725 95,749 63,630 54,494 4,384 61,362 104,286 35,266 50,97 0,26">
          <text:p/>
        </draw:polygon>
        <draw:polygon draw:style-name="gr3" draw:text-style-name="P3" draw:layer="layout" svg:width="0.461cm" svg:height="0.837cm" svg:x="41.06cm" svg:y="13.434cm" svg:viewBox="0 0 462 838" draw:points="96,3 96,3 123,0 101,32 123,93 151,143 237,185 241,247 254,275 271,330 260,403 271,461 320,493 327,511 364,485 441,461 462,490 449,535 421,606 453,674 426,714 433,726 387,758 402,783 396,816 373,806 350,824 318,838 283,781 282,751 257,746 210,685 189,679 148,725 95,749 63,630 54,494 4,384 61,362 104,286 35,266 50,97 0,26">
          <text:p/>
        </draw:polygon>
        <draw:polygon draw:style-name="gr4" draw:text-style-name="P2" draw:layer="layout" svg:width="0.587cm" svg:height="0.617cm" svg:x="29.693cm" svg:y="15.777cm" svg:viewBox="0 0 588 618" draw:points="411,4 459,0 501,10 478,77 523,114 546,111 588,151 569,222 511,223 447,306 423,311 381,359 340,341 324,431 249,484 254,539 221,559 160,576 140,617 85,618 52,568 0,544 77,471 120,399 91,359 104,302 166,238 228,226 268,189 335,138 369,92 385,42">
          <text:p/>
        </draw:polygon>
        <draw:polygon draw:style-name="gr3" draw:text-style-name="P3" draw:layer="layout" svg:width="0.587cm" svg:height="0.617cm" svg:x="29.693cm" svg:y="15.777cm" svg:viewBox="0 0 588 618" draw:points="411,4 459,0 501,10 478,77 523,114 546,111 588,151 569,222 511,223 447,306 423,311 381,359 340,341 324,431 249,484 254,539 221,559 160,576 140,617 85,618 52,568 0,544 77,471 120,399 91,359 104,302 166,238 228,226 268,189 335,138 369,92 385,42">
          <text:p/>
        </draw:polygon>
        <draw:polygon draw:style-name="gr4" draw:text-style-name="P2" draw:layer="layout" svg:width="1.096cm" svg:height="1.059cm" svg:x="20.799cm" svg:y="11.127cm" svg:viewBox="0 0 1097 1060" draw:points="989,568 915,607 733,601 708,735 735,786 698,872 658,896 535,907 483,922 477,968 498,1015 473,1060 399,1059 320,1041 242,1015 123,992 21,879 0,783 21,646 57,523 262,643 321,625 372,496 469,342 486,239 697,0 859,44 931,44 1050,101 1096,324 1097,444 1030,565">
          <text:p/>
        </draw:polygon>
        <draw:polygon draw:style-name="gr3" draw:text-style-name="P3" draw:layer="layout" svg:width="1.096cm" svg:height="1.059cm" svg:x="20.799cm" svg:y="11.127cm" svg:viewBox="0 0 1097 1060" draw:points="989,568 915,607 733,601 708,735 735,786 698,872 658,896 535,907 483,922 477,968 498,1015 473,1060 399,1059 320,1041 242,1015 123,992 21,879 0,783 21,646 57,523 262,643 321,625 372,496 469,342 486,239 697,0 859,44 931,44 1050,101 1096,324 1097,444 1030,565">
          <text:p/>
        </draw:polygon>
        <draw:polygon draw:style-name="gr4" draw:text-style-name="P2" draw:layer="layout" svg:width="0.103cm" svg:height="0.198cm" svg:x="35.422cm" svg:y="19.678cm" svg:viewBox="0 0 104 199" draw:points="8,173 0,80 31,14 64,0 100,40 104,115 78,190 44,199">
          <text:p/>
        </draw:polygon>
        <draw:polygon draw:style-name="gr3" draw:text-style-name="P3" draw:layer="layout" svg:width="0.103cm" svg:height="0.198cm" svg:x="35.422cm" svg:y="19.678cm" svg:viewBox="0 0 104 199" draw:points="8,173 0,80 31,14 64,0 100,40 104,115 78,190 44,199">
          <text:p/>
        </draw:polygon>
        <draw:polygon draw:style-name="gr4" draw:text-style-name="P2" draw:layer="layout" svg:width="0.757cm" svg:height="0.66cm" svg:x="32.718cm" svg:y="16.575cm" svg:viewBox="0 0 758 661" draw:points="646,441 679,473 724,465 758,495 752,527 704,542 680,524 620,661 571,635 519,574 410,572 359,589 232,542 171,501 135,498 126,441 117,415 143,402 127,380 91,397 54,345 64,294 23,247 28,206 0,143 74,147 151,85 217,20 274,13 317,0 362,30 413,48 441,89 474,80 538,88 566,66 600,76 622,96 637,138 650,196 679,281 668,334 646,382">
          <text:p/>
        </draw:polygon>
        <draw:polygon draw:style-name="gr3" draw:text-style-name="P3" draw:layer="layout" svg:width="0.757cm" svg:height="0.66cm" svg:x="32.718cm" svg:y="16.575cm" svg:viewBox="0 0 758 661" draw:points="646,441 679,473 724,465 758,495 752,527 704,542 680,524 620,661 571,635 519,574 410,572 359,589 232,542 171,501 135,498 126,441 117,415 143,402 127,380 91,397 54,345 64,294 23,247 28,206 0,143 74,147 151,85 217,20 274,13 317,0 362,30 413,48 441,89 474,80 538,88 566,66 600,76 622,96 637,138 650,196 679,281 668,334 646,382">
          <text:p/>
        </draw:polygon>
        <draw:polygon draw:style-name="gr5" draw:text-style-name="P4" draw:layer="layout" svg:width="0.29cm" svg:height="0.207cm" svg:x="35.956cm" svg:y="12.475cm" svg:viewBox="0 0 291 208" draw:points="0,51 11,0 85,13 209,55 291,132 268,182 192,208 129,203 55,149 17,151">
          <text:p/>
        </draw:polygon>
        <draw:polygon draw:style-name="gr5" draw:text-style-name="P4" draw:layer="layout" svg:width="0.152cm" svg:height="0.187cm" svg:x="36.234cm" svg:y="12.508cm" svg:viewBox="0 0 153 188" draw:points="19,11 116,0 153,36 97,188 0,45 1,21">
          <text:p/>
        </draw:polygon>
        <draw:polygon draw:style-name="gr5" draw:text-style-name="P4" draw:layer="layout" svg:width="0.202cm" svg:height="0.274cm" svg:x="36.972cm" svg:y="11.507cm" svg:viewBox="0 0 203 275" draw:points="0,205 8,121 77,0 177,24 174,155 203,214 111,275 22,249">
          <text:p/>
        </draw:polygon>
        <draw:polygon draw:style-name="gr5" draw:text-style-name="P4" draw:layer="layout" svg:width="0.095cm" svg:height="0.156cm" svg:x="37.055cm" svg:y="11.311cm" svg:viewBox="0 0 96 157" draw:points="14,89 37,0 96,33 91,90 44,157 0,152">
          <text:p/>
        </draw:polygon>
        <draw:polygon draw:style-name="gr5" draw:text-style-name="P4" draw:layer="layout" svg:width="0.086cm" svg:height="0.143cm" svg:x="37.279cm" svg:y="11.555cm" svg:viewBox="0 0 87 144" draw:points="63,144 11,106 0,59 51,5 86,0 87,60 70,138">
          <text:p/>
        </draw:polygon>
        <draw:polygon draw:style-name="gr5" draw:text-style-name="P4" draw:layer="layout" svg:width="0.135cm" svg:height="0.115cm" svg:x="35.057cm" svg:y="12.888cm" svg:viewBox="0 0 136 116" draw:points="0,44 40,21 71,19 74,52 86,21 105,0 136,24 129,44 101,63 81,73 78,94 51,116 30,87 44,48">
          <text:p/>
        </draw:polygon>
        <draw:polygon draw:style-name="gr5" draw:text-style-name="P4" draw:layer="layout" svg:width="0.23cm" svg:height="0.139cm" svg:x="33.057cm" svg:y="15.691cm" svg:viewBox="0 0 231 140" draw:points="206,140 78,92 0,44 37,0 146,1 208,49 231,79 212,108">
          <text:p/>
        </draw:polygon>
        <draw:polygon draw:style-name="gr5" draw:text-style-name="P4" draw:layer="layout" svg:width="0.484cm" svg:height="0.851cm" svg:x="35.223cm" svg:y="13.282cm" svg:viewBox="0 0 485 852" draw:points="64,485 139,367 124,313 186,238 273,140 365,93 401,34 450,0 485,40 478,83 391,175 309,257 229,393 195,521 150,647 167,748 256,838 233,852 98,852 83,798 9,770 0,704 38,675 33,608 99,496">
          <text:p/>
        </draw:polygon>
        <draw:polygon draw:style-name="gr5" draw:text-style-name="P4" draw:layer="layout" svg:width="1.145cm" svg:height="0.354cm" svg:x="39.929cm" svg:y="11.82cm" svg:viewBox="0 0 1146 355" draw:points="95,7 232,5 368,36 513,33 776,0 704,124 890,235 1051,183 1146,213 1047,261 1137,355 1019,338 890,288 742,256 643,206 462,154 318,171 133,120 83,30 14,51 0,10">
          <text:p/>
        </draw:polygon>
        <draw:polygon draw:style-name="gr5" draw:text-style-name="P4" draw:layer="layout" svg:width="7.519cm" svg:height="8.657cm" svg:x="33.697cm" svg:y="9.133cm" svg:viewBox="0 0 7520 8658" draw:points="3555,368 3618,313 3610,262 3552,340 3458,214 3487,27 3558,27 3617,97 3709,1 3745,0 3784,46 3788,114 3830,198 3799,248 3837,305 3909,343 3899,398 3849,421 3929,456 3961,394 4033,385 4034,385 4138,414 4183,485 4207,396 4275,297 4285,249 4325,208 4363,199 4425,321 4635,430 4690,477 4846,526 4983,579 5054,576 5019,713 5210,855 5175,906 5264,955 5284,1058 5387,1054 5560,1110 5618,1094 5619,996 5839,960 5872,1038 6009,1056 6064,1010 6185,1160 6367,1179 6432,1320 6591,1347 6754,1495 6655,1528 6439,1564 6113,1613 5901,1580 5800,1516 5729,1518 5668,1396 5446,1285 5258,1193 5102,1102 4886,1108 4926,1182 5055,1189 5268,1323 5109,1417 5205,1588 5483,1744 5562,1675 5623,1842 5647,1958 5543,1952 5526,2066 5597,2159 5565,2381 5586,2620 5816,2907 6060,3281 6108,3164 6199,3150 6247,3080 6192,3011 6218,2925 6389,2842 6506,2866 6627,2969 6786,3021 6990,3127 7145,3327 7226,3390 7337,3573 7441,3759 7494,3852 7520,4009 7499,4068 7416,4098 7453,4267 7486,4301 7486,4301 7486,4301 7486,4301 7459,4304 7459,4304 7398,4273 7415,4224 7278,4141 7165,4115 7152,4018 7216,3919 7117,3806 6991,3717 6957,3664 6859,3572 6847,3731 6869,3827 6820,3957 6692,3939 6567,3997 6470,4120 6340,4093 6255,4084 6192,4088 6053,4075 5981,4118 5896,4209 5852,4306 5827,4406 5851,4498 5899,4474 5961,4510 5975,4572 6054,4711 6103,4741 6111,4890 6017,4949 5972,5041 5913,5052 5874,5086 5876,5244 5827,5348 5806,5432 5725,5503 5678,5566 5597,5562 5501,5584 5436,5636 5380,5726 5344,5801 5227,5849 5151,5792 5063,5836 5003,5876 4906,5898 4933,6054 5005,6088 5003,6210 4895,6266 4831,6316 4753,6305 4687,6357 4609,6369 4547,6491 4483,6669 4424,6736 4402,6763 4326,6720 4247,6792 4191,6764 4131,6773 4062,6730 4014,6733 3931,6819 3805,6806 3797,6884 3507,6672 3382,6624 3390,6577 3268,6760 3205,6793 3187,6727 3087,6722 3027,6778 2963,6664 2836,6680 2791,6749 2631,6842 2605,6880 2349,6983 2325,7031 2395,7104 2331,7149 2351,7179 2290,7251 2429,7313 2421,7374 2312,7388 2296,7428 2186,7380 2063,7399 1987,7461 1890,7420 1714,7348 1593,7356 1435,7493 1427,7583 1344,7511 1280,7645 1304,7671 1257,7763 1328,7847 1390,7845 1446,7927 1438,7990 1482,8010 1445,8083 1360,8103 1271,8228 1353,8347 1345,8430 1450,8577 1450,8577 1394,8626 1378,8658 1336,8648 1271,8571 1244,8567 1186,8536 1158,8484 1074,8454 1017,8470 1002,8446 880,8378 746,8345 671,8316 658,8329 553,8212 457,8151 392,8068 458,8059 543,7968 502,7913 633,7880 633,7853 555,7863 564,7809 611,7781 693,7782 710,7743 698,7673 738,7614 740,7577 626,7523 579,7518 537,7453 474,7463 382,7404 388,7380 370,7322 309,7305 310,7266 334,7245 299,7167 218,7162 196,7151 171,7174 143,7162 143,7162 142,7081 134,7037 151,7029 210,7047 244,7027 230,6991 186,6958 195,6937 171,6908 146,6819 169,6790 176,6732 117,6686 77,6690 75,6658 12,6607 12,6531 23,6472 0,6434 39,6405 55,6289 120,6234 117,6211 117,6211 206,6166 160,6091 160,6091 331,5976 405,5922 443,5866 385,5763 430,5692 410,5590 475,5498 461,5347 533,5270 489,5170 524,5090 562,5090 652,5064 652,5064 708,5034 760,5124 871,5177 1020,5340 1049,5402 1042,5484 978,5542 891,5564 688,5430 648,5437 707,5543 698,5600 674,5724 737,5774 774,5813 792,5756 769,5698 811,5658 926,5753 975,5729 952,5635 1085,5528 1130,5539 1173,5585 1209,5502 1174,5426 1204,5354 1177,5276 1301,5321 1326,5391 1265,5405 1262,5473 1299,5516 1376,5491 1388,5412 1488,5351 1643,5235 1677,5238 1638,5317 1696,5324 1725,5279 1810,5264 1871,5202 1935,5267 1972,5176 1912,5115 1928,5070 2059,5079 2127,5101 2327,5189 2337,5117 2273,5069 2263,5045 2208,5049 2205,4989 2156,4903 2143,4865 2182,4735 2169,4621 2187,4588 2291,4581 2324,4642 2326,4751 2363,4778 2407,4853 2461,5015 2535,5066 2548,5150 2524,5351 2583,5346 2585,5297 2623,5246 2611,5184 2626,5113 2573,5060 2559,4976 2510,4987 2474,4927 2457,4799 2370,4727 2403,4621 2359,4543 2375,4533 2421,4587 2456,4703 2505,4705 2451,4632 2489,4559 2557,4515 2655,4541 2573,4468 2504,4355 2547,4300 2622,4258 2675,4201 2614,4164 2598,4074 2626,4048 2637,3959 2690,3891 2675,3858 2725,3793 2764,3795 2763,3698 2801,3657 2765,3615 2741,3559 2741,3473 2803,3458 2805,3508 2859,3465 2916,3494 2905,3454 2953,3380 3042,3350 3096,3350 3152,3389 3168,3440 3184,3554 3202,3596 3241,3568 3295,3540 3290,3500 3371,3524 3350,3494 3359,3432 3431,3331 3490,3348 3567,3207 3474,3171 3521,3103 3538,3044 3621,3003 3706,3007 3753,3044 3866,3019 3933,2964 3807,2895 3878,2839 3854,2763 3904,2686 3871,2650 3895,2581 3770,2603 3715,2547 3788,2176 3863,2130 3948,2002 3880,1829 3875,1735 3918,1682 4015,1659 4033,1591 3984,1540 3949,1461 3937,1363 3881,1282 3951,1150 3878,1115 3820,1191 3754,1201 3702,1052 3633,970 3596,815 3597,724 3597,724 3580,561">
          <text:p/>
        </draw:polygon>
        <draw:polygon draw:style-name="gr5" draw:text-style-name="P4" draw:layer="layout" svg:width="0.164cm" svg:height="0.119cm" svg:x="36.968cm" svg:y="9.964cm" svg:viewBox="0 0 165 120" draw:points="77,14 126,53 126,53 165,87 136,120 53,112 53,112 45,111 19,83 0,9 17,0">
          <text:p/>
        </draw:polygon>
        <draw:polygon draw:style-name="gr5" draw:text-style-name="P4" draw:layer="layout" svg:width="0.357cm" svg:height="0.227cm" svg:x="33.722cm" svg:y="17.036cm" svg:viewBox="0 0 358 228" draw:points="99,26 127,0 184,38 211,48 218,74 230,80 229,91 267,127 358,135 334,176 235,180 104,228 59,194 89,141 0,86 20,66 110,43">
          <text:p/>
        </draw:polygon>
        <draw:polygon draw:style-name="gr3" draw:text-style-name="P3" draw:layer="layout" svg:width="0.29cm" svg:height="0.207cm" svg:x="35.956cm" svg:y="12.475cm" svg:viewBox="0 0 291 208" draw:points="0,51 11,0 85,13 209,55 291,132 268,182 192,208 129,203 55,149 17,151">
          <text:p/>
        </draw:polygon>
        <draw:polygon draw:style-name="gr3" draw:text-style-name="P3" draw:layer="layout" svg:width="0.152cm" svg:height="0.187cm" svg:x="36.234cm" svg:y="12.508cm" svg:viewBox="0 0 153 188" draw:points="19,11 116,0 153,36 97,188 0,45 1,21">
          <text:p/>
        </draw:polygon>
        <draw:polygon draw:style-name="gr3" draw:text-style-name="P3" draw:layer="layout" svg:width="0.202cm" svg:height="0.274cm" svg:x="36.972cm" svg:y="11.507cm" svg:viewBox="0 0 203 275" draw:points="0,205 8,121 77,0 177,24 174,155 203,214 111,275 22,249">
          <text:p/>
        </draw:polygon>
        <draw:polygon draw:style-name="gr3" draw:text-style-name="P3" draw:layer="layout" svg:width="0.095cm" svg:height="0.156cm" svg:x="37.055cm" svg:y="11.311cm" svg:viewBox="0 0 96 157" draw:points="14,89 37,0 96,33 91,90 44,157 0,152">
          <text:p/>
        </draw:polygon>
        <draw:polygon draw:style-name="gr3" draw:text-style-name="P3" draw:layer="layout" svg:width="0.086cm" svg:height="0.143cm" svg:x="37.279cm" svg:y="11.555cm" svg:viewBox="0 0 87 144" draw:points="63,144 11,106 0,59 51,5 86,0 87,60 70,138">
          <text:p/>
        </draw:polygon>
        <draw:polygon draw:style-name="gr3" draw:text-style-name="P3" draw:layer="layout" svg:width="0.135cm" svg:height="0.115cm" svg:x="35.057cm" svg:y="12.888cm" svg:viewBox="0 0 136 116" draw:points="0,44 40,21 71,19 74,52 86,21 105,0 136,24 129,44 101,63 81,73 78,94 51,116 30,87 44,48">
          <text:p/>
        </draw:polygon>
        <draw:polygon draw:style-name="gr3" draw:text-style-name="P3" draw:layer="layout" svg:width="0.23cm" svg:height="0.139cm" svg:x="33.057cm" svg:y="15.691cm" svg:viewBox="0 0 231 140" draw:points="206,140 78,92 0,44 37,0 146,1 208,49 231,79 212,108">
          <text:p/>
        </draw:polygon>
        <draw:polygon draw:style-name="gr3" draw:text-style-name="P3" draw:layer="layout" svg:width="0.484cm" svg:height="0.851cm" svg:x="35.223cm" svg:y="13.282cm" svg:viewBox="0 0 485 852" draw:points="64,485 139,367 124,313 186,238 273,140 365,93 401,34 450,0 485,40 478,83 391,175 309,257 229,393 195,521 150,647 167,748 256,838 233,852 98,852 83,798 9,770 0,704 38,675 33,608 99,496">
          <text:p/>
        </draw:polygon>
        <draw:polygon draw:style-name="gr3" draw:text-style-name="P3" draw:layer="layout" svg:width="1.145cm" svg:height="0.354cm" svg:x="39.929cm" svg:y="11.82cm" svg:viewBox="0 0 1146 355" draw:points="95,7 232,5 368,36 513,33 776,0 704,124 890,235 1051,183 1146,213 1047,261 1137,355 1019,338 890,288 742,256 643,206 462,154 318,171 133,120 83,30 14,51 0,10">
          <text:p/>
        </draw:polygon>
        <draw:polygon draw:style-name="gr3" draw:text-style-name="P3" draw:layer="layout" svg:width="7.519cm" svg:height="8.657cm" svg:x="33.697cm" svg:y="9.133cm" svg:viewBox="0 0 7520 8658" draw:points="3555,368 3618,313 3610,262 3552,340 3458,214 3487,27 3558,27 3617,97 3709,1 3745,0 3784,46 3788,114 3830,198 3799,248 3837,305 3909,343 3899,398 3849,421 3929,456 3961,394 4033,385 4034,385 4138,414 4183,485 4207,396 4275,297 4285,249 4325,208 4363,199 4425,321 4635,430 4690,477 4846,526 4983,579 5054,576 5019,713 5210,855 5175,906 5264,955 5284,1058 5387,1054 5560,1110 5618,1094 5619,996 5839,960 5872,1038 6009,1056 6064,1010 6185,1160 6367,1179 6432,1320 6591,1347 6754,1495 6655,1528 6439,1564 6113,1613 5901,1580 5800,1516 5729,1518 5668,1396 5446,1285 5258,1193 5102,1102 4886,1108 4926,1182 5055,1189 5268,1323 5109,1417 5205,1588 5483,1744 5562,1675 5623,1842 5647,1958 5543,1952 5526,2066 5597,2159 5565,2381 5586,2620 5816,2907 6060,3281 6108,3164 6199,3150 6247,3080 6192,3011 6218,2925 6389,2842 6506,2866 6627,2969 6786,3021 6990,3127 7145,3327 7226,3390 7337,3573 7441,3759 7494,3852 7520,4009 7499,4068 7416,4098 7453,4267 7486,4301 7486,4301 7486,4301 7486,4301 7459,4304 7459,4304 7398,4273 7415,4224 7278,4141 7165,4115 7152,4018 7216,3919 7117,3806 6991,3717 6957,3664 6859,3572 6847,3731 6869,3827 6820,3957 6692,3939 6567,3997 6470,4120 6340,4093 6255,4084 6192,4088 6053,4075 5981,4118 5896,4209 5852,4306 5827,4406 5851,4498 5899,4474 5961,4510 5975,4572 6054,4711 6103,4741 6111,4890 6017,4949 5972,5041 5913,5052 5874,5086 5876,5244 5827,5348 5806,5432 5725,5503 5678,5566 5597,5562 5501,5584 5436,5636 5380,5726 5344,5801 5227,5849 5151,5792 5063,5836 5003,5876 4906,5898 4933,6054 5005,6088 5003,6210 4895,6266 4831,6316 4753,6305 4687,6357 4609,6369 4547,6491 4483,6669 4424,6736 4402,6763 4326,6720 4247,6792 4191,6764 4131,6773 4062,6730 4014,6733 3931,6819 3805,6806 3797,6884 3507,6672 3382,6624 3390,6577 3268,6760 3205,6793 3187,6727 3087,6722 3027,6778 2963,6664 2836,6680 2791,6749 2631,6842 2605,6880 2349,6983 2325,7031 2395,7104 2331,7149 2351,7179 2290,7251 2429,7313 2421,7374 2312,7388 2296,7428 2186,7380 2063,7399 1987,7461 1890,7420 1714,7348 1593,7356 1435,7493 1427,7583 1344,7511 1280,7645 1304,7671 1257,7763 1328,7847 1390,7845 1446,7927 1438,7990 1482,8010 1445,8083 1360,8103 1271,8228 1353,8347 1345,8430 1450,8577 1450,8577 1394,8626 1378,8658 1336,8648 1271,8571 1244,8567 1186,8536 1158,8484 1074,8454 1017,8470 1002,8446 880,8378 746,8345 671,8316 658,8329 553,8212 457,8151 392,8068 458,8059 543,7968 502,7913 633,7880 633,7853 555,7863 564,7809 611,7781 693,7782 710,7743 698,7673 738,7614 740,7577 626,7523 579,7518 537,7453 474,7463 382,7404 388,7380 370,7322 309,7305 310,7266 334,7245 299,7167 218,7162 196,7151 171,7174 143,7162 143,7162 142,7081 134,7037 151,7029 210,7047 244,7027 230,6991 186,6958 195,6937 171,6908 146,6819 169,6790 176,6732 117,6686 77,6690 75,6658 12,6607 12,6531 23,6472 0,6434 39,6405 55,6289 120,6234 117,6211 117,6211 206,6166 160,6091 160,6091 331,5976 405,5922 443,5866 385,5763 430,5692 410,5590 475,5498 461,5347 533,5270 489,5170 524,5090 562,5090 652,5064 652,5064 708,5034 760,5124 871,5177 1020,5340 1049,5402 1042,5484 978,5542 891,5564 688,5430 648,5437 707,5543 698,5600 674,5724 737,5774 774,5813 792,5756 769,5698 811,5658 926,5753 975,5729 952,5635 1085,5528 1130,5539 1173,5585 1209,5502 1174,5426 1204,5354 1177,5276 1301,5321 1326,5391 1265,5405 1262,5473 1299,5516 1376,5491 1388,5412 1488,5351 1643,5235 1677,5238 1638,5317 1696,5324 1725,5279 1810,5264 1871,5202 1935,5267 1972,5176 1912,5115 1928,5070 2059,5079 2127,5101 2327,5189 2337,5117 2273,5069 2263,5045 2208,5049 2205,4989 2156,4903 2143,4865 2182,4735 2169,4621 2187,4588 2291,4581 2324,4642 2326,4751 2363,4778 2407,4853 2461,5015 2535,5066 2548,5150 2524,5351 2583,5346 2585,5297 2623,5246 2611,5184 2626,5113 2573,5060 2559,4976 2510,4987 2474,4927 2457,4799 2370,4727 2403,4621 2359,4543 2375,4533 2421,4587 2456,4703 2505,4705 2451,4632 2489,4559 2557,4515 2655,4541 2573,4468 2504,4355 2547,4300 2622,4258 2675,4201 2614,4164 2598,4074 2626,4048 2637,3959 2690,3891 2675,3858 2725,3793 2764,3795 2763,3698 2801,3657 2765,3615 2741,3559 2741,3473 2803,3458 2805,3508 2859,3465 2916,3494 2905,3454 2953,3380 3042,3350 3096,3350 3152,3389 3168,3440 3184,3554 3202,3596 3241,3568 3295,3540 3290,3500 3371,3524 3350,3494 3359,3432 3431,3331 3490,3348 3567,3207 3474,3171 3521,3103 3538,3044 3621,3003 3706,3007 3753,3044 3866,3019 3933,2964 3807,2895 3878,2839 3854,2763 3904,2686 3871,2650 3895,2581 3770,2603 3715,2547 3788,2176 3863,2130 3948,2002 3880,1829 3875,1735 3918,1682 4015,1659 4033,1591 3984,1540 3949,1461 3937,1363 3881,1282 3951,1150 3878,1115 3820,1191 3754,1201 3702,1052 3633,970 3596,815 3597,724 3597,724 3580,561">
          <text:p/>
        </draw:polygon>
        <draw:polygon draw:style-name="gr3" draw:text-style-name="P3" draw:layer="layout" svg:width="0.164cm" svg:height="0.119cm" svg:x="36.968cm" svg:y="9.964cm" svg:viewBox="0 0 165 120" draw:points="77,14 126,53 126,53 165,87 136,120 53,112 53,112 45,111 19,83 0,9 17,0">
          <text:p/>
        </draw:polygon>
        <draw:polygon draw:style-name="gr3" draw:text-style-name="P3" draw:layer="layout" svg:width="0.357cm" svg:height="0.227cm" svg:x="33.722cm" svg:y="17.036cm" svg:viewBox="0 0 358 228" draw:points="99,26 127,0 184,38 211,48 218,74 230,80 229,91 267,127 358,135 334,176 235,180 104,228 59,194 89,141 0,86 20,66 110,43">
          <text:p/>
        </draw:polygon>
        <draw:polygon draw:style-name="gr4" draw:text-style-name="P2" draw:layer="layout" svg:width="0.264cm" svg:height="0.212cm" svg:x="32.196cm" svg:y="22.825cm" svg:viewBox="0 0 265 213" draw:points="222,0 265,82 246,157 205,167 205,167 134,146 82,213 0,189 23,120 43,113 59,37 104,7 135,26">
          <text:p/>
        </draw:polygon>
        <draw:polygon draw:style-name="gr3" draw:text-style-name="P3" draw:layer="layout" svg:width="0.264cm" svg:height="0.212cm" svg:x="32.196cm" svg:y="22.825cm" svg:viewBox="0 0 265 213" draw:points="222,0 265,82 246,157 205,167 205,167 134,146 82,213 0,189 23,120 43,113 59,37 104,7 135,26">
          <text:p/>
        </draw:polygon>
        <draw:polygon draw:style-name="gr4" draw:text-style-name="P2" draw:layer="layout" svg:width="1.347cm" svg:height="0.492cm" svg:x="27.639cm" svg:y="17.243cm" svg:viewBox="0 0 1348 493" draw:points="1348,112 1343,120 1326,140 1208,309 900,62 692,345 594,283 527,320 424,493 50,150 0,163 41,124 43,126 261,324 304,296 381,281 531,158 754,149 903,46 938,62 1032,0 1119,50 1143,91 1186,124 1234,122 1294,163 1334,102">
          <text:p/>
        </draw:polygon>
        <draw:polygon draw:style-name="gr3" draw:text-style-name="P3" draw:layer="layout" svg:width="1.347cm" svg:height="0.492cm" svg:x="27.639cm" svg:y="17.243cm" svg:viewBox="0 0 1348 493" draw:points="1348,112 1343,120 1326,140 1208,309 900,62 692,345 594,283 527,320 424,493 50,150 0,163 41,124 43,126 261,324 304,296 381,281 531,158 754,149 903,46 938,62 1032,0 1119,50 1143,91 1186,124 1234,122 1294,163 1334,102">
          <text:p/>
        </draw:polygon>
        <draw:polygon draw:style-name="gr4" draw:text-style-name="P2" draw:layer="layout" svg:width="2.456cm" svg:height="2.017cm" svg:x="33.576cm" svg:y="18.833cm" svg:viewBox="0 0 2457 2018" draw:points="61,276 183,316 237,286 269,245 356,241 379,202 418,187 325,47 548,16 571,0 698,50 854,154 1152,430 1364,453 1465,470 1493,531 1573,530 1618,640 1674,671 1694,715 1774,770 1782,823 1770,865 1785,908 1819,944 1836,987 1854,1018 1890,1044 1924,1035 1947,1084 1952,1114 1999,1245 2372,1306 2396,1278 2457,1370 2378,1633 1992,1761 1623,1795 1501,1846 1400,1973 1339,1990 1310,1945 1260,1948 1138,1925 1116,1910 970,1900 934,1908 885,1870 846,1929 853,1984 793,2018 783,1962 748,1920 744,1869 683,1817 628,1704 604,1598 529,1501 477,1474 410,1345 407,1257 421,1184 369,1037 319,981 259,947 230,870 240,843 217,774 187,741 156,643 101,532 56,438 0,429 28,365 40,322">
          <text:p/>
        </draw:polygon>
        <draw:polygon draw:style-name="gr3" draw:text-style-name="P3" draw:layer="layout" svg:width="2.456cm" svg:height="2.017cm" svg:x="33.576cm" svg:y="18.833cm" svg:viewBox="0 0 2457 2018" draw:points="61,276 183,316 237,286 269,245 356,241 379,202 418,187 325,47 548,16 571,0 698,50 854,154 1152,430 1364,453 1465,470 1493,531 1573,530 1618,640 1674,671 1694,715 1774,770 1782,823 1770,865 1785,908 1819,944 1836,987 1854,1018 1890,1044 1924,1035 1947,1084 1952,1114 1999,1245 2372,1306 2396,1278 2457,1370 2378,1633 1992,1761 1623,1795 1501,1846 1400,1973 1339,1990 1310,1945 1260,1948 1138,1925 1116,1910 970,1900 934,1908 885,1870 846,1929 853,1984 793,2018 783,1962 748,1920 744,1869 683,1817 628,1704 604,1598 529,1501 477,1474 410,1345 407,1257 421,1184 369,1037 319,981 259,947 230,870 240,843 217,774 187,741 156,643 101,532 56,438 0,429 28,365 40,322">
          <text:p/>
        </draw:polygon>
        <draw:polygon draw:style-name="gr4" draw:text-style-name="P2" draw:layer="layout" svg:width="2.213cm" svg:height="1.89cm" svg:x="31.63cm" svg:y="19.763cm" svg:viewBox="0 0 2214 1891" draw:points="215,1709 126,1631 88,1584 88,1542 122,1494 133,1442 76,1345 75,1287 84,1256 45,1207 62,1134 47,1078 0,1074 25,1031 72,987 71,931 122,903 104,867 157,798 238,721 344,757 464,262 479,211 617,246 680,0 1156,114 1618,209 2094,288 2116,416 2086,434 2085,565 2109,720 2152,758 2214,813 2140,875 2045,883 2000,915 1975,996 1892,1171 1898,1223 1861,1327 1789,1442 1701,1492 1630,1579 1608,1628 1541,1653 1481,1778 1464,1891 1478,1793 1461,1787 1473,1725 1465,1679 1406,1618 1406,1525 1438,1435 1380,1416 1366,1443 1287,1435 1312,1477 1309,1555 1226,1611 1145,1690 1075,1690 979,1596 925,1612 905,1646 833,1657 823,1682 693,1656 680,1626 586,1602 535,1614 501,1595 448,1507 434,1467 336,1464 287,1514 229,1620 179,1634 135,1639">
          <text:p/>
        </draw:polygon>
        <draw:polygon draw:style-name="gr3" draw:text-style-name="P3" draw:layer="layout" svg:width="2.213cm" svg:height="1.89cm" svg:x="31.63cm" svg:y="19.763cm" svg:viewBox="0 0 2214 1891" draw:points="215,1709 126,1631 88,1584 88,1542 122,1494 133,1442 76,1345 75,1287 84,1256 45,1207 62,1134 47,1078 0,1074 25,1031 72,987 71,931 122,903 104,867 157,798 238,721 344,757 464,262 479,211 617,246 680,0 1156,114 1618,209 2094,288 2116,416 2086,434 2085,565 2109,720 2152,758 2214,813 2140,875 2045,883 2000,915 1975,996 1892,1171 1898,1223 1861,1327 1789,1442 1701,1492 1630,1579 1608,1628 1541,1653 1481,1778 1464,1891 1478,1793 1461,1787 1473,1725 1465,1679 1406,1618 1406,1525 1438,1435 1380,1416 1366,1443 1287,1435 1312,1477 1309,1555 1226,1611 1145,1690 1075,1690 979,1596 925,1612 905,1646 833,1657 823,1682 693,1656 680,1626 586,1602 535,1614 501,1595 448,1507 434,1467 336,1464 287,1514 229,1620 179,1634 135,1639">
          <text:p/>
        </draw:polygon>
        <draw:polygon draw:style-name="gr4" draw:text-style-name="P2" draw:layer="layout" svg:width="1.439cm" svg:height="1.081cm" svg:x="31.765cm" svg:y="21.179cm" svg:viewBox="0 0 1440 1082" draw:points="803,1059 699,953 676,893 597,907 536,887 497,901 439,874 377,753 363,708 273,638 255,554 210,487 134,402 142,360 80,293 0,223 44,218 94,204 152,98 201,48 299,51 313,91 366,179 400,198 451,186 545,210 558,240 688,266 698,241 770,230 790,196 844,180 940,274 1010,274 1091,195 1174,139 1177,61 1152,19 1231,27 1245,0 1303,19 1271,109 1271,202 1330,263 1338,309 1326,371 1343,377 1329,475 1303,511 1233,502 1176,566 1256,589 1313,662 1328,716 1384,755 1440,905 1337,975 1243,1037 1151,1082 1057,1066 944,1077 864,1034">
          <text:p/>
        </draw:polygon>
        <draw:polygon draw:style-name="gr3" draw:text-style-name="P3" draw:layer="layout" svg:width="1.439cm" svg:height="1.081cm" svg:x="31.765cm" svg:y="21.179cm" svg:viewBox="0 0 1440 1082" draw:points="803,1059 699,953 676,893 597,907 536,887 497,901 439,874 377,753 363,708 273,638 255,554 210,487 134,402 142,360 80,293 0,223 44,218 94,204 152,98 201,48 299,51 313,91 366,179 400,198 451,186 545,210 558,240 688,266 698,241 770,230 790,196 844,180 940,274 1010,274 1091,195 1174,139 1177,61 1152,19 1231,27 1245,0 1303,19 1271,109 1271,202 1330,263 1338,309 1326,371 1343,377 1329,475 1303,511 1233,502 1176,566 1256,589 1313,662 1328,716 1384,755 1440,905 1337,975 1243,1037 1151,1082 1057,1066 944,1077 864,1034">
          <text:p/>
        </draw:polygon>
        <draw:polygon draw:style-name="gr4" draw:text-style-name="P2" draw:layer="layout" svg:width="0.68cm" svg:height="0.893cm" svg:x="26.907cm" svg:y="17.978cm" svg:viewBox="0 0 681 894" draw:points="102,262 129,118 110,11 171,50 283,30 353,0 416,0 459,62 528,85 587,137 613,215 661,305 666,445 681,581 635,660 611,745 630,807 609,860 579,894 558,891 502,841 485,850 458,836 397,750 344,709 144,523 105,506 72,461 0,409 50,296 145,416 183,427 204,446 263,457 292,527 338,570 404,581 406,527 356,518 323,487 301,417 265,386 221,391">
          <text:p/>
        </draw:polygon>
        <draw:polygon draw:style-name="gr3" draw:text-style-name="P3" draw:layer="layout" svg:width="0.68cm" svg:height="0.893cm" svg:x="26.907cm" svg:y="17.978cm" svg:viewBox="0 0 681 894" draw:points="102,262 129,118 110,11 171,50 283,30 353,0 416,0 459,62 528,85 587,137 613,215 661,305 666,445 681,581 635,660 611,745 630,807 609,860 579,894 558,891 502,841 485,850 458,836 397,750 344,709 144,523 105,506 72,461 0,409 50,296 145,416 183,427 204,446 263,457 292,527 338,570 404,581 406,527 356,518 323,487 301,417 265,386 221,391">
          <text:p/>
        </draw:polygon>
        <draw:path draw:style-name="gr4" draw:text-style-name="P2" draw:layer="layout" svg:width="0.845cm" svg:height="0.416cm" svg:x="48.158cm" svg:y="13.394cm" svg:viewBox="0 0 846 417" svg:d="M789 10l57-10-43 80-94 3 64-53zM660 3l12 29-145 29-82-15 21-39 114 10zM642 115l-21 46-49 64-31 14-42-33 58-66 44-23zM353 134l51-6 26 8-97 63-75 40-61 22-3-24 56-38zM86 359l62-26-6 27-53 36-72 21-17-16z">
          <text:p/>
        </draw:path>
        <draw:polygon draw:style-name="gr3" draw:text-style-name="P3" draw:layer="layout" svg:width="0.136cm" svg:height="0.082cm" svg:x="48.867cm" svg:y="13.394cm" svg:viewBox="0 0 137 83" draw:points="80,10 137,0 94,80 0,83 64,30">
          <text:p/>
        </draw:polygon>
        <draw:polygon draw:style-name="gr3" draw:text-style-name="P3" draw:layer="layout" svg:width="0.226cm" svg:height="0.057cm" svg:x="48.603cm" svg:y="13.397cm" svg:viewBox="0 0 227 58" draw:points="215,0 227,29 82,58 0,43 21,4 135,14">
          <text:p/>
        </draw:polygon>
        <draw:polygon draw:style-name="gr3" draw:text-style-name="P3" draw:layer="layout" svg:width="0.142cm" svg:height="0.123cm" svg:x="48.657cm" svg:y="13.509cm" svg:viewBox="0 0 143 124" draw:points="143,0 122,46 73,110 42,124 0,91 58,25 102,2">
          <text:p/>
        </draw:polygon>
        <draw:polygon draw:style-name="gr3" draw:text-style-name="P3" draw:layer="layout" svg:width="0.235cm" svg:height="0.132cm" svg:x="48.352cm" svg:y="13.522cm" svg:viewBox="0 0 236 133" draw:points="159,6 210,0 236,8 139,71 64,111 3,133 0,109 56,71">
          <text:p/>
        </draw:polygon>
        <draw:polygon draw:style-name="gr3" draw:text-style-name="P3" draw:layer="layout" svg:width="0.147cm" svg:height="0.083cm" svg:x="48.158cm" svg:y="13.727cm" svg:viewBox="0 0 148 84" draw:points="86,26 148,0 142,27 89,63 17,84 0,68">
          <text:p/>
        </draw:polygon>
        <draw:polygon draw:style-name="gr4" draw:text-style-name="P2" draw:layer="layout" svg:width="0.391cm" svg:height="0.448cm" svg:x="26.963cm" svg:y="19.127cm" svg:viewBox="0 0 392 449" draw:points="45,52 143,39 177,14 214,0 248,16 290,9 385,63 392,126 388,192 364,225 365,268 339,312 377,325 288,350 196,388 170,422 119,449 90,423 27,323 0,215 5,154">
          <text:p/>
        </draw:polygon>
        <draw:polygon draw:style-name="gr3" draw:text-style-name="P3" draw:layer="layout" svg:width="0.391cm" svg:height="0.448cm" svg:x="26.963cm" svg:y="19.127cm" svg:viewBox="0 0 392 449" draw:points="45,52 143,39 177,14 214,0 248,16 290,9 385,63 392,126 388,192 364,225 365,268 339,312 377,325 288,350 196,388 170,422 119,449 90,423 27,323 0,215 5,154">
          <text:p/>
        </draw:polygon>
        <draw:polygon draw:style-name="gr4" draw:text-style-name="P2" draw:layer="layout" svg:width="0.231cm" svg:height="0.324cm" svg:x="26.38cm" svg:y="7.2cm" svg:viewBox="0 0 232 325" draw:points="232,105 209,145 173,173 140,214 119,218 124,279 108,307 88,325 32,314 0,298 18,218 42,169 84,113 111,37 153,0 174,5 201,53 211,79 231,73">
          <text:p/>
        </draw:polygon>
        <draw:polygon draw:style-name="gr3" draw:text-style-name="P3" draw:layer="layout" svg:width="0.231cm" svg:height="0.324cm" svg:x="26.38cm" svg:y="7.2cm" svg:viewBox="0 0 232 325" draw:points="232,105 209,145 173,173 140,214 119,218 124,279 108,307 88,325 32,314 0,298 18,218 42,169 84,113 111,37 153,0 174,5 201,53 211,79 231,73">
          <text:p/>
        </draw:polygon>
        <draw:polygon draw:style-name="gr4" draw:text-style-name="P2" draw:layer="layout" svg:width="0.854cm" svg:height="0.502cm" svg:x="34.254cm" svg:y="21.474cm" svg:viewBox="0 0 855 503" draw:points="855,79 855,79 854,81 848,134 836,264 830,331 761,405 657,503 544,493 127,297 82,246 40,179 0,104 35,62 91,0 131,28 150,83 204,143 269,150 398,130 543,129 663,100 730,97 779,78">
          <text:p/>
        </draw:polygon>
        <draw:polygon draw:style-name="gr3" draw:text-style-name="P3" draw:layer="layout" svg:width="0.854cm" svg:height="0.502cm" svg:x="34.254cm" svg:y="21.474cm" svg:viewBox="0 0 855 503" draw:points="855,79 855,79 854,81 848,134 836,264 830,331 761,405 657,503 544,493 127,297 82,246 40,179 0,104 35,62 91,0 131,28 150,83 204,143 269,150 398,130 543,129 663,100 730,97 779,78">
          <text:p/>
        </draw:polygon>
        <draw:polygon draw:style-name="gr4" draw:text-style-name="P2" draw:layer="layout" svg:width="1.549cm" svg:height="1.632cm" svg:x="33.852cm" svg:y="21.491cm" svg:viewBox="0 0 1550 1633" draw:points="66,1633 0,1516 62,1049 199,920 242,885 328,893 459,817 635,831 1059,486 1163,388 1232,314 1238,247 1250,117 1256,64 1257,62 1257,62 1299,63 1362,48 1433,40 1500,0 1550,2 1550,38 1532,113 1526,181 1494,226 1444,363 1366,502 1265,658 1128,835 996,968 816,1127 668,1217 449,1322 310,1405 141,1542 101,1606">
          <text:p/>
        </draw:polygon>
        <draw:polygon draw:style-name="gr3" draw:text-style-name="P3" draw:layer="layout" svg:width="1.549cm" svg:height="1.632cm" svg:x="33.852cm" svg:y="21.491cm" svg:viewBox="0 0 1550 1633" draw:points="66,1633 0,1516 62,1049 199,920 242,885 328,893 459,817 635,831 1059,486 1163,388 1232,314 1238,247 1250,117 1256,64 1257,62 1257,62 1299,63 1362,48 1433,40 1500,0 1550,2 1550,38 1532,113 1526,181 1494,226 1444,363 1366,502 1265,658 1128,835 996,968 816,1127 668,1217 449,1322 310,1405 141,1542 101,1606">
          <text:p/>
        </draw:polygon>
        <draw:polygon draw:style-name="gr4" draw:text-style-name="P2" draw:layer="layout" svg:width="0.342cm" svg:height="0.539cm" svg:x="32.518cm" svg:y="16.692cm" svg:viewBox="0 0 343 540" draw:points="76,5 76,5 151,0 200,25 228,88 223,129 264,176 254,227 291,279 327,262 343,284 317,297 326,323 295,342 289,388 315,454 270,479 242,511 248,529 228,540 186,528 153,524 153,514 168,504 188,479 175,475 165,447 153,436 148,413 134,400 127,379 109,379 83,414 60,414 70,407 46,370 22,347 15,325 0,296 22,299 56,249 32,188 73,145 43,133 43,133 92,102 79,58">
          <text:p/>
        </draw:polygon>
        <draw:polygon draw:style-name="gr3" draw:text-style-name="P3" draw:layer="layout" svg:width="0.342cm" svg:height="0.539cm" svg:x="32.518cm" svg:y="16.692cm" svg:viewBox="0 0 343 540" draw:points="76,5 76,5 151,0 200,25 228,88 223,129 264,176 254,227 291,279 327,262 343,284 317,297 326,323 295,342 289,388 315,454 270,479 242,511 248,529 228,540 186,528 153,524 153,514 168,504 188,479 175,475 165,447 153,436 148,413 134,400 127,379 109,379 83,414 60,414 70,407 46,370 22,347 15,325 0,296 22,299 56,249 32,188 73,145 43,133 43,133 92,102 79,58">
          <text:p/>
        </draw:polygon>
        <draw:polygon draw:style-name="gr4" draw:text-style-name="P2" draw:layer="layout" svg:width="0.571cm" svg:height="0.564cm" svg:x="24.742cm" svg:y="11.631cm" svg:viewBox="0 0 572 565" draw:points="73,499 99,418 83,353 93,296 54,284 28,308 0,296 8,220 122,131 197,110 195,65 290,0 360,22 391,13 430,96 552,113 533,281 558,294 572,407 542,559 423,492 331,507 252,565 194,543 131,533">
          <text:p/>
        </draw:polygon>
        <draw:polygon draw:style-name="gr3" draw:text-style-name="P3" draw:layer="layout" svg:width="0.571cm" svg:height="0.564cm" svg:x="24.742cm" svg:y="11.631cm" svg:viewBox="0 0 572 565" draw:points="73,499 99,418 83,353 93,296 54,284 28,308 0,296 8,220 122,131 197,110 195,65 290,0 360,22 391,13 430,96 552,113 533,281 558,294 572,407 542,559 423,492 331,507 252,565 194,543 131,533">
          <text:p/>
        </draw:polygon>
        <draw:polygon draw:style-name="gr4" draw:text-style-name="P2" draw:layer="layout" svg:width="0.478cm" svg:height="0.24cm" svg:x="32.55cm" svg:y="16.271cm" svg:viewBox="0 0 479 241" draw:points="479,170 447,193 415,235 394,241 323,173 294,170 266,190 223,190 218,179 173,181 140,172 124,193 52,179 28,153 0,106 10,62 22,50 44,30 77,47 109,47 115,37 132,38 148,13 168,16 188,0 211,9 212,18 250,16 273,73 328,66 360,93 421,97">
          <text:p/>
        </draw:polygon>
        <draw:polygon draw:style-name="gr3" draw:text-style-name="P3" draw:layer="layout" svg:width="0.478cm" svg:height="0.24cm" svg:x="32.55cm" svg:y="16.271cm" svg:viewBox="0 0 479 241" draw:points="479,170 447,193 415,235 394,241 323,173 294,170 266,190 223,190 218,179 173,181 140,172 124,193 52,179 28,153 0,106 10,62 22,50 44,30 77,47 109,47 115,37 132,38 148,13 168,16 188,0 211,9 212,18 250,16 273,73 328,66 360,93 421,97">
          <text:p/>
        </draw:polygon>
        <draw:polygon draw:style-name="gr4" draw:text-style-name="P2" draw:layer="layout" svg:width="0.281cm" svg:height="0.179cm" svg:x="32.156cm" svg:y="16.446cm" svg:viewBox="0 0 282 180" draw:points="61,0 123,41 174,34 246,63 269,50 282,58 281,104 204,106 176,149 142,148 128,180 97,163 78,131 54,144 0,113 23,111 26,53">
          <text:p/>
        </draw:polygon>
        <draw:polygon draw:style-name="gr3" draw:text-style-name="P3" draw:layer="layout" svg:width="0.281cm" svg:height="0.179cm" svg:x="32.156cm" svg:y="16.446cm" svg:viewBox="0 0 282 180" draw:points="61,0 123,41 174,34 246,63 269,50 282,58 281,104 204,106 176,149 142,148 128,180 97,163 78,131 54,144 0,113 23,111 26,53">
          <text:p/>
        </draw:polygon>
        <draw:polygon draw:style-name="gr4" draw:text-style-name="P2" draw:layer="layout" svg:width="1.288cm" svg:height="1.364cm" svg:x="32.663cm" svg:y="14.081cm" svg:viewBox="0 0 1289 1365" draw:points="110,876 173,829 266,782 363,665 363,590 453,446 550,366 596,396 640,364 646,317 811,206 928,111 1003,49 1042,71 1088,15 1156,71 1199,0 1227,8 1256,88 1289,194 1212,371 1208,422 1112,421 1029,480 1004,553 880,608 730,656 610,794 608,893 631,981 516,1084 441,1080 320,1258 231,1345 159,1295 76,1365 0,1330 39,1213 61,1058">
          <text:p/>
        </draw:polygon>
        <draw:polygon draw:style-name="gr3" draw:text-style-name="P3" draw:layer="layout" svg:width="1.288cm" svg:height="1.364cm" svg:x="32.663cm" svg:y="14.081cm" svg:viewBox="0 0 1289 1365" draw:points="110,876 173,829 266,782 363,665 363,590 453,446 550,366 596,396 640,364 646,317 811,206 928,111 1003,49 1042,71 1088,15 1156,71 1199,0 1227,8 1256,88 1289,194 1212,371 1208,422 1112,421 1029,480 1004,553 880,608 730,656 610,794 608,893 631,981 516,1084 441,1080 320,1258 231,1345 159,1295 76,1365 0,1330 39,1213 61,1058">
          <text:p/>
        </draw:polygon>
        <draw:polygon draw:style-name="gr4" draw:text-style-name="P2" draw:layer="layout" svg:width="0.173cm" svg:height="0.217cm" svg:x="32.004cm" svg:y="26.09cm" svg:viewBox="0 0 174 218" draw:points="174,159 139,215 64,218 0,133 6,86 47,41 65,4 103,0 163,35 172,98">
          <text:p/>
        </draw:polygon>
        <draw:polygon draw:style-name="gr3" draw:text-style-name="P3" draw:layer="layout" svg:width="0.173cm" svg:height="0.217cm" svg:x="32.004cm" svg:y="26.09cm" svg:viewBox="0 0 174 218" draw:points="174,159 139,215 64,218 0,133 6,86 47,41 65,4 103,0 163,35 172,98">
          <text:p/>
        </draw:polygon>
        <draw:polygon draw:style-name="gr4" draw:text-style-name="P2" draw:layer="layout" svg:width="0.745cm" svg:height="0.552cm" svg:x="33.782cm" svg:y="18.226cm" svg:viewBox="0 0 746 553" draw:points="2,485 0,484 17,468 23,417 58,354 121,317 111,267 65,253 69,158 101,112 132,89 163,67 178,0 208,29 323,11 374,41 457,52 577,19 631,27 746,19 690,91 632,116 635,207 584,352 337,452 113,553">
          <text:p/>
        </draw:polygon>
        <draw:polygon draw:style-name="gr3" draw:text-style-name="P3" draw:layer="layout" svg:width="0.745cm" svg:height="0.552cm" svg:x="33.782cm" svg:y="18.226cm" svg:viewBox="0 0 746 553" draw:points="2,485 0,484 17,468 23,417 58,354 121,317 111,267 65,253 69,158 101,112 132,89 163,67 178,0 208,29 323,11 374,41 457,52 577,19 631,27 746,19 690,91 632,116 635,207 584,352 337,452 113,553">
          <text:p/>
        </draw:polygon>
        <draw:polygon draw:style-name="gr4" draw:text-style-name="P2" draw:layer="layout" svg:width="1.608cm" svg:height="2.039cm" svg:x="30.485cm" svg:y="19.262cm" svg:viewBox="0 0 1609 2040" draw:points="1609,763 1489,1258 1383,1222 1302,1299 1249,1368 1267,1404 1216,1432 1217,1488 1170,1532 1145,1575 1192,1579 1207,1635 1190,1708 1229,1757 1220,1788 1133,1789 1054,1824 926,1940 787,1968 662,1926 622,1928 623,1977 543,2003 474,2038 294,2040 268,2001 247,1992 213,2019 99,1996 130,1966 112,1863 108,1803 56,1763 0,1662 47,1610 103,1642 142,1644 215,1669 179,1529 210,1445 228,1357 203,1258 236,1202 155,1171 184,1089 147,1024 259,876 457,813 518,652 649,417 693,372 659,313 671,273 639,225 681,24 820,0 1202,391">
          <text:p/>
        </draw:polygon>
        <draw:polygon draw:style-name="gr3" draw:text-style-name="P3" draw:layer="layout" svg:width="1.608cm" svg:height="2.039cm" svg:x="30.485cm" svg:y="19.262cm" svg:viewBox="0 0 1609 2040" draw:points="1609,763 1489,1258 1383,1222 1302,1299 1249,1368 1267,1404 1216,1432 1217,1488 1170,1532 1145,1575 1192,1579 1207,1635 1190,1708 1229,1757 1220,1788 1133,1789 1054,1824 926,1940 787,1968 662,1926 622,1928 623,1977 543,2003 474,2038 294,2040 268,2001 247,1992 213,2019 99,1996 130,1966 112,1863 108,1803 56,1763 0,1662 47,1610 103,1642 142,1644 215,1669 179,1529 210,1445 228,1357 203,1258 236,1202 155,1171 184,1089 147,1024 259,876 457,813 518,652 649,417 693,372 659,313 671,273 639,225 681,24 820,0 1202,391">
          <text:p/>
        </draw:polygon>
        <draw:polygon draw:style-name="gr4" draw:text-style-name="P2" draw:layer="layout" svg:width="0.274cm" svg:height="0.755cm" svg:x="28.597cm" svg:y="19.925cm" svg:viewBox="0 0 275 756" draw:points="275,64 228,121 249,180 273,248 250,313 264,353 132,647 128,756 11,727 1,664 0,562 17,491 96,390 84,326 118,219 160,128 139,34 167,0">
          <text:p/>
        </draw:polygon>
        <draw:polygon draw:style-name="gr3" draw:text-style-name="P3" draw:layer="layout" svg:width="0.274cm" svg:height="0.755cm" svg:x="28.597cm" svg:y="19.925cm" svg:viewBox="0 0 275 756" draw:points="275,64 228,121 249,180 273,248 250,313 264,353 132,647 128,756 11,727 1,664 0,562 17,491 96,390 84,326 118,219 160,128 139,34 167,0">
          <text:p/>
        </draw:polygon>
        <draw:polygon draw:style-name="gr4" draw:text-style-name="P2" draw:layer="layout" svg:width="1.782cm" svg:height="1.561cm" svg:x="41.255cm" svg:y="17.907cm" svg:viewBox="0 0 1783 1562" draw:points="1169,237 1074,320 980,470 1008,612 1156,698 1025,750 945,841 878,752 792,843 897,956 991,1152 1047,1271 1132,1330 1207,1260 1348,1297 1463,1352 1584,1338 1657,1280 1765,1265 1783,1333 1734,1417 1666,1384 1531,1440 1533,1475 1446,1488 1371,1465 1248,1476 1139,1489 1181,1562 1098,1534 1045,1464 981,1341 930,1189 894,1041 759,995 714,948 646,905 497,893 423,867 442,814 396,690 291,663 157,651 26,609 53,551 0,398 66,327 82,230 115,154 184,144 245,198 312,139 388,266 476,351 515,191 559,179 609,119 593,67 666,0 810,0 913,84 1069,82 1151,163">
          <text:p/>
        </draw:polygon>
        <draw:polygon draw:style-name="gr3" draw:text-style-name="P3" draw:layer="layout" svg:width="1.782cm" svg:height="1.561cm" svg:x="41.255cm" svg:y="17.907cm" svg:viewBox="0 0 1783 1562" draw:points="1169,237 1074,320 980,470 1008,612 1156,698 1025,750 945,841 878,752 792,843 897,956 991,1152 1047,1271 1132,1330 1207,1260 1348,1297 1463,1352 1584,1338 1657,1280 1765,1265 1783,1333 1734,1417 1666,1384 1531,1440 1533,1475 1446,1488 1371,1465 1248,1476 1139,1489 1181,1562 1098,1534 1045,1464 981,1341 930,1189 894,1041 759,995 714,948 646,905 497,893 423,867 442,814 396,690 291,663 157,651 26,609 53,551 0,398 66,327 82,230 115,154 184,144 245,198 312,139 388,266 476,351 515,191 559,179 609,119 593,67 666,0 810,0 913,84 1069,82 1151,163">
          <text:p/>
        </draw:polygon>
        <draw:polygon draw:style-name="gr4" draw:text-style-name="P2" draw:layer="layout" svg:width="0.78cm" svg:height="0.557cm" svg:x="36.985cm" svg:y="17.496cm" svg:viewBox="0 0 781 558" draw:points="107,551 125,411 78,325 0,315 9,254 89,237 113,156 119,68 231,0 230,63 254,92 290,76 269,125 163,138 176,211 273,169 400,167 568,80 633,182 659,157 726,162 740,210 781,272 684,312 615,329 575,406 537,435 512,473 460,448 434,342 403,347 401,306 341,296 314,353 320,406 311,429 252,445 239,511 199,497 141,558">
          <text:p/>
        </draw:polygon>
        <draw:polygon draw:style-name="gr3" draw:text-style-name="P3" draw:layer="layout" svg:width="0.78cm" svg:height="0.557cm" svg:x="36.985cm" svg:y="17.496cm" svg:viewBox="0 0 781 558" draw:points="107,551 125,411 78,325 0,315 9,254 89,237 113,156 119,68 231,0 230,63 254,92 290,76 269,125 163,138 176,211 273,169 400,167 568,80 633,182 659,157 726,162 740,210 781,272 684,312 615,329 575,406 537,435 512,473 460,448 434,342 403,347 401,306 341,296 314,353 320,406 311,429 252,445 239,511 199,497 141,558">
          <text:p/>
        </draw:polygon>
        <draw:polygon draw:style-name="gr4" draw:text-style-name="P2" draw:layer="layout" svg:width="1.44cm" svg:height="0.879cm" svg:x="35.516cm" svg:y="17.532cm" svg:viewBox="0 0 1441 880" draw:points="0,173 39,129 140,97 206,127 282,218 330,208 436,195 412,134 485,82 552,0 687,47 714,145 755,164 854,141 890,158 962,277 1090,341 1166,386 1282,424 1423,446 1441,523 1410,526 1356,504 1352,552 1274,596 1277,701 1229,751 1153,787 1144,849 1071,880 956,850 927,745 850,753 717,658 635,655 516,604 444,600 403,627 336,629 272,706 185,737 158,649 161,518 81,480 99,393 34,389 48,283 140,308 219,263 143,193 110,124 38,160 36,251">
          <text:p/>
        </draw:polygon>
        <draw:polygon draw:style-name="gr3" draw:text-style-name="P3" draw:layer="layout" svg:width="1.44cm" svg:height="0.879cm" svg:x="35.516cm" svg:y="17.532cm" svg:viewBox="0 0 1441 880" draw:points="0,173 39,129 140,97 206,127 282,218 330,208 436,195 412,134 485,82 552,0 687,47 714,145 755,164 854,141 890,158 962,277 1090,341 1166,386 1282,424 1423,446 1441,523 1410,526 1356,504 1352,552 1274,596 1277,701 1229,751 1153,787 1144,849 1071,880 956,850 927,745 850,753 717,658 635,655 516,604 444,600 403,627 336,629 272,706 185,737 158,649 161,518 81,480 99,393 34,389 48,283 140,308 219,263 143,193 110,124 38,160 36,251">
          <text:p/>
        </draw:polygon>
        <draw:polygon draw:style-name="gr4" draw:text-style-name="P2" draw:layer="layout" svg:width="0.123cm" svg:height="0.333cm" svg:x="46.502cm" svg:y="17.337cm" svg:viewBox="0 0 124 334" draw:points="21,318 0,290 30,171 71,84 76,39 115,0 124,61 110,215 90,334 52,318">
          <text:p/>
        </draw:polygon>
        <draw:polygon draw:style-name="gr3" draw:text-style-name="P3" draw:layer="layout" svg:width="0.123cm" svg:height="0.333cm" svg:x="46.502cm" svg:y="17.337cm" svg:viewBox="0 0 124 334" draw:points="21,318 0,290 30,171 71,84 76,39 115,0 124,61 110,215 90,334 52,318">
          <text:p/>
        </draw:polygon>
        <draw:polygon draw:style-name="gr4" draw:text-style-name="P2" draw:layer="layout" svg:width="0.122cm" svg:height="0.137cm" svg:x="25.797cm" svg:y="11.054cm" svg:viewBox="0 0 123 138" draw:points="102,32 123,109 120,138 21,138 0,25 11,0 50,38">
          <text:p/>
        </draw:polygon>
        <draw:polygon draw:style-name="gr3" draw:text-style-name="P3" draw:layer="layout" svg:width="0.122cm" svg:height="0.137cm" svg:x="25.797cm" svg:y="11.054cm" svg:viewBox="0 0 123 138" draw:points="102,32 123,109 120,138 21,138 0,25 11,0 50,38">
          <text:p/>
        </draw:polygon>
        <draw:polygon draw:style-name="gr4" draw:text-style-name="P2" draw:layer="layout" svg:width="0.532cm" svg:height="0.828cm" svg:x="30.938cm" svg:y="17.313cm" svg:viewBox="0 0 533 829" draw:points="16,829 71,596 33,518 45,490 0,379 35,287 126,252 195,168 235,49 283,0 407,4 465,51 434,108 533,104 529,129 456,164 430,217 449,262 389,357 299,386 287,459 337,485 336,552 366,588 320,676 257,688 209,712 120,725 109,779 78,825">
          <text:p/>
        </draw:polygon>
        <draw:polygon draw:style-name="gr3" draw:text-style-name="P3" draw:layer="layout" svg:width="0.532cm" svg:height="0.828cm" svg:x="30.938cm" svg:y="17.313cm" svg:viewBox="0 0 533 829" draw:points="16,829 71,596 33,518 45,490 0,379 35,287 126,252 195,168 235,49 283,0 407,4 465,51 434,108 533,104 529,129 456,164 430,217 449,262 389,357 299,386 287,459 337,485 336,552 366,588 320,676 257,688 209,712 120,725 109,779 78,825">
          <text:p/>
        </draw:polygon>
        <draw:path draw:style-name="gr4" draw:text-style-name="P2" draw:layer="layout" svg:width="1.818cm" svg:height="0.95cm" svg:x="32.966cm" svg:y="17.387cm" svg:viewBox="0 0 1819 951" svg:d="M1808 884l-50 18-34-34-116-25-45 15-115 8-54-8-120 33-83-11-51-30-115 18-30-29-15 67-31 22-31 23-29-62 45-39h-64l-80-43-80 57-155-16-69-83-106-28-34 45-72-2-82-88-109-25-28-135-55-86 71-80-45-73 134-85 144 33 60-81 174 59 127-54 114-12 153 26 149 112 130 67 112-4 81 20 117-52 101 3 87 68 15 44-12 59 70 35 37 39-68 31 26 143-21 37zM97 11l101-11 74 37-1 49 72 59-24 25-111-22-48 26-95 42-14-64 8-24 26-7 48-66z">
          <text:p/>
        </draw:path>
        <draw:polygon draw:style-name="gr3" draw:text-style-name="P3" draw:layer="layout" svg:width="1.818cm" svg:height="0.797cm" svg:x="32.966cm" svg:y="17.54cm" svg:viewBox="0 0 1819 798" draw:points="1808,731 1758,749 1724,715 1608,690 1563,705 1448,713 1394,705 1274,738 1191,727 1140,697 1025,715 995,686 980,753 949,775 918,798 889,736 934,697 870,697 790,654 710,711 555,695 486,612 380,584 346,629 274,627 192,539 83,514 55,379 0,293 71,213 26,140 160,55 304,88 364,7 538,66 665,12 779,0 932,26 1081,138 1211,205 1323,201 1404,221 1521,169 1622,172 1709,240 1724,284 1712,343 1782,378 1819,417 1751,448 1777,591 1756,628">
          <text:p/>
        </draw:polygon>
        <draw:polygon draw:style-name="gr3" draw:text-style-name="P3" draw:layer="layout" svg:width="0.291cm" svg:height="0.215cm" svg:x="33.017cm" svg:y="17.387cm" svg:viewBox="0 0 292 216" draw:points="46,11 147,0 221,37 220,86 292,145 268,170 157,148 109,174 14,216 0,152 8,128 34,121 82,55">
          <text:p/>
        </draw:polygon>
        <draw:polygon draw:style-name="gr4" draw:text-style-name="P2" draw:layer="layout" svg:width="0.283cm" svg:height="0.369cm" svg:x="42.557cm" svg:y="15.529cm" svg:viewBox="0 0 284 370" draw:points="109,67 231,258 284,370 166,355 84,307 24,166 0,23 59,0">
          <text:p/>
        </draw:polygon>
        <draw:polygon draw:style-name="gr3" draw:text-style-name="P3" draw:layer="layout" svg:width="0.283cm" svg:height="0.369cm" svg:x="42.557cm" svg:y="15.529cm" svg:viewBox="0 0 284 370" draw:points="109,67 231,258 284,370 166,355 84,307 24,166 0,23 59,0">
          <text:p/>
        </draw:polygon>
        <draw:polygon draw:style-name="gr4" draw:text-style-name="P2" draw:layer="layout" svg:width="1.399cm" svg:height="1.514cm" svg:x="32.195cm" svg:y="22.818cm" svg:viewBox="0 0 1400 1515" draw:points="698,60 719,78 1173,415 1172,491 1349,647 1265,798 1263,873 1343,932 1343,966 1295,1040 1297,1081 1280,1142 1316,1230 1354,1368 1400,1403 1400,1403 1282,1465 1127,1495 1046,1481 992,1514 897,1504 860,1515 702,1454 599,1450 585,1265 547,1197 525,1157 396,1112 324,1061 241,1025 190,995 138,952 138,952 86,775 17,689 0,609 23,543 14,419 71,422 127,383 189,324 227,303 231,260 206,226 206,174 206,174 247,164 266,89 223,7 273,0 421,26">
          <text:p/>
        </draw:polygon>
        <draw:polygon draw:style-name="gr3" draw:text-style-name="P3" draw:layer="layout" svg:width="1.399cm" svg:height="1.514cm" svg:x="32.195cm" svg:y="22.818cm" svg:viewBox="0 0 1400 1515" draw:points="698,60 719,78 1173,415 1172,491 1349,647 1265,798 1263,873 1343,932 1343,966 1295,1040 1297,1081 1280,1142 1316,1230 1354,1368 1400,1403 1400,1403 1282,1465 1127,1495 1046,1481 992,1514 897,1504 860,1515 702,1454 599,1450 585,1265 547,1197 525,1157 396,1112 324,1061 241,1025 190,995 138,952 138,952 86,775 17,689 0,609 23,543 14,419 71,422 127,383 189,324 227,303 231,260 206,226 206,174 206,174 247,164 266,89 223,7 273,0 421,26">
          <text:p/>
        </draw:polygon>
        <draw:polygon draw:style-name="gr4" draw:text-style-name="P2" draw:layer="layout" svg:width="0.799cm" svg:height="0.664cm" svg:x="32.3cm" svg:y="22.213cm" svg:viewBox="0 0 800 665" draw:points="593,665 316,631 168,605 118,612 31,638 0,619 16,522 55,478 78,376 116,321 179,263 236,238 286,200 235,173 268,25 268,25 329,0 409,43 522,32 616,48 708,3 757,102 763,168 800,323 737,409 658,483 612,529">
          <text:p/>
        </draw:polygon>
        <draw:polygon draw:style-name="gr3" draw:text-style-name="P3" draw:layer="layout" svg:width="0.799cm" svg:height="0.664cm" svg:x="32.3cm" svg:y="22.213cm" svg:viewBox="0 0 800 665" draw:points="593,665 316,631 168,605 118,612 31,638 0,619 16,522 55,478 78,376 116,321 179,263 236,238 286,200 235,173 268,25 268,25 329,0 409,43 522,32 616,48 708,3 757,102 763,168 800,323 737,409 658,483 612,529">
          <text:p/>
        </draw:polygon>
        <draw:polygon draw:style-name="gr4" draw:text-style-name="P2" draw:layer="layout" svg:width="1.472cm" svg:height="0.951cm" svg:x="32.965cm" svg:y="16.165cm" svg:viewBox="0 0 1473 952" draw:points="876,130 904,142 929,119 951,130 1032,135 1067,213 1043,234 1042,273 1103,290 1121,348 1115,372 1207,431 1270,421 1312,486 1359,491 1473,545 1471,582 1431,641 1443,711 1426,750 1344,749 1297,777 1288,831 1219,831 1157,861 1076,854 994,886 988,952 976,946 969,920 942,910 885,872 857,898 848,882 722,824 725,778 645,774 598,833 511,905 477,875 432,883 399,851 424,844 450,807 483,775 482,752 502,747 506,766 555,782 579,779 567,763 577,746 555,708 555,655 530,628 546,589 517,547 485,533 435,479 378,475 353,486 319,476 291,498 227,490 194,499 166,458 115,440 70,410 27,423 32,389 0,341 32,299 64,276 79,290 77,229 181,157 224,156 243,126 240,10 278,18 329,0 388,17 459,50 533,104 591,124 615,149 649,136 662,169 732,182 760,201 779,142 809,122">
          <text:p/>
        </draw:polygon>
        <draw:polygon draw:style-name="gr3" draw:text-style-name="P3" draw:layer="layout" svg:width="1.472cm" svg:height="0.951cm" svg:x="32.965cm" svg:y="16.165cm" svg:viewBox="0 0 1473 952" draw:points="876,130 904,142 929,119 951,130 1032,135 1067,213 1043,234 1042,273 1103,290 1121,348 1115,372 1207,431 1270,421 1312,486 1359,491 1473,545 1471,582 1431,641 1443,711 1426,750 1344,749 1297,777 1288,831 1219,831 1157,861 1076,854 994,886 988,952 976,946 969,920 942,910 885,872 857,898 848,882 722,824 725,778 645,774 598,833 511,905 477,875 432,883 399,851 424,844 450,807 483,775 482,752 502,747 506,766 555,782 579,779 567,763 577,746 555,708 555,655 530,628 546,589 517,547 485,533 435,479 378,475 353,486 319,476 291,498 227,490 194,499 166,458 115,440 70,410 27,423 32,389 0,341 32,299 64,276 79,290 77,229 181,157 224,156 243,126 240,10 278,18 329,0 388,17 459,50 533,104 591,124 615,149 649,136 662,169 732,182 760,201 779,142 809,122">
          <text:p/>
        </draw:polygon>
        <draw:polygon draw:style-name="gr4" draw:text-style-name="P2" draw:layer="layout" svg:width="0.658cm" svg:height="0.605cm" svg:x="19.795cm" svg:y="11.677cm" svg:viewBox="0 0 659 606" draw:points="645,94 659,171 553,289 556,333 468,453 390,543 296,606 233,552 155,581 72,527 0,396 30,313 17,251 76,147 73,69 148,0 235,9 264,34 399,33 537,65">
          <text:p/>
        </draw:polygon>
        <draw:polygon draw:style-name="gr3" draw:text-style-name="P3" draw:layer="layout" svg:width="0.658cm" svg:height="0.605cm" svg:x="19.795cm" svg:y="11.677cm" svg:viewBox="0 0 659 606" draw:points="645,94 659,171 553,289 556,333 468,453 390,543 296,606 233,552 155,581 72,527 0,396 30,313 17,251 76,147 73,69 148,0 235,9 264,34 399,33 537,65">
          <text:p/>
        </draw:polygon>
        <draw:path draw:style-name="gr4" draw:text-style-name="P2" draw:layer="layout" svg:width="19.931cm" svg:height="5.307cm" svg:x="27.834cm" svg:y="5.101cm" svg:viewBox="0 0 19932 5308" svg:d="M5192 1400l-216 159-216 174-70 58-213 186-196 187-188 196-179 203-191 235-177 245-101 150 43 26-15 25-71-23-34 12-39 48-64 66-79 55-20 69-82 81-12 26-4 85-79 54-82 57-69 48-66 46-34-4-20 14-9-9-13 20 5 21-30-7-25 9-10 23-19 7-17-18-90 67-114-19-109-18-59-49-49-65-34-34-12-6-21 4-30 24-8 23 25 125-14 97 20 135 11 5 38 2 28-7 5 46-27 87-25 81 36 41 6 13 56 114 9 44-38 131-45 158 26 15-2 28 8 40 44 41 83 44 70 80-38 21 4 59-43 30-158-27-79 45-41 9-32-100-15-96-10-98-54-58-21-20-59-11-66 19-12 37 43-3-31 23-30-12-3-64 13-43-3-70 4-41 7-54-14-84-11 140-28 23-3-136 14-60 13 6-24-36-12 27-77-38-72-88 31-1 11-20 36-25-66 7-26 19-44-7-38-41-80-74 7-8 72 47 55-41 99 10-46-30-78 4 33-61-53 60-111-19-14 27-42 3-120-7-74-83-15-116-56-83 3-54-32-63-37-23-51-133-43-72-60-66-83-35-89 2-115 17-98 35-54-9-157 30-85-18-48-14-73-42-9-38 26-56 60-9 39-39 123-43 110-36 53-8 78 41 77-17 127-64 31-39-24-126 12-19 75-38 53-61 26-129 49-93 22-86-2-52-42 9-51-18-34 16-9-27 35-36-8-50 36-80 101-59 26-101 65-68 23-71 14-103-45-137v-132l-29-87-44-50-87-41-63-22-54 2 19-46 70-67 86-68 76-3 102 17 109-29 95-2 117-9 95-48 50-85-55-116 92-65 73-31 83 12 86 4 94-28 74-28 68-10 121-166-49-31 57-76 143-191 254-157 175-97 15 25 89-121 85-105 73 32 119-2 52-28 41 18 51-42 59-4 87-67 39-6 70 44 190 24 220 81 21 27 74 3 158 36 99 78 107 25 66 105 92 92 107 67 60 129 80 111 77 113 147 147 110 85 70 40 9 30-151 35-136-80 7 44 94 87zM19789 1468l21-17 27-13 61-12 6 6 8 58 5 47 15 26-32 23-37-19-57 1-13-12-13-30-30-2-9-11 6-9zM19668 1503l12 16-8 44-36 10-17 9-8-2-7-16 30-38zM19575 1573l13 9-30 62-12-15zM19443 1696l12-7 58-17 5 9-5 8-22 40-36 3-7 3zM19313 1829l32 10 7 19-41 30-7-10-5-23zM9660 3301l-48-42 25-47 56 8 28 49 16 56zM8887 2514l-62-32-25-55 122-31 124-13 29 51-21 65-106 14zM7607 3914l13-528-51-829-93-11-99-46-80-67-108-99-65 86-73 53-70-72-78-54-104-54-96-94-160-144-182-49-48-86 11-81 72 37 97 25 83 117 164 94 104 130 89-1 148-7 124 39 236 161 97 34 173 70 127 4 184 101 106 86 113-4 1-103 59 5 128 4 108-19 123 7-22 81-100 116-112 13 12 40 142-39 102-67 172-48-26-85 137-60 121-14 101-2 53-46 151-3 58-45 117-3 43 40 94 9 113 9 105-1 201 45-4 27-157 5-119-8-139 14-104-44-69 28-144 14-32 16-78 14-74 86-84 53 105 6 8 33 66-23 3 86 47-32-15 74 102-6 44 26-44 72-43 35 15 66 112 29 22 85 30 54-47 64 21 78-76 49-105 32-68 46-64-20-36-42-90 29-40-37-70 11-22 62 21 40-72 22 37 19 81 10 37-16 35 52 105 34 76 77-10 61 19 112-115-3-174-15-50-25 47-54-128-62 2 100 42 82 2 80 19 78 47 79-73 43-94-48-96 19-46 51-77 32-49-8-111 12-38-28-98 37-57-55-12-71-29 18-73-34 12-29-66-45-54-1-97-69-95-33-36-25-68 13-74-52zM9610 3923l1-54-25-23-2-69-33-61 14-8 56 14 7 61-6 39 27 43-1 22z">
          <text:p/>
        </draw:path>
        <draw:polygon draw:style-name="gr3" draw:text-style-name="P3" draw:layer="layout" svg:width="5.27cm" svg:height="5.307cm" svg:x="27.834cm" svg:y="5.101cm" svg:viewBox="0 0 5271 5308" draw:points="5192,1400 4976,1559 4760,1733 4690,1791 4477,1977 4281,2164 4093,2360 3914,2563 3723,2798 3546,3043 3445,3193 3488,3219 3473,3244 3402,3221 3368,3233 3329,3281 3265,3347 3186,3402 3166,3471 3084,3552 3072,3578 3068,3663 2989,3717 2907,3774 2838,3822 2772,3868 2738,3864 2718,3878 2709,3869 2696,3889 2701,3910 2671,3903 2646,3912 2636,3935 2617,3942 2600,3924 2510,3991 2396,3972 2287,3954 2228,3905 2179,3840 2145,3806 2133,3800 2112,3804 2082,3828 2074,3851 2099,3976 2085,4073 2105,4208 2116,4213 2154,4215 2182,4208 2187,4254 2160,4341 2135,4422 2171,4463 2177,4476 2233,4590 2242,4634 2204,4765 2159,4923 2185,4938 2183,4966 2191,5006 2235,5047 2318,5091 2388,5171 2350,5192 2354,5251 2311,5281 2153,5254 2074,5299 2033,5308 2001,5208 1986,5112 1976,5014 1922,4956 1901,4936 1842,4925 1776,4944 1764,4981 1807,4978 1776,5001 1746,4989 1743,4925 1756,4882 1753,4812 1757,4771 1764,4717 1750,4633 1739,4773 1711,4796 1708,4660 1722,4600 1735,4606 1711,4570 1699,4597 1622,4559 1550,4471 1581,4470 1592,4450 1628,4425 1562,4432 1536,4451 1492,4444 1454,4403 1374,4329 1381,4321 1453,4368 1508,4327 1607,4337 1561,4307 1483,4311 1516,4250 1463,4310 1352,4291 1338,4318 1296,4321 1176,4314 1102,4231 1087,4115 1031,4032 1034,3978 1002,3915 965,3892 914,3759 871,3687 811,3621 728,3586 639,3588 524,3605 426,3640 372,3631 215,3661 130,3643 82,3629 9,3587 0,3549 26,3493 86,3484 125,3445 248,3402 358,3366 411,3358 489,3399 566,3382 693,3318 724,3279 700,3153 712,3134 787,3096 840,3035 866,2906 915,2813 937,2727 935,2675 893,2684 842,2666 808,2682 799,2655 834,2619 826,2569 862,2489 963,2430 989,2329 1054,2261 1077,2190 1091,2087 1046,1950 1046,1818 1017,1731 973,1681 886,1640 823,1618 769,1620 788,1574 858,1507 944,1439 1020,1436 1122,1453 1231,1424 1326,1422 1443,1413 1538,1365 1588,1280 1533,1164 1625,1099 1698,1068 1781,1080 1867,1084 1961,1056 2035,1028 2103,1018 2224,852 2175,821 2232,745 2375,554 2629,397 2804,300 2819,325 2908,204 2993,99 3066,131 3185,129 3237,101 3278,119 3329,77 3388,73 3475,6 3514,0 3584,44 3774,68 3994,149 4015,176 4089,179 4247,215 4346,293 4453,318 4519,423 4611,515 4718,582 4778,711 4858,822 4935,935 5082,1082 5192,1167 5262,1207 5271,1237 5120,1272 4984,1192 4991,1236 5085,1323">
          <text:p/>
        </draw:polygon>
        <draw:polygon draw:style-name="gr3" draw:text-style-name="P3" draw:layer="layout" svg:width="0.19cm" svg:height="0.159cm" svg:x="47.574cm" svg:y="6.527cm" svg:viewBox="0 0 191 160" draw:points="48,42 69,25 96,12 157,0 163,6 171,64 176,111 191,137 159,160 122,141 65,142 52,130 39,100 9,98 0,87 6,78">
          <text:p/>
        </draw:polygon>
        <draw:polygon draw:style-name="gr3" draw:text-style-name="P3" draw:layer="layout" svg:width="0.075cm" svg:height="0.078cm" svg:x="47.437cm" svg:y="6.604cm" svg:viewBox="0 0 76 79" draw:points="64,0 76,16 68,60 32,70 15,79 7,77 0,61 30,23">
          <text:p/>
        </draw:polygon>
        <draw:polygon draw:style-name="gr3" draw:text-style-name="P3" draw:layer="layout" svg:width="0.041cm" svg:height="0.07cm" svg:x="47.379cm" svg:y="6.674cm" svg:viewBox="0 0 42 71" draw:points="29,0 42,9 12,71 0,56">
          <text:p/>
        </draw:polygon>
        <draw:polygon draw:style-name="gr3" draw:text-style-name="P3" draw:layer="layout" svg:width="0.074cm" svg:height="0.062cm" svg:x="47.276cm" svg:y="6.773cm" svg:viewBox="0 0 75 63" draw:points="0,24 12,17 70,0 75,9 70,17 48,57 12,60 5,63">
          <text:p/>
        </draw:polygon>
        <draw:polygon draw:style-name="gr3" draw:text-style-name="P3" draw:layer="layout" svg:width="0.052cm" svg:height="0.058cm" svg:x="47.132cm" svg:y="6.93cm" svg:viewBox="0 0 53 59" draw:points="14,0 46,10 53,29 12,59 5,49 0,26">
          <text:p/>
        </draw:polygon>
        <draw:polygon draw:style-name="gr3" draw:text-style-name="P3" draw:layer="layout" svg:width="0.124cm" svg:height="0.112cm" svg:x="37.445cm" svg:y="8.313cm" svg:viewBox="0 0 125 113" draw:points="48,89 0,47 25,0 81,8 109,57 125,113">
          <text:p/>
        </draw:polygon>
        <draw:polygon draw:style-name="gr3" draw:text-style-name="P3" draw:layer="layout" svg:width="0.274cm" svg:height="0.13cm" svg:x="36.633cm" svg:y="7.484cm" svg:viewBox="0 0 275 131" draw:points="87,131 25,99 0,44 122,13 246,0 275,51 254,116 148,130">
          <text:p/>
        </draw:polygon>
        <draw:polygon draw:style-name="gr3" draw:text-style-name="P3" draw:layer="layout" svg:width="3.808cm" svg:height="2.482cm" svg:x="34.146cm" svg:y="6.94cm" svg:viewBox="0 0 3809 2483" draw:points="1294,2075 1294,2075 1307,1547 1256,718 1163,707 1064,661 984,594 876,495 811,581 738,634 668,562 590,508 486,454 390,360 230,216 48,167 0,81 11,0 11,0 11,0 83,37 180,62 263,179 427,273 531,403 620,402 768,395 892,434 1128,595 1225,629 1398,699 1525,703 1709,804 1815,890 1928,886 1929,783 1988,788 2116,792 2224,773 2347,780 2325,861 2225,977 2113,990 2125,1030 2267,991 2369,924 2541,876 2515,791 2652,731 2773,717 2874,715 2927,669 3078,666 3136,621 3253,618 3296,658 3390,667 3503,676 3608,675 3809,720 3805,747 3648,752 3529,744 3390,758 3286,714 3217,742 3073,756 3041,772 2963,786 2889,872 2805,925 2910,931 2918,964 2984,941 2987,1027 3034,995 3019,1069 3121,1063 3165,1089 3121,1161 3078,1196 3093,1262 3205,1291 3227,1376 3257,1430 3210,1494 3231,1572 3155,1621 3050,1653 2982,1699 2918,1679 2882,1637 2792,1666 2752,1629 2682,1640 2660,1702 2681,1742 2609,1764 2646,1783 2727,1793 2764,1777 2799,1829 2904,1863 2980,1940 2970,2001 2989,2113 2874,2110 2700,2095 2650,2070 2697,2016 2569,1954 2571,2054 2613,2136 2615,2216 2634,2294 2681,2373 2608,2416 2514,2368 2418,2387 2372,2438 2295,2470 2246,2462 2135,2474 2097,2446 1999,2483 1942,2428 1930,2357 1901,2375 1828,2341 1840,2312 1774,2267 1720,2266 1623,2197 1528,2164 1492,2139 1424,2152 1350,2100">
          <text:p/>
        </draw:polygon>
        <draw:polygon draw:style-name="gr3" draw:text-style-name="P3" draw:layer="layout" svg:width="0.097cm" svg:height="0.214cm" svg:x="37.384cm" svg:y="8.809cm" svg:viewBox="0 0 98 215" draw:points="59,215 60,161 35,138 33,69 0,8 14,0 70,14 77,75 71,114 98,157 97,179">
          <text:p/>
        </draw:polygon>
        <draw:polygon draw:style-name="gr4" draw:text-style-name="P2" draw:layer="layout" svg:width="0.076cm" svg:height="0.215cm" svg:x="26.812cm" svg:y="10.297cm" svg:viewBox="0 0 77 216" draw:points="77,124 69,191 44,216 10,184 7,85 0,9 55,0 75,18">
          <text:p/>
        </draw:polygon>
        <draw:polygon draw:style-name="gr3" draw:text-style-name="P3" draw:layer="layout" svg:width="0.076cm" svg:height="0.215cm" svg:x="26.812cm" svg:y="10.297cm" svg:viewBox="0 0 77 216" draw:points="77,124 69,191 44,216 10,184 7,85 0,9 55,0 75,18">
          <text:p/>
        </draw:polygon>
        <draw:polygon draw:style-name="gr4" draw:text-style-name="P2" draw:layer="layout" svg:width="1.645cm" svg:height="0.871cm" svg:x="35.787cm" svg:y="17.183cm" svg:viewBox="0 0 1646 872" draw:points="59,557 0,100 214,0 232,8 382,76 463,110 570,206 669,167 816,123 945,186 971,311 1016,301 1062,397 1179,368 1221,419 1255,408 1269,309 1361,185 1404,145 1433,148 1385,252 1466,275 1518,221 1646,244 1562,375 1488,389 1452,405 1428,376 1429,313 1317,381 1311,469 1287,550 1207,567 1198,628 1276,638 1323,724 1305,864 1224,858 1170,872 1152,795 1011,773 895,735 819,690 691,626 619,507 583,490 484,513 443,494 416,396 281,349 214,431 141,483 165,544">
          <text:p/>
        </draw:polygon>
        <draw:polygon draw:style-name="gr3" draw:text-style-name="P3" draw:layer="layout" svg:width="1.645cm" svg:height="0.871cm" svg:x="35.787cm" svg:y="17.183cm" svg:viewBox="0 0 1646 872" draw:points="59,557 0,100 214,0 232,8 382,76 463,110 570,206 669,167 816,123 945,186 971,311 1016,301 1062,397 1179,368 1221,419 1255,408 1269,309 1361,185 1404,145 1433,148 1385,252 1466,275 1518,221 1646,244 1562,375 1488,389 1452,405 1428,376 1429,313 1317,381 1311,469 1287,550 1207,567 1198,628 1276,638 1323,724 1305,864 1224,858 1170,872 1152,795 1011,773 895,735 819,690 691,626 619,507 583,490 484,513 443,494 416,396 281,349 214,431 141,483 165,544">
          <text:p/>
        </draw:polygon>
        <draw:polygon draw:style-name="gr4" draw:text-style-name="P2" draw:layer="layout" svg:width="1.507cm" svg:height="1.859cm" svg:x="24.544cm" svg:y="9.506cm" svg:viewBox="0 0 1508 1860" draw:points="623,1745 586,1765 533,1717 477,1564 453,1466 420,1427 450,1316 463,1213 450,1187 418,1251 328,1248 245,1270 238,1388 210,1396 169,1299 112,1285 88,1229 54,1127 12,1102 0,994 68,916 200,869 245,830 273,779 342,847 371,841 410,801 497,770 593,778 638,807 710,830 732,780 715,702 720,603 705,547 818,447 834,367 821,190 867,157 879,122 906,117 956,133 1009,121 1039,90 1100,71 1110,0 1187,37 1282,53 1331,91 1369,144 1435,178 1457,265 1425,261 1410,182 1350,227 1280,227 1204,168 1098,221 1106,280 1202,309 1249,266 1350,257 1404,426 1466,405 1508,452 1416,503 1414,598 1342,688 1299,695 1300,817 1317,961 1261,1041 1247,1146 1291,1221 1325,1221 1339,1390 1348,1553 1303,1439 1243,1489 1238,1599 1178,1706 1073,1733 1080,1805 1051,1860 967,1755 918,1745 871,1795 845,1762 819,1678 758,1683 720,1648">
          <text:p/>
        </draw:polygon>
        <draw:polygon draw:style-name="gr3" draw:text-style-name="P3" draw:layer="layout" svg:width="1.507cm" svg:height="1.859cm" svg:x="24.544cm" svg:y="9.506cm" svg:viewBox="0 0 1508 1860" draw:points="623,1745 586,1765 533,1717 477,1564 453,1466 420,1427 450,1316 463,1213 450,1187 418,1251 328,1248 245,1270 238,1388 210,1396 169,1299 112,1285 88,1229 54,1127 12,1102 0,994 68,916 200,869 245,830 273,779 342,847 371,841 410,801 497,770 593,778 638,807 710,830 732,780 715,702 720,603 705,547 818,447 834,367 821,190 867,157 879,122 906,117 956,133 1009,121 1039,90 1100,71 1110,0 1187,37 1282,53 1331,91 1369,144 1435,178 1457,265 1425,261 1410,182 1350,227 1280,227 1204,168 1098,221 1106,280 1202,309 1249,266 1350,257 1404,426 1466,405 1508,452 1416,503 1414,598 1342,688 1299,695 1300,817 1317,961 1261,1041 1247,1146 1291,1221 1325,1221 1339,1390 1348,1553 1303,1439 1243,1489 1238,1599 1178,1706 1073,1733 1080,1805 1051,1860 967,1755 918,1745 871,1795 845,1762 819,1678 758,1683 720,1648">
          <text:p/>
        </draw:polygon>
        <draw:polygon draw:style-name="gr4" draw:text-style-name="P2" draw:layer="layout" svg:width="1.654cm" svg:height="1.445cm" svg:x="41.368cm" svg:y="17.204cm" svg:viewBox="0 0 1655 1446" draw:points="1373,1370 1403,1244 1482,1127 1383,1120 1443,876 1331,758 1244,724 1159,616 1068,579 935,594 795,577 609,552 449,612 440,551 469,465 354,420 248,535 124,490 0,467 25,394 94,321 166,220 187,90 262,81 354,12 395,80 472,73 579,0 551,207 571,375 620,460 786,481 994,504 1130,467 1261,476 1486,588 1655,752 1654,897 1625,1075 1645,1233 1642,1446 1543,1430 1495,1342">
          <text:p/>
        </draw:polygon>
        <draw:polygon draw:style-name="gr3" draw:text-style-name="P3" draw:layer="layout" svg:width="1.654cm" svg:height="1.445cm" svg:x="41.368cm" svg:y="17.204cm" svg:viewBox="0 0 1655 1446" draw:points="1373,1370 1403,1244 1482,1127 1383,1120 1443,876 1331,758 1244,724 1159,616 1068,579 935,594 795,577 609,552 449,612 440,551 469,465 354,420 248,535 124,490 0,467 25,394 94,321 166,220 187,90 262,81 354,12 395,80 472,73 579,0 551,207 571,375 620,460 786,481 994,504 1130,467 1261,476 1486,588 1655,752 1654,897 1625,1075 1645,1233 1642,1446 1543,1430 1495,1342">
          <text:p/>
        </draw:polygon>
        <draw:path draw:style-name="gr4" draw:text-style-name="P2" draw:layer="layout" svg:width="0.284cm" svg:height="0.084cm" svg:x="49.697cm" svg:y="13.132cm" svg:viewBox="0 0 285 85" svg:d="M181 52l104-32-4 46-71 9zM130 85l-40-2-90-50 64-33 103 36-31 22z">
          <text:p/>
        </draw:path>
        <draw:polygon draw:style-name="gr3" draw:text-style-name="P3" draw:layer="layout" svg:width="0.103cm" svg:height="0.054cm" svg:x="49.878cm" svg:y="13.152cm" svg:viewBox="0 0 104 55" draw:points="0,32 104,0 100,46 29,55">
          <text:p/>
        </draw:polygon>
        <draw:polygon draw:style-name="gr3" draw:text-style-name="P3" draw:layer="layout" svg:width="0.166cm" svg:height="0.084cm" svg:x="49.697cm" svg:y="13.132cm" svg:viewBox="0 0 167 85" draw:points="130,85 90,83 0,33 64,0 167,36 136,58">
          <text:p/>
        </draw:polygon>
        <draw:polygon draw:style-name="gr4" draw:text-style-name="P2" draw:layer="layout" svg:width="1.371cm" svg:height="0.751cm" svg:x="34.331cm" svg:y="20.594cm" svg:viewBox="0 0 1372 752" draw:points="1237,0 1333,216 1372,308 1276,341 1248,398 1243,442 1109,492 896,540 771,623 713,626 674,615 593,662 508,679 398,676 364,680 332,711 297,717 273,748 209,739 165,752 76,736 51,658 62,589 46,550 31,454 0,398 27,394 20,335 38,313 38,257 98,223 91,168 130,109 179,147 215,139 361,149 383,164 505,187 555,184 584,229 645,212 746,85 868,34">
          <text:p/>
        </draw:polygon>
        <draw:polygon draw:style-name="gr3" draw:text-style-name="P3" draw:layer="layout" svg:width="1.371cm" svg:height="0.751cm" svg:x="34.331cm" svg:y="20.594cm" svg:viewBox="0 0 1372 752" draw:points="1237,0 1333,216 1372,308 1276,341 1248,398 1243,442 1109,492 896,540 771,623 713,626 674,615 593,662 508,679 398,676 364,680 332,711 297,717 273,748 209,739 165,752 76,736 51,658 62,589 46,550 31,454 0,398 27,394 20,335 38,313 38,257 98,223 91,168 130,109 179,147 215,139 361,149 383,164 505,187 555,184 584,229 645,212 746,85 868,34">
          <text:p/>
        </draw:polygon>
        <draw:path draw:style-name="gr4" draw:text-style-name="P2" draw:layer="layout" svg:width="2.083cm" svg:height="1.608cm" svg:x="30.189cm" svg:y="25.572cm" svg:viewBox="0 0 2084 1609" svg:d="M0 696l65-63 50 43 20 62 57 16 80 37 68-2 116-59 29-509 33 24 68 138-17 82 25 51 90-5 67-55 63-35 36-63 64-25 52 22 56 44 101 17 84-22 17-41 29-62 70-3 43-46 53-84 126-85 195-73 52 10 60 32 45-9 67 24 35 198 20 101-45 147 4 50-60-35-38 4-18 37-41 45-6 47 64 85 75-3 35-56 95 17-48 93-33 110-43 56-95 55-27 16-62 61-45 65-83 86-155 120-94 69-97 49-129 37h-60l-19 36-67-26-60 21-121-35-71 12-47-10-124 44-101 13-77 43-54-3-47-54-41-8-49-68-7 18-15-39 6-80-37-98 42-18 2-107-78-142-61-126zM1563 918l-48-50-61 20-73 44-77 78 78 117 45-7 28-41 71-11 26-41 47-61z">
          <text:p/>
        </draw:path>
        <draw:polygon draw:style-name="gr3" draw:text-style-name="P3" draw:layer="layout" svg:width="2.083cm" svg:height="1.608cm" svg:x="30.189cm" svg:y="25.572cm" svg:viewBox="0 0 2084 1609" draw:points="0,696 65,633 115,676 135,738 192,754 272,791 340,789 456,730 485,221 518,245 586,383 569,465 594,516 684,511 751,456 814,421 850,358 914,333 966,355 1022,399 1123,416 1207,394 1224,353 1253,291 1323,288 1366,242 1419,158 1545,73 1740,0 1792,10 1852,42 1897,33 1964,57 1999,255 2019,356 1974,503 1978,553 1918,518 1880,522 1862,559 1821,604 1815,651 1879,736 1954,733 1989,677 2084,694 2036,787 2003,897 1960,953 1865,1008 1838,1024 1776,1085 1731,1150 1648,1236 1493,1356 1399,1425 1302,1474 1173,1511 1113,1511 1094,1547 1027,1521 967,1542 846,1507 775,1519 728,1509 604,1553 503,1566 426,1609 372,1606 325,1552 284,1544 235,1476 228,1494 213,1455 219,1375 182,1277 224,1259 226,1152 148,1010 87,884 87,884">
          <text:p/>
        </draw:polygon>
        <draw:polygon draw:style-name="gr3" draw:text-style-name="P3" draw:layer="layout" svg:width="0.294cm" svg:height="0.258cm" svg:x="31.493cm" svg:y="26.44cm" svg:viewBox="0 0 295 259" draw:points="259,50 211,0 150,20 77,64 0,142 78,259 123,252 151,211 222,200 248,159 295,98">
          <text:p/>
        </draw:polygon>
        <draw:polygon draw:style-name="gr4" draw:text-style-name="P2" draw:layer="layout" svg:width="1.642cm" svg:height="1.227cm" svg:x="31.023cm" svg:y="23.742cm" svg:viewBox="0 0 1643 1228" draw:points="1310,28 1362,71 1413,101 1496,137 1568,188 1624,257 1643,373 1615,405 1574,508 1586,621 1538,661 1481,777 1547,822 1126,869 1127,966 1023,969 941,1010 919,1054 870,1058 742,1151 659,1228 614,1225 572,1204 426,1170 403,1157 403,1146 354,1109 270,1091 158,1109 80,1013 0,891 49,460 329,499 322,451 348,403 331,337 353,274 344,230 390,240 393,283 457,289 541,313 579,380 685,414 772,385 794,459 895,493 938,557 984,639 1087,655 1093,511 1054,529 966,463 932,434 965,304 1009,151 986,88 1035,10 1074,0 1258,6">
          <text:p/>
        </draw:polygon>
        <draw:polygon draw:style-name="gr3" draw:text-style-name="P3" draw:layer="layout" svg:width="1.642cm" svg:height="1.227cm" svg:x="31.023cm" svg:y="23.742cm" svg:viewBox="0 0 1643 1228" draw:points="1310,28 1362,71 1413,101 1496,137 1568,188 1624,257 1643,373 1615,405 1574,508 1586,621 1538,661 1481,777 1547,822 1126,869 1127,966 1023,969 941,1010 919,1054 870,1058 742,1151 659,1228 614,1225 572,1204 426,1170 403,1157 403,1146 354,1109 270,1091 158,1109 80,1013 0,891 49,460 329,499 322,451 348,403 331,337 353,274 344,230 390,240 393,283 457,289 541,313 579,380 685,414 772,385 794,459 895,493 938,557 984,639 1087,655 1093,511 1054,529 966,463 932,434 965,304 1009,151 986,88 1035,10 1074,0 1258,6">
          <text:p/>
        </draw:polygon>
        <draw:polygon draw:style-name="gr4" draw:text-style-name="P2" draw:layer="layout" svg:width="1.022cm" svg:height="0.92cm" svg:x="31.449cm" svg:y="24.708cm" svg:viewBox="0 0 1023 921" draw:points="704,921 637,897 592,906 532,874 480,864 405,791 307,756 278,666 284,618 229,596 96,428 63,345 39,318 0,204 146,238 188,259 233,262 316,185 444,92 493,88 515,44 597,3 701,0 703,51 815,65 873,103 898,140 960,159 1023,213 1000,382 962,471 942,570 958,613 932,689 910,698 862,790">
          <text:p/>
        </draw:polygon>
        <draw:polygon draw:style-name="gr3" draw:text-style-name="P3" draw:layer="layout" svg:width="1.022cm" svg:height="0.92cm" svg:x="31.449cm" svg:y="24.708cm" svg:viewBox="0 0 1023 921" draw:points="704,921 637,897 592,906 532,874 480,864 405,791 307,756 278,666 284,618 229,596 96,428 63,345 39,318 0,204 146,238 188,259 233,262 316,185 444,92 493,88 515,44 597,3 701,0 703,51 815,65 873,103 898,140 960,159 1023,213 1000,382 962,471 942,570 958,613 932,689 910,698 862,790">
          <text:p/>
        </draw:polygon>
        <draw:path draw:style-name="gr4" draw:text-style-name="P2" draw:layer="layout" svg:width="0.188cm" svg:height="0.187cm" svg:x="30.888cm" svg:y="16.234cm" svg:viewBox="0 0 189 188" svg:d="M189 94c0 16-5 33-13 47s-20 25-34 34c-15 8-31 13-47 13-17 0-34-5-48-13-15-9-26-20-34-34s-13-31-13-47c0-17 5-33 13-47 8-15 19-27 34-35s31-12 48-12c16 0 32 4 47 12 14 8 26 20 34 35 8 14 13 30 13 47z">
          <text:p/>
        </draw:path>
        <draw:path draw:style-name="gr3" draw:text-style-name="P3" draw:layer="layout" svg:width="0.188cm" svg:height="0.187cm" svg:x="30.888cm" svg:y="16.234cm" svg:viewBox="0 0 189 188" svg:d="M189 94c0 16-5 33-13 47s-20 25-34 34c-15 8-31 13-47 13-17 0-34-5-48-13-15-9-26-20-34-34s-13-31-13-47c0-17 5-33 13-47 8-15 19-27 34-35s31-12 48-12c16 0 32 4 47 12 14 8 26 20 34 35 8 14 13 30 13 47z">
          <text:p/>
        </draw:path>
        <draw:path draw:style-name="gr4" draw:text-style-name="P2" draw:layer="layout" svg:width="0.187cm" svg:height="0.187cm" svg:x="26.688cm" svg:y="10.995cm" svg:viewBox="0 0 188 188" svg:d="M188 94c0 16-4 33-12 47-9 14-21 25-35 34-14 8-31 13-47 13-17 0-33-5-47-13-14-9-25-20-34-34s-13-31-13-47c0-17 4-33 13-47 8-15 20-27 34-35s31-12 47-12c17 0 33 4 47 12s26 20 35 35c8 14 12 30 12 47z">
          <text:p/>
        </draw:path>
        <draw:path draw:style-name="gr3" draw:text-style-name="P3" draw:layer="layout" svg:width="0.187cm" svg:height="0.187cm" svg:x="26.688cm" svg:y="10.995cm" svg:viewBox="0 0 188 188" svg:d="M188 94c0 16-4 33-12 47-9 14-21 25-35 34-14 8-31 13-47 13-17 0-33-5-47-13-14-9-25-20-34-34s-13-31-13-47c0-17 4-32 13-47s20-27 34-35 30-12 47-12c16 0 33 4 47 12s26 20 35 35c8 14 12 30 12 47z">
          <text:p/>
        </draw:path>
        <draw:path draw:style-name="gr4" draw:text-style-name="P2" draw:layer="layout" svg:width="0.132cm" svg:height="0.132cm" svg:x="45.164cm" svg:y="20.029cm" svg:viewBox="0 0 133 133" svg:d="M133 67c0 11-3 23-9 33s-13 18-24 24-23 9-34 9c-12 0-23-3-33-9s-18-14-24-24-9-22-9-33c0-12 3-24 9-34 5-10 14-18 24-24s22-9 33-9c12 0 23 3 34 9s18 14 24 24 9 22 9 34z">
          <text:p/>
        </draw:path>
        <draw:path draw:style-name="gr3" draw:text-style-name="P3" draw:layer="layout" svg:width="0.132cm" svg:height="0.132cm" svg:x="45.164cm" svg:y="20.029cm" svg:viewBox="0 0 133 133" svg:d="M133 67c0 11-3 23-9 33s-13 18-24 24-23 9-34 9c-12 0-23-3-33-9s-18-14-24-24-9-22-9-33c0-12 3-24 9-34s14-18 24-24 21-9 33-9c11 0 23 3 34 9s18 14 24 24 9 22 9 34z">
          <text:p/>
        </draw:path>
        <draw:path draw:style-name="gr4" draw:text-style-name="P2" draw:layer="layout" svg:width="0.133cm" svg:height="0.133cm" svg:x="51.372cm" svg:y="13.958cm" svg:viewBox="0 0 134 134" svg:d="M134 67c0 12-3 23-9 33s-15 19-25 25-21 9-33 9-23-3-33-9-19-15-25-25-9-21-9-33 3-23 9-33 15-19 25-25 21-9 33-9 23 3 33 9 19 15 25 25 9 21 9 33z">
          <text:p/>
        </draw:path>
        <draw:path draw:style-name="gr3" draw:text-style-name="P3" draw:layer="layout" svg:width="0.133cm" svg:height="0.133cm" svg:x="51.372cm" svg:y="13.958cm" svg:viewBox="0 0 134 134" svg:d="M134 67c0 12-3 23-9 33s-15 19-25 25-21 9-33 9-23-3-33-9-19-15-25-25-9-21-9-33 3-23 9-33 15-19 25-25 21-9 33-9 23 3 33 9 19 15 25 25 9 21 9 33z">
          <text:p/>
        </draw:path>
        <draw:path draw:style-name="gr4" draw:text-style-name="P2" draw:layer="layout" svg:width="0.188cm" svg:height="0.188cm" svg:x="35.287cm" svg:y="19.565cm" svg:viewBox="0 0 189 189" svg:d="M189 94c0 17-5 33-13 48-8 14-20 26-34 34-15 8-32 13-48 13-17 0-32-5-47-13s-26-20-34-34c-8-15-13-31-13-48 0-16 5-32 13-47 8-14 19-26 34-34s31-13 47-13c17 0 33 5 48 13 14 8 26 20 34 34 8 15 13 31 13 47z">
          <text:p/>
        </draw:path>
        <draw:path draw:style-name="gr3" draw:text-style-name="P3" draw:layer="layout" svg:width="0.188cm" svg:height="0.188cm" svg:x="35.287cm" svg:y="19.565cm" svg:viewBox="0 0 189 189" svg:d="M189 94c0 16-5 33-13 48-8 14-20 26-34 34-15 8-32 13-48 13-17 0-32-5-47-13s-26-20-34-34c-8-15-13-32-13-48 0-17 5-33 13-47 8-15 19-26 34-34s30-13 47-13c16 0 33 5 48 13 14 8 26 19 34 34 8 14 13 30 13 47z">
          <text:p/>
        </draw:path>
        <draw:path draw:style-name="gr4" draw:text-style-name="P2" draw:layer="layout" svg:width="0.187cm" svg:height="0.187cm" svg:x="27.84cm" svg:y="8.999cm" svg:viewBox="0 0 188 188" svg:d="M188 94c0 16-4 33-12 47-9 14-20 25-35 34s-31 13-47 13c-17 0-33-5-47-13-14-9-25-20-34-34s-13-31-13-47c0-17 4-33 13-47 8-15 20-26 34-35s31-12 47-12c17 0 32 3 47 12 14 8 26 20 35 35 8 14 12 30 12 47z">
          <text:p/>
        </draw:path>
        <draw:path draw:style-name="gr3" draw:text-style-name="P3" draw:layer="layout" svg:width="0.187cm" svg:height="0.187cm" svg:x="27.84cm" svg:y="8.999cm" svg:viewBox="0 0 188 188" svg:d="M188 94c0 16-4 33-12 47-9 14-20 25-35 34s-31 13-47 13c-17 0-33-5-47-13-14-9-25-20-34-34s-13-31-13-47c0-17 4-32 13-47s20-26 34-35 30-12 47-12c16 0 32 3 47 12 14 8 26 20 35 35 8 14 12 30 12 47z">
          <text:p/>
        </draw:path>
        <draw:path draw:style-name="gr4" draw:text-style-name="P2" draw:layer="layout" svg:width="0.188cm" svg:height="0.187cm" svg:x="26.139cm" svg:y="11.258cm" svg:viewBox="0 0 189 188" svg:d="M189 94c0 16-5 33-13 47s-20 25-34 34c-15 8-31 13-47 13-17 0-32-4-47-13s-27-20-35-34-13-31-13-47c0-17 5-33 13-47 8-15 20-27 35-35 14-9 30-12 47-12 16 0 32 3 47 12s26 20 34 35c8 14 13 30 13 47z">
          <text:p/>
        </draw:path>
        <draw:path draw:style-name="gr3" draw:text-style-name="P3" draw:layer="layout" svg:width="0.188cm" svg:height="0.187cm" svg:x="26.139cm" svg:y="11.258cm" svg:viewBox="0 0 189 188" svg:d="M189 94c0 16-5 33-13 47s-20 25-34 34c-15 8-31 13-47 13-17 0-32-4-47-13s-27-20-35-34-13-31-13-47c0-17 5-33 13-47 8-15 20-27 35-35 14-9 30-12 47-12 16 0 32 3 47 12s26 20 34 35c8 14 13 30 13 47z">
          <text:p/>
        </draw:path>
        <draw:path draw:style-name="gr4" draw:text-style-name="P2" draw:layer="layout" svg:width="0.187cm" svg:height="0.187cm" svg:x="44.134cm" svg:y="17.851cm" svg:viewBox="0 0 188 188" svg:d="M188 94c0 16-5 33-13 47-9 14-20 25-34 34-14 8-31 13-47 13-17 0-32-4-47-13s-27-20-35-34-12-31-12-47c0-17 4-33 12-47s20-27 35-35c14-9 30-12 47-12 16 0 33 3 47 12s26 21 34 35c9 14 13 30 13 47z">
          <text:p/>
        </draw:path>
        <draw:path draw:style-name="gr3" draw:text-style-name="P3" draw:layer="layout" svg:width="0.187cm" svg:height="0.187cm" svg:x="44.134cm" svg:y="17.851cm" svg:viewBox="0 0 188 188" svg:d="M188 94c0 16-4 33-13 47-8 14-20 25-34 34-14 8-31 13-47 13-17 0-32-4-47-13s-27-20-35-34-12-31-12-47c0-17 4-33 12-47s20-27 35-35c14-9 30-12 47-12 16 0 33 4 47 12 14 9 25 21 34 35 8 14 13 30 13 47z">
          <text:p/>
        </draw:path>
        <draw:path draw:style-name="gr4" draw:text-style-name="P2" draw:layer="layout" svg:width="0.132cm" svg:height="0.132cm" svg:x="42.267cm" svg:y="16.442cm" svg:viewBox="0 0 133 133" svg:d="M133 66c0 12-3 23-9 34-6 10-14 18-25 24s-21 9-33 9-23-3-33-9-19-13-25-24-8-22-8-34c0-11 3-23 8-33 6-10 15-18 25-24s21-9 33-9 22 3 33 9 19 14 25 24 9 22 9 33z">
          <text:p/>
        </draw:path>
        <draw:path draw:style-name="gr3" draw:text-style-name="P3" draw:layer="layout" svg:width="0.132cm" svg:height="0.132cm" svg:x="42.267cm" svg:y="16.442cm" svg:viewBox="0 0 133 133" svg:d="M133 66c0 12-3 23-9 34-6 10-14 18-25 24s-21 9-33 9-23-3-33-9-19-13-25-24-8-23-8-34c0-12 2-23 8-33s15-19 25-24c10-6 21-9 33-9s22 3 33 9 19 14 25 24 9 22 9 33z">
          <text:p/>
        </draw:path>
        <draw:path draw:style-name="gr4" draw:text-style-name="P2" draw:layer="layout" svg:width="0.133cm" svg:height="0.132cm" svg:x="42.251cm" svg:y="16.574cm" svg:viewBox="0 0 134 133" svg:d="M134 67c0 11-3 23-9 33s-15 18-25 24c-10 5-21 9-33 9s-23-4-33-9c-10-6-19-14-25-24s-9-22-9-33c0-12 3-23 9-34 6-10 15-18 25-24s21-9 33-9 23 3 33 9 19 14 25 24c6 11 9 22 9 34z">
          <text:p/>
        </draw:path>
        <draw:path draw:style-name="gr3" draw:text-style-name="P3" draw:layer="layout" svg:width="0.133cm" svg:height="0.132cm" svg:x="42.251cm" svg:y="16.574cm" svg:viewBox="0 0 134 133" svg:d="M134 67c0 11-3 23-9 33s-15 18-25 24c-10 5-21 9-33 9s-23-4-33-9c-10-6-19-14-25-24s-9-22-9-33c0-12 3-23 9-34s15-18 25-24 21-9 33-9 23 3 33 9 19 13 25 24 9 22 9 34z">
          <text:p/>
        </draw:path>
        <draw:path draw:style-name="gr4" draw:text-style-name="P2" draw:layer="layout" svg:width="0.187cm" svg:height="0.187cm" svg:x="33.884cm" svg:y="24.368cm" svg:viewBox="0 0 188 188" svg:d="M188 94c0 17-4 32-12 47-9 14-21 27-35 35-15 8-31 12-47 12-17 0-33-4-47-12s-25-20-34-35-13-30-13-47c0-16 4-32 13-47 8-14 20-26 34-34s31-13 47-13c17 0 32 5 47 13 14 8 26 20 35 34 8 15 12 31 12 47z">
          <text:p/>
        </draw:path>
        <draw:path draw:style-name="gr3" draw:text-style-name="P3" draw:layer="layout" svg:width="0.187cm" svg:height="0.187cm" svg:x="33.884cm" svg:y="24.368cm" svg:viewBox="0 0 188 188" svg:d="M188 94c0 16-4 32-12 47-9 14-21 27-35 35-15 8-31 12-47 12-17 0-33-4-47-12s-25-20-34-35-13-30-13-47c0-16 4-32 13-47 8-14 20-26 34-34s30-13 47-13c16 0 32 5 47 13 14 8 26 20 35 34 8 15 12 30 12 47z">
          <text:p/>
        </draw:path>
        <draw:path draw:style-name="gr4" draw:text-style-name="P2" draw:layer="layout" svg:width="0.187cm" svg:height="0.188cm" svg:x="26.424cm" svg:y="17.038cm" svg:viewBox="0 0 188 189" svg:d="M188 94c0 17-4 32-12 47-9 14-21 27-35 35-15 8-31 13-47 13-17 0-33-5-47-13s-25-20-34-35-13-30-13-47c0-16 4-32 13-47 8-14 20-26 34-34s31-13 47-13c17 0 32 5 47 13 14 8 26 20 35 34 8 15 12 31 12 47z">
          <text:p/>
        </draw:path>
        <draw:path draw:style-name="gr3" draw:text-style-name="P3" draw:layer="layout" svg:width="0.187cm" svg:height="0.188cm" svg:x="26.424cm" svg:y="17.038cm" svg:viewBox="0 0 188 189" svg:d="M188 94c0 17-4 32-12 47-9 14-21 27-35 35-15 8-31 13-47 13-17 0-33-5-47-13s-25-20-34-35-13-31-13-47c0-17 4-33 13-47 9-15 20-26 34-34s31-13 47-13c17 0 33 5 47 13 15 8 26 19 35 34s12 31 12 47z">
          <text:p/>
        </draw:path>
        <draw:path draw:style-name="gr4" draw:text-style-name="P2" draw:layer="layout" svg:width="0.188cm" svg:height="0.187cm" svg:x="33.581cm" svg:y="18.253cm" svg:viewBox="0 0 189 188" svg:d="M189 94c0 16-5 33-13 47s-19 26-34 35-31 12-47 12c-17 0-33-3-48-12s-26-21-34-35-13-31-13-47c0-17 5-33 13-47s19-26 34-35 31-12 48-12c16 0 32 3 47 12s26 21 34 35 13 30 13 47z">
          <text:p/>
        </draw:path>
        <draw:path draw:style-name="gr3" draw:text-style-name="P3" draw:layer="layout" svg:width="0.188cm" svg:height="0.187cm" svg:x="33.581cm" svg:y="18.253cm" svg:viewBox="0 0 189 188" svg:d="M189 94c0 16-5 33-13 47s-19 26-34 35-31 12-47 12c-17 0-33-3-48-12s-26-21-34-35-13-31-13-47c0-17 5-33 13-47s19-26 34-35 31-12 48-12c16 0 32 3 47 12s26 21 34 35 13 30 13 47z">
          <text:p/>
        </draw:path>
        <draw:path draw:style-name="gr4" draw:text-style-name="P2" draw:layer="layout" svg:width="0.188cm" svg:height="0.187cm" svg:x="33.404cm" svg:y="18.318cm" svg:viewBox="0 0 189 188" svg:d="M189 94c0 16-5 32-13 47-8 14-20 25-34 34-15 8-31 13-47 13-17 0-32-4-47-13s-27-20-35-34c-8-15-13-31-13-47 0-17 5-33 13-47 8-15 20-27 35-35s30-12 47-12c16 0 32 4 47 12 14 8 26 20 34 35 8 14 13 30 13 47z">
          <text:p/>
        </draw:path>
        <draw:path draw:style-name="gr3" draw:text-style-name="P3" draw:layer="layout" svg:width="0.188cm" svg:height="0.187cm" svg:x="33.404cm" svg:y="18.318cm" svg:viewBox="0 0 189 188" svg:d="M189 94c0 16-5 32-13 47-8 14-20 25-34 34-15 8-31 13-47 13-17 0-32-4-47-13s-27-20-35-34c-8-15-13-31-13-47 0-17 5-33 13-47 8-15 20-27 35-35s30-12 47-12c16 0 32 4 47 12 14 8 26 20 34 35 8 14 13 30 13 47z">
          <text:p/>
        </draw:path>
        <draw:path draw:style-name="gr4" draw:text-style-name="P2" draw:layer="layout" svg:width="0.187cm" svg:height="0.187cm" svg:x="26.431cm" svg:y="10.996cm" svg:viewBox="0 0 188 188" svg:d="M188 94c0 16-5 33-13 47-9 14-20 25-34 34-14 8-31 13-47 13-17 0-32-4-47-13s-26-20-35-34-12-31-12-47c0-17 4-33 12-47 9-14 20-27 35-35 14-9 30-12 47-12 16 0 33 3 47 12s26 21 34 35c9 14 13 30 13 47z">
          <text:p/>
        </draw:path>
        <draw:path draw:style-name="gr3" draw:text-style-name="P3" draw:layer="layout" svg:width="0.187cm" svg:height="0.187cm" svg:x="26.431cm" svg:y="10.996cm" svg:viewBox="0 0 188 188" svg:d="M188 94c0 16-5 33-13 47-9 14-20 25-34 34-14 8-31 13-47 13-17 0-32-4-47-13s-26-20-35-34-12-31-12-47c0-17 3-33 12-47s20-27 35-35c14-9 30-12 47-12 16 0 33 3 47 12s25 21 34 35c8 14 13 30 13 47z">
          <text:p/>
        </draw:path>
        <draw:path draw:style-name="gr4" draw:text-style-name="P2" draw:layer="layout" svg:width="0.133cm" svg:height="0.132cm" svg:x="32.11cm" svg:y="13.809cm" svg:viewBox="0 0 134 133" svg:d="M134 66c0 12-3 23-9 34-6 10-15 18-25 24s-21 9-33 9-23-3-33-9-19-14-25-24c-6-11-9-22-9-34 0-11 3-23 9-33s15-18 25-24 21-9 33-9 23 3 33 9 19 14 25 24 9 22 9 33z">
          <text:p/>
        </draw:path>
        <draw:path draw:style-name="gr3" draw:text-style-name="P3" draw:layer="layout" svg:width="0.133cm" svg:height="0.132cm" svg:x="32.11cm" svg:y="13.809cm" svg:viewBox="0 0 134 133" svg:d="M134 66c0 11-3 23-9 34-6 10-15 18-25 24s-21 9-33 9-23-3-33-9-19-14-25-24c-6-11-9-23-9-34 0-12 3-23 9-33s15-18 25-24 21-9 33-9 23 3 33 9 19 14 25 24 9 21 9 33z">
          <text:p/>
        </draw:path>
        <draw:path draw:style-name="gr4" draw:text-style-name="P2" draw:layer="layout" svg:width="0.132cm" svg:height="0.133cm" svg:x="33.293cm" svg:y="15.015cm" svg:viewBox="0 0 133 134" svg:d="M133 67c0 12-2 23-8 33s-15 19-25 25-22 9-33 9c-12 0-23-3-34-9s-18-15-24-25-9-21-9-33 3-23 9-33 13-19 24-25 22-9 34-9c11 0 23 3 33 9s19 15 25 25c5 10 8 21 8 33z">
          <text:p/>
        </draw:path>
        <draw:path draw:style-name="gr3" draw:text-style-name="P3" draw:layer="layout" svg:width="0.132cm" svg:height="0.133cm" svg:x="33.293cm" svg:y="15.015cm" svg:viewBox="0 0 133 134" svg:d="M133 67c0 12-2 23-8 33s-15 19-25 25-22 9-33 9c-12 0-23-3-34-9s-18-15-24-25-9-21-9-33 3-23 9-33 13-19 24-25 22-9 34-9c11 0 23 3 33 9s19 15 25 25c5 10 8 21 8 33z">
          <text:p/>
        </draw:path>
        <draw:path draw:style-name="gr4" draw:text-style-name="P2" draw:layer="layout" svg:width="0.187cm" svg:height="0.188cm" svg:x="50.679cm" svg:y="12.013cm" svg:viewBox="0 0 188 189" svg:d="M188 94c0 17-3 33-12 48s-21 26-35 34-31 13-47 13c-17 0-33-5-47-13s-25-20-34-34c-9-15-13-31-13-48 0-16 4-32 13-47 8-14 20-26 34-34s31-13 47-13c17 0 33 5 47 13s26 20 35 34c8 15 12 31 12 47z">
          <text:p/>
        </draw:path>
        <draw:path draw:style-name="gr3" draw:text-style-name="P3" draw:layer="layout" svg:width="0.187cm" svg:height="0.188cm" svg:x="50.679cm" svg:y="12.013cm" svg:viewBox="0 0 188 189" svg:d="M188 94c0 16-3 33-12 48s-21 26-35 34-31 13-47 13c-17 0-33-5-47-13s-25-20-34-34c-9-15-13-32-13-48 0-17 4-33 13-47 9-15 20-26 34-34s30-13 47-13c16 0 33 5 47 13s26 19 35 34 12 30 12 47z">
          <text:p/>
        </draw:path>
        <draw:path draw:style-name="gr4" draw:text-style-name="P2" draw:layer="layout" svg:width="0.132cm" svg:height="0.133cm" svg:x="26.722cm" svg:y="10.861cm" svg:viewBox="0 0 133 134" svg:d="M133 67c0 12-3 23-9 33s-14 19-25 25-21 9-33 9-23-3-33-9-19-15-25-25-8-21-8-33 3-23 8-33c6-10 15-19 25-25s21-9 33-9 22 3 33 9 19 15 25 25 9 21 9 33z">
          <text:p/>
        </draw:path>
        <draw:path draw:style-name="gr3" draw:text-style-name="P3" draw:layer="layout" svg:width="0.132cm" svg:height="0.133cm" svg:x="26.722cm" svg:y="10.861cm" svg:viewBox="0 0 133 134" svg:d="M133 67c0 12-3 23-9 33s-14 19-25 25-21 9-33 9-23-3-33-9-19-15-25-25-8-21-8-33 2-23 8-33 15-19 25-25 21-9 33-9 22 3 33 9 19 15 25 25 9 21 9 33z">
          <text:p/>
        </draw:path>
        <draw:path draw:style-name="gr4" draw:text-style-name="P2" draw:layer="layout" svg:width="0.132cm" svg:height="0.132cm" svg:x="26.852cm" svg:y="10.832cm" svg:viewBox="0 0 133 133" svg:d="M133 67c0 12-3 23-9 33s-13 19-24 25-23 8-34 8c-12 0-23-3-33-8-10-6-18-15-24-25s-9-21-9-33 3-23 9-33c5-11 14-19 24-25s22-9 33-9c12 0 23 3 34 9s18 14 24 25c6 10 9 21 9 33z">
          <text:p/>
        </draw:path>
        <draw:path draw:style-name="gr3" draw:text-style-name="P3" draw:layer="layout" svg:width="0.132cm" svg:height="0.132cm" svg:x="26.852cm" svg:y="10.832cm" svg:viewBox="0 0 133 133" svg:d="M133 67c0 12-3 23-9 33s-13 19-24 25-23 8-34 8c-12 0-23-3-33-8-10-6-18-15-24-25s-9-21-9-33 3-22 9-33 14-19 24-25 21-9 33-9c11 0 23 3 34 9s18 14 24 25 9 21 9 33z">
          <text:p/>
        </draw:path>
        <draw:path draw:style-name="gr4" draw:text-style-name="P2" draw:layer="layout" svg:width="0.132cm" svg:height="0.132cm" svg:x="52.781cm" svg:y="8.386cm" svg:viewBox="0 0 133 133" svg:d="M133 66c0 12-3 23-9 34-6 10-14 18-24 24s-22 9-33 9c-12 0-24-3-34-9s-18-14-24-24c-6-11-9-22-9-34 0-11 3-23 9-33s14-18 24-24 22-9 34-9c11 0 23 3 33 9s18 14 24 24 9 22 9 33z">
          <text:p/>
        </draw:path>
        <draw:path draw:style-name="gr3" draw:text-style-name="P3" draw:layer="layout" svg:width="0.132cm" svg:height="0.132cm" svg:x="52.781cm" svg:y="8.386cm" svg:viewBox="0 0 133 133" svg:d="M133 66c0 11-3 23-9 34-6 10-14 18-24 24s-22 9-33 9c-12 0-24-3-34-9s-18-14-24-24c-6-11-9-23-9-34 0-12 3-23 9-33s14-18 24-24 22-9 34-9c11 0 23 3 33 9s18 14 24 24 9 21 9 33z">
          <text:p/>
        </draw:path>
        <draw:path draw:style-name="gr4" draw:text-style-name="P2" draw:layer="layout" svg:width="0.132cm" svg:height="0.132cm" svg:x="29.906cm" svg:y="11.281cm" svg:viewBox="0 0 133 133" svg:d="M133 67c0 11-2 23-8 33s-15 18-25 24-21 9-33 9-22-3-33-9-19-14-25-24-9-22-9-33c0-12 3-24 9-34s14-18 25-24 21-9 33-9 23 3 33 9 19 14 25 24c5 10 8 22 8 34z">
          <text:p/>
        </draw:path>
        <draw:path draw:style-name="gr3" draw:text-style-name="P3" draw:layer="layout" svg:width="0.132cm" svg:height="0.132cm" svg:x="29.906cm" svg:y="11.281cm" svg:viewBox="0 0 133 133" svg:d="M133 67c0 11-2 23-8 33s-15 18-25 24-21 9-33 9-22-3-33-9-19-14-25-24-9-22-9-33c0-12 3-24 9-34s14-18 25-24 21-9 33-9 23 3 33 9 19 14 25 24 8 22 8 34z">
          <text:p/>
        </draw:path>
        <draw:path draw:style-name="gr4" draw:text-style-name="P2" draw:layer="layout" svg:width="0.132cm" svg:height="0.132cm" svg:x="50.543cm" svg:y="11.354cm" svg:viewBox="0 0 133 133" svg:d="M133 66c0 12-3 24-9 34s-14 18-24 24-23 9-34 9c-12 0-23-3-33-9s-18-14-24-24-9-22-9-34c0-11 3-23 9-33s14-18 24-24 22-9 33-9c12 0 24 3 34 9s18 14 24 24 9 22 9 33z">
          <text:p/>
        </draw:path>
        <draw:path draw:style-name="gr3" draw:text-style-name="P3" draw:layer="layout" svg:width="0.132cm" svg:height="0.132cm" svg:x="50.543cm" svg:y="11.354cm" svg:viewBox="0 0 133 133" svg:d="M133 66c0 11-3 24-9 34s-14 18-24 24-23 9-34 9c-12 0-23-3-33-9s-18-14-24-24-9-23-9-34c0-12 3-23 9-33s14-18 24-24 21-9 33-9c11 0 24 3 34 9s18 14 24 24 9 21 9 33z">
          <text:p/>
        </draw:path>
        <draw:path draw:style-name="gr4" draw:text-style-name="P2" draw:layer="layout" svg:width="0.188cm" svg:height="0.187cm" svg:x="46.597cm" svg:y="12.656cm" svg:viewBox="0 0 189 188" svg:d="M189 94c0 17-5 33-13 47s-19 26-34 35-31 12-47 12c-17 0-33-4-47-12-15-9-27-21-35-35s-13-30-13-47 5-33 13-47 20-27 35-35c14-9 30-12 47-12 16 0 32 3 47 12s26 21 34 35 13 30 13 47z">
          <text:p/>
        </draw:path>
        <draw:path draw:style-name="gr3" draw:text-style-name="P3" draw:layer="layout" svg:width="0.188cm" svg:height="0.187cm" svg:x="46.597cm" svg:y="12.656cm" svg:viewBox="0 0 189 188" svg:d="M189 94c0 17-5 33-13 47s-19 26-34 35-31 12-47 12c-17 0-33-4-47-12-15-9-27-21-35-35s-13-30-13-47 5-33 13-47 20-27 35-35c14-9 30-12 47-12 16 0 32 3 47 12s26 21 34 35 13 30 13 47z">
          <text:p/>
        </draw:path>
        <draw:path draw:style-name="gr4" draw:text-style-name="P2" draw:layer="layout" svg:width="0.132cm" svg:height="0.132cm" svg:x="26.891cm" svg:y="10.705cm" svg:viewBox="0 0 133 133" svg:d="M133 67c0 11-3 23-9 33s-14 18-24 24-22 9-33 9c-12 0-23-3-34-9s-18-14-24-24-9-22-9-33c0-12 3-24 9-34s13-18 24-24 22-9 34-9c11 0 23 3 33 9s19 14 24 24c6 10 9 22 9 34z">
          <text:p/>
        </draw:path>
        <draw:path draw:style-name="gr3" draw:text-style-name="P3" draw:layer="layout" svg:width="0.132cm" svg:height="0.132cm" svg:x="26.891cm" svg:y="10.705cm" svg:viewBox="0 0 133 133" svg:d="M133 67c0 11-3 23-9 33s-14 18-24 24-22 9-33 9c-12 0-23-3-34-9s-18-14-24-24-9-22-9-33c0-12 3-24 9-34s13-18 24-24 22-9 34-9c11 0 23 3 33 9s18 14 24 24 9 22 9 34z">
          <text:p/>
        </draw:path>
        <draw:path draw:style-name="gr4" draw:text-style-name="P2" draw:layer="layout" svg:width="0.132cm" svg:height="0.133cm" svg:x="28.454cm" svg:y="10.46cm" svg:viewBox="0 0 133 134" svg:d="M133 67c0 12-3 23-9 33s-13 19-24 25-23 9-34 9c-12 0-23-3-33-9s-18-15-24-25-9-21-9-33 3-23 9-33c5-10 14-19 24-25s22-9 33-9c12 0 23 3 34 9s18 15 24 25 9 21 9 33z">
          <text:p/>
        </draw:path>
        <draw:path draw:style-name="gr3" draw:text-style-name="P3" draw:layer="layout" svg:width="0.132cm" svg:height="0.133cm" svg:x="28.454cm" svg:y="10.46cm" svg:viewBox="0 0 133 134" svg:d="M133 67c0 12-3 23-9 33s-13 19-24 25-23 9-34 9c-12 0-23-3-33-9s-18-15-24-25-9-21-9-33 3-23 9-33 14-19 24-25 21-9 33-9c11 0 23 3 34 9s18 15 24 25 9 21 9 33z">
          <text:p/>
        </draw:path>
        <draw:path draw:style-name="gr4" draw:text-style-name="P2" draw:layer="layout" svg:width="0.132cm" svg:height="0.132cm" svg:x="27.023cm" svg:y="8.402cm" svg:viewBox="0 0 133 133" svg:d="M133 67c0 11-3 23-9 33s-14 18-24 24c-10 5-23 9-34 9-12 0-23-4-33-9-10-6-18-14-24-24s-9-22-9-33c0-12 3-23 9-34 6-10 14-18 24-24s22-9 33-9c12 0 24 3 34 9s18 14 24 24c6 11 9 22 9 34z">
          <text:p/>
        </draw:path>
        <draw:path draw:style-name="gr3" draw:text-style-name="P3" draw:layer="layout" svg:width="0.132cm" svg:height="0.132cm" svg:x="27.023cm" svg:y="8.402cm" svg:viewBox="0 0 133 133" svg:d="M133 67c0 11-3 23-9 33s-14 18-24 24c-10 5-23 9-34 9-12 0-23-4-33-9-10-6-18-14-24-24s-9-22-9-33c0-12 3-23 9-34s14-18 24-24 21-9 33-9c11 0 24 3 34 9s18 13 24 24 9 22 9 34z">
          <text:p/>
        </draw:path>
        <draw:path draw:style-name="gr4" draw:text-style-name="P2" draw:layer="layout" svg:width="0.132cm" svg:height="0.132cm" svg:x="17.503cm" svg:y="11.543cm" svg:viewBox="0 0 133 133" svg:d="M133 66c0 12-3 22-9 33-6 10-13 19-24 25s-23 9-34 9c-12 0-23-3-33-9s-18-14-24-25-9-21-9-33 3-23 9-33c5-10 14-19 24-25s22-8 33-8c12 0 23 2 34 8s18 15 24 25 9 21 9 33z">
          <text:p/>
        </draw:path>
        <draw:path draw:style-name="gr3" draw:text-style-name="P3" draw:layer="layout" svg:width="0.132cm" svg:height="0.132cm" svg:x="17.503cm" svg:y="11.543cm" svg:viewBox="0 0 133 133" svg:d="M133 66c0 12-3 22-9 33-6 10-13 19-24 25s-23 9-34 9c-12 0-23-3-33-9s-18-14-24-25-9-21-9-33 3-23 9-33 14-19 24-25 21-8 33-8c11 0 23 2 34 8s18 15 24 25 9 21 9 33z">
          <text:p/>
        </draw:path>
        <draw:path draw:style-name="gr4" draw:text-style-name="P2" draw:layer="layout" svg:width="0.133cm" svg:height="0.133cm" svg:x="31.131cm" svg:y="15.249cm" svg:viewBox="0 0 134 134" svg:d="M134 67c0 12-3 23-9 33s-15 19-25 25c-10 5-21 9-33 9s-23-4-33-9c-10-6-19-15-25-25s-9-21-9-33 3-23 9-33c6-11 15-19 25-25s21-9 33-9 23 3 33 9 19 14 25 25c6 10 9 21 9 33z">
          <text:p/>
        </draw:path>
        <draw:path draw:style-name="gr3" draw:text-style-name="P3" draw:layer="layout" svg:width="0.133cm" svg:height="0.133cm" svg:x="31.131cm" svg:y="15.249cm" svg:viewBox="0 0 134 134" svg:d="M134 67c0 12-3 23-9 33s-15 19-25 25c-10 5-21 9-33 9s-23-4-33-9c-10-6-19-15-25-25s-9-21-9-33 3-22 9-33 15-19 25-25 21-9 33-9 23 3 33 9 19 14 25 25 9 21 9 33z">
          <text:p/>
        </draw:path>
        <draw:path draw:style-name="gr4" draw:text-style-name="P2" draw:layer="layout" svg:width="0.132cm" svg:height="0.132cm" svg:x="29.869cm" svg:y="16.57cm" svg:viewBox="0 0 133 133" svg:d="M133 66c0 12-2 24-8 34s-15 18-25 24-21 9-33 9-22-3-33-9-19-14-25-24-9-22-9-34c0-11 3-23 9-33s14-18 25-24 21-9 33-9 23 3 33 9 19 14 25 24c5 10 8 22 8 33z">
          <text:p/>
        </draw:path>
        <draw:path draw:style-name="gr3" draw:text-style-name="P3" draw:layer="layout" svg:width="0.132cm" svg:height="0.132cm" svg:x="29.869cm" svg:y="16.57cm" svg:viewBox="0 0 133 133" svg:d="M133 66c0 12-2 24-8 34s-15 18-25 24-21 9-33 9-22-3-33-9-19-14-25-24-9-23-9-34c0-12 3-23 9-33s14-18 25-24 21-9 33-9 23 3 33 9 19 14 25 24 8 22 8 33z">
          <text:p/>
        </draw:path>
        <draw:path draw:style-name="gr4" draw:text-style-name="P2" draw:layer="layout" svg:width="0.133cm" svg:height="0.132cm" svg:x="31.43cm" svg:y="14.685cm" svg:viewBox="0 0 134 133" svg:d="M134 67c0 11-3 23-9 33s-15 18-25 24c-10 5-21 9-33 9s-22-3-33-9-19-14-25-24-9-22-9-33c0-12 3-23 9-34 6-10 14-18 25-24s21-9 33-9 23 3 33 9 19 14 25 24c5 11 9 22 9 34z">
          <text:p/>
        </draw:path>
        <draw:path draw:style-name="gr3" draw:text-style-name="P3" draw:layer="layout" svg:width="0.133cm" svg:height="0.132cm" svg:x="31.43cm" svg:y="14.685cm" svg:viewBox="0 0 134 133" svg:d="M134 67c0 11-3 23-9 33s-15 18-25 24c-10 5-21 9-33 9s-22-3-33-9-19-14-25-24-9-22-9-33c0-12 3-23 9-34s14-18 25-24 21-9 33-9 23 3 33 9 19 13 25 24 9 22 9 34z">
          <text:p/>
        </draw:path>
        <draw:path draw:style-name="gr4" draw:text-style-name="P2" draw:layer="layout" svg:width="0.133cm" svg:height="0.133cm" svg:x="38.144cm" svg:y="23.822cm" svg:viewBox="0 0 134 134" svg:d="M134 67c0 12-3 23-9 33s-15 19-25 25c-11 5-21 9-33 9s-23-4-33-9c-10-6-19-15-25-25s-9-21-9-33 4-23 9-33c6-11 15-19 25-25s21-9 33-9 22 3 33 9 19 14 25 25c6 10 9 21 9 33z">
          <text:p/>
        </draw:path>
        <draw:path draw:style-name="gr3" draw:text-style-name="P3" draw:layer="layout" svg:width="0.133cm" svg:height="0.133cm" svg:x="38.144cm" svg:y="23.822cm" svg:viewBox="0 0 134 134" svg:d="M134 67c0 12-3 23-9 33s-15 19-25 25c-11 5-21 9-33 9s-23-4-33-9c-10-6-19-15-25-25s-9-21-9-33 3-22 9-33 15-19 25-25 21-9 33-9 22 3 33 9 19 14 25 25 9 21 9 33z">
          <text:p/>
        </draw:path>
        <draw:path draw:style-name="gr4" draw:text-style-name="P2" draw:layer="layout" svg:width="0.133cm" svg:height="0.132cm" svg:x="31.162cm" svg:y="15.379cm" svg:viewBox="0 0 134 133" svg:d="M134 67c0 11-3 23-9 33s-15 18-25 24-21 9-33 9-22-3-33-9-19-14-25-24-9-22-9-33c0-12 3-24 9-34s14-18 25-24 21-9 33-9 23 3 33 9 19 14 25 24c5 10 9 22 9 34z">
          <text:p/>
        </draw:path>
        <draw:path draw:style-name="gr3" draw:text-style-name="P3" draw:layer="layout" svg:width="0.133cm" svg:height="0.132cm" svg:x="31.162cm" svg:y="15.379cm" svg:viewBox="0 0 134 133" svg:d="M134 67c0 11-3 23-9 33s-15 18-25 24-21 9-33 9-22-3-33-9-19-14-25-24-9-22-9-33c0-12 3-24 9-34s14-18 25-24 21-9 33-9 23 3 33 9 19 14 25 24 9 22 9 34z">
          <text:p/>
        </draw:path>
        <draw:path draw:style-name="gr4" draw:text-style-name="P2" draw:layer="layout" svg:width="0.133cm" svg:height="0.132cm" svg:x="26.595cm" svg:y="10.915cm" svg:viewBox="0 0 134 133" svg:d="M134 67c0 11-3 23-9 33s-15 18-25 24c-10 5-21 9-33 9s-22-3-33-9-19-14-25-24-9-22-9-33c0-12 3-23 9-34 6-10 14-18 25-24s21-9 33-9 23 3 33 9 19 14 25 24c5 11 9 22 9 34z">
          <text:p/>
        </draw:path>
        <draw:path draw:style-name="gr3" draw:text-style-name="P3" draw:layer="layout" svg:width="0.133cm" svg:height="0.132cm" svg:x="26.595cm" svg:y="10.915cm" svg:viewBox="0 0 134 133" svg:d="M134 67c0 11-3 23-9 33s-15 18-25 24c-10 5-21 9-33 9s-22-3-33-9-19-14-25-24-9-22-9-33c0-12 3-23 9-34s14-18 25-24 21-9 33-9 23 3 33 9 19 13 25 24 9 22 9 34z">
          <text:p/>
        </draw:path>
        <draw:path draw:style-name="gr4" draw:text-style-name="P2" draw:layer="layout" svg:width="0.132cm" svg:height="0.132cm" svg:x="26.665cm" svg:y="23.014cm" svg:viewBox="0 0 133 133" svg:d="M133 67c0 11-3 23-9 33s-14 18-24 24c-10 5-22 9-33 9-12 0-24-4-34-9-10-6-18-14-24-24s-9-22-9-33c0-12 3-23 9-34 6-10 14-18 24-24s22-9 34-9c11 0 23 3 33 9s18 14 24 24c6 11 9 22 9 34z">
          <text:p/>
        </draw:path>
        <draw:path draw:style-name="gr3" draw:text-style-name="P3" draw:layer="layout" svg:width="0.132cm" svg:height="0.132cm" svg:x="26.665cm" svg:y="23.014cm" svg:viewBox="0 0 133 133" svg:d="M133 67c0 11-3 23-9 33s-14 18-24 24c-10 5-22 9-33 9-12 0-24-4-34-9-10-6-18-14-24-24s-9-22-9-33c0-12 3-23 9-34s14-18 24-24 22-9 34-9c11 0 23 3 33 9s18 13 24 24 9 22 9 34z">
          <text:p/>
        </draw:path>
        <draw:path draw:style-name="gr4" draw:text-style-name="P2" draw:layer="layout" svg:width="0.132cm" svg:height="0.132cm" svg:x="27.24cm" svg:y="9.645cm" svg:viewBox="0 0 133 133" svg:d="M133 66c0 12-3 23-9 34-6 10-13 18-24 24s-23 9-34 9c-12 0-23-3-33-9s-18-14-24-24c-6-11-9-22-9-34 0-11 3-23 9-33 5-10 14-18 24-24s22-9 33-9c12 0 23 3 34 9 10 6 18 14 24 24s9 22 9 33z">
          <text:p/>
        </draw:path>
        <draw:path draw:style-name="gr3" draw:text-style-name="P3" draw:layer="layout" svg:width="0.132cm" svg:height="0.132cm" svg:x="27.24cm" svg:y="9.645cm" svg:viewBox="0 0 133 133" svg:d="M133 66c0 11-3 23-9 34-6 10-13 18-24 24s-23 9-34 9c-12 0-23-3-33-9s-18-14-24-24c-6-11-9-23-9-34 0-12 3-23 9-33s14-18 24-24 21-9 33-9c11 0 23 3 34 9 10 6 18 14 24 24s9 21 9 33z">
          <text:p/>
        </draw:path>
        <draw:path draw:style-name="gr4" draw:text-style-name="P2" draw:layer="layout" svg:width="0.133cm" svg:height="0.132cm" svg:x="26.841cm" svg:y="10.571cm" svg:viewBox="0 0 134 133" svg:d="M134 66c0 12-3 24-9 34s-14 18-25 24-21 9-33 9-23-3-33-9-19-14-25-24-9-22-9-34c0-11 4-23 9-33 6-10 15-18 25-24s21-9 33-9 22 3 33 9 19 14 25 24 9 22 9 33z">
          <text:p/>
        </draw:path>
        <draw:path draw:style-name="gr3" draw:text-style-name="P3" draw:layer="layout" svg:width="0.133cm" svg:height="0.132cm" svg:x="26.841cm" svg:y="10.571cm" svg:viewBox="0 0 134 133" svg:d="M134 66c0 11-3 24-9 34s-14 18-25 24-21 9-33 9-23-3-33-9-19-14-25-24-9-23-9-34c0-12 3-23 9-33s15-18 25-24 21-9 33-9 22 3 33 9 19 14 25 24 9 21 9 33z">
          <text:p/>
        </draw:path>
        <draw:path draw:style-name="gr4" draw:text-style-name="P2" draw:layer="layout" svg:width="0.187cm" svg:height="0.187cm" svg:x="27.103cm" svg:y="18.339cm" svg:viewBox="0 0 188 188" svg:d="M188 94c0 17-4 33-12 47-9 14-21 26-35 35-14 8-30 12-47 12s-33-4-47-12c-14-9-26-21-35-35s-12-30-12-47c0-16 4-33 12-47 9-14 21-25 35-34s30-13 47-13 33 4 47 13 26 20 35 34c8 14 12 31 12 47z">
          <text:p/>
        </draw:path>
        <draw:path draw:style-name="gr3" draw:text-style-name="P3" draw:layer="layout" svg:width="0.187cm" svg:height="0.187cm" svg:x="27.103cm" svg:y="18.339cm" svg:viewBox="0 0 188 188" svg:d="M188 94c0 16-4 33-12 47-9 14-21 26-35 35-14 8-30 12-47 12s-33-4-47-12c-14-9-26-21-35-35s-12-31-12-47c0-17 3-33 12-47s21-25 35-34 30-13 47-13 33 4 47 13 26 20 35 34c8 14 12 30 12 47z">
          <text:p/>
        </draw:path>
        <draw:path draw:style-name="gr4" draw:text-style-name="P2" draw:layer="layout" svg:width="0.188cm" svg:height="0.187cm" svg:x="25.935cm" svg:y="10.953cm" svg:viewBox="0 0 189 188" svg:d="M189 94c0 17-5 32-13 47-8 14-19 26-34 35s-31 12-47 12c-17 0-33-4-47-12-15-9-27-21-35-35-8-15-13-30-13-47 0-16 5-33 13-47s20-25 35-34 30-13 47-13c16 0 32 4 47 13 14 8 26 20 34 34s13 31 13 47z">
          <text:p/>
        </draw:path>
        <draw:path draw:style-name="gr3" draw:text-style-name="P3" draw:layer="layout" svg:width="0.188cm" svg:height="0.187cm" svg:x="25.935cm" svg:y="10.953cm" svg:viewBox="0 0 189 188" svg:d="M189 94c0 16-5 32-13 47-8 14-19 26-34 35s-31 12-47 12c-17 0-33-4-47-12-15-9-27-21-35-35-8-15-13-31-13-47 0-17 5-33 13-47s20-25 35-34 30-13 47-13c16 0 32 4 47 13 14 8 26 20 34 34s13 30 13 47z">
          <text:p/>
        </draw:path>
        <draw:path draw:style-name="gr4" draw:text-style-name="P2" draw:layer="layout" svg:width="0.132cm" svg:height="0.133cm" svg:x="33.66cm" svg:y="18.718cm" svg:viewBox="0 0 133 134" svg:d="M133 67c0 12-3 23-9 33s-15 19-25 25c-11 5-21 9-33 9s-23-4-33-9c-10-6-19-15-25-25s-8-21-8-33 3-23 8-33c6-11 15-19 25-25s21-9 33-9 22 3 33 9 19 14 25 25c6 10 9 21 9 33z">
          <text:p/>
        </draw:path>
        <draw:path draw:style-name="gr3" draw:text-style-name="P3" draw:layer="layout" svg:width="0.132cm" svg:height="0.133cm" svg:x="33.66cm" svg:y="18.718cm" svg:viewBox="0 0 133 134" svg:d="M133 67c0 12-3 23-9 33s-15 19-25 25c-11 5-21 9-33 9s-23-4-33-9c-10-6-19-15-25-25s-8-21-8-33 3-23 8-33c6-11 15-19 25-25s21-9 33-9 22 3 33 9 19 14 25 25c6 10 9 21 9 33z">
          <text:p/>
        </draw:path>
        <draw:path draw:style-name="gr4" draw:text-style-name="P2" draw:layer="layout" svg:width="0.187cm" svg:height="0.187cm" svg:x="26.778cm" svg:y="8.88cm" svg:viewBox="0 0 188 188" svg:d="M188 94c0 17-5 33-13 47-9 14-20 26-34 35-14 8-31 12-47 12-17 0-33-4-47-12-15-9-27-21-35-35s-12-30-12-47 4-33 12-47 20-27 35-35c14-9 30-12 47-12 16 0 33 3 47 12s26 21 34 35c9 14 13 30 13 47z">
          <text:p/>
        </draw:path>
        <draw:path draw:style-name="gr3" draw:text-style-name="P3" draw:layer="layout" svg:width="0.187cm" svg:height="0.187cm" svg:x="26.778cm" svg:y="8.88cm" svg:viewBox="0 0 188 188" svg:d="M188 94c0 17-5 33-13 47-9 14-20 26-34 35-14 8-31 12-47 12-17 0-33-4-47-12-15-9-27-21-35-35s-12-30-12-47 4-33 12-47 20-27 35-35c14-9 30-12 47-12 16 0 33 3 47 12s25 21 34 35c8 14 13 30 13 47z">
          <text:p/>
        </draw:path>
        <draw:path draw:style-name="gr4" draw:text-style-name="P2" draw:layer="layout" svg:width="0.187cm" svg:height="0.188cm" svg:x="49.928cm" svg:y="7.816cm" svg:viewBox="0 0 188 189" svg:d="M188 94c0 17-3 33-12 48s-21 26-35 34-31 13-47 13c-17 0-33-5-47-13s-25-20-34-34c-9-15-13-31-13-48 0-16 4-32 13-47 8-14 20-26 34-34s31-13 47-13c17 0 33 5 47 13s26 20 35 34c8 15 12 31 12 47z">
          <text:p/>
        </draw:path>
        <draw:path draw:style-name="gr3" draw:text-style-name="P3" draw:layer="layout" svg:width="0.187cm" svg:height="0.188cm" svg:x="49.928cm" svg:y="7.816cm" svg:viewBox="0 0 188 189" svg:d="M188 94c0 16-3 33-12 48s-21 26-35 34-31 13-47 13c-17 0-33-5-47-13s-25-20-34-34c-9-15-13-32-13-48 0-17 4-33 13-47 9-15 20-26 34-34s30-13 47-13c16 0 33 5 47 13s26 19 35 34 12 30 12 47z">
          <text:p/>
        </draw:path>
        <draw:path draw:style-name="gr4" draw:text-style-name="P2" draw:layer="layout" svg:width="0.187cm" svg:height="0.187cm" svg:x="26.574cm" svg:y="10.727cm" svg:viewBox="0 0 188 188" svg:d="M188 94c0 17-4 33-12 47-9 14-21 26-35 35-15 8-31 12-47 12-17 0-33-4-47-12-14-9-25-21-34-35s-13-30-13-47 4-33 13-47c8-14 20-26 34-35s31-12 47-12c17 0 32 3 47 12 14 8 26 21 35 35 8 14 12 30 12 47z">
          <text:p/>
        </draw:path>
        <draw:path draw:style-name="gr3" draw:text-style-name="P3" draw:layer="layout" svg:width="0.187cm" svg:height="0.187cm" svg:x="26.574cm" svg:y="10.727cm" svg:viewBox="0 0 188 188" svg:d="M188 94c0 17-4 33-12 47-9 14-21 26-35 35-15 8-31 12-47 12-17 0-33-4-47-12-14-9-25-21-34-35s-13-30-13-47 4-33 13-47 20-26 34-35 30-12 47-12c16 0 32 3 47 12 14 8 26 21 35 35 8 14 12 30 12 47z">
          <text:p/>
        </draw:path>
        <draw:path draw:style-name="gr4" draw:text-style-name="P2" draw:layer="layout" svg:width="0.188cm" svg:height="0.187cm" svg:x="32.538cm" svg:y="17.064cm" svg:viewBox="0 0 189 188" svg:d="M189 94c0 17-5 32-13 47-8 14-20 27-34 35-15 8-31 12-47 12-17 0-33-4-48-12s-26-21-34-35c-8-15-13-30-13-47 0-16 5-32 13-47 8-14 19-26 34-34 14-9 31-13 48-13 16 0 32 4 47 13 14 8 26 20 34 34 8 15 13 31 13 47z">
          <text:p/>
        </draw:path>
        <draw:path draw:style-name="gr3" draw:text-style-name="P3" draw:layer="layout" svg:width="0.188cm" svg:height="0.187cm" svg:x="32.538cm" svg:y="17.064cm" svg:viewBox="0 0 189 188" svg:d="M189 94c0 17-5 32-13 47-8 14-20 27-34 35-15 8-31 12-47 12-17 0-33-4-48-12s-26-21-34-35c-8-15-13-31-13-47 0-17 5-33 13-47 8-15 20-26 34-34 15-9 31-13 48-13 16 0 32 4 47 13 14 8 26 19 34 34 8 14 13 31 13 47z">
          <text:p/>
        </draw:path>
        <draw:path draw:style-name="gr4" draw:text-style-name="P2" draw:layer="layout" svg:width="0.187cm" svg:height="0.187cm" svg:x="34.931cm" svg:y="19.156cm" svg:viewBox="0 0 188 188" svg:d="M188 94c0 17-4 32-12 47-8 14-21 27-35 35-15 8-31 12-47 12-17 0-32-4-47-12s-25-20-34-35-13-30-13-47c0-16 4-32 13-47 8-14 19-26 34-34 14-9 31-13 47-13 17 0 32 4 47 13s27 20 35 34c8 15 12 31 12 47z">
          <text:p/>
        </draw:path>
        <draw:path draw:style-name="gr3" draw:text-style-name="P3" draw:layer="layout" svg:width="0.187cm" svg:height="0.187cm" svg:x="34.931cm" svg:y="19.156cm" svg:viewBox="0 0 188 188" svg:d="M188 94c0 16-4 32-12 47-8 14-21 27-35 35-15 8-31 12-47 12-17 0-32-4-47-12-14-8-25-20-34-35s-13-31-13-47c0-17 4-32 13-47 8-14 20-26 34-34 15-9 30-13 47-13 16 0 32 4 47 13s27 19 35 34c8 14 12 30 12 47z">
          <text:p/>
        </draw:path>
        <draw:path draw:style-name="gr4" draw:text-style-name="P2" draw:layer="layout" svg:width="0.187cm" svg:height="0.188cm" svg:x="33.744cm" svg:y="18.447cm" svg:viewBox="0 0 188 189" svg:d="M188 95c0 16-3 32-12 47s-21 26-35 34-30 13-47 13-33-5-47-13-26-19-35-34-12-31-12-47c0-17 4-33 12-47 9-15 21-27 35-35s30-13 47-13 33 5 47 13 26 20 35 35c8 14 12 30 12 47z">
          <text:p/>
        </draw:path>
        <draw:path draw:style-name="gr3" draw:text-style-name="P3" draw:layer="layout" svg:width="0.187cm" svg:height="0.188cm" svg:x="33.744cm" svg:y="18.447cm" svg:viewBox="0 0 188 189" svg:d="M188 95c0 16-3 32-12 47s-21 26-35 34-30 13-47 13-33-5-47-13-26-19-35-34-12-31-12-47c0-17 4-33 12-47 9-15 21-27 35-35s30-13 47-13 33 5 47 13 26 20 35 35c8 14 12 30 12 47z">
          <text:p/>
        </draw:path>
        <draw:path draw:style-name="gr4" draw:text-style-name="P2" draw:layer="layout" svg:width="0.187cm" svg:height="0.188cm" svg:x="26.274cm" svg:y="11.101cm" svg:viewBox="0 0 188 189" svg:d="M188 95c0 16-4 32-12 47-8 14-21 26-35 34-15 8-31 13-47 13-17 0-32-5-47-13s-25-20-34-34c-9-15-13-31-13-47 0-17 4-33 13-48 8-14 19-26 34-34s31-13 47-13c17 0 32 5 47 13 14 8 27 20 35 34 8 15 12 31 12 48z">
          <text:p/>
        </draw:path>
        <draw:path draw:style-name="gr3" draw:text-style-name="P3" draw:layer="layout" svg:width="0.187cm" svg:height="0.188cm" svg:x="26.274cm" svg:y="11.101cm" svg:viewBox="0 0 188 189" svg:d="M188 95c0 16-4 32-12 47-8 14-21 26-35 34-15 8-31 13-47 13-17 0-32-5-47-13s-25-20-34-34c-9-15-13-31-13-47 0-17 4-34 13-48 9-15 19-26 34-34s30-13 47-13c16 0 32 5 47 13 14 8 27 19 35 34 8 14 12 31 12 48z">
          <text:p/>
        </draw:path>
        <draw:path draw:style-name="gr4" draw:text-style-name="P2" draw:layer="layout" svg:width="0.187cm" svg:height="0.187cm" svg:x="31.825cm" svg:y="16.11cm" svg:viewBox="0 0 188 188" svg:d="M188 94c0 16-4 33-12 47s-20 25-35 34-31 13-47 13c-17 0-33-5-47-13-14-9-25-20-34-34s-13-31-13-47c0-17 4-33 13-47 8-15 20-26 34-35s31-12 47-12c17 0 32 3 47 12 14 8 27 20 35 35 8 14 12 30 12 47z">
          <text:p/>
        </draw:path>
        <draw:path draw:style-name="gr3" draw:text-style-name="P3" draw:layer="layout" svg:width="0.187cm" svg:height="0.187cm" svg:x="31.825cm" svg:y="16.11cm" svg:viewBox="0 0 188 188" svg:d="M188 94c0 16-4 33-12 47s-20 25-35 34-31 13-47 13c-17 0-33-5-47-13-14-9-26-20-34-34-9-14-13-31-13-47 0-17 4-33 13-47 8-15 20-26 34-35s30-12 47-12c16 0 33 4 47 12 15 9 27 20 35 35 8 14 12 30 12 47z">
          <text:p/>
        </draw:path>
        <draw:path draw:style-name="gr4" draw:text-style-name="P2" draw:layer="layout" svg:width="0.188cm" svg:height="0.188cm" svg:x="31.735cm" svg:y="15.662cm" svg:viewBox="0 0 189 189" svg:d="M189 94c0 17-5 33-13 48-8 14-20 26-34 34-15 8-31 13-47 13-17 0-32-5-47-13s-27-20-35-34c-8-15-13-31-13-48 0-16 5-32 13-47 8-14 20-26 35-34s30-13 47-13c16 0 32 5 47 13 14 8 26 20 34 34 8 15 13 31 13 47z">
          <text:p/>
        </draw:path>
        <draw:path draw:style-name="gr3" draw:text-style-name="P3" draw:layer="layout" svg:width="0.188cm" svg:height="0.188cm" svg:x="31.735cm" svg:y="15.662cm" svg:viewBox="0 0 189 189" svg:d="M189 94c0 17-5 33-13 48-8 14-20 26-34 34-15 8-31 13-47 13-17 0-32-5-47-13s-27-20-35-34c-8-15-13-32-13-48 0-17 5-32 13-47 8-14 20-26 35-34s30-13 47-13c16 0 32 5 47 13 14 8 26 19 34 34 8 14 13 31 13 47z">
          <text:p/>
        </draw:path>
        <draw:path draw:style-name="gr4" draw:text-style-name="P2" draw:layer="layout" svg:width="0.187cm" svg:height="0.187cm" svg:x="31.446cm" svg:y="16.394cm" svg:viewBox="0 0 188 188" svg:d="M188 94c0 17-4 32-13 47s-20 26-34 35c-14 8-31 12-47 12-17 0-33-4-47-12-15-9-27-21-35-35-8-15-12-30-12-47 0-16 4-33 12-47s20-25 35-34 30-13 47-13c16 0 33 4 47 13s26 20 34 34c9 14 13 31 13 47z">
          <text:p/>
        </draw:path>
        <draw:path draw:style-name="gr3" draw:text-style-name="P3" draw:layer="layout" svg:width="0.187cm" svg:height="0.187cm" svg:x="31.446cm" svg:y="16.394cm" svg:viewBox="0 0 188 188" svg:d="M188 94c0 17-4 32-13 47s-20 26-34 35c-14 8-31 12-47 12-17 0-33-4-47-12-15-9-27-21-35-35-8-15-12-31-12-47 0-17 4-33 12-47s20-26 35-34c14-9 30-13 47-13 16 0 33 4 47 13s25 20 34 34c8 14 13 31 13 47z">
          <text:p/>
        </draw:path>
        <draw:path draw:style-name="gr4" draw:text-style-name="P2" draw:layer="layout" svg:width="0.187cm" svg:height="0.188cm" svg:x="38.977cm" svg:y="21.894cm" svg:viewBox="0 0 188 189" svg:d="M188 94c0 17-4 32-12 47-9 14-21 27-35 35s-31 13-47 13c-17 0-33-5-47-13s-25-20-34-35-13-30-13-47c0-16 4-32 13-47 8-14 20-26 34-34s31-13 47-13c17 0 33 5 47 13s26 20 35 34c8 15 12 31 12 47z">
          <text:p/>
        </draw:path>
        <draw:path draw:style-name="gr3" draw:text-style-name="P3" draw:layer="layout" svg:width="0.187cm" svg:height="0.188cm" svg:x="38.977cm" svg:y="21.894cm" svg:viewBox="0 0 188 189" svg:d="M188 94c0 16-4 32-12 47-9 14-21 27-35 35s-31 13-47 13c-17 0-33-5-47-13s-25-20-34-35-13-31-13-47c0-17 4-33 13-47 9-15 20-26 34-34s30-13 47-13c16 0 33 5 47 13s26 19 35 34 12 30 12 47z">
          <text:p/>
        </draw:path>
        <draw:path draw:style-name="gr4" draw:text-style-name="P2" draw:layer="layout" svg:width="0.187cm" svg:height="0.187cm" svg:x="47.341cm" svg:y="11.144cm" svg:viewBox="0 0 188 188" svg:d="M188 94c0 16-4 33-12 47-9 14-21 25-35 34-14 8-30 13-47 13s-33-5-47-13c-14-9-26-20-35-34s-12-31-12-47c0-17 4-33 12-47 9-14 21-26 35-35s30-12 47-12 33 3 47 12 26 21 35 35c8 14 12 30 12 47z">
          <text:p/>
        </draw:path>
        <draw:path draw:style-name="gr3" draw:text-style-name="P3" draw:layer="layout" svg:width="0.187cm" svg:height="0.187cm" svg:x="47.341cm" svg:y="11.144cm" svg:viewBox="0 0 188 188" svg:d="M188 94c0 16-4 33-12 47-9 14-21 25-35 34-14 8-30 13-47 13s-33-5-47-13c-14-9-26-20-35-34s-12-31-12-47c0-17 3-33 12-47s21-26 35-35 30-12 47-12 33 3 47 12 26 21 35 35c8 14 12 30 12 47z">
          <text:p/>
        </draw:path>
        <draw:path draw:style-name="gr4" draw:text-style-name="P2" draw:layer="layout" svg:width="0.188cm" svg:height="0.187cm" svg:x="31.636cm" svg:y="17.609cm" svg:viewBox="0 0 189 188" svg:d="M189 94c0 17-5 32-13 47-8 14-19 26-34 35s-31 12-47 12c-17 0-33-4-47-12-15-9-27-21-35-35-8-15-13-30-13-47 0-16 5-33 13-47s20-25 35-34 30-13 47-13c16 0 32 4 47 13 14 8 26 20 34 34s13 31 13 47z">
          <text:p/>
        </draw:path>
        <draw:path draw:style-name="gr3" draw:text-style-name="P3" draw:layer="layout" svg:width="0.188cm" svg:height="0.187cm" svg:x="31.636cm" svg:y="17.609cm" svg:viewBox="0 0 189 188" svg:d="M189 94c0 17-5 32-13 47-8 14-19 26-34 35s-31 12-47 12c-17 0-33-4-47-12-15-9-27-21-35-35-8-15-13-31-13-47 0-17 5-33 13-47s20-25 35-34 30-13 47-13c16 0 32 4 47 13 14 8 26 20 34 34s13 31 13 47z">
          <text:p/>
        </draw:path>
        <draw:path draw:style-name="gr4" draw:text-style-name="P2" draw:layer="layout" svg:width="0.187cm" svg:height="0.187cm" svg:x="32.375cm" svg:y="16.97cm" svg:viewBox="0 0 188 188" svg:d="M188 94c0 16-4 33-12 47s-20 25-35 34-31 13-47 13c-17 0-33-5-47-13-15-9-25-20-34-34s-13-31-13-47c0-17 4-33 13-47 8-14 19-26 34-35s31-12 47-12c17 0 32 3 47 12 14 8 27 21 35 35s12 30 12 47z">
          <text:p/>
        </draw:path>
        <draw:path draw:style-name="gr3" draw:text-style-name="P3" draw:layer="layout" svg:width="0.187cm" svg:height="0.187cm" svg:x="32.375cm" svg:y="16.97cm" svg:viewBox="0 0 188 188" svg:d="M188 94c0 16-4 33-12 47s-20 25-35 34-31 13-47 13c-17 0-33-5-47-13-15-9-25-20-34-34s-13-31-13-47c0-17 4-33 13-47s20-26 34-35c15-8 31-12 47-12 17 0 33 4 47 12 15 9 27 21 35 35s12 30 12 47z">
          <text:p/>
        </draw:path>
        <draw:path draw:style-name="gr4" draw:text-style-name="P2" draw:layer="layout" svg:width="0.187cm" svg:height="0.187cm" svg:x="35.704cm" svg:y="25.76cm" svg:viewBox="0 0 188 188" svg:d="M188 94c0 17-4 32-13 47s-20 27-34 35-31 12-47 12c-17 0-33-4-47-12s-26-21-35-35c-9-15-12-30-12-47 0-16 4-32 12-47 9-14 21-25 35-34s30-13 47-13c16 0 33 4 47 13s26 20 34 34c9 15 13 31 13 47z">
          <text:p/>
        </draw:path>
        <draw:path draw:style-name="gr3" draw:text-style-name="P3" draw:layer="layout" svg:width="0.187cm" svg:height="0.187cm" svg:x="35.704cm" svg:y="25.76cm" svg:viewBox="0 0 188 188" svg:d="M188 94c0 16-4 32-13 47s-20 27-34 35-31 12-47 12c-17 0-33-4-47-12s-26-21-35-35c-9-15-12-31-12-47 0-17 3-32 12-47s21-25 35-34 30-13 47-13c16 0 33 4 47 13s25 19 34 34c8 14 13 30 13 47z">
          <text:p/>
        </draw:path>
        <draw:path draw:style-name="gr4" draw:text-style-name="P2" draw:layer="layout" svg:width="0.132cm" svg:height="0.132cm" svg:x="26.032cm" svg:y="9.885cm" svg:viewBox="0 0 133 133" svg:d="M133 67c0 11-3 23-9 33s-14 19-24 25c-10 5-22 8-33 8-12 0-24-3-34-8-10-6-18-15-24-25s-9-22-9-33c0-12 3-23 9-34 6-10 14-18 24-24s22-9 34-9c11 0 23 3 33 9s18 14 24 24c6 11 9 22 9 34z">
          <text:p/>
        </draw:path>
        <draw:path draw:style-name="gr3" draw:text-style-name="P3" draw:layer="layout" svg:width="0.132cm" svg:height="0.132cm" svg:x="26.032cm" svg:y="9.885cm" svg:viewBox="0 0 133 133" svg:d="M133 67c0 11-3 23-9 33s-14 19-24 25c-10 5-22 8-33 8-12 0-24-3-34-8-10-6-18-15-24-25s-9-22-9-33c0-12 3-23 9-34s14-18 24-24 22-9 34-9c11 0 23 3 33 9s18 13 24 24 9 22 9 34z">
          <text:p/>
        </draw:path>
        <draw:path draw:style-name="gr4" draw:text-style-name="P2" draw:layer="layout" svg:width="0.132cm" svg:height="0.132cm" svg:x="25.984cm" svg:y="10.03cm" svg:viewBox="0 0 133 133" svg:d="M133 66c0 12-3 24-9 34s-14 18-24 24-22 9-33 9c-12 0-24-3-34-9s-18-14-24-24-9-22-9-34c0-11 3-23 9-33s14-18 24-24 22-9 34-9c11 0 23 3 33 9s18 14 24 24 9 22 9 33z">
          <text:p/>
        </draw:path>
        <draw:path draw:style-name="gr3" draw:text-style-name="P3" draw:layer="layout" svg:width="0.132cm" svg:height="0.132cm" svg:x="25.984cm" svg:y="10.03cm" svg:viewBox="0 0 133 133" svg:d="M133 66c0 11-3 24-9 34s-14 18-24 24-22 9-33 9c-12 0-24-3-34-9s-18-14-24-24-9-23-9-34c0-12 3-23 9-33s14-18 24-24 22-9 34-9c11 0 23 3 33 9s18 14 24 24 9 21 9 33z">
          <text:p/>
        </draw:path>
        <draw:path draw:style-name="gr4" draw:text-style-name="P2" draw:layer="layout" svg:width="0.132cm" svg:height="0.132cm" svg:x="26.761cm" svg:y="10.734cm" svg:viewBox="0 0 133 133" svg:d="M133 67c0 11-3 23-9 33s-14 18-24 24c-10 5-22 9-33 9-12 0-23-4-34-9-11-6-18-14-24-24s-9-22-9-33c0-12 3-23 9-34 6-10 13-18 24-24s22-9 34-9c11 0 23 3 33 9s19 14 24 24c6 11 9 22 9 34z">
          <text:p/>
        </draw:path>
        <draw:path draw:style-name="gr3" draw:text-style-name="P3" draw:layer="layout" svg:width="0.132cm" svg:height="0.132cm" svg:x="26.761cm" svg:y="10.734cm" svg:viewBox="0 0 133 133" svg:d="M133 67c0 11-3 23-9 33s-14 18-24 24c-10 5-22 9-33 9-12 0-23-4-34-9-11-6-18-14-24-24s-9-22-9-33c0-12 3-23 9-34s13-18 24-24 22-9 34-9c11 0 23 3 33 9s18 13 24 24c5 11 9 22 9 34z">
          <text:p/>
        </draw:path>
        <draw:path draw:style-name="gr4" draw:text-style-name="P2" draw:layer="layout" svg:width="0.187cm" svg:height="0.187cm" svg:x="47.981cm" svg:y="12.119cm" svg:viewBox="0 0 188 188" svg:d="M188 94c0 16-4 33-12 47-9 14-20 25-35 34s-31 13-47 13c-17 0-33-5-47-13-14-9-25-20-34-34s-13-31-13-47c0-17 4-33 13-47 8-14 20-26 34-35s31-12 47-12c17 0 32 3 47 12 14 8 26 21 35 35 8 14 12 30 12 47z">
          <text:p/>
        </draw:path>
        <draw:path draw:style-name="gr3" draw:text-style-name="P3" draw:layer="layout" svg:width="0.187cm" svg:height="0.187cm" svg:x="47.981cm" svg:y="12.119cm" svg:viewBox="0 0 188 188" svg:d="M188 94c0 16-4 33-12 47-9 14-20 25-35 34s-31 13-47 13c-17 0-33-5-47-13-14-9-25-20-34-34s-13-31-13-47c0-17 4-33 13-47s20-26 34-35 30-12 47-12c16 0 32 3 47 12 14 8 26 21 35 35 8 14 12 30 12 47z">
          <text:p/>
        </draw:path>
        <draw:path draw:style-name="gr4" draw:text-style-name="P2" draw:layer="layout" svg:width="0.132cm" svg:height="0.132cm" svg:x="52.496cm" svg:y="9.751cm" svg:viewBox="0 0 133 133" svg:d="M133 66c0 12-2 24-8 34s-15 18-25 24-21 9-33 9-22-3-33-9-19-14-25-24-9-22-9-34c0-11 3-23 9-33s14-18 25-24 21-9 33-9 23 3 33 9 19 14 25 24c5 10 8 22 8 33z">
          <text:p/>
        </draw:path>
        <draw:path draw:style-name="gr3" draw:text-style-name="P3" draw:layer="layout" svg:width="0.132cm" svg:height="0.132cm" svg:x="52.496cm" svg:y="9.751cm" svg:viewBox="0 0 133 133" svg:d="M133 66c0 11-2 24-8 34s-15 18-25 24-21 9-33 9-22-3-33-9-19-14-25-24-9-23-9-34c0-12 3-23 9-33s14-18 25-24 21-9 33-9 23 3 33 9 19 14 25 24 8 21 8 33z">
          <text:p/>
        </draw:path>
        <draw:path draw:style-name="gr4" draw:text-style-name="P2" draw:layer="layout" svg:width="0.133cm" svg:height="0.132cm" svg:x="51.635cm" svg:y="10.757cm" svg:viewBox="0 0 134 133" svg:d="M134 66c0 12-3 23-9 34-6 10-14 18-25 24s-21 9-33 9-23-3-33-9-19-13-25-24-9-22-9-34c0-11 4-23 9-33 6-10 15-18 25-24s21-9 33-9 22 3 33 9 19 14 25 24 9 22 9 33z">
          <text:p/>
        </draw:path>
        <draw:path draw:style-name="gr3" draw:text-style-name="P3" draw:layer="layout" svg:width="0.133cm" svg:height="0.132cm" svg:x="51.635cm" svg:y="10.757cm" svg:viewBox="0 0 134 133" svg:d="M134 66c0 11-3 23-9 34-6 10-14 18-25 24s-21 9-33 9-23-3-33-9-19-13-25-24-9-23-9-34c0-12 3-23 9-33s15-18 25-24 21-9 33-9 22 3 33 9 19 14 25 24 9 21 9 33z">
          <text:p/>
        </draw:path>
        <draw:path draw:style-name="gr4" draw:text-style-name="P2" draw:layer="layout" svg:width="0.188cm" svg:height="0.188cm" svg:x="45.164cm" svg:y="15.353cm" svg:viewBox="0 0 189 189" svg:d="M189 94c0 17-5 33-13 48-8 14-20 26-34 34-15 8-31 13-47 13-17 0-33-5-48-13s-26-20-34-34c-8-15-13-31-13-48 0-16 5-32 13-47 8-14 19-26 34-34s31-13 48-13c16 0 32 5 47 13 14 8 26 20 34 34 8 15 13 31 13 47z">
          <text:p/>
        </draw:path>
        <draw:path draw:style-name="gr3" draw:text-style-name="P3" draw:layer="layout" svg:width="0.188cm" svg:height="0.188cm" svg:x="45.164cm" svg:y="15.353cm" svg:viewBox="0 0 189 189" svg:d="M189 94c0 16-5 33-13 48-8 14-20 26-34 34-15 8-31 13-47 13-17 0-33-5-48-13s-26-20-34-34c-8-15-13-32-13-48 0-17 5-33 13-47 8-15 19-26 34-34s31-13 48-13c16 0 32 5 47 13 14 8 26 19 34 34 8 14 13 30 13 47z">
          <text:p/>
        </draw:path>
        <draw:path draw:style-name="gr4" draw:text-style-name="P2" draw:layer="layout" svg:width="0.187cm" svg:height="0.188cm" svg:x="35.393cm" svg:y="19.721cm" svg:viewBox="0 0 188 189" svg:d="M188 95c0 16-3 32-12 47s-21 26-35 34-30 13-47 13-33-5-47-13-26-19-35-34-12-31-12-47c0-17 4-33 12-48 9-14 21-26 35-34s30-13 47-13 33 5 47 13 26 20 35 34c8 15 12 31 12 48z">
          <text:p/>
        </draw:path>
        <draw:path draw:style-name="gr3" draw:text-style-name="P3" draw:layer="layout" svg:width="0.187cm" svg:height="0.188cm" svg:x="35.393cm" svg:y="19.721cm" svg:viewBox="0 0 188 189" svg:d="M188 95c0 16-3 32-12 47s-21 26-35 34-30 13-47 13-33-5-47-13-26-19-35-34-12-31-12-47c0-17 3-33 12-48s21-26 35-34 30-13 47-13 33 5 47 13 26 19 35 34 12 31 12 48z">
          <text:p/>
        </draw:path>
        <draw:path draw:style-name="gr4" draw:text-style-name="P2" draw:layer="layout" svg:width="0.187cm" svg:height="0.187cm" svg:x="43.638cm" svg:y="19.273cm" svg:viewBox="0 0 188 188" svg:d="M188 94c0 17-4 32-12 47-9 14-21 26-35 35-15 8-31 12-47 12-17 0-33-4-47-12-14-9-25-20-34-35s-13-30-13-47c0-16 4-33 13-47 8-14 20-25 34-34s31-13 47-13c17 0 32 4 47 13s26 20 35 34c8 14 12 31 12 47z">
          <text:p/>
        </draw:path>
        <draw:path draw:style-name="gr3" draw:text-style-name="P3" draw:layer="layout" svg:width="0.187cm" svg:height="0.187cm" svg:x="43.638cm" svg:y="19.273cm" svg:viewBox="0 0 188 188" svg:d="M188 94c0 16-4 32-12 47-9 14-21 26-35 35-15 8-31 12-47 12-17 0-33-4-47-12-14-9-25-20-34-35s-13-31-13-47c0-17 4-33 13-47s20-25 34-34 30-13 47-13c16 0 32 4 47 13s26 20 35 34c8 14 12 30 12 47z">
          <text:p/>
        </draw:path>
        <draw:path draw:style-name="gr4" draw:text-style-name="P2" draw:layer="layout" svg:width="0.187cm" svg:height="0.187cm" svg:x="48.39cm" svg:y="13.489cm" svg:viewBox="0 0 188 188" svg:d="M188 94c0 17-5 33-13 47-9 14-20 26-34 35-14 8-31 12-47 12-17 0-33-4-47-12-15-9-26-21-35-35s-12-30-12-47c0-16 4-33 12-47 9-14 20-25 35-34s30-13 47-13c16 0 33 4 47 13s26 20 34 34c9 14 13 31 13 47z">
          <text:p/>
        </draw:path>
        <draw:path draw:style-name="gr3" draw:text-style-name="P3" draw:layer="layout" svg:width="0.187cm" svg:height="0.187cm" svg:x="48.39cm" svg:y="13.489cm" svg:viewBox="0 0 188 188" svg:d="M188 94c0 16-5 33-13 47-9 14-20 26-34 35-14 8-31 12-47 12-17 0-33-4-47-12-15-9-26-21-35-35s-12-31-12-47c0-17 3-33 12-47s20-25 35-34 30-13 47-13c16 0 33 4 47 13s25 20 34 34c8 14 13 30 13 47z">
          <text:p/>
        </draw:path>
        <draw:path draw:style-name="gr4" draw:text-style-name="P2" draw:layer="layout" svg:width="0.187cm" svg:height="0.187cm" svg:x="31.871cm" svg:y="16.593cm" svg:viewBox="0 0 188 188" svg:d="M188 94c0 17-4 33-12 47-9 14-21 26-35 35-15 8-31 12-47 12-17 0-33-4-47-12-14-9-25-21-34-35s-13-30-13-47c0-16 4-33 13-47 8-14 20-26 34-35s31-12 47-12c17 0 32 3 47 12 14 8 26 21 35 35 8 14 12 31 12 47z">
          <text:p/>
        </draw:path>
        <draw:path draw:style-name="gr3" draw:text-style-name="P3" draw:layer="layout" svg:width="0.187cm" svg:height="0.187cm" svg:x="31.871cm" svg:y="16.593cm" svg:viewBox="0 0 188 188" svg:d="M188 94c0 17-4 33-12 47-9 14-21 26-35 35-15 8-31 12-47 12-17 0-33-4-47-12-14-9-25-21-34-35s-13-31-13-47c0-17 4-33 13-47s20-26 34-35c14-8 31-12 47-12 17 0 33 4 47 12 15 9 26 21 35 35 8 14 12 31 12 47z">
          <text:p/>
        </draw:path>
        <draw:path draw:style-name="gr4" draw:text-style-name="P2" draw:layer="layout" svg:width="0.187cm" svg:height="0.187cm" svg:x="29.117cm" svg:y="21.645cm" svg:viewBox="0 0 188 188" svg:d="M188 94c0 17-5 33-13 47-9 14-20 26-34 35-14 8-31 12-47 12-17 0-33-4-47-12-15-9-27-21-35-35s-12-30-12-47c0-16 4-33 12-47s20-25 35-34 30-13 47-13c16 0 33 4 47 13s26 20 34 34c9 14 13 31 13 47z">
          <text:p/>
        </draw:path>
        <draw:path draw:style-name="gr3" draw:text-style-name="P3" draw:layer="layout" svg:width="0.187cm" svg:height="0.187cm" svg:x="29.117cm" svg:y="21.645cm" svg:viewBox="0 0 188 188" svg:d="M188 94c0 16-5 33-13 47-9 14-20 26-34 35-14 8-31 12-47 12-17 0-33-4-47-12-15-9-27-21-35-35s-12-31-12-47c0-17 4-33 12-47s20-25 35-34 30-13 47-13c16 0 33 4 47 13s25 20 34 34c8 14 13 30 13 47z">
          <text:p/>
        </draw:path>
        <draw:path draw:style-name="gr4" draw:text-style-name="P2" draw:layer="layout" svg:width="0.187cm" svg:height="0.187cm" svg:x="32.188cm" svg:y="16.446cm" svg:viewBox="0 0 188 188" svg:d="M188 94c0 17-4 32-12 47-9 14-21 26-35 35-14 8-30 12-47 12s-33-4-47-12c-14-9-26-21-35-35-9-15-12-30-12-47 0-16 4-33 12-47 9-14 21-25 35-34s30-13 47-13 33 4 47 13 26 20 35 34c8 14 12 31 12 47z">
          <text:p/>
        </draw:path>
        <draw:path draw:style-name="gr3" draw:text-style-name="P3" draw:layer="layout" svg:width="0.187cm" svg:height="0.187cm" svg:x="32.188cm" svg:y="16.446cm" svg:viewBox="0 0 188 188" svg:d="M188 94c0 17-4 32-12 47-9 14-21 26-35 35-14 8-30 12-47 12s-33-4-47-12c-14-9-26-21-35-35-9-15-12-31-12-47 0-17 3-33 12-47s21-26 35-34c14-9 30-13 47-13s33 4 47 13 26 20 35 34c8 14 12 31 12 47z">
          <text:p/>
        </draw:path>
        <draw:path draw:style-name="gr4" draw:text-style-name="P2" draw:layer="layout" svg:width="0.187cm" svg:height="0.187cm" svg:x="32.012cm" svg:y="26.116cm" svg:viewBox="0 0 188 188" svg:d="M188 94c0 17-4 32-12 47-9 14-21 27-35 35s-30 12-47 12-33-4-47-12-26-21-35-35c-9-15-12-30-12-47 0-16 4-32 12-47 9-14 21-25 35-34s30-13 47-13 33 4 47 13 26 20 35 34c8 15 12 31 12 47z">
          <text:p/>
        </draw:path>
        <draw:path draw:style-name="gr3" draw:text-style-name="P3" draw:layer="layout" svg:width="0.187cm" svg:height="0.187cm" svg:x="32.012cm" svg:y="26.116cm" svg:viewBox="0 0 188 188" svg:d="M188 94c0 16-4 32-12 47-9 14-21 27-35 35s-30 12-47 12-33-4-47-12-26-21-35-35c-9-15-12-31-12-47 0-17 3-32 12-47s21-25 35-34 30-13 47-13 33 4 47 13 26 19 35 34 12 30 12 47z">
          <text:p/>
        </draw:path>
        <draw:path draw:style-name="gr4" draw:text-style-name="P2" draw:layer="layout" svg:width="0.187cm" svg:height="0.187cm" svg:x="35.685cm" svg:y="23.598cm" svg:viewBox="0 0 188 188" svg:d="M188 94c0 17-4 32-12 47-9 14-21 26-35 35-15 8-31 12-47 12-17 0-33-4-47-12-14-9-25-20-34-35s-13-30-13-47c0-16 4-33 13-47 8-14 20-25 34-34s31-13 47-13c17 0 32 4 47 13s26 20 35 34c8 14 12 31 12 47z">
          <text:p/>
        </draw:path>
        <draw:path draw:style-name="gr3" draw:text-style-name="P3" draw:layer="layout" svg:width="0.187cm" svg:height="0.187cm" svg:x="35.685cm" svg:y="23.598cm" svg:viewBox="0 0 188 188" svg:d="M188 94c0 16-4 32-12 47-9 14-21 26-35 35-15 8-31 12-47 12-17 0-33-4-47-12-14-9-25-20-34-35s-13-31-13-47c0-17 4-33 13-47s20-25 34-34 30-13 47-13c16 0 32 4 47 13s26 20 35 34c8 14 12 30 12 47z">
          <text:p/>
        </draw:path>
        <draw:path draw:style-name="gr4" draw:text-style-name="P2" draw:layer="layout" svg:width="0.188cm" svg:height="0.187cm" svg:x="46.476cm" svg:y="17.448cm" svg:viewBox="0 0 189 188" svg:d="M189 94c0 16-5 33-13 47s-20 25-34 34c-15 8-31 13-47 13-17 0-32-4-47-13s-27-20-35-34-13-31-13-47c0-17 5-33 13-47 8-15 20-27 35-35 14-9 30-12 47-12 16 0 32 3 47 12s26 20 34 35c8 14 13 30 13 47z">
          <text:p/>
        </draw:path>
        <draw:path draw:style-name="gr3" draw:text-style-name="P3" draw:layer="layout" svg:width="0.188cm" svg:height="0.187cm" svg:x="46.476cm" svg:y="17.448cm" svg:viewBox="0 0 189 188" svg:d="M189 94c0 16-5 33-13 47s-20 25-34 34c-15 8-31 13-47 13-17 0-32-4-47-13s-27-20-35-34-13-31-13-47c0-17 5-33 13-47 8-15 20-27 35-35 14-9 30-12 47-12 16 0 32 4 47 12 14 9 26 20 34 35 8 14 13 30 13 47z">
          <text:p/>
        </draw:path>
        <draw:path draw:style-name="gr4" draw:text-style-name="P2" draw:layer="layout" svg:width="0.187cm" svg:height="0.187cm" svg:x="51.525cm" svg:y="11.496cm" svg:viewBox="0 0 188 188" svg:d="M188 94c0 16-5 33-13 47-9 14-20 25-34 34-14 8-31 13-47 13-17 0-33-5-47-13-14-9-26-20-35-34s-12-31-12-47c0-17 4-33 12-47 9-14 21-26 35-35s30-12 47-12c16 0 33 3 47 12s26 21 34 35c9 14 13 30 13 47z">
          <text:p/>
        </draw:path>
        <draw:path draw:style-name="gr3" draw:text-style-name="P3" draw:layer="layout" svg:width="0.187cm" svg:height="0.187cm" svg:x="51.525cm" svg:y="11.496cm" svg:viewBox="0 0 188 188" svg:d="M188 94c0 16-5 33-13 47-9 14-20 25-34 34-14 8-31 13-47 13-17 0-33-5-47-13-14-9-26-20-35-34s-12-31-12-47c0-17 3-33 12-47s21-26 35-35 30-12 47-12c16 0 33 3 47 12s25 21 34 35c8 14 13 30 13 47z">
          <text:p/>
        </draw:path>
        <draw:path draw:style-name="gr4" draw:text-style-name="P2" draw:layer="layout" svg:width="0.187cm" svg:height="0.187cm" svg:x="25.831cm" svg:y="11.11cm" svg:viewBox="0 0 188 188" svg:d="M188 94c0 16-5 32-13 47-9 14-20 25-34 34-14 8-31 13-47 13-17 0-32-4-47-13s-26-19-35-34-12-31-12-47c0-17 4-33 12-47 9-15 20-27 35-35s30-12 47-12c16 0 33 4 47 12s26 20 34 35c9 14 13 30 13 47z">
          <text:p/>
        </draw:path>
        <draw:path draw:style-name="gr3" draw:text-style-name="P3" draw:layer="layout" svg:width="0.187cm" svg:height="0.187cm" svg:x="25.831cm" svg:y="11.11cm" svg:viewBox="0 0 188 188" svg:d="M188 94c0 16-5 32-13 47-9 14-20 25-34 34-14 8-31 13-47 13-17 0-32-4-47-13s-26-19-35-34-12-31-12-47c0-17 3-33 12-47 9-15 20-27 35-35s30-12 47-12c16 0 33 4 47 12s25 20 34 35 13 30 13 47z">
          <text:p/>
        </draw:path>
        <draw:path draw:style-name="gr4" draw:text-style-name="P2" draw:layer="layout" svg:width="0.188cm" svg:height="0.187cm" svg:x="49.668cm" svg:y="11.237cm" svg:viewBox="0 0 189 188" svg:d="M189 94c0 17-5 32-13 47-8 14-21 26-35 35-15 8-31 12-47 12-17 0-32-3-47-12s-26-21-34-35c-8-15-13-30-13-47 0-16 5-33 13-47s19-26 34-34c14-9 31-13 47-13 17 0 32 4 47 13s27 20 35 34 13 31 13 47z">
          <text:p/>
        </draw:path>
        <draw:path draw:style-name="gr3" draw:text-style-name="P3" draw:layer="layout" svg:width="0.188cm" svg:height="0.187cm" svg:x="49.668cm" svg:y="11.237cm" svg:viewBox="0 0 189 188" svg:d="M189 94c0 16-5 32-13 47-8 14-21 26-35 35-15 8-31 12-47 12-17 0-32-3-47-12s-26-21-34-35c-8-15-13-31-13-47 0-17 5-33 13-47s19-26 34-34c14-9 30-13 47-13 16 0 32 4 47 13s27 20 35 34 13 30 13 47z">
          <text:p/>
        </draw:path>
        <draw:path draw:style-name="gr4" draw:text-style-name="P2" draw:layer="layout" svg:width="0.133cm" svg:height="0.133cm" svg:x="51.023cm" svg:y="10.512cm" svg:viewBox="0 0 134 134" svg:d="M134 67c0 12-3 22-9 33-6 10-15 19-25 25s-21 9-33 9-23-3-33-9-19-15-25-25c-6-11-9-21-9-33s3-23 9-33 15-19 25-25 21-9 33-9 23 3 33 9 19 15 25 25 9 21 9 33z">
          <text:p/>
        </draw:path>
        <draw:path draw:style-name="gr3" draw:text-style-name="P3" draw:layer="layout" svg:width="0.133cm" svg:height="0.133cm" svg:x="51.023cm" svg:y="10.512cm" svg:viewBox="0 0 134 134" svg:d="M134 67c0 12-3 22-9 33-6 10-15 19-25 25s-21 9-33 9-23-3-33-9-19-15-25-25c-6-11-9-21-9-33s3-23 9-33 15-19 25-25 21-9 33-9 23 3 33 9 19 15 25 25 9 21 9 33z">
          <text:p/>
        </draw:path>
        <draw:path draw:style-name="gr4" draw:text-style-name="P2" draw:layer="layout" svg:width="0.132cm" svg:height="0.132cm" svg:x="45.09cm" svg:y="13.84cm" svg:viewBox="0 0 133 133" svg:d="M133 67c0 11-2 23-8 33s-15 18-25 24c-10 5-21 9-33 9s-23-4-34-9c-11-6-18-14-24-24s-9-22-9-33c0-12 3-24 9-34s13-18 24-24 22-9 34-9 23 3 33 9 19 14 25 24c5 10 8 22 8 34z">
          <text:p/>
        </draw:path>
        <draw:path draw:style-name="gr3" draw:text-style-name="P3" draw:layer="layout" svg:width="0.132cm" svg:height="0.132cm" svg:x="45.09cm" svg:y="13.84cm" svg:viewBox="0 0 133 133" svg:d="M133 67c0 11-2 23-8 33s-15 18-25 24c-10 5-21 9-33 9s-23-4-34-9c-11-6-18-14-24-24s-9-22-9-33c0-12 3-24 9-34s13-18 24-24 22-9 34-9 23 3 33 9 19 14 25 24 8 22 8 34z">
          <text:p/>
        </draw:path>
        <draw:path draw:style-name="gr4" draw:text-style-name="P2" draw:layer="layout" svg:width="0.132cm" svg:height="0.133cm" svg:x="44.93cm" svg:y="13.604cm" svg:viewBox="0 0 133 134" svg:d="M133 67c0 12-3 23-9 33s-13 19-24 25-23 9-34 9c-12 0-23-4-33-9-10-6-18-15-24-25s-9-21-9-33 3-23 9-33c5-11 14-19 24-25s22-9 33-9c12 0 23 3 34 9s18 14 24 25c6 10 9 21 9 33z">
          <text:p/>
        </draw:path>
        <draw:path draw:style-name="gr3" draw:text-style-name="P3" draw:layer="layout" svg:width="0.132cm" svg:height="0.133cm" svg:x="44.93cm" svg:y="13.604cm" svg:viewBox="0 0 133 134" svg:d="M133 67c0 12-3 23-9 33s-13 19-24 25-23 9-34 9c-12 0-23-4-33-9-10-6-18-15-24-25s-9-21-9-33 3-22 9-33 14-19 24-25 21-9 33-9c11 0 23 3 34 9s18 14 24 25 9 21 9 33z">
          <text:p/>
        </draw:path>
        <draw:path draw:style-name="gr4" draw:text-style-name="P2" draw:layer="layout" svg:width="0.132cm" svg:height="0.133cm" svg:x="26.786cm" svg:y="10.329cm" svg:viewBox="0 0 133 134" svg:d="M133 67c0 12-3 23-9 33s-14 19-24 25-23 9-34 9c-12 0-23-3-33-9s-18-15-24-25-9-21-9-33 3-23 9-33 14-19 24-25 22-9 33-9c12 0 24 3 34 9s18 15 24 25 9 21 9 33z">
          <text:p/>
        </draw:path>
        <draw:path draw:style-name="gr3" draw:text-style-name="P3" draw:layer="layout" svg:width="0.132cm" svg:height="0.133cm" svg:x="26.786cm" svg:y="10.329cm" svg:viewBox="0 0 133 134" svg:d="M133 67c0 12-3 23-9 33s-14 19-24 25-23 9-34 9c-12 0-23-3-33-9s-18-15-24-25-9-21-9-33 3-23 9-33 14-19 24-25 21-9 33-9c11 0 24 3 34 9s18 15 24 25 9 21 9 33z">
          <text:p/>
        </draw:path>
        <draw:path draw:style-name="gr4" draw:text-style-name="P2" draw:layer="layout" svg:width="0.133cm" svg:height="0.132cm" svg:x="26.709cm" svg:y="10.552cm" svg:viewBox="0 0 134 133" svg:d="M134 66c0 12-3 23-9 34-6 10-15 18-25 24s-21 9-33 9-23-3-33-9-19-14-25-24c-6-11-9-22-9-34 0-11 3-23 9-33s15-18 25-24 21-9 33-9 23 3 33 9 19 14 25 24 9 22 9 33z">
          <text:p/>
        </draw:path>
        <draw:path draw:style-name="gr3" draw:text-style-name="P3" draw:layer="layout" svg:width="0.133cm" svg:height="0.132cm" svg:x="26.709cm" svg:y="10.552cm" svg:viewBox="0 0 134 133" svg:d="M134 66c0 11-3 23-9 34-6 10-15 18-25 24s-21 9-33 9-23-3-33-9-19-14-25-24c-6-11-9-23-9-34 0-12 3-23 9-33s15-18 25-24 21-9 33-9 23 3 33 9 19 14 25 24 9 21 9 33z">
          <text:p/>
        </draw:path>
        <draw:path draw:style-name="gr4" draw:text-style-name="P2" draw:layer="layout" svg:width="0.187cm" svg:height="0.188cm" svg:x="31.762cm" svg:y="16.826cm" svg:viewBox="0 0 188 189" svg:d="M188 95c0 16-3 32-12 47s-21 26-35 34-30 13-47 13-33-5-47-13-26-19-35-34-12-31-12-47c0-17 4-33 12-48 9-14 21-26 35-34s30-13 47-13 33 5 47 13 26 20 35 34c8 15 12 31 12 48z">
          <text:p/>
        </draw:path>
        <draw:path draw:style-name="gr3" draw:text-style-name="P3" draw:layer="layout" svg:width="0.187cm" svg:height="0.188cm" svg:x="31.762cm" svg:y="16.826cm" svg:viewBox="0 0 188 189" svg:d="M188 95c0 16-3 32-12 47s-21 26-35 34-30 13-47 13-33-5-47-13-26-19-35-34-12-31-12-47c0-17 3-33 12-48s21-26 35-34 30-13 47-13 33 5 47 13 26 19 35 34 12 31 12 48z">
          <text:p/>
        </draw:path>
        <draw:path draw:style-name="gr4" draw:text-style-name="P2" draw:layer="layout" svg:width="0.188cm" svg:height="0.187cm" svg:x="26.119cm" svg:y="10.994cm" svg:viewBox="0 0 189 188" svg:d="M189 94c0 17-5 32-13 47-8 14-20 27-34 35-15 8-32 12-48 12-17 0-32-4-47-12s-26-21-34-35c-8-15-13-30-13-47 0-16 5-32 13-47 8-14 19-26 34-34s31-13 47-13c17 0 33 5 48 13 14 8 26 20 34 34 8 15 13 31 13 47z">
          <text:p/>
        </draw:path>
        <draw:path draw:style-name="gr3" draw:text-style-name="P3" draw:layer="layout" svg:width="0.188cm" svg:height="0.187cm" svg:x="26.119cm" svg:y="10.994cm" svg:viewBox="0 0 189 188" svg:d="M189 94c0 16-5 32-13 47-8 14-20 27-34 35-15 8-32 12-48 12-17 0-32-4-47-12s-26-21-34-35c-8-15-13-31-13-47 0-17 5-33 13-47 8-15 19-26 34-34s30-13 47-13c16 0 33 5 48 13 14 8 26 19 34 34 8 14 13 30 13 47z">
          <text:p/>
        </draw:path>
        <draw:path draw:style-name="gr4" draw:text-style-name="P2" draw:layer="layout" svg:width="0.187cm" svg:height="0.187cm" svg:x="49.706cm" svg:y="13.09cm" svg:viewBox="0 0 188 188" svg:d="M188 94c0 17-5 33-13 47-9 14-20 26-34 35-14 8-31 12-47 12-17 0-33-4-47-12-15-9-27-21-35-35s-12-30-12-47 4-33 12-47 20-27 35-35c14-9 30-12 47-12 16 0 33 3 47 12s26 21 34 35c9 14 13 30 13 47z">
          <text:p/>
        </draw:path>
        <draw:path draw:style-name="gr3" draw:text-style-name="P3" draw:layer="layout" svg:width="0.187cm" svg:height="0.187cm" svg:x="49.706cm" svg:y="13.09cm" svg:viewBox="0 0 188 188" svg:d="M188 94c0 17-5 33-13 47-9 14-20 26-34 35-14 8-31 12-47 12-17 0-33-4-47-12-15-9-27-21-35-35s-12-30-12-47 4-33 12-47 20-27 35-35c14-9 30-12 47-12 16 0 33 3 47 12s25 21 34 35c8 14 13 30 13 47z">
          <text:p/>
        </draw:path>
        <draw:path draw:style-name="gr4" draw:text-style-name="P2" draw:layer="layout" svg:width="0.188cm" svg:height="0.187cm" svg:x="50.807cm" svg:y="10.631cm" svg:viewBox="0 0 189 188" svg:d="M189 94c0 16-5 33-13 47s-20 25-34 34c-15 8-31 13-47 13-17 0-32-4-47-13s-27-20-35-34-13-31-13-47c0-17 5-33 13-47 8-15 20-27 35-35 14-9 30-12 47-12 16 0 32 3 47 12s26 20 34 35c8 14 13 30 13 47z">
          <text:p/>
        </draw:path>
        <draw:path draw:style-name="gr3" draw:text-style-name="P3" draw:layer="layout" svg:width="0.188cm" svg:height="0.187cm" svg:x="50.807cm" svg:y="10.631cm" svg:viewBox="0 0 189 188" svg:d="M189 94c0 16-5 33-13 47s-20 25-34 34c-15 8-31 13-47 13-17 0-32-4-47-13s-27-20-35-34-13-31-13-47c0-17 5-33 13-47 8-15 20-27 35-35 14-9 30-12 47-12 16 0 32 3 47 12s26 20 34 35c8 14 13 30 13 47z">
          <text:p/>
        </draw:path>
        <draw:polygon draw:style-name="gr6" draw:text-style-name="P1" draw:layer="layout" svg:width="0.226cm" svg:height="0.713cm" svg:x="38.799cm" svg:y="14.079cm" svg:viewBox="0 0 227 714" draw:points="147,440 132,430 135,378 127,348 128,318 115,264 93,210 49,107 5,57 0,23 20,0 83,72 106,95 135,137 179,190 194,212 168,212 182,265 197,257 213,275 205,298 224,343 227,385 219,427 195,477 194,534 202,580 198,632 181,663 150,691 111,714 91,710 93,685 122,653 144,601 140,551 143,500 148,474">
          <text:p/>
        </draw:polygon>
        <draw:polygon draw:style-name="gr6" draw:text-style-name="P1" draw:layer="layout" svg:width="0.486cm" svg:height="0.205cm" svg:x="31.517cm" svg:y="8.281cm" svg:viewBox="0 0 487 206" draw:points="487,112 482,206 445,194 370,155 89,90 3,51 0,0 43,8 140,39 263,26 425,39">
          <text:p/>
        </draw:polygon>
        <draw:polygon draw:style-name="gr6" draw:text-style-name="P1" draw:layer="layout" svg:width="0.416cm" svg:height="0.5cm" svg:x="33.375cm" svg:y="8.189cm" svg:viewBox="0 0 417 501" draw:points="257,185 346,224 378,244 364,247 262,258 170,254 117,358 117,437 88,486 30,495 9,501 0,487 35,430 82,367 90,228 107,135 189,47 252,5 382,4 403,0 417,18 408,29 310,47 273,129">
          <text:p/>
        </draw:polygon>
        <draw:polygon draw:style-name="gr6" draw:text-style-name="P1" draw:layer="layout" svg:width="0.119cm" svg:height="0.334cm" svg:x="29.929cm" svg:y="9.251cm" svg:viewBox="0 0 120 335" draw:points="59,61 62,32 85,0 116,39 120,70 117,137 109,216 75,249 93,281 100,313 86,330 65,335 19,328 0,251 32,180 58,112">
          <text:p/>
        </draw:polygon>
        <draw:polygon draw:style-name="gr6" draw:text-style-name="P1" draw:layer="layout" svg:width="0.115cm" svg:height="0.453cm" svg:x="29.869cm" svg:y="8.86cm" svg:viewBox="0 0 116 454" draw:points="110,47 84,94 97,173 116,222 111,250 82,295 92,324 92,372 81,454 69,452 25,354 13,276 14,225 0,161 8,90 30,47 76,0">
          <text:p/>
        </draw:polygon>
        <draw:polygon draw:style-name="gr6" draw:text-style-name="P1" draw:layer="layout" svg:width="0.423cm" svg:height="0.627cm" svg:x="30.543cm" svg:y="8.388cm" svg:viewBox="0 0 424 628" draw:points="375,265 404,318 399,371 418,401 424,426 365,486 336,538 311,550 233,547 174,628 148,601 99,618 61,586 32,614 0,582 15,559 56,555 82,472 90,389 162,352 199,313 247,367 245,279 240,197 244,120 310,91 330,0 347,9 365,87 380,166">
          <text:p/>
        </draw:polygon>
        <draw:polygon draw:style-name="gr6" draw:text-style-name="P1" draw:layer="layout" svg:width="0.373cm" svg:height="0.364cm" svg:x="32.562cm" svg:y="22.702cm" svg:viewBox="0 0 374 365" draw:points="344,37 374,100 352,194 277,241 224,292 272,345 190,365 175,347 96,342 31,361 0,305 39,219 54,142 54,91 127,26 216,21 278,0">
          <text:p/>
        </draw:polygon>
        <draw:polygon draw:style-name="gr6" draw:text-style-name="P1" draw:layer="layout" svg:width="0.168cm" svg:height="0.231cm" svg:x="33.987cm" svg:y="15.12cm" svg:viewBox="0 0 169 232" draw:points="0,49 79,0 158,104 169,167 157,184 145,175 135,213 81,197 60,232 35,225 42,198 22,131 27,105">
          <text:p/>
        </draw:polygon>
        <draw:polygon draw:style-name="gr6" draw:text-style-name="P1" draw:layer="layout" svg:width="0.415cm" svg:height="0.376cm" svg:x="37.249cm" svg:y="16.524cm" svg:viewBox="0 0 416 377" draw:points="391,0 416,2 403,47 373,72 271,105 141,148 121,133 127,159 91,183 93,222 59,251 90,377 8,325 0,302 15,268 3,250 29,236 25,207 73,134 174,96 257,78 309,53 352,58 350,32">
          <text:p/>
        </draw:polygon>
        <draw:polygon draw:style-name="gr6" draw:text-style-name="P1" draw:layer="layout" svg:width="0.223cm" svg:height="0.734cm" svg:x="32.163cm" svg:y="23.1cm" svg:viewBox="0 0 224 735" draw:points="175,703 130,685 150,637 116,595 108,521 34,436 0,335 31,283 4,204 57,0 90,134 75,195 98,218 86,273 106,328 68,373 166,480 165,562 224,731 201,735">
          <text:p/>
        </draw:polygon>
        <draw:polygon draw:style-name="gr6" draw:text-style-name="P1" draw:layer="layout" svg:width="0.134cm" svg:height="0.671cm" svg:x="32.711cm" svg:y="23.99cm" svg:viewBox="0 0 135 672" draw:points="129,656 123,672 83,614 55,643 37,612 44,562 18,519 27,461 0,358 49,291 61,131 25,39 42,0 104,81 97,221 135,278 85,400 86,572 111,582">
          <text:p/>
        </draw:polygon>
        <draw:polygon draw:style-name="gr6" draw:text-style-name="P1" draw:layer="layout" svg:width="0.133cm" svg:height="0.069cm" svg:x="32.832cm" svg:y="14.991cm" svg:viewBox="0 0 134 70" draw:points="134,27 126,41 111,59 55,70 22,66 0,54 22,27 28,15 43,13 65,19 83,10 119,0">
          <text:p/>
        </draw:polygon>
        <draw:polygon draw:style-name="gr6" draw:text-style-name="P1" draw:layer="layout" svg:width="0.04cm" svg:height="0.031cm" svg:x="28.052cm" svg:y="8.659cm" svg:viewBox="0 0 41 32" draw:points="0,25 10,0 41,6 31,32">
          <text:p/>
        </draw:polygon>
        <draw:polygon draw:style-name="gr6" draw:text-style-name="P1" draw:layer="layout" svg:width="0.126cm" svg:height="0.14cm" svg:x="26.025cm" svg:y="7.773cm" svg:viewBox="0 0 127 141" draw:points="0,141 12,81 69,12 127,0 127,45 57,117">
          <text:p/>
        </draw:polygon>
        <draw:polygon draw:style-name="gr6" draw:text-style-name="P1" draw:layer="layout" svg:width="0.066cm" svg:height="0.066cm" svg:x="33.557cm" svg:y="21.276cm" svg:viewBox="0 0 67 67" draw:points="13,46 0,20 33,0 67,14 57,56 36,67">
          <text:p/>
        </draw:polygon>
        <draw:polygon draw:style-name="gr6" draw:text-style-name="P1" draw:layer="layout" svg:width="0.15cm" svg:height="0.169cm" svg:x="22.214cm" svg:y="10.128cm" svg:viewBox="0 0 151 170" draw:points="52,80 75,35 99,0 109,13 125,13 151,8 146,47 88,133 85,137 27,170 5,150 0,138 10,125 17,113 40,102">
          <text:p/>
        </draw:polygon>
        <draw:polygon draw:style-name="gr6" draw:text-style-name="P1" draw:layer="layout" svg:width="0.158cm" svg:height="0.1cm" svg:x="31.941cm" svg:y="8.25cm" svg:viewBox="0 0 159 101" draw:points="0,52 6,43 22,29 69,0 104,9 113,43 135,50 137,54 149,71 159,87 146,101 136,89 125,67 109,86 99,75 66,36 31,49 14,64">
          <text:p/>
        </draw:polygon>
        <draw:polygon draw:style-name="gr6" draw:text-style-name="P1" draw:layer="layout" svg:width="0.099cm" svg:height="0.227cm" svg:x="34.277cm" svg:y="15.053cm" svg:viewBox="0 0 100 228" draw:points="84,70 90,142 100,199 77,228 32,228 7,202 27,206 48,214 31,172 17,149 4,106 0,61 4,52 23,65 27,37 35,59 45,80 54,76 69,71 57,39 34,0 55,6 66,17">
          <text:p/>
        </draw:polygon>
        <draw:polygon draw:style-name="gr6" draw:text-style-name="P1" draw:layer="layout" svg:width="0.135cm" svg:height="0.062cm" svg:x="31.384cm" svg:y="6.349cm" svg:viewBox="0 0 136 63" draw:points="55,57 30,43 0,14 67,0 73,1 136,30 95,35 70,40 67,63">
          <text:p/>
        </draw:polygon>
        <draw:polygon draw:style-name="gr6" draw:text-style-name="P1" draw:layer="layout" svg:width="0.39cm" svg:height="0.317cm" svg:x="34.073cm" svg:y="8.528cm" svg:viewBox="0 0 391 318" draw:points="12,268 0,217 1,202 85,157 81,146 69,132 61,111 122,8 128,24 130,82 140,88 199,0 246,4 250,24 229,104 237,117 390,84 391,99 146,318 134,309 152,238 26,313 17,296">
          <text:p/>
        </draw:polygon>
        <draw:polygon draw:style-name="gr6" draw:text-style-name="P1" draw:layer="layout" svg:width="0.201cm" svg:height="0.286cm" svg:x="32.936cm" svg:y="8.159cm" svg:viewBox="0 0 202 287" draw:points="142,115 180,0 198,8 202,18 159,193 2,287 0,284">
          <text:p/>
        </draw:polygon>
        <draw:polygon draw:style-name="gr6" draw:text-style-name="P1" draw:layer="layout" svg:width="0.114cm" svg:height="0.222cm" svg:x="32.471cm" svg:y="8.343cm" svg:viewBox="0 0 115 223" draw:points="102,217 71,223 39,154 25,146 0,0 10,1 33,34 30,39 12,29 28,86 75,104 93,119 115,205">
          <text:p/>
        </draw:polygon>
        <draw:polygon draw:style-name="gr6" draw:text-style-name="P1" draw:layer="layout" svg:width="0.477cm" svg:height="0.398cm" svg:x="30.062cm" svg:y="8.909cm" svg:viewBox="0 0 478 399" draw:points="240,374 130,399 102,359 143,295 232,276 154,262 105,199 47,185 17,167 0,97 50,109 124,117 148,90 118,17 126,0 157,7 185,71 236,98 291,111 363,65 417,4 426,25 424,27 403,104 468,81 478,103 445,109 405,165 378,228 339,291 287,359">
          <text:p/>
        </draw:polygon>
        <draw:polygon draw:style-name="gr6" draw:text-style-name="P1" draw:layer="layout" svg:width="0.477cm" svg:height="0.438cm" svg:x="30.073cm" svg:y="8.495cm" svg:viewBox="0 0 478 439" draw:points="456,379 415,439 406,418 367,389 363,366 312,328 354,335 341,290 311,253 264,207 216,182 130,182 54,148 11,89 3,65 0,35 13,5 25,0 98,1 129,13 157,28 220,41 278,86 351,141 421,224 426,211 380,116 399,111 426,163 478,245 462,305">
          <text:p/>
        </draw:polygon>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svg:font-family="'Droid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Source Han Sans SC" svg:font-family="'Source Han Sans SC'"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SC" style:font-family-asian="'Source Han Sans SC'" style:font-family-generic-asian="system" style:font-pitch-asian="variable" style:font-size-asian="18pt" style:font-style-asian="normal" style:font-weight-asian="normal" style:font-name-complex="Droid Sans" style:font-family-complex="'Droid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54cm" fo:margin-bottom="2.54cm" fo:margin-left="2.54cm" fo:margin-right="2.54cm" fo:page-width="66.04cm" fo:page-height="33.0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id Richards</meta:initial-creator>
    <meta:creation-date>2024-04-27T17:16:12.913805153</meta:creation-date>
    <meta:editing-cycles>1</meta:editing-cycles>
    <meta:editing-duration>PT8M45S</meta:editing-duration>
    <meta:print-date>2024-04-27T17:36:35.042013942</meta:print-date>
    <meta:printed-by>PDF files: David Richards</meta:printed-by>
    <dc:date>2024-04-27T17:45:43.584710245</dc:date>
    <dc:creator>David Richards</dc:creator>
    <meta:document-statistic meta:object-count="667"/>
    <meta:generator>LibreOffice/24.2.2.2$Linux_X86_64 LibreOffice_project/420$Build-2</meta:generator>
  </office:meta>
</office:document-meta>
</file>